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881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4.267cm"/>
    </style:style>
    <style:style style:name="co5" style:family="table-column">
      <style:table-column-properties fo:break-before="auto" style:column-width="2.736cm"/>
    </style:style>
    <style:style style:name="co6" style:family="table-column">
      <style:table-column-properties fo:break-before="auto" style:column-width="3.852cm"/>
    </style:style>
    <style:style style:name="co7" style:family="table-column">
      <style:table-column-properties fo:break-before="auto" style:column-width="2.933cm"/>
    </style:style>
    <style:style style:name="co8" style:family="table-column">
      <style:table-column-properties fo:break-before="auto" style:column-width="0.87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iclo</text:p>
          </table:table-cell>
          <table:table-cell table:style-name="ce1" office:value-type="string">
            <text:p>detecMovimiento(preprocess)</text:p>
          </table:table-cell>
          <table:table-cell table:style-name="ce1" office:value-type="string">
            <text:p>extraccion_y_descipcion</text:p>
          </table:table-cell>
          <table:table-cell table:style-name="ce1" office:value-type="string">
            <text:p>correspondencias</text:p>
          </table:table-cell>
          <table:table-cell table:style-name="ce1" office:value-type="string">
            <text:p>homografia</text:p>
          </table:table-cell>
          <table:table-cell table:style-name="ce1" office:value-type="string">
            <text:p>convexidad_y_vertices</text:p>
          </table:table-cell>
          <table:table-cell table:style-name="ce1" office:value-type="string">
            <text:p>warp_perspective</text:p>
          </table:table-cell>
          <table:table-cell table:style-name="ce1" office:value-type="string">
            <text:p>fps</text:p>
          </table:table-cell>
          <table:table-cell table:style-name="ce1" office:value-type="string">
            <text:p>fpspromedio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281501">
            <text:p>0,00281501</text:p>
          </table:table-cell>
          <table:table-cell office:value-type="float" office:value="0.119452">
            <text:p>0,119452</text:p>
          </table:table-cell>
          <table:table-cell office:value-type="float" office:value="0.00243249">
            <text:p>0,00243249</text:p>
          </table:table-cell>
          <table:table-cell office:value-type="float" office:value="0.121961">
            <text:p>0,121961</text:p>
          </table:table-cell>
          <table:table-cell office:value-type="float" office:value="0.000010057">
            <text:p>0,000010057</text:p>
          </table:table-cell>
          <table:table-cell office:value-type="float" office:value="0">
            <text:p>0</text:p>
          </table:table-cell>
          <table:table-cell office:value-type="float" office:value="3.49894">
            <text:p>3,49894</text:p>
          </table:table-cell>
          <table:table-cell office:value-type="string">
            <text:p>inf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170126">
            <text:p>0,00170126</text:p>
          </table:table-cell>
          <table:table-cell table:number-columns-repeated="5" office:value-type="float" office:value="0">
            <text:p>0</text:p>
          </table:table-cell>
          <table:table-cell office:value-type="float" office:value="54.9813">
            <text:p>54,9813</text:p>
          </table:table-cell>
          <table:table-cell office:value-type="float" office:value="58.4802">
            <text:p>58,4802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232808">
            <text:p>0,00232808</text:p>
          </table:table-cell>
          <table:table-cell table:number-columns-repeated="5" office:value-type="float" office:value="0">
            <text:p>0</text:p>
          </table:table-cell>
          <table:table-cell office:value-type="float" office:value="51.3027">
            <text:p>51,3027</text:p>
          </table:table-cell>
          <table:table-cell office:value-type="float" office:value="54.8915">
            <text:p>54,891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209558">
            <text:p>0,00209558</text:p>
          </table:table-cell>
          <table:table-cell table:number-columns-repeated="5" office:value-type="float" office:value="0">
            <text:p>0</text:p>
          </table:table-cell>
          <table:table-cell office:value-type="float" office:value="44.049">
            <text:p>44,049</text:p>
          </table:table-cell>
          <table:table-cell office:value-type="float" office:value="51.2773">
            <text:p>51,2773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16935">
            <text:p>0,0016935</text:p>
          </table:table-cell>
          <table:table-cell table:number-columns-repeated="5" office:value-type="float" office:value="0">
            <text:p>0</text:p>
          </table:table-cell>
          <table:table-cell office:value-type="float" office:value="31.2032">
            <text:p>31,2032</text:p>
          </table:table-cell>
          <table:table-cell office:value-type="float" office:value="46.2588">
            <text:p>46,258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117354">
            <text:p>0,0117354</text:p>
          </table:table-cell>
          <table:table-cell table:number-columns-repeated="5" office:value-type="float" office:value="0">
            <text:p>0</text:p>
          </table:table-cell>
          <table:table-cell office:value-type="float" office:value="36.5431">
            <text:p>36,5431</text:p>
          </table:table-cell>
          <table:table-cell office:value-type="float" office:value="44.3157">
            <text:p>44,3157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167779">
            <text:p>0,00167779</text:p>
          </table:table-cell>
          <table:table-cell table:number-columns-repeated="5" office:value-type="float" office:value="0">
            <text:p>0</text:p>
          </table:table-cell>
          <table:table-cell office:value-type="float" office:value="57.7203">
            <text:p>57,7203</text:p>
          </table:table-cell>
          <table:table-cell office:value-type="float" office:value="46.5498">
            <text:p>46,549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158399">
            <text:p>0,00158399</text:p>
          </table:table-cell>
          <table:table-cell table:number-columns-repeated="5" office:value-type="float" office:value="0">
            <text:p>0</text:p>
          </table:table-cell>
          <table:table-cell office:value-type="float" office:value="62.4999">
            <text:p>62,4999</text:p>
          </table:table-cell>
          <table:table-cell office:value-type="float" office:value="48.8283">
            <text:p>48,828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166731">
            <text:p>0,00166731</text:p>
          </table:table-cell>
          <table:table-cell table:number-columns-repeated="5" office:value-type="float" office:value="0">
            <text:p>0</text:p>
          </table:table-cell>
          <table:table-cell office:value-type="float" office:value="25.8351">
            <text:p>25,8351</text:p>
          </table:table-cell>
          <table:table-cell office:value-type="float" office:value="45.9542">
            <text:p>45,9542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168317">
            <text:p>0,00168317</text:p>
          </table:table-cell>
          <table:table-cell table:number-columns-repeated="5" office:value-type="float" office:value="0">
            <text:p>0</text:p>
          </table:table-cell>
          <table:table-cell office:value-type="float" office:value="20.3054">
            <text:p>20,3054</text:p>
          </table:table-cell>
          <table:table-cell office:value-type="float" office:value="43.1043">
            <text:p>43,1043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0168715">
            <text:p>0,00168715</text:p>
          </table:table-cell>
          <table:table-cell table:number-columns-repeated="5" office:value-type="float" office:value="0">
            <text:p>0</text:p>
          </table:table-cell>
          <table:table-cell office:value-type="float" office:value="35.8279">
            <text:p>35,8279</text:p>
          </table:table-cell>
          <table:table-cell office:value-type="float" office:value="42.3767">
            <text:p>42,37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0268922">
            <text:p>0,00268922</text:p>
          </table:table-cell>
          <table:table-cell table:number-columns-repeated="5" office:value-type="float" office:value="0">
            <text:p>0</text:p>
          </table:table-cell>
          <table:table-cell office:value-type="float" office:value="30.9465">
            <text:p>30,9465</text:p>
          </table:table-cell>
          <table:table-cell office:value-type="float" office:value="41.3376">
            <text:p>41,3376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002143">
            <text:p>0,002143</text:p>
          </table:table-cell>
          <table:table-cell table:number-columns-repeated="5" office:value-type="float" office:value="0">
            <text:p>0</text:p>
          </table:table-cell>
          <table:table-cell office:value-type="float" office:value="54.7109">
            <text:p>54,7109</text:p>
          </table:table-cell>
          <table:table-cell office:value-type="float" office:value="42.452">
            <text:p>42,45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00172723">
            <text:p>0,00172723</text:p>
          </table:table-cell>
          <table:table-cell table:number-columns-repeated="5" office:value-type="float" office:value="0">
            <text:p>0</text:p>
          </table:table-cell>
          <table:table-cell office:value-type="float" office:value="50.3041">
            <text:p>50,3041</text:p>
          </table:table-cell>
          <table:table-cell office:value-type="float" office:value="43.056">
            <text:p>43,05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229978">
            <text:p>0,0229978</text:p>
          </table:table-cell>
          <table:table-cell table:number-columns-repeated="5" office:value-type="float" office:value="0">
            <text:p>0</text:p>
          </table:table-cell>
          <table:table-cell office:value-type="float" office:value="24.7684">
            <text:p>24,7684</text:p>
          </table:table-cell>
          <table:table-cell office:value-type="float" office:value="41.7498">
            <text:p>41,7498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170258">
            <text:p>0,00170258</text:p>
          </table:table-cell>
          <table:table-cell table:number-columns-repeated="5" office:value-type="float" office:value="0">
            <text:p>0</text:p>
          </table:table-cell>
          <table:table-cell office:value-type="float" office:value="40.1185">
            <text:p>40,1185</text:p>
          </table:table-cell>
          <table:table-cell office:value-type="float" office:value="41.641">
            <text:p>41,641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00185672">
            <text:p>0,00185672</text:p>
          </table:table-cell>
          <table:table-cell table:number-columns-repeated="5" office:value-type="float" office:value="0">
            <text:p>0</text:p>
          </table:table-cell>
          <table:table-cell office:value-type="float" office:value="60.186">
            <text:p>60,186</text:p>
          </table:table-cell>
          <table:table-cell office:value-type="float" office:value="42.8001">
            <text:p>42,8001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0016495">
            <text:p>0,0016495</text:p>
          </table:table-cell>
          <table:table-cell table:number-columns-repeated="5" office:value-type="float" office:value="0">
            <text:p>0</text:p>
          </table:table-cell>
          <table:table-cell office:value-type="float" office:value="29.5682">
            <text:p>29,5682</text:p>
          </table:table-cell>
          <table:table-cell office:value-type="float" office:value="42.0217">
            <text:p>42,0217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0036399">
            <text:p>0,0036399</text:p>
          </table:table-cell>
          <table:table-cell table:number-columns-repeated="5" office:value-type="float" office:value="0">
            <text:p>0</text:p>
          </table:table-cell>
          <table:table-cell office:value-type="float" office:value="38.1449">
            <text:p>38,1449</text:p>
          </table:table-cell>
          <table:table-cell office:value-type="float" office:value="41.8064">
            <text:p>41,8064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63581">
            <text:p>0,00163581</text:p>
          </table:table-cell>
          <table:table-cell table:number-columns-repeated="5" office:value-type="float" office:value="0">
            <text:p>0</text:p>
          </table:table-cell>
          <table:table-cell office:value-type="float" office:value="36.1441">
            <text:p>36,1441</text:p>
          </table:table-cell>
          <table:table-cell office:value-type="float" office:value="41.5083">
            <text:p>41,5083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00669844">
            <text:p>0,00669844</text:p>
          </table:table-cell>
          <table:table-cell table:number-columns-repeated="5" office:value-type="float" office:value="0">
            <text:p>0</text:p>
          </table:table-cell>
          <table:table-cell office:value-type="float" office:value="39.3344">
            <text:p>39,3344</text:p>
          </table:table-cell>
          <table:table-cell office:value-type="float" office:value="41.3996">
            <text:p>41,3996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167011">
            <text:p>0,00167011</text:p>
          </table:table-cell>
          <table:table-cell table:number-columns-repeated="5" office:value-type="float" office:value="0">
            <text:p>0</text:p>
          </table:table-cell>
          <table:table-cell office:value-type="float" office:value="45.5893">
            <text:p>45,5893</text:p>
          </table:table-cell>
          <table:table-cell office:value-type="float" office:value="41.5991">
            <text:p>41,5991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00174316">
            <text:p>0,00174316</text:p>
          </table:table-cell>
          <table:table-cell table:number-columns-repeated="5" office:value-type="float" office:value="0">
            <text:p>0</text:p>
          </table:table-cell>
          <table:table-cell office:value-type="float" office:value="48.9331">
            <text:p>48,9331</text:p>
          </table:table-cell>
          <table:table-cell office:value-type="float" office:value="41.9325">
            <text:p>41,9325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00158008">
            <text:p>0,00158008</text:p>
          </table:table-cell>
          <table:table-cell table:number-columns-repeated="5" office:value-type="float" office:value="0">
            <text:p>0</text:p>
          </table:table-cell>
          <table:table-cell office:value-type="float" office:value="50.8388">
            <text:p>50,8388</text:p>
          </table:table-cell>
          <table:table-cell office:value-type="float" office:value="42.3197">
            <text:p>42,3197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170216">
            <text:p>0,00170216</text:p>
          </table:table-cell>
          <table:table-cell table:number-columns-repeated="5" office:value-type="float" office:value="0">
            <text:p>0</text:p>
          </table:table-cell>
          <table:table-cell office:value-type="float" office:value="60.5475">
            <text:p>60,5475</text:p>
          </table:table-cell>
          <table:table-cell office:value-type="float" office:value="43.0792">
            <text:p>43,0792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200052">
            <text:p>0,00200052</text:p>
          </table:table-cell>
          <table:table-cell table:number-columns-repeated="5" office:value-type="float" office:value="0">
            <text:p>0</text:p>
          </table:table-cell>
          <table:table-cell office:value-type="float" office:value="37.0948">
            <text:p>37,0948</text:p>
          </table:table-cell>
          <table:table-cell office:value-type="float" office:value="42.8399">
            <text:p>42,8399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00175028">
            <text:p>0,00175028</text:p>
          </table:table-cell>
          <table:table-cell table:number-columns-repeated="5" office:value-type="float" office:value="0">
            <text:p>0</text:p>
          </table:table-cell>
          <table:table-cell office:value-type="float" office:value="51.1875">
            <text:p>51,1875</text:p>
          </table:table-cell>
          <table:table-cell office:value-type="float" office:value="43.1609">
            <text:p>43,1609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00165872">
            <text:p>0,00165872</text:p>
          </table:table-cell>
          <table:table-cell table:number-columns-repeated="5" office:value-type="float" office:value="0">
            <text:p>0</text:p>
          </table:table-cell>
          <table:table-cell office:value-type="float" office:value="48.8403">
            <text:p>48,8403</text:p>
          </table:table-cell>
          <table:table-cell office:value-type="float" office:value="43.3713">
            <text:p>43,3713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00158525">
            <text:p>0,00158525</text:p>
          </table:table-cell>
          <table:table-cell table:number-columns-repeated="5" office:value-type="float" office:value="0">
            <text:p>0</text:p>
          </table:table-cell>
          <table:table-cell office:value-type="float" office:value="55.3346">
            <text:p>55,3346</text:p>
          </table:table-cell>
          <table:table-cell office:value-type="float" office:value="43.7985">
            <text:p>43,7985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166326">
            <text:p>0,00166326</text:p>
          </table:table-cell>
          <table:table-cell table:number-columns-repeated="5" office:value-type="float" office:value="0">
            <text:p>0</text:p>
          </table:table-cell>
          <table:table-cell office:value-type="float" office:value="49.222">
            <text:p>49,222</text:p>
          </table:table-cell>
          <table:table-cell office:value-type="float" office:value="43.9855">
            <text:p>43,9855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00162785">
            <text:p>0,00162785</text:p>
          </table:table-cell>
          <table:table-cell table:number-columns-repeated="5" office:value-type="float" office:value="0">
            <text:p>0</text:p>
          </table:table-cell>
          <table:table-cell office:value-type="float" office:value="50.4669">
            <text:p>50,4669</text:p>
          </table:table-cell>
          <table:table-cell office:value-type="float" office:value="44.2016">
            <text:p>44,2016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220676">
            <text:p>0,00220676</text:p>
          </table:table-cell>
          <table:table-cell table:number-columns-repeated="5" office:value-type="float" office:value="0">
            <text:p>0</text:p>
          </table:table-cell>
          <table:table-cell office:value-type="float" office:value="47.4067">
            <text:p>47,4067</text:p>
          </table:table-cell>
          <table:table-cell office:value-type="float" office:value="44.305">
            <text:p>44,305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00216849">
            <text:p>0,00216849</text:p>
          </table:table-cell>
          <table:table-cell table:number-columns-repeated="5" office:value-type="float" office:value="0">
            <text:p>0</text:p>
          </table:table-cell>
          <table:table-cell office:value-type="float" office:value="57.5943">
            <text:p>57,5943</text:p>
          </table:table-cell>
          <table:table-cell office:value-type="float" office:value="44.7203">
            <text:p>44,720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00183675">
            <text:p>0,00183675</text:p>
          </table:table-cell>
          <table:table-cell table:number-columns-repeated="5" office:value-type="float" office:value="0">
            <text:p>0</text:p>
          </table:table-cell>
          <table:table-cell office:value-type="float" office:value="52.315">
            <text:p>52,315</text:p>
          </table:table-cell>
          <table:table-cell office:value-type="float" office:value="44.9504">
            <text:p>44,950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235664">
            <text:p>0,00235664</text:p>
          </table:table-cell>
          <table:table-cell table:number-columns-repeated="5" office:value-type="float" office:value="0">
            <text:p>0</text:p>
          </table:table-cell>
          <table:table-cell office:value-type="float" office:value="62.1231">
            <text:p>62,1231</text:p>
          </table:table-cell>
          <table:table-cell office:value-type="float" office:value="45.4555">
            <text:p>45,455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00353339">
            <text:p>0,00353339</text:p>
          </table:table-cell>
          <table:table-cell table:number-columns-repeated="5" office:value-type="float" office:value="0">
            <text:p>0</text:p>
          </table:table-cell>
          <table:table-cell office:value-type="float" office:value="50.7742">
            <text:p>50,7742</text:p>
          </table:table-cell>
          <table:table-cell office:value-type="float" office:value="45.6075">
            <text:p>45,6075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00271723">
            <text:p>0,00271723</text:p>
          </table:table-cell>
          <table:table-cell table:number-columns-repeated="5" office:value-type="float" office:value="0">
            <text:p>0</text:p>
          </table:table-cell>
          <table:table-cell office:value-type="float" office:value="53.0394">
            <text:p>53,0394</text:p>
          </table:table-cell>
          <table:table-cell office:value-type="float" office:value="45.8139">
            <text:p>45,8139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00203454">
            <text:p>0,00203454</text:p>
          </table:table-cell>
          <table:table-cell table:number-columns-repeated="5" office:value-type="float" office:value="0">
            <text:p>0</text:p>
          </table:table-cell>
          <table:table-cell office:value-type="float" office:value="51.4746">
            <text:p>51,4746</text:p>
          </table:table-cell>
          <table:table-cell office:value-type="float" office:value="45.9669">
            <text:p>45,9669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00160522">
            <text:p>0,00160522</text:p>
          </table:table-cell>
          <table:table-cell table:number-columns-repeated="5" office:value-type="float" office:value="0">
            <text:p>0</text:p>
          </table:table-cell>
          <table:table-cell office:value-type="float" office:value="49.6403">
            <text:p>49,6403</text:p>
          </table:table-cell>
          <table:table-cell office:value-type="float" office:value="46.0636">
            <text:p>46,0636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170943">
            <text:p>0,00170943</text:p>
          </table:table-cell>
          <table:table-cell table:number-columns-repeated="5" office:value-type="float" office:value="0">
            <text:p>0</text:p>
          </table:table-cell>
          <table:table-cell office:value-type="float" office:value="49.6502">
            <text:p>49,6502</text:p>
          </table:table-cell>
          <table:table-cell office:value-type="float" office:value="46.1555">
            <text:p>46,1555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001728">
            <text:p>0,001728</text:p>
          </table:table-cell>
          <table:table-cell table:number-columns-repeated="5" office:value-type="float" office:value="0">
            <text:p>0</text:p>
          </table:table-cell>
          <table:table-cell office:value-type="float" office:value="51.2425">
            <text:p>51,2425</text:p>
          </table:table-cell>
          <table:table-cell office:value-type="float" office:value="46.2827">
            <text:p>46,2827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00179945">
            <text:p>0,00179945</text:p>
          </table:table-cell>
          <table:table-cell table:number-columns-repeated="5" office:value-type="float" office:value="0">
            <text:p>0</text:p>
          </table:table-cell>
          <table:table-cell office:value-type="float" office:value="57.5706">
            <text:p>57,5706</text:p>
          </table:table-cell>
          <table:table-cell office:value-type="float" office:value="46.558">
            <text:p>46,558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00160264">
            <text:p>0,00160264</text:p>
          </table:table-cell>
          <table:table-cell table:number-columns-repeated="5" office:value-type="float" office:value="0">
            <text:p>0</text:p>
          </table:table-cell>
          <table:table-cell office:value-type="float" office:value="45.7269">
            <text:p>45,7269</text:p>
          </table:table-cell>
          <table:table-cell office:value-type="float" office:value="46.5382">
            <text:p>46,5382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00163791">
            <text:p>0,00163791</text:p>
          </table:table-cell>
          <table:table-cell table:number-columns-repeated="5" office:value-type="float" office:value="0">
            <text:p>0</text:p>
          </table:table-cell>
          <table:table-cell office:value-type="float" office:value="53.7897">
            <text:p>53,7897</text:p>
          </table:table-cell>
          <table:table-cell office:value-type="float" office:value="46.7069">
            <text:p>46,7069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0182851">
            <text:p>0,00182851</text:p>
          </table:table-cell>
          <table:table-cell table:number-columns-repeated="5" office:value-type="float" office:value="0">
            <text:p>0</text:p>
          </table:table-cell>
          <table:table-cell office:value-type="float" office:value="40.8415">
            <text:p>40,8415</text:p>
          </table:table-cell>
          <table:table-cell office:value-type="float" office:value="46.5736">
            <text:p>46,5736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0191658">
            <text:p>0,00191658</text:p>
          </table:table-cell>
          <table:table-cell table:number-columns-repeated="5" office:value-type="float" office:value="0">
            <text:p>0</text:p>
          </table:table-cell>
          <table:table-cell office:value-type="float" office:value="52.2824">
            <text:p>52,2824</text:p>
          </table:table-cell>
          <table:table-cell office:value-type="float" office:value="46.7004">
            <text:p>46,7004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00164175">
            <text:p>0,00164175</text:p>
          </table:table-cell>
          <table:table-cell table:number-columns-repeated="5" office:value-type="float" office:value="0">
            <text:p>0</text:p>
          </table:table-cell>
          <table:table-cell office:value-type="float" office:value="56.7988">
            <text:p>56,7988</text:p>
          </table:table-cell>
          <table:table-cell office:value-type="float" office:value="46.92">
            <text:p>46,92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00254815">
            <text:p>0,00254815</text:p>
          </table:table-cell>
          <table:table-cell table:number-columns-repeated="5" office:value-type="float" office:value="0">
            <text:p>0</text:p>
          </table:table-cell>
          <table:table-cell office:value-type="float" office:value="42.3227">
            <text:p>42,3227</text:p>
          </table:table-cell>
          <table:table-cell office:value-type="float" office:value="46.8221">
            <text:p>46,8221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0118327">
            <text:p>0,0118327</text:p>
          </table:table-cell>
          <table:table-cell table:number-columns-repeated="5" office:value-type="float" office:value="0">
            <text:p>0</text:p>
          </table:table-cell>
          <table:table-cell office:value-type="float" office:value="24.9469">
            <text:p>24,9469</text:p>
          </table:table-cell>
          <table:table-cell office:value-type="float" office:value="46.3664">
            <text:p>46,3664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163784">
            <text:p>0,00163784</text:p>
          </table:table-cell>
          <table:table-cell table:number-columns-repeated="5" office:value-type="float" office:value="0">
            <text:p>0</text:p>
          </table:table-cell>
          <table:table-cell office:value-type="float" office:value="39.052">
            <text:p>39,052</text:p>
          </table:table-cell>
          <table:table-cell office:value-type="float" office:value="46.2171">
            <text:p>46,2171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00166585">
            <text:p>0,00166585</text:p>
          </table:table-cell>
          <table:table-cell table:number-columns-repeated="5" office:value-type="float" office:value="0">
            <text:p>0</text:p>
          </table:table-cell>
          <table:table-cell office:value-type="float" office:value="62.1738">
            <text:p>62,1738</text:p>
          </table:table-cell>
          <table:table-cell office:value-type="float" office:value="46.5363">
            <text:p>46,5363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00166927">
            <text:p>0,00166927</text:p>
          </table:table-cell>
          <table:table-cell table:number-columns-repeated="5" office:value-type="float" office:value="0">
            <text:p>0</text:p>
          </table:table-cell>
          <table:table-cell office:value-type="float" office:value="60.0671">
            <text:p>60,0671</text:p>
          </table:table-cell>
          <table:table-cell office:value-type="float" office:value="46.8016">
            <text:p>46,8016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0875581">
            <text:p>0,00875581</text:p>
          </table:table-cell>
          <table:table-cell table:number-columns-repeated="5" office:value-type="float" office:value="0">
            <text:p>0</text:p>
          </table:table-cell>
          <table:table-cell office:value-type="float" office:value="29.769">
            <text:p>29,769</text:p>
          </table:table-cell>
          <table:table-cell office:value-type="float" office:value="46.474">
            <text:p>46,474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00157931">
            <text:p>0,00157931</text:p>
          </table:table-cell>
          <table:table-cell table:number-columns-repeated="5" office:value-type="float" office:value="0">
            <text:p>0</text:p>
          </table:table-cell>
          <table:table-cell office:value-type="float" office:value="66.1416">
            <text:p>66,1416</text:p>
          </table:table-cell>
          <table:table-cell office:value-type="float" office:value="46.8451">
            <text:p>46,8451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0159496">
            <text:p>0,00159496</text:p>
          </table:table-cell>
          <table:table-cell table:number-columns-repeated="5" office:value-type="float" office:value="0">
            <text:p>0</text:p>
          </table:table-cell>
          <table:table-cell office:value-type="float" office:value="63.8976">
            <text:p>63,8976</text:p>
          </table:table-cell>
          <table:table-cell office:value-type="float" office:value="47.1609">
            <text:p>47,1609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00159971">
            <text:p>0,00159971</text:p>
          </table:table-cell>
          <table:table-cell table:number-columns-repeated="5" office:value-type="float" office:value="0">
            <text:p>0</text:p>
          </table:table-cell>
          <table:table-cell office:value-type="float" office:value="64.193">
            <text:p>64,193</text:p>
          </table:table-cell>
          <table:table-cell office:value-type="float" office:value="47.4706">
            <text:p>47,470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0016208">
            <text:p>0,0016208</text:p>
          </table:table-cell>
          <table:table-cell table:number-columns-repeated="5" office:value-type="float" office:value="0">
            <text:p>0</text:p>
          </table:table-cell>
          <table:table-cell office:value-type="float" office:value="62.3095">
            <text:p>62,3095</text:p>
          </table:table-cell>
          <table:table-cell office:value-type="float" office:value="47.7356">
            <text:p>47,7356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0016208">
            <text:p>0,0016208</text:p>
          </table:table-cell>
          <table:table-cell table:number-columns-repeated="5" office:value-type="float" office:value="0">
            <text:p>0</text:p>
          </table:table-cell>
          <table:table-cell office:value-type="float" office:value="66.3614">
            <text:p>66,3614</text:p>
          </table:table-cell>
          <table:table-cell office:value-type="float" office:value="48.0623">
            <text:p>48,0623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00158232">
            <text:p>0,00158232</text:p>
          </table:table-cell>
          <table:table-cell table:number-columns-repeated="5" office:value-type="float" office:value="0">
            <text:p>0</text:p>
          </table:table-cell>
          <table:table-cell office:value-type="float" office:value="66.1374">
            <text:p>66,1374</text:p>
          </table:table-cell>
          <table:table-cell office:value-type="float" office:value="48.374">
            <text:p>48,37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158106">
            <text:p>0,00158106</text:p>
          </table:table-cell>
          <table:table-cell table:number-columns-repeated="5" office:value-type="float" office:value="0">
            <text:p>0</text:p>
          </table:table-cell>
          <table:table-cell office:value-type="float" office:value="67.8196">
            <text:p>67,8196</text:p>
          </table:table-cell>
          <table:table-cell office:value-type="float" office:value="48.7035">
            <text:p>48,7035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00158755">
            <text:p>0,00158755</text:p>
          </table:table-cell>
          <table:table-cell table:number-columns-repeated="5" office:value-type="float" office:value="0">
            <text:p>0</text:p>
          </table:table-cell>
          <table:table-cell office:value-type="float" office:value="62.7946">
            <text:p>62,7946</text:p>
          </table:table-cell>
          <table:table-cell office:value-type="float" office:value="48.9384">
            <text:p>48,9384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0016451">
            <text:p>0,0016451</text:p>
          </table:table-cell>
          <table:table-cell table:number-columns-repeated="5" office:value-type="float" office:value="0">
            <text:p>0</text:p>
          </table:table-cell>
          <table:table-cell office:value-type="float" office:value="65.8633">
            <text:p>65,8633</text:p>
          </table:table-cell>
          <table:table-cell office:value-type="float" office:value="49.2159">
            <text:p>49,2159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00158644">
            <text:p>0,00158644</text:p>
          </table:table-cell>
          <table:table-cell table:number-columns-repeated="5" office:value-type="float" office:value="0">
            <text:p>0</text:p>
          </table:table-cell>
          <table:table-cell office:value-type="float" office:value="38.8002">
            <text:p>38,8002</text:p>
          </table:table-cell>
          <table:table-cell office:value-type="float" office:value="49.0479">
            <text:p>49,0479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315499">
            <text:p>0,00315499</text:p>
          </table:table-cell>
          <table:table-cell table:number-columns-repeated="5" office:value-type="float" office:value="0">
            <text:p>0</text:p>
          </table:table-cell>
          <table:table-cell office:value-type="float" office:value="20.0848">
            <text:p>20,0848</text:p>
          </table:table-cell>
          <table:table-cell office:value-type="float" office:value="48.5881">
            <text:p>48,5881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00182292">
            <text:p>0,00182292</text:p>
          </table:table-cell>
          <table:table-cell table:number-columns-repeated="5" office:value-type="float" office:value="0">
            <text:p>0</text:p>
          </table:table-cell>
          <table:table-cell office:value-type="float" office:value="45.6667">
            <text:p>45,6667</text:p>
          </table:table-cell>
          <table:table-cell office:value-type="float" office:value="48.5425">
            <text:p>48,542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00172172">
            <text:p>0,00172172</text:p>
          </table:table-cell>
          <table:table-cell table:number-columns-repeated="5" office:value-type="float" office:value="0">
            <text:p>0</text:p>
          </table:table-cell>
          <table:table-cell office:value-type="float" office:value="52.4852">
            <text:p>52,4852</text:p>
          </table:table-cell>
          <table:table-cell office:value-type="float" office:value="48.6031">
            <text:p>48,6031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00173338">
            <text:p>0,00173338</text:p>
          </table:table-cell>
          <table:table-cell table:number-columns-repeated="5" office:value-type="float" office:value="0">
            <text:p>0</text:p>
          </table:table-cell>
          <table:table-cell office:value-type="float" office:value="52.8656">
            <text:p>52,8656</text:p>
          </table:table-cell>
          <table:table-cell office:value-type="float" office:value="48.6677">
            <text:p>48,6677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0166068">
            <text:p>0,00166068</text:p>
          </table:table-cell>
          <table:table-cell table:number-columns-repeated="5" office:value-type="float" office:value="0">
            <text:p>0</text:p>
          </table:table-cell>
          <table:table-cell office:value-type="float" office:value="51.9566">
            <text:p>51,9566</text:p>
          </table:table-cell>
          <table:table-cell office:value-type="float" office:value="48.7168">
            <text:p>48,71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00171836">
            <text:p>0,00171836</text:p>
          </table:table-cell>
          <table:table-cell table:number-columns-repeated="5" office:value-type="float" office:value="0">
            <text:p>0</text:p>
          </table:table-cell>
          <table:table-cell office:value-type="float" office:value="50.5972">
            <text:p>50,5972</text:p>
          </table:table-cell>
          <table:table-cell office:value-type="float" office:value="48.7445">
            <text:p>48,7445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158518">
            <text:p>0,00158518</text:p>
          </table:table-cell>
          <table:table-cell table:number-columns-repeated="5" office:value-type="float" office:value="0">
            <text:p>0</text:p>
          </table:table-cell>
          <table:table-cell office:value-type="float" office:value="66.9471">
            <text:p>66,9471</text:p>
          </table:table-cell>
          <table:table-cell office:value-type="float" office:value="49.0083">
            <text:p>49,0083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00171061">
            <text:p>0,00171061</text:p>
          </table:table-cell>
          <table:table-cell table:number-columns-repeated="5" office:value-type="float" office:value="0">
            <text:p>0</text:p>
          </table:table-cell>
          <table:table-cell office:value-type="float" office:value="58.6854">
            <text:p>58,6854</text:p>
          </table:table-cell>
          <table:table-cell office:value-type="float" office:value="49.1465">
            <text:p>49,1465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00168862">
            <text:p>0,00168862</text:p>
          </table:table-cell>
          <table:table-cell table:number-columns-repeated="5" office:value-type="float" office:value="0">
            <text:p>0</text:p>
          </table:table-cell>
          <table:table-cell office:value-type="float" office:value="58.3085">
            <text:p>58,3085</text:p>
          </table:table-cell>
          <table:table-cell office:value-type="float" office:value="49.2756">
            <text:p>49,2756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00175971">
            <text:p>0,00175971</text:p>
          </table:table-cell>
          <table:table-cell table:number-columns-repeated="5" office:value-type="float" office:value="0">
            <text:p>0</text:p>
          </table:table-cell>
          <table:table-cell office:value-type="float" office:value="39.8123">
            <text:p>39,8123</text:p>
          </table:table-cell>
          <table:table-cell office:value-type="float" office:value="49.1441">
            <text:p>49,1441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00196099">
            <text:p>0,00196099</text:p>
          </table:table-cell>
          <table:table-cell table:number-columns-repeated="5" office:value-type="float" office:value="0">
            <text:p>0</text:p>
          </table:table-cell>
          <table:table-cell office:value-type="float" office:value="35.2821">
            <text:p>35,2821</text:p>
          </table:table-cell>
          <table:table-cell office:value-type="float" office:value="48.9542">
            <text:p>48,9542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00170677">
            <text:p>0,00170677</text:p>
          </table:table-cell>
          <table:table-cell table:number-columns-repeated="5" office:value-type="float" office:value="0">
            <text:p>0</text:p>
          </table:table-cell>
          <table:table-cell office:value-type="float" office:value="58.3223">
            <text:p>58,3223</text:p>
          </table:table-cell>
          <table:table-cell office:value-type="float" office:value="49.0808">
            <text:p>49,0808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00160187">
            <text:p>0,00160187</text:p>
          </table:table-cell>
          <table:table-cell table:number-columns-repeated="5" office:value-type="float" office:value="0">
            <text:p>0</text:p>
          </table:table-cell>
          <table:table-cell office:value-type="float" office:value="54.7824">
            <text:p>54,7824</text:p>
          </table:table-cell>
          <table:table-cell office:value-type="float" office:value="49.1568">
            <text:p>49,1568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00199619">
            <text:p>0,00199619</text:p>
          </table:table-cell>
          <table:table-cell table:number-columns-repeated="5" office:value-type="float" office:value="0">
            <text:p>0</text:p>
          </table:table-cell>
          <table:table-cell office:value-type="float" office:value="47.6306">
            <text:p>47,6306</text:p>
          </table:table-cell>
          <table:table-cell office:value-type="float" office:value="49.1368">
            <text:p>49,1368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00186838">
            <text:p>0,00186838</text:p>
          </table:table-cell>
          <table:table-cell table:number-columns-repeated="5" office:value-type="float" office:value="0">
            <text:p>0</text:p>
          </table:table-cell>
          <table:table-cell office:value-type="float" office:value="59.805">
            <text:p>59,805</text:p>
          </table:table-cell>
          <table:table-cell office:value-type="float" office:value="49.2753">
            <text:p>49,2753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00160215">
            <text:p>0,00160215</text:p>
          </table:table-cell>
          <table:table-cell table:number-columns-repeated="5" office:value-type="float" office:value="0">
            <text:p>0</text:p>
          </table:table-cell>
          <table:table-cell office:value-type="float" office:value="53.186">
            <text:p>53,186</text:p>
          </table:table-cell>
          <table:table-cell office:value-type="float" office:value="49.3255">
            <text:p>49,3255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354135">
            <text:p>0,00354135</text:p>
          </table:table-cell>
          <table:table-cell table:number-columns-repeated="5" office:value-type="float" office:value="0">
            <text:p>0</text:p>
          </table:table-cell>
          <table:table-cell office:value-type="float" office:value="43.0198">
            <text:p>43,0198</text:p>
          </table:table-cell>
          <table:table-cell office:value-type="float" office:value="49.2456">
            <text:p>49,2456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00206149">
            <text:p>0,00206149</text:p>
          </table:table-cell>
          <table:table-cell table:number-columns-repeated="5" office:value-type="float" office:value="0">
            <text:p>0</text:p>
          </table:table-cell>
          <table:table-cell office:value-type="float" office:value="51.6635">
            <text:p>51,6635</text:p>
          </table:table-cell>
          <table:table-cell office:value-type="float" office:value="49.2759">
            <text:p>49,2759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0020617">
            <text:p>0,0020617</text:p>
          </table:table-cell>
          <table:table-cell table:number-columns-repeated="5" office:value-type="float" office:value="0">
            <text:p>0</text:p>
          </table:table-cell>
          <table:table-cell office:value-type="float" office:value="55.9121">
            <text:p>55,9121</text:p>
          </table:table-cell>
          <table:table-cell office:value-type="float" office:value="49.3578">
            <text:p>49,3578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00223177">
            <text:p>0,00223177</text:p>
          </table:table-cell>
          <table:table-cell table:number-columns-repeated="5" office:value-type="float" office:value="0">
            <text:p>0</text:p>
          </table:table-cell>
          <table:table-cell office:value-type="float" office:value="43.0331">
            <text:p>43,0331</text:p>
          </table:table-cell>
          <table:table-cell office:value-type="float" office:value="49.2807">
            <text:p>49,2807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00212435">
            <text:p>0,00212435</text:p>
          </table:table-cell>
          <table:table-cell table:number-columns-repeated="5" office:value-type="float" office:value="0">
            <text:p>0</text:p>
          </table:table-cell>
          <table:table-cell office:value-type="float" office:value="53.0334">
            <text:p>53,0334</text:p>
          </table:table-cell>
          <table:table-cell office:value-type="float" office:value="49.3259">
            <text:p>49,3259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00218365">
            <text:p>0,00218365</text:p>
          </table:table-cell>
          <table:table-cell table:number-columns-repeated="5" office:value-type="float" office:value="0">
            <text:p>0</text:p>
          </table:table-cell>
          <table:table-cell office:value-type="float" office:value="53.3708">
            <text:p>53,3708</text:p>
          </table:table-cell>
          <table:table-cell office:value-type="float" office:value="49.374">
            <text:p>49,374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00175713">
            <text:p>0,00175713</text:p>
          </table:table-cell>
          <table:table-cell table:number-columns-repeated="5" office:value-type="float" office:value="0">
            <text:p>0</text:p>
          </table:table-cell>
          <table:table-cell office:value-type="float" office:value="49.0918">
            <text:p>49,0918</text:p>
          </table:table-cell>
          <table:table-cell office:value-type="float" office:value="49.3707">
            <text:p>49,3707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00199955">
            <text:p>0,00199955</text:p>
          </table:table-cell>
          <table:table-cell table:number-columns-repeated="5" office:value-type="float" office:value="0">
            <text:p>0</text:p>
          </table:table-cell>
          <table:table-cell office:value-type="float" office:value="47.5717">
            <text:p>47,5717</text:p>
          </table:table-cell>
          <table:table-cell office:value-type="float" office:value="49.3498">
            <text:p>49,3498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00164398">
            <text:p>0,00164398</text:p>
          </table:table-cell>
          <table:table-cell table:number-columns-repeated="5" office:value-type="float" office:value="0">
            <text:p>0</text:p>
          </table:table-cell>
          <table:table-cell office:value-type="float" office:value="52.345">
            <text:p>52,345</text:p>
          </table:table-cell>
          <table:table-cell office:value-type="float" office:value="49.3842">
            <text:p>49,3842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00208936">
            <text:p>0,00208936</text:p>
          </table:table-cell>
          <table:table-cell table:number-columns-repeated="5" office:value-type="float" office:value="0">
            <text:p>0</text:p>
          </table:table-cell>
          <table:table-cell office:value-type="float" office:value="53.1658">
            <text:p>53,1658</text:p>
          </table:table-cell>
          <table:table-cell office:value-type="float" office:value="49.4272">
            <text:p>49,4272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171501">
            <text:p>0,00171501</text:p>
          </table:table-cell>
          <table:table-cell table:number-columns-repeated="5" office:value-type="float" office:value="0">
            <text:p>0</text:p>
          </table:table-cell>
          <table:table-cell office:value-type="float" office:value="50.2083">
            <text:p>50,2083</text:p>
          </table:table-cell>
          <table:table-cell office:value-type="float" office:value="49.436">
            <text:p>49,436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00173799">
            <text:p>0,00173799</text:p>
          </table:table-cell>
          <table:table-cell table:number-columns-repeated="5" office:value-type="float" office:value="0">
            <text:p>0</text:p>
          </table:table-cell>
          <table:table-cell office:value-type="float" office:value="53.7057">
            <text:p>53,7057</text:p>
          </table:table-cell>
          <table:table-cell office:value-type="float" office:value="49.4834">
            <text:p>49,4834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00202371">
            <text:p>0,00202371</text:p>
          </table:table-cell>
          <table:table-cell table:number-columns-repeated="5" office:value-type="float" office:value="0">
            <text:p>0</text:p>
          </table:table-cell>
          <table:table-cell office:value-type="float" office:value="52.8489">
            <text:p>52,8489</text:p>
          </table:table-cell>
          <table:table-cell office:value-type="float" office:value="49.5204">
            <text:p>49,5204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00217526">
            <text:p>0,00217526</text:p>
          </table:table-cell>
          <table:table-cell table:number-columns-repeated="5" office:value-type="float" office:value="0">
            <text:p>0</text:p>
          </table:table-cell>
          <table:table-cell office:value-type="float" office:value="45.6871">
            <text:p>45,6871</text:p>
          </table:table-cell>
          <table:table-cell office:value-type="float" office:value="49.4787">
            <text:p>49,4787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00601358">
            <text:p>0,00601358</text:p>
          </table:table-cell>
          <table:table-cell table:number-columns-repeated="5" office:value-type="float" office:value="0">
            <text:p>0</text:p>
          </table:table-cell>
          <table:table-cell office:value-type="float" office:value="43.2416">
            <text:p>43,2416</text:p>
          </table:table-cell>
          <table:table-cell office:value-type="float" office:value="49.4117">
            <text:p>49,4117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00230377">
            <text:p>0,00230377</text:p>
          </table:table-cell>
          <table:table-cell table:number-columns-repeated="5" office:value-type="float" office:value="0">
            <text:p>0</text:p>
          </table:table-cell>
          <table:table-cell office:value-type="float" office:value="54.3656">
            <text:p>54,3656</text:p>
          </table:table-cell>
          <table:table-cell office:value-type="float" office:value="49.4644">
            <text:p>49,4644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00167583">
            <text:p>0,00167583</text:p>
          </table:table-cell>
          <table:table-cell table:number-columns-repeated="5" office:value-type="float" office:value="0">
            <text:p>0</text:p>
          </table:table-cell>
          <table:table-cell office:value-type="float" office:value="53.7084">
            <text:p>53,7084</text:p>
          </table:table-cell>
          <table:table-cell office:value-type="float" office:value="49.509">
            <text:p>49,509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00199235">
            <text:p>0,00199235</text:p>
          </table:table-cell>
          <table:table-cell table:number-columns-repeated="5" office:value-type="float" office:value="0">
            <text:p>0</text:p>
          </table:table-cell>
          <table:table-cell office:value-type="float" office:value="43.5026">
            <text:p>43,5026</text:p>
          </table:table-cell>
          <table:table-cell office:value-type="float" office:value="49.4465">
            <text:p>49,4465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00165733">
            <text:p>0,00165733</text:p>
          </table:table-cell>
          <table:table-cell table:number-columns-repeated="5" office:value-type="float" office:value="0">
            <text:p>0</text:p>
          </table:table-cell>
          <table:table-cell office:value-type="float" office:value="64.9394">
            <text:p>64,9394</text:p>
          </table:table-cell>
          <table:table-cell office:value-type="float" office:value="49.6062">
            <text:p>49,606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00213371">
            <text:p>0,00213371</text:p>
          </table:table-cell>
          <table:table-cell table:number-columns-repeated="5" office:value-type="float" office:value="0">
            <text:p>0</text:p>
          </table:table-cell>
          <table:table-cell office:value-type="float" office:value="52.2167">
            <text:p>52,2167</text:p>
          </table:table-cell>
          <table:table-cell office:value-type="float" office:value="49.6328">
            <text:p>49,6328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179051">
            <text:p>0,00179051</text:p>
          </table:table-cell>
          <table:table-cell table:number-columns-repeated="5" office:value-type="float" office:value="0">
            <text:p>0</text:p>
          </table:table-cell>
          <table:table-cell office:value-type="float" office:value="44.4481">
            <text:p>44,4481</text:p>
          </table:table-cell>
          <table:table-cell office:value-type="float" office:value="49.5805">
            <text:p>49,5805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.00176348">
            <text:p>0,00176348</text:p>
          </table:table-cell>
          <table:table-cell table:number-columns-repeated="5" office:value-type="float" office:value="0">
            <text:p>0</text:p>
          </table:table-cell>
          <table:table-cell office:value-type="float" office:value="39.1727">
            <text:p>39,1727</text:p>
          </table:table-cell>
          <table:table-cell office:value-type="float" office:value="49.4764">
            <text:p>49,4764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.00215403">
            <text:p>0,00215403</text:p>
          </table:table-cell>
          <table:table-cell table:number-columns-repeated="5" office:value-type="float" office:value="0">
            <text:p>0</text:p>
          </table:table-cell>
          <table:table-cell office:value-type="float" office:value="50.0705">
            <text:p>50,0705</text:p>
          </table:table-cell>
          <table:table-cell office:value-type="float" office:value="49.4823">
            <text:p>49,4823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.00208105">
            <text:p>0,00208105</text:p>
          </table:table-cell>
          <table:table-cell table:number-columns-repeated="5" office:value-type="float" office:value="0">
            <text:p>0</text:p>
          </table:table-cell>
          <table:table-cell office:value-type="float" office:value="51.2063">
            <text:p>51,2063</text:p>
          </table:table-cell>
          <table:table-cell office:value-type="float" office:value="49.4992">
            <text:p>49,4992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.00237208">
            <text:p>0,00237208</text:p>
          </table:table-cell>
          <table:table-cell table:number-columns-repeated="5" office:value-type="float" office:value="0">
            <text:p>0</text:p>
          </table:table-cell>
          <table:table-cell office:value-type="float" office:value="44.5459">
            <text:p>44,5459</text:p>
          </table:table-cell>
          <table:table-cell office:value-type="float" office:value="49.4511">
            <text:p>49,4511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00158783">
            <text:p>0,00158783</text:p>
          </table:table-cell>
          <table:table-cell table:number-columns-repeated="5" office:value-type="float" office:value="0">
            <text:p>0</text:p>
          </table:table-cell>
          <table:table-cell office:value-type="float" office:value="62.012">
            <text:p>62,012</text:p>
          </table:table-cell>
          <table:table-cell office:value-type="float" office:value="49.5718">
            <text:p>49,5718</text:p>
          </table:table-cell>
          <table:table-cell table:number-columns-repeated="2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.00162694">
            <text:p>0,00162694</text:p>
          </table:table-cell>
          <table:table-cell table:number-columns-repeated="5" office:value-type="float" office:value="0">
            <text:p>0</text:p>
          </table:table-cell>
          <table:table-cell office:value-type="float" office:value="50.236">
            <text:p>50,236</text:p>
          </table:table-cell>
          <table:table-cell office:value-type="float" office:value="49.5782">
            <text:p>49,5782</text:p>
          </table:table-cell>
          <table:table-cell table:number-columns-repeated="2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0.00191895">
            <text:p>0,00191895</text:p>
          </table:table-cell>
          <table:table-cell table:number-columns-repeated="5" office:value-type="float" office:value="0">
            <text:p>0</text:p>
          </table:table-cell>
          <table:table-cell office:value-type="float" office:value="44.7087">
            <text:p>44,7087</text:p>
          </table:table-cell>
          <table:table-cell office:value-type="float" office:value="49.5322">
            <text:p>49,5322</text:p>
          </table:table-cell>
          <table:table-cell table:number-columns-repeated="2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.00183346">
            <text:p>0,00183346</text:p>
          </table:table-cell>
          <table:table-cell table:number-columns-repeated="5" office:value-type="float" office:value="0">
            <text:p>0</text:p>
          </table:table-cell>
          <table:table-cell office:value-type="float" office:value="63.2434">
            <text:p>63,2434</text:p>
          </table:table-cell>
          <table:table-cell office:value-type="float" office:value="49.6604">
            <text:p>49,6604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.00203146">
            <text:p>0,00203146</text:p>
          </table:table-cell>
          <table:table-cell table:number-columns-repeated="5" office:value-type="float" office:value="0">
            <text:p>0</text:p>
          </table:table-cell>
          <table:table-cell office:value-type="float" office:value="62.4069">
            <text:p>62,4069</text:p>
          </table:table-cell>
          <table:table-cell office:value-type="float" office:value="49.7784">
            <text:p>49,778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00735774">
            <text:p>0,00735774</text:p>
          </table:table-cell>
          <table:table-cell table:number-columns-repeated="5" office:value-type="float" office:value="0">
            <text:p>0</text:p>
          </table:table-cell>
          <table:table-cell office:value-type="float" office:value="46.0109">
            <text:p>46,0109</text:p>
          </table:table-cell>
          <table:table-cell office:value-type="float" office:value="49.7438">
            <text:p>49,7438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.00181489">
            <text:p>0,00181489</text:p>
          </table:table-cell>
          <table:table-cell table:number-columns-repeated="5" office:value-type="float" office:value="0">
            <text:p>0</text:p>
          </table:table-cell>
          <table:table-cell office:value-type="float" office:value="55.2398">
            <text:p>55,2398</text:p>
          </table:table-cell>
          <table:table-cell office:value-type="float" office:value="49.7938">
            <text:p>49,7938</text:p>
          </table:table-cell>
          <table:table-cell table:number-columns-repeated="2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.00242229">
            <text:p>0,00242229</text:p>
          </table:table-cell>
          <table:table-cell table:number-columns-repeated="5" office:value-type="float" office:value="0">
            <text:p>0</text:p>
          </table:table-cell>
          <table:table-cell office:value-type="float" office:value="43.5405">
            <text:p>43,5405</text:p>
          </table:table-cell>
          <table:table-cell office:value-type="float" office:value="49.7375">
            <text:p>49,7375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.00185421">
            <text:p>0,00185421</text:p>
          </table:table-cell>
          <table:table-cell table:number-columns-repeated="5" office:value-type="float" office:value="0">
            <text:p>0</text:p>
          </table:table-cell>
          <table:table-cell office:value-type="float" office:value="55.0268">
            <text:p>55,0268</text:p>
          </table:table-cell>
          <table:table-cell office:value-type="float" office:value="49.7847">
            <text:p>49,7847</text:p>
          </table:table-cell>
          <table:table-cell table:number-columns-repeated="2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.00166571">
            <text:p>0,00166571</text:p>
          </table:table-cell>
          <table:table-cell table:number-columns-repeated="5" office:value-type="float" office:value="0">
            <text:p>0</text:p>
          </table:table-cell>
          <table:table-cell office:value-type="float" office:value="57.7068">
            <text:p>57,7068</text:p>
          </table:table-cell>
          <table:table-cell office:value-type="float" office:value="49.8548">
            <text:p>49,8548</text:p>
          </table:table-cell>
          <table:table-cell table:number-columns-repeated="2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252119">
            <text:p>0,00252119</text:p>
          </table:table-cell>
          <table:table-cell table:number-columns-repeated="5" office:value-type="float" office:value="0">
            <text:p>0</text:p>
          </table:table-cell>
          <table:table-cell office:value-type="float" office:value="47.117">
            <text:p>47,117</text:p>
          </table:table-cell>
          <table:table-cell office:value-type="float" office:value="49.8308">
            <text:p>49,8308</text:p>
          </table:table-cell>
          <table:table-cell table:number-columns-repeated="2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.00220446">
            <text:p>0,00220446</text:p>
          </table:table-cell>
          <table:table-cell table:number-columns-repeated="5" office:value-type="float" office:value="0">
            <text:p>0</text:p>
          </table:table-cell>
          <table:table-cell office:value-type="float" office:value="42.1246">
            <text:p>42,1246</text:p>
          </table:table-cell>
          <table:table-cell office:value-type="float" office:value="49.7638">
            <text:p>49,7638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.00231334">
            <text:p>0,00231334</text:p>
          </table:table-cell>
          <table:table-cell table:number-columns-repeated="5" office:value-type="float" office:value="0">
            <text:p>0</text:p>
          </table:table-cell>
          <table:table-cell office:value-type="float" office:value="50.7871">
            <text:p>50,7871</text:p>
          </table:table-cell>
          <table:table-cell office:value-type="float" office:value="49.7726">
            <text:p>49,7726</text:p>
          </table:table-cell>
          <table:table-cell table:number-columns-repeated="2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.00198181">
            <text:p>0,00198181</text:p>
          </table:table-cell>
          <table:table-cell table:number-columns-repeated="5" office:value-type="float" office:value="0">
            <text:p>0</text:p>
          </table:table-cell>
          <table:table-cell office:value-type="float" office:value="26.9404">
            <text:p>26,9404</text:p>
          </table:table-cell>
          <table:table-cell office:value-type="float" office:value="49.5774">
            <text:p>49,5774</text:p>
          </table:table-cell>
          <table:table-cell table:number-columns-repeated="2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.00216311">
            <text:p>0,00216311</text:p>
          </table:table-cell>
          <table:table-cell table:number-columns-repeated="5" office:value-type="float" office:value="0">
            <text:p>0</text:p>
          </table:table-cell>
          <table:table-cell office:value-type="float" office:value="43.9714">
            <text:p>43,9714</text:p>
          </table:table-cell>
          <table:table-cell office:value-type="float" office:value="49.5299">
            <text:p>49,5299</text:p>
          </table:table-cell>
          <table:table-cell table:number-columns-repeated="2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158727">
            <text:p>0,00158727</text:p>
          </table:table-cell>
          <table:table-cell table:number-columns-repeated="5" office:value-type="float" office:value="0">
            <text:p>0</text:p>
          </table:table-cell>
          <table:table-cell office:value-type="float" office:value="61.3301">
            <text:p>61,3301</text:p>
          </table:table-cell>
          <table:table-cell office:value-type="float" office:value="49.6291">
            <text:p>49,6291</text:p>
          </table:table-cell>
          <table:table-cell table:number-columns-repeated="2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.00165767">
            <text:p>0,00165767</text:p>
          </table:table-cell>
          <table:table-cell table:number-columns-repeated="5" office:value-type="float" office:value="0">
            <text:p>0</text:p>
          </table:table-cell>
          <table:table-cell office:value-type="float" office:value="56.4753">
            <text:p>56,4753</text:p>
          </table:table-cell>
          <table:table-cell office:value-type="float" office:value="49.6861">
            <text:p>49,6861</text:p>
          </table:table-cell>
          <table:table-cell table:number-columns-repeated="2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.00166068">
            <text:p>0,00166068</text:p>
          </table:table-cell>
          <table:table-cell table:number-columns-repeated="5" office:value-type="float" office:value="0">
            <text:p>0</text:p>
          </table:table-cell>
          <table:table-cell office:value-type="float" office:value="55.857">
            <text:p>55,857</text:p>
          </table:table-cell>
          <table:table-cell office:value-type="float" office:value="49.7371">
            <text:p>49,7371</text:p>
          </table:table-cell>
          <table:table-cell table:number-columns-repeated="2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.00162464">
            <text:p>0,00162464</text:p>
          </table:table-cell>
          <table:table-cell table:number-columns-repeated="5" office:value-type="float" office:value="0">
            <text:p>0</text:p>
          </table:table-cell>
          <table:table-cell office:value-type="float" office:value="63.0675">
            <text:p>63,0675</text:p>
          </table:table-cell>
          <table:table-cell office:value-type="float" office:value="49.8464">
            <text:p>49,8464</text:p>
          </table:table-cell>
          <table:table-cell table:number-columns-repeated="2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.00170691">
            <text:p>0,00170691</text:p>
          </table:table-cell>
          <table:table-cell table:number-columns-repeated="5" office:value-type="float" office:value="0">
            <text:p>0</text:p>
          </table:table-cell>
          <table:table-cell office:value-type="float" office:value="61.1852">
            <text:p>61,1852</text:p>
          </table:table-cell>
          <table:table-cell office:value-type="float" office:value="49.9386">
            <text:p>49,9386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162024">
            <text:p>0,00162024</text:p>
          </table:table-cell>
          <table:table-cell table:number-columns-repeated="5" office:value-type="float" office:value="0">
            <text:p>0</text:p>
          </table:table-cell>
          <table:table-cell office:value-type="float" office:value="65.4705">
            <text:p>65,4705</text:p>
          </table:table-cell>
          <table:table-cell office:value-type="float" office:value="50.0639">
            <text:p>50,0639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.00199501">
            <text:p>0,00199501</text:p>
          </table:table-cell>
          <table:table-cell table:number-columns-repeated="5" office:value-type="float" office:value="0">
            <text:p>0</text:p>
          </table:table-cell>
          <table:table-cell office:value-type="float" office:value="39.1161">
            <text:p>39,1161</text:p>
          </table:table-cell>
          <table:table-cell office:value-type="float" office:value="49.9763">
            <text:p>49,9763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.00169448">
            <text:p>0,00169448</text:p>
          </table:table-cell>
          <table:table-cell table:number-columns-repeated="5" office:value-type="float" office:value="0">
            <text:p>0</text:p>
          </table:table-cell>
          <table:table-cell office:value-type="float" office:value="60.802">
            <text:p>60,802</text:p>
          </table:table-cell>
          <table:table-cell office:value-type="float" office:value="50.0622">
            <text:p>50,0622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179673">
            <text:p>0,00179673</text:p>
          </table:table-cell>
          <table:table-cell table:number-columns-repeated="5" office:value-type="float" office:value="0">
            <text:p>0</text:p>
          </table:table-cell>
          <table:table-cell office:value-type="float" office:value="52.1019">
            <text:p>52,1019</text:p>
          </table:table-cell>
          <table:table-cell office:value-type="float" office:value="50.0783">
            <text:p>50,0783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.00173436">
            <text:p>0,00173436</text:p>
          </table:table-cell>
          <table:table-cell table:number-columns-repeated="5" office:value-type="float" office:value="0">
            <text:p>0</text:p>
          </table:table-cell>
          <table:table-cell office:value-type="float" office:value="65.6817">
            <text:p>65,6817</text:p>
          </table:table-cell>
          <table:table-cell office:value-type="float" office:value="50.2002">
            <text:p>50,2002</text:p>
          </table:table-cell>
          <table:table-cell table:number-columns-repeated="2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0167891">
            <text:p>0,00167891</text:p>
          </table:table-cell>
          <table:table-cell table:number-columns-repeated="5" office:value-type="float" office:value="0">
            <text:p>0</text:p>
          </table:table-cell>
          <table:table-cell office:value-type="float" office:value="50.1004">
            <text:p>50,1004</text:p>
          </table:table-cell>
          <table:table-cell office:value-type="float" office:value="50.1994">
            <text:p>50,1994</text:p>
          </table:table-cell>
          <table:table-cell table:number-columns-repeated="2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.00166515">
            <text:p>0,00166515</text:p>
          </table:table-cell>
          <table:table-cell table:number-columns-repeated="5" office:value-type="float" office:value="0">
            <text:p>0</text:p>
          </table:table-cell>
          <table:table-cell office:value-type="float" office:value="53.3728">
            <text:p>53,3728</text:p>
          </table:table-cell>
          <table:table-cell office:value-type="float" office:value="50.2238">
            <text:p>50,2238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.00167855">
            <text:p>0,00167855</text:p>
          </table:table-cell>
          <table:table-cell table:number-columns-repeated="5" office:value-type="float" office:value="0">
            <text:p>0</text:p>
          </table:table-cell>
          <table:table-cell office:value-type="float" office:value="53.4906">
            <text:p>53,4906</text:p>
          </table:table-cell>
          <table:table-cell office:value-type="float" office:value="50.2487">
            <text:p>50,2487</text:p>
          </table:table-cell>
          <table:table-cell table:number-columns-repeated="2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.0022502">
            <text:p>0,0022502</text:p>
          </table:table-cell>
          <table:table-cell table:number-columns-repeated="5" office:value-type="float" office:value="0">
            <text:p>0</text:p>
          </table:table-cell>
          <table:table-cell office:value-type="float" office:value="43.2077">
            <text:p>43,2077</text:p>
          </table:table-cell>
          <table:table-cell office:value-type="float" office:value="50.1954">
            <text:p>50,1954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.00184729">
            <text:p>0,00184729</text:p>
          </table:table-cell>
          <table:table-cell table:number-columns-repeated="5" office:value-type="float" office:value="0">
            <text:p>0</text:p>
          </table:table-cell>
          <table:table-cell office:value-type="float" office:value="60.2223">
            <text:p>60,2223</text:p>
          </table:table-cell>
          <table:table-cell office:value-type="float" office:value="50.2708">
            <text:p>50,2708</text:p>
          </table:table-cell>
          <table:table-cell table:number-columns-repeated="2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0207749">
            <text:p>0,00207749</text:p>
          </table:table-cell>
          <table:table-cell table:number-columns-repeated="5" office:value-type="float" office:value="0">
            <text:p>0</text:p>
          </table:table-cell>
          <table:table-cell office:value-type="float" office:value="42.834">
            <text:p>42,834</text:p>
          </table:table-cell>
          <table:table-cell office:value-type="float" office:value="50.2153">
            <text:p>50,2153</text:p>
          </table:table-cell>
          <table:table-cell table:number-columns-repeated="2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.00210305">
            <text:p>0,00210305</text:p>
          </table:table-cell>
          <table:table-cell table:number-columns-repeated="5" office:value-type="float" office:value="0">
            <text:p>0</text:p>
          </table:table-cell>
          <table:table-cell office:value-type="float" office:value="55.528">
            <text:p>55,528</text:p>
          </table:table-cell>
          <table:table-cell office:value-type="float" office:value="50.2546">
            <text:p>50,2546</text:p>
          </table:table-cell>
          <table:table-cell table:number-columns-repeated="2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0.00168317">
            <text:p>0,00168317</text:p>
          </table:table-cell>
          <table:table-cell table:number-columns-repeated="5" office:value-type="float" office:value="0">
            <text:p>0</text:p>
          </table:table-cell>
          <table:table-cell office:value-type="float" office:value="55.3032">
            <text:p>55,3032</text:p>
          </table:table-cell>
          <table:table-cell office:value-type="float" office:value="50.2918">
            <text:p>50,2918</text:p>
          </table:table-cell>
          <table:table-cell table:number-columns-repeated="2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.0016312">
            <text:p>0,0016312</text:p>
          </table:table-cell>
          <table:table-cell table:number-columns-repeated="5" office:value-type="float" office:value="0">
            <text:p>0</text:p>
          </table:table-cell>
          <table:table-cell office:value-type="float" office:value="56.715">
            <text:p>56,715</text:p>
          </table:table-cell>
          <table:table-cell office:value-type="float" office:value="50.3386">
            <text:p>50,3386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.00160033">
            <text:p>0,00160033</text:p>
          </table:table-cell>
          <table:table-cell table:number-columns-repeated="5" office:value-type="float" office:value="0">
            <text:p>0</text:p>
          </table:table-cell>
          <table:table-cell office:value-type="float" office:value="42.6242">
            <text:p>42,6242</text:p>
          </table:table-cell>
          <table:table-cell office:value-type="float" office:value="50.2827">
            <text:p>50,2827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0178388">
            <text:p>0,00178388</text:p>
          </table:table-cell>
          <table:table-cell table:number-columns-repeated="5" office:value-type="float" office:value="0">
            <text:p>0</text:p>
          </table:table-cell>
          <table:table-cell office:value-type="float" office:value="46.5594">
            <text:p>46,5594</text:p>
          </table:table-cell>
          <table:table-cell office:value-type="float" office:value="50.256">
            <text:p>50,256</text:p>
          </table:table-cell>
          <table:table-cell table:number-columns-repeated="2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.00169259">
            <text:p>0,00169259</text:p>
          </table:table-cell>
          <table:table-cell table:number-columns-repeated="5" office:value-type="float" office:value="0">
            <text:p>0</text:p>
          </table:table-cell>
          <table:table-cell office:value-type="float" office:value="43.6875">
            <text:p>43,6875</text:p>
          </table:table-cell>
          <table:table-cell office:value-type="float" office:value="50.209">
            <text:p>50,209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.00247432">
            <text:p>0,00247432</text:p>
          </table:table-cell>
          <table:table-cell table:number-columns-repeated="5" office:value-type="float" office:value="0">
            <text:p>0</text:p>
          </table:table-cell>
          <table:table-cell office:value-type="float" office:value="46.305">
            <text:p>46,305</text:p>
          </table:table-cell>
          <table:table-cell office:value-type="float" office:value="50.1813">
            <text:p>50,1813</text:p>
          </table:table-cell>
          <table:table-cell table:number-columns-repeated="2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.00159349">
            <text:p>0,00159349</text:p>
          </table:table-cell>
          <table:table-cell table:number-columns-repeated="5" office:value-type="float" office:value="0">
            <text:p>0</text:p>
          </table:table-cell>
          <table:table-cell office:value-type="float" office:value="61.8118">
            <text:p>61,8118</text:p>
          </table:table-cell>
          <table:table-cell office:value-type="float" office:value="50.2633">
            <text:p>50,2633</text:p>
          </table:table-cell>
          <table:table-cell table:number-columns-repeated="2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.00160529">
            <text:p>0,00160529</text:p>
          </table:table-cell>
          <table:table-cell table:number-columns-repeated="5" office:value-type="float" office:value="0">
            <text:p>0</text:p>
          </table:table-cell>
          <table:table-cell office:value-type="float" office:value="56.6568">
            <text:p>56,6568</text:p>
          </table:table-cell>
          <table:table-cell office:value-type="float" office:value="50.308">
            <text:p>50,308</text:p>
          </table:table-cell>
          <table:table-cell table:number-columns-repeated="2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0165914">
            <text:p>0,00165914</text:p>
          </table:table-cell>
          <table:table-cell table:number-columns-repeated="5" office:value-type="float" office:value="0">
            <text:p>0</text:p>
          </table:table-cell>
          <table:table-cell office:value-type="float" office:value="53.7235">
            <text:p>53,7235</text:p>
          </table:table-cell>
          <table:table-cell office:value-type="float" office:value="50.3317">
            <text:p>50,3317</text:p>
          </table:table-cell>
          <table:table-cell table:number-columns-repeated="2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.00188612">
            <text:p>0,00188612</text:p>
          </table:table-cell>
          <table:table-cell table:number-columns-repeated="5" office:value-type="float" office:value="0">
            <text:p>0</text:p>
          </table:table-cell>
          <table:table-cell office:value-type="float" office:value="52.8623">
            <text:p>52,8623</text:p>
          </table:table-cell>
          <table:table-cell office:value-type="float" office:value="50.3491">
            <text:p>50,3491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00212358">
            <text:p>0,00212358</text:p>
          </table:table-cell>
          <table:table-cell table:number-columns-repeated="5" office:value-type="float" office:value="0">
            <text:p>0</text:p>
          </table:table-cell>
          <table:table-cell office:value-type="float" office:value="44.6749">
            <text:p>44,6749</text:p>
          </table:table-cell>
          <table:table-cell office:value-type="float" office:value="50.3103">
            <text:p>50,3103</text:p>
          </table:table-cell>
          <table:table-cell table:number-columns-repeated="2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.00165977">
            <text:p>0,00165977</text:p>
          </table:table-cell>
          <table:table-cell table:number-columns-repeated="5" office:value-type="float" office:value="0">
            <text:p>0</text:p>
          </table:table-cell>
          <table:table-cell office:value-type="float" office:value="46.6117">
            <text:p>46,6117</text:p>
          </table:table-cell>
          <table:table-cell office:value-type="float" office:value="50.2851">
            <text:p>50,2851</text:p>
          </table:table-cell>
          <table:table-cell table:number-columns-repeated="2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00166263">
            <text:p>0,00166263</text:p>
          </table:table-cell>
          <table:table-cell table:number-columns-repeated="5" office:value-type="float" office:value="0">
            <text:p>0</text:p>
          </table:table-cell>
          <table:table-cell office:value-type="float" office:value="41.0357">
            <text:p>41,0357</text:p>
          </table:table-cell>
          <table:table-cell office:value-type="float" office:value="50.2226">
            <text:p>50,2226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016898">
            <text:p>0,0016898</text:p>
          </table:table-cell>
          <table:table-cell table:number-columns-repeated="5" office:value-type="float" office:value="0">
            <text:p>0</text:p>
          </table:table-cell>
          <table:table-cell office:value-type="float" office:value="50.2637">
            <text:p>50,2637</text:p>
          </table:table-cell>
          <table:table-cell office:value-type="float" office:value="50.2229">
            <text:p>50,2229</text:p>
          </table:table-cell>
          <table:table-cell table:number-columns-repeated="2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0.00171019">
            <text:p>0,00171019</text:p>
          </table:table-cell>
          <table:table-cell table:number-columns-repeated="5" office:value-type="float" office:value="0">
            <text:p>0</text:p>
          </table:table-cell>
          <table:table-cell office:value-type="float" office:value="58.6928">
            <text:p>58,6928</text:p>
          </table:table-cell>
          <table:table-cell office:value-type="float" office:value="50.2794">
            <text:p>50,2794</text:p>
          </table:table-cell>
          <table:table-cell table:number-columns-repeated="2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0.00215871">
            <text:p>0,00215871</text:p>
          </table:table-cell>
          <table:table-cell table:number-columns-repeated="5" office:value-type="float" office:value="0">
            <text:p>0</text:p>
          </table:table-cell>
          <table:table-cell office:value-type="float" office:value="57.14">
            <text:p>57,14</text:p>
          </table:table-cell>
          <table:table-cell office:value-type="float" office:value="50.3248">
            <text:p>50,3248</text:p>
          </table:table-cell>
          <table:table-cell table:number-columns-repeated="2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.0020939">
            <text:p>0,0020939</text:p>
          </table:table-cell>
          <table:table-cell table:number-columns-repeated="5" office:value-type="float" office:value="0">
            <text:p>0</text:p>
          </table:table-cell>
          <table:table-cell office:value-type="float" office:value="58.0318">
            <text:p>58,0318</text:p>
          </table:table-cell>
          <table:table-cell office:value-type="float" office:value="50.3755">
            <text:p>50,3755</text:p>
          </table:table-cell>
          <table:table-cell table:number-columns-repeated="2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0.00170964">
            <text:p>0,00170964</text:p>
          </table:table-cell>
          <table:table-cell table:number-columns-repeated="5" office:value-type="float" office:value="0">
            <text:p>0</text:p>
          </table:table-cell>
          <table:table-cell office:value-type="float" office:value="56.5133">
            <text:p>56,5133</text:p>
          </table:table-cell>
          <table:table-cell office:value-type="float" office:value="50.4156">
            <text:p>50,4156</text:p>
          </table:table-cell>
          <table:table-cell table:number-columns-repeated="2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0185134">
            <text:p>0,00185134</text:p>
          </table:table-cell>
          <table:table-cell table:number-columns-repeated="5" office:value-type="float" office:value="0">
            <text:p>0</text:p>
          </table:table-cell>
          <table:table-cell office:value-type="float" office:value="59.3648">
            <text:p>59,3648</text:p>
          </table:table-cell>
          <table:table-cell office:value-type="float" office:value="50.4737">
            <text:p>50,4737</text:p>
          </table:table-cell>
          <table:table-cell table:number-columns-repeated="2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.00168309">
            <text:p>0,00168309</text:p>
          </table:table-cell>
          <table:table-cell table:number-columns-repeated="5" office:value-type="float" office:value="0">
            <text:p>0</text:p>
          </table:table-cell>
          <table:table-cell office:value-type="float" office:value="57.3988">
            <text:p>57,3988</text:p>
          </table:table-cell>
          <table:table-cell office:value-type="float" office:value="50.5184">
            <text:p>50,5184</text:p>
          </table:table-cell>
          <table:table-cell table:number-columns-repeated="2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0.0016217">
            <text:p>0,0016217</text:p>
          </table:table-cell>
          <table:table-cell table:number-columns-repeated="5" office:value-type="float" office:value="0">
            <text:p>0</text:p>
          </table:table-cell>
          <table:table-cell office:value-type="float" office:value="54.2566">
            <text:p>54,2566</text:p>
          </table:table-cell>
          <table:table-cell office:value-type="float" office:value="50.5424">
            <text:p>50,5424</text:p>
          </table:table-cell>
          <table:table-cell table:number-columns-repeated="2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.00163665">
            <text:p>0,00163665</text:p>
          </table:table-cell>
          <table:table-cell table:number-columns-repeated="5" office:value-type="float" office:value="0">
            <text:p>0</text:p>
          </table:table-cell>
          <table:table-cell office:value-type="float" office:value="28.3583">
            <text:p>28,3583</text:p>
          </table:table-cell>
          <table:table-cell office:value-type="float" office:value="50.4011">
            <text:p>50,4011</text:p>
          </table:table-cell>
          <table:table-cell table:number-columns-repeated="2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0.00568163">
            <text:p>0,00568163</text:p>
          </table:table-cell>
          <table:table-cell table:number-columns-repeated="5" office:value-type="float" office:value="0">
            <text:p>0</text:p>
          </table:table-cell>
          <table:table-cell office:value-type="float" office:value="39.2802">
            <text:p>39,2802</text:p>
          </table:table-cell>
          <table:table-cell office:value-type="float" office:value="50.3307">
            <text:p>50,3307</text:p>
          </table:table-cell>
          <table:table-cell table:number-columns-repeated="2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0161263">
            <text:p>0,00161263</text:p>
          </table:table-cell>
          <table:table-cell table:number-columns-repeated="5" office:value-type="float" office:value="0">
            <text:p>0</text:p>
          </table:table-cell>
          <table:table-cell office:value-type="float" office:value="57.2507">
            <text:p>57,2507</text:p>
          </table:table-cell>
          <table:table-cell office:value-type="float" office:value="50.3742">
            <text:p>50,3742</text:p>
          </table:table-cell>
          <table:table-cell table:number-columns-repeated="2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0.00170321">
            <text:p>0,00170321</text:p>
          </table:table-cell>
          <table:table-cell table:number-columns-repeated="5" office:value-type="float" office:value="0">
            <text:p>0</text:p>
          </table:table-cell>
          <table:table-cell office:value-type="float" office:value="52.955">
            <text:p>52,955</text:p>
          </table:table-cell>
          <table:table-cell office:value-type="float" office:value="50.3903">
            <text:p>50,3903</text:p>
          </table:table-cell>
          <table:table-cell table:number-columns-repeated="2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0.00164077">
            <text:p>0,00164077</text:p>
          </table:table-cell>
          <table:table-cell table:number-columns-repeated="5" office:value-type="float" office:value="0">
            <text:p>0</text:p>
          </table:table-cell>
          <table:table-cell office:value-type="float" office:value="58.6616">
            <text:p>58,6616</text:p>
          </table:table-cell>
          <table:table-cell office:value-type="float" office:value="50.4417">
            <text:p>50,4417</text:p>
          </table:table-cell>
          <table:table-cell table:number-columns-repeated="2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0.00225614">
            <text:p>0,00225614</text:p>
          </table:table-cell>
          <table:table-cell table:number-columns-repeated="5" office:value-type="float" office:value="0">
            <text:p>0</text:p>
          </table:table-cell>
          <table:table-cell office:value-type="float" office:value="44.4764">
            <text:p>44,4764</text:p>
          </table:table-cell>
          <table:table-cell office:value-type="float" office:value="50.4049">
            <text:p>50,4049</text:p>
          </table:table-cell>
          <table:table-cell table:number-columns-repeated="2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.00181537">
            <text:p>0,00181537</text:p>
          </table:table-cell>
          <table:table-cell table:number-columns-repeated="5" office:value-type="float" office:value="0">
            <text:p>0</text:p>
          </table:table-cell>
          <table:table-cell office:value-type="float" office:value="50.0854">
            <text:p>50,0854</text:p>
          </table:table-cell>
          <table:table-cell office:value-type="float" office:value="50.4029">
            <text:p>50,4029</text:p>
          </table:table-cell>
          <table:table-cell table:number-columns-repeated="2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0167479">
            <text:p>0,00167479</text:p>
          </table:table-cell>
          <table:table-cell table:number-columns-repeated="5" office:value-type="float" office:value="0">
            <text:p>0</text:p>
          </table:table-cell>
          <table:table-cell office:value-type="float" office:value="38.3272">
            <text:p>38,3272</text:p>
          </table:table-cell>
          <table:table-cell office:value-type="float" office:value="50.3293">
            <text:p>50,3293</text:p>
          </table:table-cell>
          <table:table-cell table:number-columns-repeated="2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0.00178094">
            <text:p>0,00178094</text:p>
          </table:table-cell>
          <table:table-cell table:number-columns-repeated="5" office:value-type="float" office:value="0">
            <text:p>0</text:p>
          </table:table-cell>
          <table:table-cell office:value-type="float" office:value="59.1405">
            <text:p>59,1405</text:p>
          </table:table-cell>
          <table:table-cell office:value-type="float" office:value="50.3827">
            <text:p>50,3827</text:p>
          </table:table-cell>
          <table:table-cell table:number-columns-repeated="2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0.00212938">
            <text:p>0,00212938</text:p>
          </table:table-cell>
          <table:table-cell table:number-columns-repeated="5" office:value-type="float" office:value="0">
            <text:p>0</text:p>
          </table:table-cell>
          <table:table-cell office:value-type="float" office:value="54.2804">
            <text:p>54,2804</text:p>
          </table:table-cell>
          <table:table-cell office:value-type="float" office:value="50.4062">
            <text:p>50,4062</text:p>
          </table:table-cell>
          <table:table-cell table:number-columns-repeated="2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.00196588">
            <text:p>0,00196588</text:p>
          </table:table-cell>
          <table:table-cell table:number-columns-repeated="5" office:value-type="float" office:value="0">
            <text:p>0</text:p>
          </table:table-cell>
          <table:table-cell office:value-type="float" office:value="56.715">
            <text:p>56,715</text:p>
          </table:table-cell>
          <table:table-cell office:value-type="float" office:value="50.4439">
            <text:p>50,4439</text:p>
          </table:table-cell>
          <table:table-cell table:number-columns-repeated="2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0.00271311">
            <text:p>0,00271311</text:p>
          </table:table-cell>
          <table:table-cell table:number-columns-repeated="5" office:value-type="float" office:value="0">
            <text:p>0</text:p>
          </table:table-cell>
          <table:table-cell office:value-type="float" office:value="44.8733">
            <text:p>44,8733</text:p>
          </table:table-cell>
          <table:table-cell office:value-type="float" office:value="50.4108">
            <text:p>50,4108</text:p>
          </table:table-cell>
          <table:table-cell table:number-columns-repeated="2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0198858">
            <text:p>0,00198858</text:p>
          </table:table-cell>
          <table:table-cell table:number-columns-repeated="5" office:value-type="float" office:value="0">
            <text:p>0</text:p>
          </table:table-cell>
          <table:table-cell office:value-type="float" office:value="48.4779">
            <text:p>48,4779</text:p>
          </table:table-cell>
          <table:table-cell office:value-type="float" office:value="50.3994">
            <text:p>50,3994</text:p>
          </table:table-cell>
          <table:table-cell table:number-columns-repeated="2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.00165565">
            <text:p>0,00165565</text:p>
          </table:table-cell>
          <table:table-cell table:number-columns-repeated="5" office:value-type="float" office:value="0">
            <text:p>0</text:p>
          </table:table-cell>
          <table:table-cell office:value-type="float" office:value="55.3557">
            <text:p>55,3557</text:p>
          </table:table-cell>
          <table:table-cell office:value-type="float" office:value="50.4285">
            <text:p>50,4285</text:p>
          </table:table-cell>
          <table:table-cell table:number-columns-repeated="2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.00163749">
            <text:p>0,00163749</text:p>
          </table:table-cell>
          <table:table-cell table:number-columns-repeated="5" office:value-type="float" office:value="0">
            <text:p>0</text:p>
          </table:table-cell>
          <table:table-cell office:value-type="float" office:value="59.1998">
            <text:p>59,1998</text:p>
          </table:table-cell>
          <table:table-cell office:value-type="float" office:value="50.4798">
            <text:p>50,4798</text:p>
          </table:table-cell>
          <table:table-cell table:number-columns-repeated="2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0.00181866">
            <text:p>0,00181866</text:p>
          </table:table-cell>
          <table:table-cell table:number-columns-repeated="5" office:value-type="float" office:value="0">
            <text:p>0</text:p>
          </table:table-cell>
          <table:table-cell office:value-type="float" office:value="57.5374">
            <text:p>57,5374</text:p>
          </table:table-cell>
          <table:table-cell office:value-type="float" office:value="50.5208">
            <text:p>50,5208</text:p>
          </table:table-cell>
          <table:table-cell table:number-columns-repeated="2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.00160404">
            <text:p>0,00160404</text:p>
          </table:table-cell>
          <table:table-cell table:number-columns-repeated="5" office:value-type="float" office:value="0">
            <text:p>0</text:p>
          </table:table-cell>
          <table:table-cell office:value-type="float" office:value="55.2456">
            <text:p>55,2456</text:p>
          </table:table-cell>
          <table:table-cell office:value-type="float" office:value="50.5481">
            <text:p>50,5481</text:p>
          </table:table-cell>
          <table:table-cell table:number-columns-repeated="2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0194696">
            <text:p>0,00194696</text:p>
          </table:table-cell>
          <table:table-cell table:number-columns-repeated="5" office:value-type="float" office:value="0">
            <text:p>0</text:p>
          </table:table-cell>
          <table:table-cell office:value-type="float" office:value="36.948">
            <text:p>36,948</text:p>
          </table:table-cell>
          <table:table-cell office:value-type="float" office:value="50.47">
            <text:p>50,47</text:p>
          </table:table-cell>
          <table:table-cell table:number-columns-repeated="2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0.0020631">
            <text:p>0,0020631</text:p>
          </table:table-cell>
          <table:table-cell table:number-columns-repeated="5" office:value-type="float" office:value="0">
            <text:p>0</text:p>
          </table:table-cell>
          <table:table-cell office:value-type="float" office:value="29.7081">
            <text:p>29,7081</text:p>
          </table:table-cell>
          <table:table-cell office:value-type="float" office:value="50.3513">
            <text:p>50,3513</text:p>
          </table:table-cell>
          <table:table-cell table:number-columns-repeated="2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0.00209432">
            <text:p>0,00209432</text:p>
          </table:table-cell>
          <table:table-cell table:number-columns-repeated="5" office:value-type="float" office:value="0">
            <text:p>0</text:p>
          </table:table-cell>
          <table:table-cell office:value-type="float" office:value="50.5691">
            <text:p>50,5691</text:p>
          </table:table-cell>
          <table:table-cell office:value-type="float" office:value="50.3526">
            <text:p>50,3526</text:p>
          </table:table-cell>
          <table:table-cell table:number-columns-repeated="2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.00356252">
            <text:p>0,00356252</text:p>
          </table:table-cell>
          <table:table-cell table:number-columns-repeated="5" office:value-type="float" office:value="0">
            <text:p>0</text:p>
          </table:table-cell>
          <table:table-cell office:value-type="float" office:value="47.3596">
            <text:p>47,3596</text:p>
          </table:table-cell>
          <table:table-cell office:value-type="float" office:value="50.3357">
            <text:p>50,3357</text:p>
          </table:table-cell>
          <table:table-cell table:number-columns-repeated="2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0.00162736">
            <text:p>0,00162736</text:p>
          </table:table-cell>
          <table:table-cell table:number-columns-repeated="5" office:value-type="float" office:value="0">
            <text:p>0</text:p>
          </table:table-cell>
          <table:table-cell office:value-type="float" office:value="52.7035">
            <text:p>52,7035</text:p>
          </table:table-cell>
          <table:table-cell office:value-type="float" office:value="50.349">
            <text:p>50,349</text:p>
          </table:table-cell>
          <table:table-cell table:number-columns-repeated="2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0171795">
            <text:p>0,00171795</text:p>
          </table:table-cell>
          <table:table-cell table:number-columns-repeated="5" office:value-type="float" office:value="0">
            <text:p>0</text:p>
          </table:table-cell>
          <table:table-cell office:value-type="float" office:value="51.2194">
            <text:p>51,2194</text:p>
          </table:table-cell>
          <table:table-cell office:value-type="float" office:value="50.3538">
            <text:p>50,3538</text:p>
          </table:table-cell>
          <table:table-cell table:number-columns-repeated="2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0.0015893">
            <text:p>0,0015893</text:p>
          </table:table-cell>
          <table:table-cell table:number-columns-repeated="5" office:value-type="float" office:value="0">
            <text:p>0</text:p>
          </table:table-cell>
          <table:table-cell office:value-type="float" office:value="58.1291">
            <text:p>58,1291</text:p>
          </table:table-cell>
          <table:table-cell office:value-type="float" office:value="50.397">
            <text:p>50,397</text:p>
          </table:table-cell>
          <table:table-cell table:number-columns-repeated="2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0.00173373">
            <text:p>0,00173373</text:p>
          </table:table-cell>
          <table:table-cell table:number-columns-repeated="5" office:value-type="float" office:value="0">
            <text:p>0</text:p>
          </table:table-cell>
          <table:table-cell office:value-type="float" office:value="59.2625">
            <text:p>59,2625</text:p>
          </table:table-cell>
          <table:table-cell office:value-type="float" office:value="50.446">
            <text:p>50,446</text:p>
          </table:table-cell>
          <table:table-cell table:number-columns-repeated="2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0.00158902">
            <text:p>0,00158902</text:p>
          </table:table-cell>
          <table:table-cell table:number-columns-repeated="5" office:value-type="float" office:value="0">
            <text:p>0</text:p>
          </table:table-cell>
          <table:table-cell office:value-type="float" office:value="55.651">
            <text:p>55,651</text:p>
          </table:table-cell>
          <table:table-cell office:value-type="float" office:value="50.4746">
            <text:p>50,4746</text:p>
          </table:table-cell>
          <table:table-cell table:number-columns-repeated="2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0.00175475">
            <text:p>0,00175475</text:p>
          </table:table-cell>
          <table:table-cell table:number-columns-repeated="5" office:value-type="float" office:value="0">
            <text:p>0</text:p>
          </table:table-cell>
          <table:table-cell office:value-type="float" office:value="50.6302">
            <text:p>50,6302</text:p>
          </table:table-cell>
          <table:table-cell office:value-type="float" office:value="50.4755">
            <text:p>50,4755</text:p>
          </table:table-cell>
          <table:table-cell table:number-columns-repeated="2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0167856">
            <text:p>0,00167856</text:p>
          </table:table-cell>
          <table:table-cell table:number-columns-repeated="5" office:value-type="float" office:value="0">
            <text:p>0</text:p>
          </table:table-cell>
          <table:table-cell office:value-type="float" office:value="51.5841">
            <text:p>51,5841</text:p>
          </table:table-cell>
          <table:table-cell office:value-type="float" office:value="50.4815">
            <text:p>50,4815</text:p>
          </table:table-cell>
          <table:table-cell table:number-columns-repeated="2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.00171976">
            <text:p>0,00171976</text:p>
          </table:table-cell>
          <table:table-cell table:number-columns-repeated="5" office:value-type="float" office:value="0">
            <text:p>0</text:p>
          </table:table-cell>
          <table:table-cell office:value-type="float" office:value="58.1702">
            <text:p>58,1702</text:p>
          </table:table-cell>
          <table:table-cell office:value-type="float" office:value="50.523">
            <text:p>50,523</text:p>
          </table:table-cell>
          <table:table-cell table:number-columns-repeated="2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0.00223519">
            <text:p>0,00223519</text:p>
          </table:table-cell>
          <table:table-cell table:number-columns-repeated="5" office:value-type="float" office:value="0">
            <text:p>0</text:p>
          </table:table-cell>
          <table:table-cell office:value-type="float" office:value="57.4059">
            <text:p>57,4059</text:p>
          </table:table-cell>
          <table:table-cell office:value-type="float" office:value="50.5601">
            <text:p>50,5601</text:p>
          </table:table-cell>
          <table:table-cell table:number-columns-repeated="2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0.00209229">
            <text:p>0,00209229</text:p>
          </table:table-cell>
          <table:table-cell table:number-columns-repeated="5" office:value-type="float" office:value="0">
            <text:p>0</text:p>
          </table:table-cell>
          <table:table-cell office:value-type="float" office:value="50.4056">
            <text:p>50,4056</text:p>
          </table:table-cell>
          <table:table-cell office:value-type="float" office:value="50.5592">
            <text:p>50,5592</text:p>
          </table:table-cell>
          <table:table-cell table:number-columns-repeated="2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0.00162506">
            <text:p>0,00162506</text:p>
          </table:table-cell>
          <table:table-cell table:number-columns-repeated="5" office:value-type="float" office:value="0">
            <text:p>0</text:p>
          </table:table-cell>
          <table:table-cell office:value-type="float" office:value="54.8311">
            <text:p>54,8311</text:p>
          </table:table-cell>
          <table:table-cell office:value-type="float" office:value="50.5819">
            <text:p>50,5819</text:p>
          </table:table-cell>
          <table:table-cell table:number-columns-repeated="2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022574">
            <text:p>0,0022574</text:p>
          </table:table-cell>
          <table:table-cell table:number-columns-repeated="5" office:value-type="float" office:value="0">
            <text:p>0</text:p>
          </table:table-cell>
          <table:table-cell office:value-type="float" office:value="45.4505">
            <text:p>45,4505</text:p>
          </table:table-cell>
          <table:table-cell office:value-type="float" office:value="50.5548">
            <text:p>50,5548</text:p>
          </table:table-cell>
          <table:table-cell table:number-columns-repeated="2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.00196078">
            <text:p>0,00196078</text:p>
          </table:table-cell>
          <table:table-cell table:number-columns-repeated="5" office:value-type="float" office:value="0">
            <text:p>0</text:p>
          </table:table-cell>
          <table:table-cell office:value-type="float" office:value="52.4662">
            <text:p>52,4662</text:p>
          </table:table-cell>
          <table:table-cell office:value-type="float" office:value="50.5649">
            <text:p>50,5649</text:p>
          </table:table-cell>
          <table:table-cell table:number-columns-repeated="2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00237396">
            <text:p>0,00237396</text:p>
          </table:table-cell>
          <table:table-cell table:number-columns-repeated="5" office:value-type="float" office:value="0">
            <text:p>0</text:p>
          </table:table-cell>
          <table:table-cell office:value-type="float" office:value="49.1954">
            <text:p>49,1954</text:p>
          </table:table-cell>
          <table:table-cell office:value-type="float" office:value="50.5577">
            <text:p>50,5577</text:p>
          </table:table-cell>
          <table:table-cell table:number-columns-repeated="2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0.00164329">
            <text:p>0,00164329</text:p>
          </table:table-cell>
          <table:table-cell table:number-columns-repeated="5" office:value-type="float" office:value="0">
            <text:p>0</text:p>
          </table:table-cell>
          <table:table-cell office:value-type="float" office:value="58.0518">
            <text:p>58,0518</text:p>
          </table:table-cell>
          <table:table-cell office:value-type="float" office:value="50.5967">
            <text:p>50,5967</text:p>
          </table:table-cell>
          <table:table-cell table:number-columns-repeated="2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.00199947">
            <text:p>0,00199947</text:p>
          </table:table-cell>
          <table:table-cell table:number-columns-repeated="5" office:value-type="float" office:value="0">
            <text:p>0</text:p>
          </table:table-cell>
          <table:table-cell office:value-type="float" office:value="55.2267">
            <text:p>55,2267</text:p>
          </table:table-cell>
          <table:table-cell office:value-type="float" office:value="50.6207">
            <text:p>50,6207</text:p>
          </table:table-cell>
          <table:table-cell table:number-columns-repeated="2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02407">
            <text:p>0,002407</text:p>
          </table:table-cell>
          <table:table-cell table:number-columns-repeated="5" office:value-type="float" office:value="0">
            <text:p>0</text:p>
          </table:table-cell>
          <table:table-cell office:value-type="float" office:value="48.9428">
            <text:p>48,9428</text:p>
          </table:table-cell>
          <table:table-cell office:value-type="float" office:value="50.6121">
            <text:p>50,6121</text:p>
          </table:table-cell>
          <table:table-cell table:number-columns-repeated="2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0.00178918">
            <text:p>0,00178918</text:p>
          </table:table-cell>
          <table:table-cell table:number-columns-repeated="5" office:value-type="float" office:value="0">
            <text:p>0</text:p>
          </table:table-cell>
          <table:table-cell office:value-type="float" office:value="52.2954">
            <text:p>52,2954</text:p>
          </table:table-cell>
          <table:table-cell office:value-type="float" office:value="50.6207">
            <text:p>50,6207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.00205221">
            <text:p>0,00205221</text:p>
          </table:table-cell>
          <table:table-cell table:number-columns-repeated="5" office:value-type="float" office:value="0">
            <text:p>0</text:p>
          </table:table-cell>
          <table:table-cell office:value-type="float" office:value="45.4795">
            <text:p>45,4795</text:p>
          </table:table-cell>
          <table:table-cell office:value-type="float" office:value="50.5945">
            <text:p>50,5945</text:p>
          </table:table-cell>
          <table:table-cell table:number-columns-repeated="2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0.00168694">
            <text:p>0,00168694</text:p>
          </table:table-cell>
          <table:table-cell table:number-columns-repeated="5" office:value-type="float" office:value="0">
            <text:p>0</text:p>
          </table:table-cell>
          <table:table-cell office:value-type="float" office:value="56.3788">
            <text:p>56,3788</text:p>
          </table:table-cell>
          <table:table-cell office:value-type="float" office:value="50.6238">
            <text:p>50,6238</text:p>
          </table:table-cell>
          <table:table-cell table:number-columns-repeated="2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0.00170272">
            <text:p>0,00170272</text:p>
          </table:table-cell>
          <table:table-cell table:number-columns-repeated="5" office:value-type="float" office:value="0">
            <text:p>0</text:p>
          </table:table-cell>
          <table:table-cell office:value-type="float" office:value="57.87">
            <text:p>57,87</text:p>
          </table:table-cell>
          <table:table-cell office:value-type="float" office:value="50.6604">
            <text:p>50,6604</text:p>
          </table:table-cell>
          <table:table-cell table:number-columns-repeated="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170796">
            <text:p>0,00170796</text:p>
          </table:table-cell>
          <table:table-cell table:number-columns-repeated="5" office:value-type="float" office:value="0">
            <text:p>0</text:p>
          </table:table-cell>
          <table:table-cell office:value-type="float" office:value="43.4557">
            <text:p>43,4557</text:p>
          </table:table-cell>
          <table:table-cell office:value-type="float" office:value="50.6242">
            <text:p>50,6242</text:p>
          </table:table-cell>
          <table:table-cell table:number-columns-repeated="2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0.00174623">
            <text:p>0,00174623</text:p>
          </table:table-cell>
          <table:table-cell table:number-columns-repeated="5" office:value-type="float" office:value="0">
            <text:p>0</text:p>
          </table:table-cell>
          <table:table-cell office:value-type="float" office:value="56.7765">
            <text:p>56,7765</text:p>
          </table:table-cell>
          <table:table-cell office:value-type="float" office:value="50.655">
            <text:p>50,655</text:p>
          </table:table-cell>
          <table:table-cell table:number-columns-repeated="2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0.00211548">
            <text:p>0,00211548</text:p>
          </table:table-cell>
          <table:table-cell table:number-columns-repeated="5" office:value-type="float" office:value="0">
            <text:p>0</text:p>
          </table:table-cell>
          <table:table-cell office:value-type="float" office:value="51.6178">
            <text:p>51,6178</text:p>
          </table:table-cell>
          <table:table-cell office:value-type="float" office:value="50.6598">
            <text:p>50,6598</text:p>
          </table:table-cell>
          <table:table-cell table:number-columns-repeated="2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0.00175943">
            <text:p>0,00175943</text:p>
          </table:table-cell>
          <table:table-cell table:number-columns-repeated="5" office:value-type="float" office:value="0">
            <text:p>0</text:p>
          </table:table-cell>
          <table:table-cell office:value-type="float" office:value="45.4914">
            <text:p>45,4914</text:p>
          </table:table-cell>
          <table:table-cell office:value-type="float" office:value="50.6342">
            <text:p>50,6342</text:p>
          </table:table-cell>
          <table:table-cell table:number-columns-repeated="2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0.00169015">
            <text:p>0,00169015</text:p>
          </table:table-cell>
          <table:table-cell table:number-columns-repeated="5" office:value-type="float" office:value="0">
            <text:p>0</text:p>
          </table:table-cell>
          <table:table-cell office:value-type="float" office:value="62.5539">
            <text:p>62,5539</text:p>
          </table:table-cell>
          <table:table-cell office:value-type="float" office:value="50.6929">
            <text:p>50,6929</text:p>
          </table:table-cell>
          <table:table-cell table:number-columns-repeated="2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0173443">
            <text:p>0,00173443</text:p>
          </table:table-cell>
          <table:table-cell table:number-columns-repeated="5" office:value-type="float" office:value="0">
            <text:p>0</text:p>
          </table:table-cell>
          <table:table-cell office:value-type="float" office:value="55.8221">
            <text:p>55,8221</text:p>
          </table:table-cell>
          <table:table-cell office:value-type="float" office:value="50.718">
            <text:p>50,718</text:p>
          </table:table-cell>
          <table:table-cell table:number-columns-repeated="2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0.00171033">
            <text:p>0,00171033</text:p>
          </table:table-cell>
          <table:table-cell table:number-columns-repeated="5" office:value-type="float" office:value="0">
            <text:p>0</text:p>
          </table:table-cell>
          <table:table-cell office:value-type="float" office:value="55.7072">
            <text:p>55,7072</text:p>
          </table:table-cell>
          <table:table-cell office:value-type="float" office:value="50.7424">
            <text:p>50,7424</text:p>
          </table:table-cell>
          <table:table-cell table:number-columns-repeated="2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0.00158951">
            <text:p>0,00158951</text:p>
          </table:table-cell>
          <table:table-cell table:number-columns-repeated="5" office:value-type="float" office:value="0">
            <text:p>0</text:p>
          </table:table-cell>
          <table:table-cell office:value-type="float" office:value="57.8804">
            <text:p>57,8804</text:p>
          </table:table-cell>
          <table:table-cell office:value-type="float" office:value="50.777">
            <text:p>50,777</text:p>
          </table:table-cell>
          <table:table-cell table:number-columns-repeated="2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0.00233576">
            <text:p>0,00233576</text:p>
          </table:table-cell>
          <table:table-cell table:number-columns-repeated="5" office:value-type="float" office:value="0">
            <text:p>0</text:p>
          </table:table-cell>
          <table:table-cell office:value-type="float" office:value="47.7967">
            <text:p>47,7967</text:p>
          </table:table-cell>
          <table:table-cell office:value-type="float" office:value="50.7626">
            <text:p>50,7626</text:p>
          </table:table-cell>
          <table:table-cell table:number-columns-repeated="2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0.00205996">
            <text:p>0,00205996</text:p>
          </table:table-cell>
          <table:table-cell table:number-columns-repeated="5" office:value-type="float" office:value="0">
            <text:p>0</text:p>
          </table:table-cell>
          <table:table-cell office:value-type="float" office:value="50.3627">
            <text:p>50,3627</text:p>
          </table:table-cell>
          <table:table-cell office:value-type="float" office:value="50.7607">
            <text:p>50,7607</text:p>
          </table:table-cell>
          <table:table-cell table:number-columns-repeated="2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0162904">
            <text:p>0,00162904</text:p>
          </table:table-cell>
          <table:table-cell table:number-columns-repeated="5" office:value-type="float" office:value="0">
            <text:p>0</text:p>
          </table:table-cell>
          <table:table-cell office:value-type="float" office:value="61.6483">
            <text:p>61,6483</text:p>
          </table:table-cell>
          <table:table-cell office:value-type="float" office:value="50.8128">
            <text:p>50,8128</text:p>
          </table:table-cell>
          <table:table-cell table:number-columns-repeated="2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.00160976">
            <text:p>0,00160976</text:p>
          </table:table-cell>
          <table:table-cell table:number-columns-repeated="5" office:value-type="float" office:value="0">
            <text:p>0</text:p>
          </table:table-cell>
          <table:table-cell office:value-type="float" office:value="63.8772">
            <text:p>63,8772</text:p>
          </table:table-cell>
          <table:table-cell office:value-type="float" office:value="50.875">
            <text:p>50,875</text:p>
          </table:table-cell>
          <table:table-cell table:number-columns-repeated="2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.00168889">
            <text:p>0,00168889</text:p>
          </table:table-cell>
          <table:table-cell table:number-columns-repeated="5" office:value-type="float" office:value="0">
            <text:p>0</text:p>
          </table:table-cell>
          <table:table-cell office:value-type="float" office:value="43.6738">
            <text:p>43,6738</text:p>
          </table:table-cell>
          <table:table-cell office:value-type="float" office:value="50.8409">
            <text:p>50,8409</text:p>
          </table:table-cell>
          <table:table-cell table:number-columns-repeated="2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0.00166871">
            <text:p>0,00166871</text:p>
          </table:table-cell>
          <table:table-cell table:number-columns-repeated="5" office:value-type="float" office:value="0">
            <text:p>0</text:p>
          </table:table-cell>
          <table:table-cell office:value-type="float" office:value="48.2137">
            <text:p>48,2137</text:p>
          </table:table-cell>
          <table:table-cell office:value-type="float" office:value="50.8285">
            <text:p>50,8285</text:p>
          </table:table-cell>
          <table:table-cell table:number-columns-repeated="2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0.00196581">
            <text:p>0,00196581</text:p>
          </table:table-cell>
          <table:table-cell table:number-columns-repeated="5" office:value-type="float" office:value="0">
            <text:p>0</text:p>
          </table:table-cell>
          <table:table-cell office:value-type="float" office:value="59.0522">
            <text:p>59,0522</text:p>
          </table:table-cell>
          <table:table-cell office:value-type="float" office:value="50.8671">
            <text:p>50,8671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019501">
            <text:p>0,0019501</text:p>
          </table:table-cell>
          <table:table-cell table:number-columns-repeated="5" office:value-type="float" office:value="0">
            <text:p>0</text:p>
          </table:table-cell>
          <table:table-cell office:value-type="float" office:value="65.9596">
            <text:p>65,9596</text:p>
          </table:table-cell>
          <table:table-cell office:value-type="float" office:value="50.9376">
            <text:p>50,9376</text:p>
          </table:table-cell>
          <table:table-cell table:number-columns-repeated="2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0.00159391">
            <text:p>0,00159391</text:p>
          </table:table-cell>
          <table:table-cell table:number-columns-repeated="5" office:value-type="float" office:value="0">
            <text:p>0</text:p>
          </table:table-cell>
          <table:table-cell office:value-type="float" office:value="66.3089">
            <text:p>66,3089</text:p>
          </table:table-cell>
          <table:table-cell office:value-type="float" office:value="51.0091">
            <text:p>51,0091</text:p>
          </table:table-cell>
          <table:table-cell table:number-columns-repeated="2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0.00166277">
            <text:p>0,00166277</text:p>
          </table:table-cell>
          <table:table-cell table:number-columns-repeated="5" office:value-type="float" office:value="0">
            <text:p>0</text:p>
          </table:table-cell>
          <table:table-cell office:value-type="float" office:value="67.4586">
            <text:p>67,4586</text:p>
          </table:table-cell>
          <table:table-cell office:value-type="float" office:value="51.0853">
            <text:p>51,0853</text:p>
          </table:table-cell>
          <table:table-cell table:number-columns-repeated="2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0.00174316">
            <text:p>0,00174316</text:p>
          </table:table-cell>
          <table:table-cell table:number-columns-repeated="5" office:value-type="float" office:value="0">
            <text:p>0</text:p>
          </table:table-cell>
          <table:table-cell office:value-type="float" office:value="64.4782">
            <text:p>64,4782</text:p>
          </table:table-cell>
          <table:table-cell office:value-type="float" office:value="51.147">
            <text:p>51,147</text:p>
          </table:table-cell>
          <table:table-cell table:number-columns-repeated="2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0.00161458">
            <text:p>0,00161458</text:p>
          </table:table-cell>
          <table:table-cell table:number-columns-repeated="5" office:value-type="float" office:value="0">
            <text:p>0</text:p>
          </table:table-cell>
          <table:table-cell office:value-type="float" office:value="66.4055">
            <text:p>66,4055</text:p>
          </table:table-cell>
          <table:table-cell office:value-type="float" office:value="51.217">
            <text:p>51,217</text:p>
          </table:table-cell>
          <table:table-cell table:number-columns-repeated="2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0158197">
            <text:p>0,00158197</text:p>
          </table:table-cell>
          <table:table-cell table:number-columns-repeated="5" office:value-type="float" office:value="0">
            <text:p>0</text:p>
          </table:table-cell>
          <table:table-cell office:value-type="float" office:value="68.3568">
            <text:p>68,3568</text:p>
          </table:table-cell>
          <table:table-cell office:value-type="float" office:value="51.2953">
            <text:p>51,2953</text:p>
          </table:table-cell>
          <table:table-cell table:number-columns-repeated="2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0.00158623">
            <text:p>0,00158623</text:p>
          </table:table-cell>
          <table:table-cell table:number-columns-repeated="5" office:value-type="float" office:value="0">
            <text:p>0</text:p>
          </table:table-cell>
          <table:table-cell office:value-type="float" office:value="31.7298">
            <text:p>31,7298</text:p>
          </table:table-cell>
          <table:table-cell office:value-type="float" office:value="51.2063">
            <text:p>51,2063</text:p>
          </table:table-cell>
          <table:table-cell table:number-columns-repeated="2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0.00182369">
            <text:p>0,00182369</text:p>
          </table:table-cell>
          <table:table-cell table:number-columns-repeated="5" office:value-type="float" office:value="0">
            <text:p>0</text:p>
          </table:table-cell>
          <table:table-cell office:value-type="float" office:value="25.4213">
            <text:p>25,4213</text:p>
          </table:table-cell>
          <table:table-cell office:value-type="float" office:value="51.0896">
            <text:p>51,0896</text:p>
          </table:table-cell>
          <table:table-cell table:number-columns-repeated="2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0.00159098">
            <text:p>0,00159098</text:p>
          </table:table-cell>
          <table:table-cell table:number-columns-repeated="5" office:value-type="float" office:value="0">
            <text:p>0</text:p>
          </table:table-cell>
          <table:table-cell office:value-type="float" office:value="30.8425">
            <text:p>30,8425</text:p>
          </table:table-cell>
          <table:table-cell office:value-type="float" office:value="50.9984">
            <text:p>50,9984</text:p>
          </table:table-cell>
          <table:table-cell table:number-columns-repeated="2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0.00163023">
            <text:p>0,00163023</text:p>
          </table:table-cell>
          <table:table-cell table:number-columns-repeated="5" office:value-type="float" office:value="0">
            <text:p>0</text:p>
          </table:table-cell>
          <table:table-cell office:value-type="float" office:value="27.0184">
            <text:p>27,0184</text:p>
          </table:table-cell>
          <table:table-cell office:value-type="float" office:value="50.8909">
            <text:p>50,8909</text:p>
          </table:table-cell>
          <table:table-cell table:number-columns-repeated="2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0157792">
            <text:p>0,00157792</text:p>
          </table:table-cell>
          <table:table-cell table:number-columns-repeated="5" office:value-type="float" office:value="0">
            <text:p>0</text:p>
          </table:table-cell>
          <table:table-cell office:value-type="float" office:value="29.0209">
            <text:p>29,0209</text:p>
          </table:table-cell>
          <table:table-cell office:value-type="float" office:value="50.7933">
            <text:p>50,7933</text:p>
          </table:table-cell>
          <table:table-cell table:number-columns-repeated="2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.00163421">
            <text:p>0,00163421</text:p>
          </table:table-cell>
          <table:table-cell table:number-columns-repeated="5" office:value-type="float" office:value="0">
            <text:p>0</text:p>
          </table:table-cell>
          <table:table-cell office:value-type="float" office:value="26.259">
            <text:p>26,259</text:p>
          </table:table-cell>
          <table:table-cell office:value-type="float" office:value="50.6842">
            <text:p>50,6842</text:p>
          </table:table-cell>
          <table:table-cell table:number-columns-repeated="2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0.0015907">
            <text:p>0,0015907</text:p>
          </table:table-cell>
          <table:table-cell table:number-columns-repeated="5" office:value-type="float" office:value="0">
            <text:p>0</text:p>
          </table:table-cell>
          <table:table-cell office:value-type="float" office:value="30.3454">
            <text:p>30,3454</text:p>
          </table:table-cell>
          <table:table-cell office:value-type="float" office:value="50.5942">
            <text:p>50,5942</text:p>
          </table:table-cell>
          <table:table-cell table:number-columns-repeated="2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0.00163211">
            <text:p>0,00163211</text:p>
          </table:table-cell>
          <table:table-cell table:number-columns-repeated="5" office:value-type="float" office:value="0">
            <text:p>0</text:p>
          </table:table-cell>
          <table:table-cell office:value-type="float" office:value="26.5944">
            <text:p>26,5944</text:p>
          </table:table-cell>
          <table:table-cell office:value-type="float" office:value="50.4885">
            <text:p>50,4885</text:p>
          </table:table-cell>
          <table:table-cell table:number-columns-repeated="2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0.00159042">
            <text:p>0,00159042</text:p>
          </table:table-cell>
          <table:table-cell table:number-columns-repeated="5" office:value-type="float" office:value="0">
            <text:p>0</text:p>
          </table:table-cell>
          <table:table-cell office:value-type="float" office:value="30.7834">
            <text:p>30,7834</text:p>
          </table:table-cell>
          <table:table-cell office:value-type="float" office:value="50.4021">
            <text:p>50,4021</text:p>
          </table:table-cell>
          <table:table-cell table:number-columns-repeated="2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0164468">
            <text:p>0,00164468</text:p>
          </table:table-cell>
          <table:table-cell table:number-columns-repeated="5" office:value-type="float" office:value="0">
            <text:p>0</text:p>
          </table:table-cell>
          <table:table-cell office:value-type="float" office:value="29.9968">
            <text:p>29,9968</text:p>
          </table:table-cell>
          <table:table-cell office:value-type="float" office:value="50.313">
            <text:p>50,313</text:p>
          </table:table-cell>
          <table:table-cell table:number-columns-repeated="2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.00195066">
            <text:p>0,00195066</text:p>
          </table:table-cell>
          <table:table-cell table:number-columns-repeated="5" office:value-type="float" office:value="0">
            <text:p>0</text:p>
          </table:table-cell>
          <table:table-cell office:value-type="float" office:value="25.7566">
            <text:p>25,7566</text:p>
          </table:table-cell>
          <table:table-cell office:value-type="float" office:value="50.2062">
            <text:p>50,2062</text:p>
          </table:table-cell>
          <table:table-cell table:number-columns-repeated="2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.00163016">
            <text:p>0,00163016</text:p>
          </table:table-cell>
          <table:table-cell office:value-type="float" office:value="0.0115116">
            <text:p>0,0115116</text:p>
          </table:table-cell>
          <table:table-cell office:value-type="float" office:value="0.000046025">
            <text:p>0,000046025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21.6235">
            <text:p>21,6235</text:p>
          </table:table-cell>
          <table:table-cell office:value-type="float" office:value="50.0825">
            <text:p>50,0825</text:p>
          </table:table-cell>
          <table:table-cell table:number-columns-repeated="2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0.00158232">
            <text:p>0,00158232</text:p>
          </table:table-cell>
          <table:table-cell office:value-type="float" office:value="0.0150755">
            <text:p>0,0150755</text:p>
          </table:table-cell>
          <table:table-cell office:value-type="float" office:value="0.000045257">
            <text:p>0,000045257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24.0454">
            <text:p>24,0454</text:p>
          </table:table-cell>
          <table:table-cell office:value-type="float" office:value="49.9702">
            <text:p>49,9702</text:p>
          </table:table-cell>
          <table:table-cell table:number-columns-repeated="2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0.0015849">
            <text:p>0,0015849</text:p>
          </table:table-cell>
          <table:table-cell office:value-type="float" office:value="0.0201927">
            <text:p>0,0201927</text:p>
          </table:table-cell>
          <table:table-cell office:value-type="float" office:value="0.000056781">
            <text:p>0,000056781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25.7526">
            <text:p>25,7526</text:p>
          </table:table-cell>
          <table:table-cell office:value-type="float" office:value="49.8663">
            <text:p>49,8663</text:p>
          </table:table-cell>
          <table:table-cell table:number-columns-repeated="2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0159398">
            <text:p>0,00159398</text:p>
          </table:table-cell>
          <table:table-cell office:value-type="float" office:value="0.0142071">
            <text:p>0,0142071</text:p>
          </table:table-cell>
          <table:table-cell office:value-type="float" office:value="0.000042952">
            <text:p>0,000042952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31.3776">
            <text:p>31,3776</text:p>
          </table:table-cell>
          <table:table-cell office:value-type="float" office:value="49.7873">
            <text:p>49,7873</text:p>
          </table:table-cell>
          <table:table-cell table:number-columns-repeated="2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0.00158707">
            <text:p>0,00158707</text:p>
          </table:table-cell>
          <table:table-cell office:value-type="float" office:value="0.0105023">
            <text:p>0,0105023</text:p>
          </table:table-cell>
          <table:table-cell office:value-type="float" office:value="0.000049308">
            <text:p>0,000049308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33.2348">
            <text:p>33,2348</text:p>
          </table:table-cell>
          <table:table-cell office:value-type="float" office:value="49.7169">
            <text:p>49,7169</text:p>
          </table:table-cell>
          <table:table-cell table:number-columns-repeated="2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.00158113">
            <text:p>0,00158113</text:p>
          </table:table-cell>
          <table:table-cell table:number-columns-repeated="5" office:value-type="float" office:value="0">
            <text:p>0</text:p>
          </table:table-cell>
          <table:table-cell office:value-type="float" office:value="37.1901">
            <text:p>37,1901</text:p>
          </table:table-cell>
          <table:table-cell office:value-type="float" office:value="49.6638">
            <text:p>49,6638</text:p>
          </table:table-cell>
          <table:table-cell table:number-columns-repeated="2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0.00164406">
            <text:p>0,00164406</text:p>
          </table:table-cell>
          <table:table-cell office:value-type="float" office:value="0.0149675">
            <text:p>0,0149675</text:p>
          </table:table-cell>
          <table:table-cell office:value-type="float" office:value="0.000067885">
            <text:p>0,000067885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19.4401">
            <text:p>19,4401</text:p>
          </table:table-cell>
          <table:table-cell office:value-type="float" office:value="49.5363">
            <text:p>49,5363</text:p>
          </table:table-cell>
          <table:table-cell table:number-columns-repeated="2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0.00227367">
            <text:p>0,00227367</text:p>
          </table:table-cell>
          <table:table-cell table:number-columns-repeated="5" office:value-type="float" office:value="0">
            <text:p>0</text:p>
          </table:table-cell>
          <table:table-cell office:value-type="float" office:value="46.933">
            <text:p>46,933</text:p>
          </table:table-cell>
          <table:table-cell office:value-type="float" office:value="49.5253">
            <text:p>49,5253</text:p>
          </table:table-cell>
          <table:table-cell table:number-columns-repeated="2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0200122">
            <text:p>0,00200122</text:p>
          </table:table-cell>
          <table:table-cell office:value-type="float" office:value="0.00700651">
            <text:p>0,00700651</text:p>
          </table:table-cell>
          <table:table-cell office:value-type="float" office:value="0.000072425">
            <text:p>0,000072425</text:p>
          </table:table-cell>
          <table:table-cell office:value-type="float" office:value="0.121961">
            <text:p>0,121961</text:p>
          </table:table-cell>
          <table:table-cell table:number-columns-repeated="2" office:value-type="float" office:value="0">
            <text:p>0</text:p>
          </table:table-cell>
          <table:table-cell office:value-type="float" office:value="35.5365">
            <text:p>35,5365</text:p>
          </table:table-cell>
          <table:table-cell office:value-type="float" office:value="49.4668">
            <text:p>49,4668</text:p>
          </table:table-cell>
          <table:table-cell table:number-columns-repeated="2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0.0016194">
            <text:p>0,0016194</text:p>
          </table:table-cell>
          <table:table-cell table:number-columns-repeated="5" office:value-type="float" office:value="0">
            <text:p>0</text:p>
          </table:table-cell>
          <table:table-cell office:value-type="float" office:value="56.6086">
            <text:p>56,6086</text:p>
          </table:table-cell>
          <table:table-cell office:value-type="float" office:value="49.4965">
            <text:p>49,4965</text:p>
          </table:table-cell>
          <table:table-cell table:number-columns-repeated="2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0.00167199">
            <text:p>0,00167199</text:p>
          </table:table-cell>
          <table:table-cell table:number-columns-repeated="5" office:value-type="float" office:value="0">
            <text:p>0</text:p>
          </table:table-cell>
          <table:table-cell office:value-type="float" office:value="56.2111">
            <text:p>56,2111</text:p>
          </table:table-cell>
          <table:table-cell office:value-type="float" office:value="49.5244">
            <text:p>49,5244</text:p>
          </table:table-cell>
          <table:table-cell table:number-columns-repeated="2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0.00170447">
            <text:p>0,00170447</text:p>
          </table:table-cell>
          <table:table-cell office:value-type="float" office:value="0.0365429">
            <text:p>0,0365429</text:p>
          </table:table-cell>
          <table:table-cell office:value-type="float" office:value="0.00115454">
            <text:p>0,00115454</text:p>
          </table:table-cell>
          <table:table-cell office:value-type="float" office:value="0.00646873">
            <text:p>0,00646873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16.3039">
            <text:p>16,3039</text:p>
          </table:table-cell>
          <table:table-cell office:value-type="float" office:value="49.3871">
            <text:p>49,3871</text:p>
          </table:table-cell>
          <table:table-cell table:number-columns-repeated="2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0.00199878">
            <text:p>0,00199878</text:p>
          </table:table-cell>
          <table:table-cell table:number-columns-repeated="5" office:value-type="float" office:value="0">
            <text:p>0</text:p>
          </table:table-cell>
          <table:table-cell office:value-type="float" office:value="56.0976">
            <text:p>56,0976</text:p>
          </table:table-cell>
          <table:table-cell office:value-type="float" office:value="49.4147">
            <text:p>49,4147</text:p>
          </table:table-cell>
          <table:table-cell table:number-columns-repeated="2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0280844">
            <text:p>0,00280844</text:p>
          </table:table-cell>
          <table:table-cell table:number-columns-repeated="5" office:value-type="float" office:value="0">
            <text:p>0</text:p>
          </table:table-cell>
          <table:table-cell office:value-type="float" office:value="50.6357">
            <text:p>50,6357</text:p>
          </table:table-cell>
          <table:table-cell office:value-type="float" office:value="49.4198">
            <text:p>49,4198</text:p>
          </table:table-cell>
          <table:table-cell table:number-columns-repeated="2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0.00163169">
            <text:p>0,00163169</text:p>
          </table:table-cell>
          <table:table-cell office:value-type="float" office:value="0.00516166">
            <text:p>0,00516166</text:p>
          </table:table-cell>
          <table:table-cell office:value-type="float" office:value="0.00007885">
            <text:p>0,00007885</text:p>
          </table:table-cell>
          <table:table-cell office:value-type="float" office:value="0.00646873">
            <text:p>0,00646873</text:p>
          </table:table-cell>
          <table:table-cell table:number-columns-repeated="2" office:value-type="float" office:value="0">
            <text:p>0</text:p>
          </table:table-cell>
          <table:table-cell office:value-type="float" office:value="41.9041">
            <text:p>41,9041</text:p>
          </table:table-cell>
          <table:table-cell office:value-type="float" office:value="49.3891">
            <text:p>49,3891</text:p>
          </table:table-cell>
          <table:table-cell table:number-columns-repeated="2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0.00171718">
            <text:p>0,00171718</text:p>
          </table:table-cell>
          <table:table-cell table:number-columns-repeated="5" office:value-type="float" office:value="0">
            <text:p>0</text:p>
          </table:table-cell>
          <table:table-cell office:value-type="float" office:value="54.8067">
            <text:p>54,8067</text:p>
          </table:table-cell>
          <table:table-cell office:value-type="float" office:value="49.4111">
            <text:p>49,4111</text:p>
          </table:table-cell>
          <table:table-cell table:number-columns-repeated="2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0.0016926">
            <text:p>0,0016926</text:p>
          </table:table-cell>
          <table:table-cell office:value-type="float" office:value="0.0193565">
            <text:p>0,0193565</text:p>
          </table:table-cell>
          <table:table-cell office:value-type="float" office:value="0.000074869">
            <text:p>0,000074869</text:p>
          </table:table-cell>
          <table:table-cell office:value-type="float" office:value="0.00646873">
            <text:p>0,00646873</text:p>
          </table:table-cell>
          <table:table-cell table:number-columns-repeated="2" office:value-type="float" office:value="0">
            <text:p>0</text:p>
          </table:table-cell>
          <table:table-cell office:value-type="float" office:value="27.0871">
            <text:p>27,0871</text:p>
          </table:table-cell>
          <table:table-cell office:value-type="float" office:value="49.3207">
            <text:p>49,3207</text:p>
          </table:table-cell>
          <table:table-cell table:number-columns-repeated="2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0.00159342">
            <text:p>0,00159342</text:p>
          </table:table-cell>
          <table:table-cell office:value-type="float" office:value="0.00961165">
            <text:p>0,00961165</text:p>
          </table:table-cell>
          <table:table-cell office:value-type="float" office:value="0.00013172">
            <text:p>0,00013172</text:p>
          </table:table-cell>
          <table:table-cell office:value-type="float" office:value="0.00646873">
            <text:p>0,00646873</text:p>
          </table:table-cell>
          <table:table-cell table:number-columns-repeated="2" office:value-type="float" office:value="0">
            <text:p>0</text:p>
          </table:table-cell>
          <table:table-cell office:value-type="float" office:value="34.3219">
            <text:p>34,3219</text:p>
          </table:table-cell>
          <table:table-cell office:value-type="float" office:value="49.2602">
            <text:p>49,2602</text:p>
          </table:table-cell>
          <table:table-cell table:number-columns-repeated="2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0178653">
            <text:p>0,00178653</text:p>
          </table:table-cell>
          <table:table-cell office:value-type="float" office:value="0.0174826">
            <text:p>0,0174826</text:p>
          </table:table-cell>
          <table:table-cell office:value-type="float" office:value="0.000069771">
            <text:p>0,000069771</text:p>
          </table:table-cell>
          <table:table-cell office:value-type="float" office:value="0.00646873">
            <text:p>0,00646873</text:p>
          </table:table-cell>
          <table:table-cell table:number-columns-repeated="2" office:value-type="float" office:value="0">
            <text:p>0</text:p>
          </table:table-cell>
          <table:table-cell office:value-type="float" office:value="28.1889">
            <text:p>28,1889</text:p>
          </table:table-cell>
          <table:table-cell office:value-type="float" office:value="49.1756">
            <text:p>49,1756</text:p>
          </table:table-cell>
          <table:table-cell table:number-columns-repeated="2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.0018079">
            <text:p>0,0018079</text:p>
          </table:table-cell>
          <table:table-cell office:value-type="float" office:value="0.0305091">
            <text:p>0,0305091</text:p>
          </table:table-cell>
          <table:table-cell office:value-type="float" office:value="0.00102869">
            <text:p>0,00102869</text:p>
          </table:table-cell>
          <table:table-cell office:value-type="float" office:value="0.00809058">
            <text:p>0,00809058</text:p>
          </table:table-cell>
          <table:table-cell office:value-type="float" office:value="0.000003352">
            <text:p>0,000003352</text:p>
          </table:table-cell>
          <table:table-cell office:value-type="float" office:value="0">
            <text:p>0</text:p>
          </table:table-cell>
          <table:table-cell office:value-type="float" office:value="17.4374">
            <text:p>17,4374</text:p>
          </table:table-cell>
          <table:table-cell office:value-type="float" office:value="49.0487">
            <text:p>49,0487</text:p>
          </table:table-cell>
          <table:table-cell table:number-columns-repeated="2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0.00163134">
            <text:p>0,00163134</text:p>
          </table:table-cell>
          <table:table-cell office:value-type="float" office:value="0.0328272">
            <text:p>0,0328272</text:p>
          </table:table-cell>
          <table:table-cell office:value-type="float" office:value="0.000826496">
            <text:p>0,000826496</text:p>
          </table:table-cell>
          <table:table-cell office:value-type="float" office:value="0.00209495">
            <text:p>0,00209495</text:p>
          </table:table-cell>
          <table:table-cell office:value-type="float" office:value="0.000003143">
            <text:p>0,000003143</text:p>
          </table:table-cell>
          <table:table-cell office:value-type="float" office:value="0">
            <text:p>0</text:p>
          </table:table-cell>
          <table:table-cell office:value-type="float" office:value="18.3412">
            <text:p>18,3412</text:p>
          </table:table-cell>
          <table:table-cell office:value-type="float" office:value="48.9263">
            <text:p>48,9263</text:p>
          </table:table-cell>
          <table:table-cell table:number-columns-repeated="2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0.00158909">
            <text:p>0,00158909</text:p>
          </table:table-cell>
          <table:table-cell office:value-type="float" office:value="0.0309098">
            <text:p>0,0309098</text:p>
          </table:table-cell>
          <table:table-cell office:value-type="float" office:value="0.000069631">
            <text:p>0,000069631</text:p>
          </table:table-cell>
          <table:table-cell office:value-type="float" office:value="0.00209495">
            <text:p>0,00209495</text:p>
          </table:table-cell>
          <table:table-cell table:number-columns-repeated="2" office:value-type="float" office:value="0">
            <text:p>0</text:p>
          </table:table-cell>
          <table:table-cell office:value-type="float" office:value="20.942">
            <text:p>20,942</text:p>
          </table:table-cell>
          <table:table-cell office:value-type="float" office:value="48.8153">
            <text:p>48,8153</text:p>
          </table:table-cell>
          <table:table-cell table:number-columns-repeated="2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0.00161703">
            <text:p>0,00161703</text:p>
          </table:table-cell>
          <table:table-cell office:value-type="float" office:value="0.0517243">
            <text:p>0,0517243</text:p>
          </table:table-cell>
          <table:table-cell office:value-type="float" office:value="0.00120867">
            <text:p>0,00120867</text:p>
          </table:table-cell>
          <table:table-cell office:value-type="float" office:value="0.00712559">
            <text:p>0,00712559</text:p>
          </table:table-cell>
          <table:table-cell office:value-type="float" office:value="0.000002444">
            <text:p>0,000002444</text:p>
          </table:table-cell>
          <table:table-cell office:value-type="float" office:value="0">
            <text:p>0</text:p>
          </table:table-cell>
          <table:table-cell office:value-type="float" office:value="13.1201">
            <text:p>13,1201</text:p>
          </table:table-cell>
          <table:table-cell office:value-type="float" office:value="48.6742">
            <text:p>48,6742</text:p>
          </table:table-cell>
          <table:table-cell table:number-columns-repeated="2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016824">
            <text:p>0,0016824</text:p>
          </table:table-cell>
          <table:table-cell office:value-type="float" office:value="0.0453034">
            <text:p>0,0453034</text:p>
          </table:table-cell>
          <table:table-cell office:value-type="float" office:value="0.00147022">
            <text:p>0,00147022</text:p>
          </table:table-cell>
          <table:table-cell office:value-type="float" office:value="0.0363814">
            <text:p>0,0363814</text:p>
          </table:table-cell>
          <table:table-cell office:value-type="float" office:value="0.000003003">
            <text:p>0,000003003</text:p>
          </table:table-cell>
          <table:table-cell office:value-type="float" office:value="0">
            <text:p>0</text:p>
          </table:table-cell>
          <table:table-cell office:value-type="float" office:value="9.79412">
            <text:p>9,79412</text:p>
          </table:table-cell>
          <table:table-cell office:value-type="float" office:value="48.5211">
            <text:p>48,5211</text:p>
          </table:table-cell>
          <table:table-cell table:number-columns-repeated="2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157449">
            <text:p>0,00157449</text:p>
          </table:table-cell>
          <table:table-cell office:value-type="float" office:value="0.0544066">
            <text:p>0,0544066</text:p>
          </table:table-cell>
          <table:table-cell office:value-type="float" office:value="0.00503469">
            <text:p>0,00503469</text:p>
          </table:table-cell>
          <table:table-cell office:value-type="float" office:value="0.139854">
            <text:p>0,139854</text:p>
          </table:table-cell>
          <table:table-cell office:value-type="float" office:value="0.000006077">
            <text:p>0,000006077</text:p>
          </table:table-cell>
          <table:table-cell office:value-type="float" office:value="0.00893524">
            <text:p>0,00893524</text:p>
          </table:table-cell>
          <table:table-cell office:value-type="float" office:value="4.43607">
            <text:p>4,43607</text:p>
          </table:table-cell>
          <table:table-cell office:value-type="float" office:value="48.3482">
            <text:p>48,3482</text:p>
          </table:table-cell>
          <table:table-cell table:number-columns-repeated="2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0.00163211">
            <text:p>0,00163211</text:p>
          </table:table-cell>
          <table:table-cell office:value-type="float" office:value="0.0593047">
            <text:p>0,0593047</text:p>
          </table:table-cell>
          <table:table-cell office:value-type="float" office:value="0.0058512">
            <text:p>0,0058512</text:p>
          </table:table-cell>
          <table:table-cell office:value-type="float" office:value="0.122612">
            <text:p>0,122612</text:p>
          </table:table-cell>
          <table:table-cell office:value-type="float" office:value="0.000003073">
            <text:p>0,000003073</text:p>
          </table:table-cell>
          <table:table-cell office:value-type="float" office:value="0.00882935">
            <text:p>0,00882935</text:p>
          </table:table-cell>
          <table:table-cell office:value-type="float" office:value="4.64784">
            <text:p>4,64784</text:p>
          </table:table-cell>
          <table:table-cell office:value-type="float" office:value="48.1775">
            <text:p>48,1775</text:p>
          </table:table-cell>
          <table:table-cell table:number-columns-repeated="2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0.0048802">
            <text:p>0,0048802</text:p>
          </table:table-cell>
          <table:table-cell office:value-type="float" office:value="0.0585795">
            <text:p>0,0585795</text:p>
          </table:table-cell>
          <table:table-cell office:value-type="float" office:value="0.00439907">
            <text:p>0,00439907</text:p>
          </table:table-cell>
          <table:table-cell office:value-type="float" office:value="0.122505">
            <text:p>0,122505</text:p>
          </table:table-cell>
          <table:table-cell office:value-type="float" office:value="0.000003631">
            <text:p>0,000003631</text:p>
          </table:table-cell>
          <table:table-cell office:value-type="float" office:value="0.00881916">
            <text:p>0,00881916</text:p>
          </table:table-cell>
          <table:table-cell office:value-type="float" office:value="4.65211">
            <text:p>4,65211</text:p>
          </table:table-cell>
          <table:table-cell office:value-type="float" office:value="48.0082">
            <text:p>48,0082</text:p>
          </table:table-cell>
          <table:table-cell table:number-columns-repeated="2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0.00205863">
            <text:p>0,00205863</text:p>
          </table:table-cell>
          <table:table-cell office:value-type="float" office:value="0.079051">
            <text:p>0,079051</text:p>
          </table:table-cell>
          <table:table-cell office:value-type="float" office:value="0.00540729">
            <text:p>0,00540729</text:p>
          </table:table-cell>
          <table:table-cell office:value-type="float" office:value="0.154827">
            <text:p>0,154827</text:p>
          </table:table-cell>
          <table:table-cell office:value-type="float" office:value="0.000002933">
            <text:p>0,000002933</text:p>
          </table:table-cell>
          <table:table-cell office:value-type="float" office:value="0.00895207">
            <text:p>0,00895207</text:p>
          </table:table-cell>
          <table:table-cell office:value-type="float" office:value="3.69352">
            <text:p>3,69352</text:p>
          </table:table-cell>
          <table:table-cell office:value-type="float" office:value="47.8364">
            <text:p>47,8364</text:p>
          </table:table-cell>
          <table:table-cell table:number-columns-repeated="2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016539">
            <text:p>0,0016539</text:p>
          </table:table-cell>
          <table:table-cell office:value-type="float" office:value="0.0659012">
            <text:p>0,0659012</text:p>
          </table:table-cell>
          <table:table-cell office:value-type="float" office:value="0.00608796">
            <text:p>0,00608796</text:p>
          </table:table-cell>
          <table:table-cell office:value-type="float" office:value="0.123103">
            <text:p>0,123103</text:p>
          </table:table-cell>
          <table:table-cell office:value-type="float" office:value="0.000003701">
            <text:p>0,000003701</text:p>
          </table:table-cell>
          <table:table-cell office:value-type="float" office:value="0.0088772">
            <text:p>0,0088772</text:p>
          </table:table-cell>
          <table:table-cell office:value-type="float" office:value="4.38776">
            <text:p>4,38776</text:p>
          </table:table-cell>
          <table:table-cell office:value-type="float" office:value="47.6686">
            <text:p>47,6686</text:p>
          </table:table-cell>
          <table:table-cell table:number-columns-repeated="2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0.00171438">
            <text:p>0,00171438</text:p>
          </table:table-cell>
          <table:table-cell office:value-type="float" office:value="0.067328">
            <text:p>0,067328</text:p>
          </table:table-cell>
          <table:table-cell office:value-type="float" office:value="0.00385969">
            <text:p>0,00385969</text:p>
          </table:table-cell>
          <table:table-cell office:value-type="float" office:value="0.123571">
            <text:p>0,123571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4.57427">
            <text:p>4,57427</text:p>
          </table:table-cell>
          <table:table-cell office:value-type="float" office:value="47.5029">
            <text:p>47,5029</text:p>
          </table:table-cell>
          <table:table-cell table:number-columns-repeated="2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0.0023734">
            <text:p>0,0023734</text:p>
          </table:table-cell>
          <table:table-cell office:value-type="float" office:value="0.0662699">
            <text:p>0,0662699</text:p>
          </table:table-cell>
          <table:table-cell office:value-type="float" office:value="0.00287402">
            <text:p>0,00287402</text:p>
          </table:table-cell>
          <table:table-cell office:value-type="float" office:value="0.121252">
            <text:p>0,121252</text:p>
          </table:table-cell>
          <table:table-cell office:value-type="float" office:value="0.000002515">
            <text:p>0,000002515</text:p>
          </table:table-cell>
          <table:table-cell office:value-type="float" office:value="0">
            <text:p>0</text:p>
          </table:table-cell>
          <table:table-cell office:value-type="float" office:value="4.68698">
            <text:p>4,68698</text:p>
          </table:table-cell>
          <table:table-cell office:value-type="float" office:value="47.3389">
            <text:p>47,3389</text:p>
          </table:table-cell>
          <table:table-cell table:number-columns-repeated="2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.00164392">
            <text:p>0,00164392</text:p>
          </table:table-cell>
          <table:table-cell office:value-type="float" office:value="0.0737347">
            <text:p>0,0737347</text:p>
          </table:table-cell>
          <table:table-cell office:value-type="float" office:value="0.00646427">
            <text:p>0,00646427</text:p>
          </table:table-cell>
          <table:table-cell office:value-type="float" office:value="0.0768075">
            <text:p>0,0768075</text:p>
          </table:table-cell>
          <table:table-cell office:value-type="float" office:value="0.000003422">
            <text:p>0,000003422</text:p>
          </table:table-cell>
          <table:table-cell office:value-type="float" office:value="0.00917598">
            <text:p>0,00917598</text:p>
          </table:table-cell>
          <table:table-cell office:value-type="float" office:value="5.36009">
            <text:p>5,36009</text:p>
          </table:table-cell>
          <table:table-cell office:value-type="float" office:value="47.1786">
            <text:p>47,1786</text:p>
          </table:table-cell>
          <table:table-cell table:number-columns-repeated="2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0.00164643">
            <text:p>0,00164643</text:p>
          </table:table-cell>
          <table:table-cell office:value-type="float" office:value="0.111497">
            <text:p>0,111497</text:p>
          </table:table-cell>
          <table:table-cell office:value-type="float" office:value="0.00487385">
            <text:p>0,00487385</text:p>
          </table:table-cell>
          <table:table-cell office:value-type="float" office:value="0.124104">
            <text:p>0,124104</text:p>
          </table:table-cell>
          <table:table-cell office:value-type="float" office:value="0.000003213">
            <text:p>0,000003213</text:p>
          </table:table-cell>
          <table:table-cell office:value-type="float" office:value="0">
            <text:p>0</text:p>
          </table:table-cell>
          <table:table-cell office:value-type="float" office:value="3.79716">
            <text:p>3,79716</text:p>
          </table:table-cell>
          <table:table-cell office:value-type="float" office:value="47.0137">
            <text:p>47,0137</text:p>
          </table:table-cell>
          <table:table-cell table:number-columns-repeated="2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0164587">
            <text:p>0,00164587</text:p>
          </table:table-cell>
          <table:table-cell office:value-type="float" office:value="0.0928571">
            <text:p>0,0928571</text:p>
          </table:table-cell>
          <table:table-cell office:value-type="float" office:value="0.0065962">
            <text:p>0,0065962</text:p>
          </table:table-cell>
          <table:table-cell office:value-type="float" office:value="0.0672363">
            <text:p>0,0672363</text:p>
          </table:table-cell>
          <table:table-cell office:value-type="float" office:value="0.000003423">
            <text:p>0,000003423</text:p>
          </table:table-cell>
          <table:table-cell office:value-type="float" office:value="0.0089337">
            <text:p>0,0089337</text:p>
          </table:table-cell>
          <table:table-cell office:value-type="float" office:value="5.09139">
            <text:p>5,09139</text:p>
          </table:table-cell>
          <table:table-cell office:value-type="float" office:value="46.8549">
            <text:p>46,8549</text:p>
          </table:table-cell>
          <table:table-cell table:number-columns-repeated="2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.00155634">
            <text:p>0,00155634</text:p>
          </table:table-cell>
          <table:table-cell office:value-type="float" office:value="0.0671282">
            <text:p>0,0671282</text:p>
          </table:table-cell>
          <table:table-cell office:value-type="float" office:value="0.00334712">
            <text:p>0,00334712</text:p>
          </table:table-cell>
          <table:table-cell office:value-type="float" office:value="0.134862">
            <text:p>0,134862</text:p>
          </table:table-cell>
          <table:table-cell office:value-type="float" office:value="0.000002933">
            <text:p>0,000002933</text:p>
          </table:table-cell>
          <table:table-cell office:value-type="float" office:value="0">
            <text:p>0</text:p>
          </table:table-cell>
          <table:table-cell office:value-type="float" office:value="4.49946">
            <text:p>4,49946</text:p>
          </table:table-cell>
          <table:table-cell office:value-type="float" office:value="46.6951">
            <text:p>46,6951</text:p>
          </table:table-cell>
          <table:table-cell table:number-columns-repeated="2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0.00162129">
            <text:p>0,00162129</text:p>
          </table:table-cell>
          <table:table-cell office:value-type="float" office:value="0.073297">
            <text:p>0,073297</text:p>
          </table:table-cell>
          <table:table-cell office:value-type="float" office:value="0.00623638">
            <text:p>0,00623638</text:p>
          </table:table-cell>
          <table:table-cell office:value-type="float" office:value="0.0348262">
            <text:p>0,0348262</text:p>
          </table:table-cell>
          <table:table-cell office:value-type="float" office:value="0.000003632">
            <text:p>0,000003632</text:p>
          </table:table-cell>
          <table:table-cell office:value-type="float" office:value="0.00898915">
            <text:p>0,00898915</text:p>
          </table:table-cell>
          <table:table-cell office:value-type="float" office:value="7.0363">
            <text:p>7,0363</text:p>
          </table:table-cell>
          <table:table-cell office:value-type="float" office:value="46.546">
            <text:p>46,546</text:p>
          </table:table-cell>
          <table:table-cell table:number-columns-repeated="2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0.0016502">
            <text:p>0,0016502</text:p>
          </table:table-cell>
          <table:table-cell office:value-type="float" office:value="0.0700872">
            <text:p>0,0700872</text:p>
          </table:table-cell>
          <table:table-cell office:value-type="float" office:value="0.00515838">
            <text:p>0,00515838</text:p>
          </table:table-cell>
          <table:table-cell office:value-type="float" office:value="0.0940178">
            <text:p>0,0940178</text:p>
          </table:table-cell>
          <table:table-cell office:value-type="float" office:value="0.000003283">
            <text:p>0,000003283</text:p>
          </table:table-cell>
          <table:table-cell office:value-type="float" office:value="0.00893139">
            <text:p>0,00893139</text:p>
          </table:table-cell>
          <table:table-cell office:value-type="float" office:value="5.02149">
            <text:p>5,02149</text:p>
          </table:table-cell>
          <table:table-cell office:value-type="float" office:value="46.3904">
            <text:p>46,3904</text:p>
          </table:table-cell>
          <table:table-cell table:number-columns-repeated="2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0.00161877">
            <text:p>0,00161877</text:p>
          </table:table-cell>
          <table:table-cell office:value-type="float" office:value="0.0722633">
            <text:p>0,0722633</text:p>
          </table:table-cell>
          <table:table-cell office:value-type="float" office:value="0.00570887">
            <text:p>0,00570887</text:p>
          </table:table-cell>
          <table:table-cell office:value-type="float" office:value="0.0235302">
            <text:p>0,0235302</text:p>
          </table:table-cell>
          <table:table-cell office:value-type="float" office:value="0.000003003">
            <text:p>0,000003003</text:p>
          </table:table-cell>
          <table:table-cell office:value-type="float" office:value="0.00890667">
            <text:p>0,00890667</text:p>
          </table:table-cell>
          <table:table-cell office:value-type="float" office:value="7.74516">
            <text:p>7,74516</text:p>
          </table:table-cell>
          <table:table-cell office:value-type="float" office:value="46.2462">
            <text:p>46,2462</text:p>
          </table:table-cell>
          <table:table-cell table:number-columns-repeated="2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0161263">
            <text:p>0,00161263</text:p>
          </table:table-cell>
          <table:table-cell office:value-type="float" office:value="0.0834989">
            <text:p>0,0834989</text:p>
          </table:table-cell>
          <table:table-cell office:value-type="float" office:value="0.00422586">
            <text:p>0,00422586</text:p>
          </table:table-cell>
          <table:table-cell office:value-type="float" office:value="0.123515">
            <text:p>0,123515</text:p>
          </table:table-cell>
          <table:table-cell office:value-type="float" office:value="0.000003632">
            <text:p>0,000003632</text:p>
          </table:table-cell>
          <table:table-cell office:value-type="float" office:value="0.00923255">
            <text:p>0,00923255</text:p>
          </table:table-cell>
          <table:table-cell office:value-type="float" office:value="4.1834">
            <text:p>4,1834</text:p>
          </table:table-cell>
          <table:table-cell office:value-type="float" office:value="46.0899">
            <text:p>46,0899</text:p>
          </table:table-cell>
          <table:table-cell table:number-columns-repeated="2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0.00176998">
            <text:p>0,00176998</text:p>
          </table:table-cell>
          <table:table-cell office:value-type="float" office:value="0.0803675">
            <text:p>0,0803675</text:p>
          </table:table-cell>
          <table:table-cell office:value-type="float" office:value="0.00616758">
            <text:p>0,00616758</text:p>
          </table:table-cell>
          <table:table-cell office:value-type="float" office:value="0.0128009">
            <text:p>0,0128009</text:p>
          </table:table-cell>
          <table:table-cell office:value-type="float" office:value="0.000002934">
            <text:p>0,000002934</text:p>
          </table:table-cell>
          <table:table-cell office:value-type="float" office:value="0.00880889">
            <text:p>0,00880889</text:p>
          </table:table-cell>
          <table:table-cell office:value-type="float" office:value="7.81042">
            <text:p>7,81042</text:p>
          </table:table-cell>
          <table:table-cell office:value-type="float" office:value="45.9481">
            <text:p>45,9481</text:p>
          </table:table-cell>
          <table:table-cell table:number-columns-repeated="2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0.00166584">
            <text:p>0,00166584</text:p>
          </table:table-cell>
          <table:table-cell office:value-type="float" office:value="0.0787822">
            <text:p>0,0787822</text:p>
          </table:table-cell>
          <table:table-cell office:value-type="float" office:value="0.00589541">
            <text:p>0,00589541</text:p>
          </table:table-cell>
          <table:table-cell office:value-type="float" office:value="0.0175753">
            <text:p>0,0175753</text:p>
          </table:table-cell>
          <table:table-cell office:value-type="float" office:value="0.000002863">
            <text:p>0,000002863</text:p>
          </table:table-cell>
          <table:table-cell office:value-type="float" office:value="0.00873675">
            <text:p>0,00873675</text:p>
          </table:table-cell>
          <table:table-cell office:value-type="float" office:value="7.73651">
            <text:p>7,73651</text:p>
          </table:table-cell>
          <table:table-cell office:value-type="float" office:value="45.8071">
            <text:p>45,8071</text:p>
          </table:table-cell>
          <table:table-cell table:number-columns-repeated="2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0.00164405">
            <text:p>0,00164405</text:p>
          </table:table-cell>
          <table:table-cell office:value-type="float" office:value="0.0869194">
            <text:p>0,0869194</text:p>
          </table:table-cell>
          <table:table-cell office:value-type="float" office:value="0.00640099">
            <text:p>0,00640099</text:p>
          </table:table-cell>
          <table:table-cell office:value-type="float" office:value="0.00766322">
            <text:p>0,00766322</text:p>
          </table:table-cell>
          <table:table-cell office:value-type="float" office:value="0.000002584">
            <text:p>0,000002584</text:p>
          </table:table-cell>
          <table:table-cell office:value-type="float" office:value="0.00938152">
            <text:p>0,00938152</text:p>
          </table:table-cell>
          <table:table-cell office:value-type="float" office:value="7.68669">
            <text:p>7,68669</text:p>
          </table:table-cell>
          <table:table-cell office:value-type="float" office:value="45.6669">
            <text:p>45,6669</text:p>
          </table:table-cell>
          <table:table-cell table:number-columns-repeated="2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0.00158797">
            <text:p>0,00158797</text:p>
          </table:table-cell>
          <table:table-cell office:value-type="float" office:value="0.0919224">
            <text:p>0,0919224</text:p>
          </table:table-cell>
          <table:table-cell office:value-type="float" office:value="0.00319864">
            <text:p>0,00319864</text:p>
          </table:table-cell>
          <table:table-cell office:value-type="float" office:value="0.122577">
            <text:p>0,122577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4.21534">
            <text:p>4,21534</text:p>
          </table:table-cell>
          <table:table-cell office:value-type="float" office:value="45.5151">
            <text:p>45,5151</text:p>
          </table:table-cell>
          <table:table-cell table:number-columns-repeated="2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0160243">
            <text:p>0,00160243</text:p>
          </table:table-cell>
          <table:table-cell office:value-type="float" office:value="0.0999217">
            <text:p>0,0999217</text:p>
          </table:table-cell>
          <table:table-cell office:value-type="float" office:value="0.00416112">
            <text:p>0,00416112</text:p>
          </table:table-cell>
          <table:table-cell office:value-type="float" office:value="0.122496">
            <text:p>0,122496</text:p>
          </table:table-cell>
          <table:table-cell office:value-type="float" office:value="0.000002863">
            <text:p>0,000002863</text:p>
          </table:table-cell>
          <table:table-cell office:value-type="float" office:value="0">
            <text:p>0</text:p>
          </table:table-cell>
          <table:table-cell office:value-type="float" office:value="4.14175">
            <text:p>4,14175</text:p>
          </table:table-cell>
          <table:table-cell office:value-type="float" office:value="45.3641">
            <text:p>45,3641</text:p>
          </table:table-cell>
          <table:table-cell table:number-columns-repeated="2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0.00171438">
            <text:p>0,00171438</text:p>
          </table:table-cell>
          <table:table-cell office:value-type="float" office:value="0.10935">
            <text:p>0,10935</text:p>
          </table:table-cell>
          <table:table-cell office:value-type="float" office:value="0.00584645">
            <text:p>0,00584645</text:p>
          </table:table-cell>
          <table:table-cell office:value-type="float" office:value="0.116958">
            <text:p>0,116958</text:p>
          </table:table-cell>
          <table:table-cell office:value-type="float" office:value="0.000003353">
            <text:p>0,000003353</text:p>
          </table:table-cell>
          <table:table-cell office:value-type="float" office:value="0.00921697">
            <text:p>0,00921697</text:p>
          </table:table-cell>
          <table:table-cell office:value-type="float" office:value="3.83828">
            <text:p>3,83828</text:p>
          </table:table-cell>
          <table:table-cell office:value-type="float" office:value="45.2131">
            <text:p>45,2131</text:p>
          </table:table-cell>
          <table:table-cell table:number-columns-repeated="2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0.00160669">
            <text:p>0,00160669</text:p>
          </table:table-cell>
          <table:table-cell office:value-type="float" office:value="0.098147">
            <text:p>0,098147</text:p>
          </table:table-cell>
          <table:table-cell office:value-type="float" office:value="0.00329">
            <text:p>0,00329</text:p>
          </table:table-cell>
          <table:table-cell office:value-type="float" office:value="0.14908">
            <text:p>0,14908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3.70292">
            <text:p>3,70292</text:p>
          </table:table-cell>
          <table:table-cell office:value-type="float" office:value="45.0627">
            <text:p>45,0627</text:p>
          </table:table-cell>
          <table:table-cell table:number-columns-repeated="2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0.00159244">
            <text:p>0,00159244</text:p>
          </table:table-cell>
          <table:table-cell office:value-type="float" office:value="0.120153">
            <text:p>0,120153</text:p>
          </table:table-cell>
          <table:table-cell office:value-type="float" office:value="0.00622597">
            <text:p>0,00622597</text:p>
          </table:table-cell>
          <table:table-cell office:value-type="float" office:value="0.105073">
            <text:p>0,105073</text:p>
          </table:table-cell>
          <table:table-cell office:value-type="float" office:value="0.000003772">
            <text:p>0,000003772</text:p>
          </table:table-cell>
          <table:table-cell office:value-type="float" office:value="0">
            <text:p>0</text:p>
          </table:table-cell>
          <table:table-cell office:value-type="float" office:value="3.95557">
            <text:p>3,95557</text:p>
          </table:table-cell>
          <table:table-cell office:value-type="float" office:value="44.9143">
            <text:p>44,9143</text:p>
          </table:table-cell>
          <table:table-cell table:number-columns-repeated="2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0.00201882">
            <text:p>0,00201882</text:p>
          </table:table-cell>
          <table:table-cell office:value-type="float" office:value="0.107289">
            <text:p>0,107289</text:p>
          </table:table-cell>
          <table:table-cell office:value-type="float" office:value="0.00591189">
            <text:p>0,00591189</text:p>
          </table:table-cell>
          <table:table-cell office:value-type="float" office:value="0.105857">
            <text:p>0,105857</text:p>
          </table:table-cell>
          <table:table-cell office:value-type="float" office:value="0.000002864">
            <text:p>0,000002864</text:p>
          </table:table-cell>
          <table:table-cell office:value-type="float" office:value="0.00918707">
            <text:p>0,00918707</text:p>
          </table:table-cell>
          <table:table-cell office:value-type="float" office:value="4.02267">
            <text:p>4,02267</text:p>
          </table:table-cell>
          <table:table-cell office:value-type="float" office:value="44.7672">
            <text:p>44,7672</text:p>
          </table:table-cell>
          <table:table-cell table:number-columns-repeated="2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0206813">
            <text:p>0,00206813</text:p>
          </table:table-cell>
          <table:table-cell office:value-type="float" office:value="0.102321">
            <text:p>0,102321</text:p>
          </table:table-cell>
          <table:table-cell office:value-type="float" office:value="0.00551331">
            <text:p>0,00551331</text:p>
          </table:table-cell>
          <table:table-cell office:value-type="float" office:value="0.0657647">
            <text:p>0,0657647</text:p>
          </table:table-cell>
          <table:table-cell office:value-type="float" office:value="0.000003142">
            <text:p>0,000003142</text:p>
          </table:table-cell>
          <table:table-cell office:value-type="float" office:value="0">
            <text:p>0</text:p>
          </table:table-cell>
          <table:table-cell office:value-type="float" office:value="5.19224">
            <text:p>5,19224</text:p>
          </table:table-cell>
          <table:table-cell office:value-type="float" office:value="44.6254">
            <text:p>44,6254</text:p>
          </table:table-cell>
          <table:table-cell table:number-columns-repeated="2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.00160494">
            <text:p>0,00160494</text:p>
          </table:table-cell>
          <table:table-cell office:value-type="float" office:value="0.109179">
            <text:p>0,109179</text:p>
          </table:table-cell>
          <table:table-cell office:value-type="float" office:value="0.00686626">
            <text:p>0,00686626</text:p>
          </table:table-cell>
          <table:table-cell office:value-type="float" office:value="0.0228633">
            <text:p>0,0228633</text:p>
          </table:table-cell>
          <table:table-cell office:value-type="float" office:value="0.000003143">
            <text:p>0,000003143</text:p>
          </table:table-cell>
          <table:table-cell office:value-type="float" office:value="0.00918107">
            <text:p>0,00918107</text:p>
          </table:table-cell>
          <table:table-cell office:value-type="float" office:value="6.02573">
            <text:p>6,02573</text:p>
          </table:table-cell>
          <table:table-cell office:value-type="float" office:value="44.4875">
            <text:p>44,4875</text:p>
          </table:table-cell>
          <table:table-cell table:number-columns-repeated="2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0.00159091">
            <text:p>0,00159091</text:p>
          </table:table-cell>
          <table:table-cell office:value-type="float" office:value="0.118725">
            <text:p>0,118725</text:p>
          </table:table-cell>
          <table:table-cell office:value-type="float" office:value="0.00574833">
            <text:p>0,00574833</text:p>
          </table:table-cell>
          <table:table-cell office:value-type="float" office:value="0.0987365">
            <text:p>0,0987365</text:p>
          </table:table-cell>
          <table:table-cell office:value-type="float" office:value="0.000003073">
            <text:p>0,000003073</text:p>
          </table:table-cell>
          <table:table-cell office:value-type="float" office:value="0.009131">
            <text:p>0,009131</text:p>
          </table:table-cell>
          <table:table-cell office:value-type="float" office:value="3.99442">
            <text:p>3,99442</text:p>
          </table:table-cell>
          <table:table-cell office:value-type="float" office:value="44.3434">
            <text:p>44,3434</text:p>
          </table:table-cell>
          <table:table-cell table:number-columns-repeated="2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0.0015768">
            <text:p>0,0015768</text:p>
          </table:table-cell>
          <table:table-cell office:value-type="float" office:value="0.108414">
            <text:p>0,108414</text:p>
          </table:table-cell>
          <table:table-cell office:value-type="float" office:value="0.00645079">
            <text:p>0,00645079</text:p>
          </table:table-cell>
          <table:table-cell office:value-type="float" office:value="0.0209412">
            <text:p>0,0209412</text:p>
          </table:table-cell>
          <table:table-cell office:value-type="float" office:value="0.000003212">
            <text:p>0,000003212</text:p>
          </table:table-cell>
          <table:table-cell office:value-type="float" office:value="0.00915984">
            <text:p>0,00915984</text:p>
          </table:table-cell>
          <table:table-cell office:value-type="float" office:value="6.11812">
            <text:p>6,11812</text:p>
          </table:table-cell>
          <table:table-cell office:value-type="float" office:value="44.2079">
            <text:p>44,2079</text:p>
          </table:table-cell>
          <table:table-cell table:number-columns-repeated="2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.00159573">
            <text:p>0,00159573</text:p>
          </table:table-cell>
          <table:table-cell office:value-type="float" office:value="0.111577">
            <text:p>0,111577</text:p>
          </table:table-cell>
          <table:table-cell office:value-type="float" office:value="0.00676444">
            <text:p>0,00676444</text:p>
          </table:table-cell>
          <table:table-cell office:value-type="float" office:value="0.00687821">
            <text:p>0,00687821</text:p>
          </table:table-cell>
          <table:table-cell office:value-type="float" office:value="0.000003073">
            <text:p>0,000003073</text:p>
          </table:table-cell>
          <table:table-cell office:value-type="float" office:value="0.00915943">
            <text:p>0,00915943</text:p>
          </table:table-cell>
          <table:table-cell office:value-type="float" office:value="6.50754">
            <text:p>6,50754</text:p>
          </table:table-cell>
          <table:table-cell office:value-type="float" office:value="44.0746">
            <text:p>44,0746</text:p>
          </table:table-cell>
          <table:table-cell table:number-columns-repeated="2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0327742">
            <text:p>0,00327742</text:p>
          </table:table-cell>
          <table:table-cell office:value-type="float" office:value="0.108562">
            <text:p>0,108562</text:p>
          </table:table-cell>
          <table:table-cell office:value-type="float" office:value="0.00624538">
            <text:p>0,00624538</text:p>
          </table:table-cell>
          <table:table-cell office:value-type="float" office:value="0.0322705">
            <text:p>0,0322705</text:p>
          </table:table-cell>
          <table:table-cell office:value-type="float" office:value="0.000003213">
            <text:p>0,000003213</text:p>
          </table:table-cell>
          <table:table-cell office:value-type="float" office:value="0.00914441">
            <text:p>0,00914441</text:p>
          </table:table-cell>
          <table:table-cell office:value-type="float" office:value="5.64191">
            <text:p>5,64191</text:p>
          </table:table-cell>
          <table:table-cell office:value-type="float" office:value="43.9393">
            <text:p>43,9393</text:p>
          </table:table-cell>
          <table:table-cell table:number-columns-repeated="2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0.00155152">
            <text:p>0,00155152</text:p>
          </table:table-cell>
          <table:table-cell office:value-type="float" office:value="0.113172">
            <text:p>0,113172</text:p>
          </table:table-cell>
          <table:table-cell office:value-type="float" office:value="0.00676528">
            <text:p>0,00676528</text:p>
          </table:table-cell>
          <table:table-cell office:value-type="float" office:value="0.0121235">
            <text:p>0,0121235</text:p>
          </table:table-cell>
          <table:table-cell office:value-type="float" office:value="0.000002933">
            <text:p>0,000002933</text:p>
          </table:table-cell>
          <table:table-cell office:value-type="float" office:value="0.00916026">
            <text:p>0,00916026</text:p>
          </table:table-cell>
          <table:table-cell office:value-type="float" office:value="6.31916">
            <text:p>6,31916</text:p>
          </table:table-cell>
          <table:table-cell office:value-type="float" office:value="43.8073">
            <text:p>43,8073</text:p>
          </table:table-cell>
          <table:table-cell table:number-columns-repeated="2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0.00159887">
            <text:p>0,00159887</text:p>
          </table:table-cell>
          <table:table-cell office:value-type="float" office:value="0.115897">
            <text:p>0,115897</text:p>
          </table:table-cell>
          <table:table-cell office:value-type="float" office:value="0.00657525">
            <text:p>0,00657525</text:p>
          </table:table-cell>
          <table:table-cell office:value-type="float" office:value="0.0221331">
            <text:p>0,0221331</text:p>
          </table:table-cell>
          <table:table-cell office:value-type="float" office:value="0.000003073">
            <text:p>0,000003073</text:p>
          </table:table-cell>
          <table:table-cell office:value-type="float" office:value="0">
            <text:p>0</text:p>
          </table:table-cell>
          <table:table-cell office:value-type="float" office:value="6.15036">
            <text:p>6,15036</text:p>
          </table:table-cell>
          <table:table-cell office:value-type="float" office:value="43.6756">
            <text:p>43,6756</text:p>
          </table:table-cell>
          <table:table-cell table:number-columns-repeated="2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0.00185875">
            <text:p>0,00185875</text:p>
          </table:table-cell>
          <table:table-cell office:value-type="float" office:value="0.113102">
            <text:p>0,113102</text:p>
          </table:table-cell>
          <table:table-cell office:value-type="float" office:value="0.00645344">
            <text:p>0,00645344</text:p>
          </table:table-cell>
          <table:table-cell office:value-type="float" office:value="0.018345">
            <text:p>0,018345</text:p>
          </table:table-cell>
          <table:table-cell office:value-type="float" office:value="0.000003073">
            <text:p>0,000003073</text:p>
          </table:table-cell>
          <table:table-cell office:value-type="float" office:value="0.00913274">
            <text:p>0,00913274</text:p>
          </table:table-cell>
          <table:table-cell office:value-type="float" office:value="6.06557">
            <text:p>6,06557</text:p>
          </table:table-cell>
          <table:table-cell office:value-type="float" office:value="43.5446">
            <text:p>43,5446</text:p>
          </table:table-cell>
          <table:table-cell table:number-columns-repeated="2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0.00156898">
            <text:p>0,00156898</text:p>
          </table:table-cell>
          <table:table-cell office:value-type="float" office:value="0.10439">
            <text:p>0,10439</text:p>
          </table:table-cell>
          <table:table-cell office:value-type="float" office:value="0.00637997">
            <text:p>0,00637997</text:p>
          </table:table-cell>
          <table:table-cell office:value-type="float" office:value="0.0556096">
            <text:p>0,0556096</text:p>
          </table:table-cell>
          <table:table-cell office:value-type="float" office:value="0.000003142">
            <text:p>0,000003142</text:p>
          </table:table-cell>
          <table:table-cell office:value-type="float" office:value="0">
            <text:p>0</text:p>
          </table:table-cell>
          <table:table-cell office:value-type="float" office:value="5.41905">
            <text:p>5,41905</text:p>
          </table:table-cell>
          <table:table-cell office:value-type="float" office:value="43.4122">
            <text:p>43,4122</text:p>
          </table:table-cell>
          <table:table-cell table:number-columns-repeated="2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0158204">
            <text:p>0,00158204</text:p>
          </table:table-cell>
          <table:table-cell office:value-type="float" office:value="0.0891935">
            <text:p>0,0891935</text:p>
          </table:table-cell>
          <table:table-cell office:value-type="float" office:value="0.00590072">
            <text:p>0,00590072</text:p>
          </table:table-cell>
          <table:table-cell office:value-type="float" office:value="0.0533196">
            <text:p>0,0533196</text:p>
          </table:table-cell>
          <table:table-cell office:value-type="float" office:value="0.000003212">
            <text:p>0,000003212</text:p>
          </table:table-cell>
          <table:table-cell office:value-type="float" office:value="0.00959349">
            <text:p>0,00959349</text:p>
          </table:table-cell>
          <table:table-cell office:value-type="float" office:value="5.64401">
            <text:p>5,64401</text:p>
          </table:table-cell>
          <table:table-cell office:value-type="float" office:value="43.2815">
            <text:p>43,2815</text:p>
          </table:table-cell>
          <table:table-cell table:number-columns-repeated="2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0.00174428">
            <text:p>0,00174428</text:p>
          </table:table-cell>
          <table:table-cell office:value-type="float" office:value="0.0887197">
            <text:p>0,0887197</text:p>
          </table:table-cell>
          <table:table-cell office:value-type="float" office:value="0.0061849">
            <text:p>0,0061849</text:p>
          </table:table-cell>
          <table:table-cell office:value-type="float" office:value="0.0576868">
            <text:p>0,0576868</text:p>
          </table:table-cell>
          <table:table-cell office:value-type="float" office:value="0.000003771">
            <text:p>0,000003771</text:p>
          </table:table-cell>
          <table:table-cell office:value-type="float" office:value="0.00867871">
            <text:p>0,00867871</text:p>
          </table:table-cell>
          <table:table-cell office:value-type="float" office:value="5.5292">
            <text:p>5,5292</text:p>
          </table:table-cell>
          <table:table-cell office:value-type="float" office:value="43.1514">
            <text:p>43,1514</text:p>
          </table:table-cell>
          <table:table-cell table:number-columns-repeated="2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0.00195876">
            <text:p>0,00195876</text:p>
          </table:table-cell>
          <table:table-cell office:value-type="float" office:value="0.0875584">
            <text:p>0,0875584</text:p>
          </table:table-cell>
          <table:table-cell office:value-type="float" office:value="0.00665577">
            <text:p>0,00665577</text:p>
          </table:table-cell>
          <table:table-cell office:value-type="float" office:value="0.0440963">
            <text:p>0,0440963</text:p>
          </table:table-cell>
          <table:table-cell office:value-type="float" office:value="0.000003353">
            <text:p>0,000003353</text:p>
          </table:table-cell>
          <table:table-cell office:value-type="float" office:value="0.00891247">
            <text:p>0,00891247</text:p>
          </table:table-cell>
          <table:table-cell office:value-type="float" office:value="6.06973">
            <text:p>6,06973</text:p>
          </table:table-cell>
          <table:table-cell office:value-type="float" office:value="43.0239">
            <text:p>43,0239</text:p>
          </table:table-cell>
          <table:table-cell table:number-columns-repeated="2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0.00176942">
            <text:p>0,00176942</text:p>
          </table:table-cell>
          <table:table-cell office:value-type="float" office:value="0.0915011">
            <text:p>0,0915011</text:p>
          </table:table-cell>
          <table:table-cell office:value-type="float" office:value="0.00687088">
            <text:p>0,00687088</text:p>
          </table:table-cell>
          <table:table-cell office:value-type="float" office:value="0.0225808">
            <text:p>0,0225808</text:p>
          </table:table-cell>
          <table:table-cell office:value-type="float" office:value="0.000003701">
            <text:p>0,000003701</text:p>
          </table:table-cell>
          <table:table-cell office:value-type="float" office:value="0.00885617">
            <text:p>0,00885617</text:p>
          </table:table-cell>
          <table:table-cell office:value-type="float" office:value="6.7844">
            <text:p>6,7844</text:p>
          </table:table-cell>
          <table:table-cell office:value-type="float" office:value="42.8998">
            <text:p>42,8998</text:p>
          </table:table-cell>
          <table:table-cell table:number-columns-repeated="2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0.00159272">
            <text:p>0,00159272</text:p>
          </table:table-cell>
          <table:table-cell office:value-type="float" office:value="0.0939343">
            <text:p>0,0939343</text:p>
          </table:table-cell>
          <table:table-cell office:value-type="float" office:value="0.00665975">
            <text:p>0,00665975</text:p>
          </table:table-cell>
          <table:table-cell office:value-type="float" office:value="0.0244926">
            <text:p>0,0244926</text:p>
          </table:table-cell>
          <table:table-cell office:value-type="float" office:value="0.000003562">
            <text:p>0,000003562</text:p>
          </table:table-cell>
          <table:table-cell office:value-type="float" office:value="0.00893104">
            <text:p>0,00893104</text:p>
          </table:table-cell>
          <table:table-cell office:value-type="float" office:value="6.56892">
            <text:p>6,56892</text:p>
          </table:table-cell>
          <table:table-cell office:value-type="float" office:value="42.7758">
            <text:p>42,7758</text:p>
          </table:table-cell>
          <table:table-cell table:number-columns-repeated="2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0193012">
            <text:p>0,00193012</text:p>
          </table:table-cell>
          <table:table-cell office:value-type="float" office:value="0.0992038">
            <text:p>0,0992038</text:p>
          </table:table-cell>
          <table:table-cell office:value-type="float" office:value="0.00626243">
            <text:p>0,00626243</text:p>
          </table:table-cell>
          <table:table-cell office:value-type="float" office:value="0.0353577">
            <text:p>0,0353577</text:p>
          </table:table-cell>
          <table:table-cell office:value-type="float" office:value="0.000003003">
            <text:p>0,000003003</text:p>
          </table:table-cell>
          <table:table-cell office:value-type="float" office:value="0.00885485">
            <text:p>0,00885485</text:p>
          </table:table-cell>
          <table:table-cell office:value-type="float" office:value="5.8958">
            <text:p>5,8958</text:p>
          </table:table-cell>
          <table:table-cell office:value-type="float" office:value="42.6504">
            <text:p>42,6504</text:p>
          </table:table-cell>
          <table:table-cell table:number-columns-repeated="2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0.0019795">
            <text:p>0,0019795</text:p>
          </table:table-cell>
          <table:table-cell office:value-type="float" office:value="0.101171">
            <text:p>0,101171</text:p>
          </table:table-cell>
          <table:table-cell office:value-type="float" office:value="0.00655876">
            <text:p>0,00655876</text:p>
          </table:table-cell>
          <table:table-cell office:value-type="float" office:value="0.0734747">
            <text:p>0,0734747</text:p>
          </table:table-cell>
          <table:table-cell office:value-type="float" office:value="0.000003632">
            <text:p>0,000003632</text:p>
          </table:table-cell>
          <table:table-cell office:value-type="float" office:value="0.00906004">
            <text:p>0,00906004</text:p>
          </table:table-cell>
          <table:table-cell office:value-type="float" office:value="4.74539">
            <text:p>4,74539</text:p>
          </table:table-cell>
          <table:table-cell office:value-type="float" office:value="42.5219">
            <text:p>42,5219</text:p>
          </table:table-cell>
          <table:table-cell table:number-columns-repeated="2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0.00550688">
            <text:p>0,00550688</text:p>
          </table:table-cell>
          <table:table-cell office:value-type="float" office:value="0.109568">
            <text:p>0,109568</text:p>
          </table:table-cell>
          <table:table-cell office:value-type="float" office:value="0.0069139">
            <text:p>0,0069139</text:p>
          </table:table-cell>
          <table:table-cell office:value-type="float" office:value="0.0272473">
            <text:p>0,0272473</text:p>
          </table:table-cell>
          <table:table-cell office:value-type="float" office:value="0.000002933">
            <text:p>0,000002933</text:p>
          </table:table-cell>
          <table:table-cell office:value-type="float" office:value="0.00876112">
            <text:p>0,00876112</text:p>
          </table:table-cell>
          <table:table-cell office:value-type="float" office:value="5.654">
            <text:p>5,654</text:p>
          </table:table-cell>
          <table:table-cell office:value-type="float" office:value="42.3973">
            <text:p>42,3973</text:p>
          </table:table-cell>
          <table:table-cell table:number-columns-repeated="2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0.00155906">
            <text:p>0,00155906</text:p>
          </table:table-cell>
          <table:table-cell office:value-type="float" office:value="0.101756">
            <text:p>0,101756</text:p>
          </table:table-cell>
          <table:table-cell office:value-type="float" office:value="0.00676095">
            <text:p>0,00676095</text:p>
          </table:table-cell>
          <table:table-cell office:value-type="float" office:value="0.013674">
            <text:p>0,013674</text:p>
          </table:table-cell>
          <table:table-cell office:value-type="float" office:value="0.000003003">
            <text:p>0,000003003</text:p>
          </table:table-cell>
          <table:table-cell office:value-type="float" office:value="0.00874869">
            <text:p>0,00874869</text:p>
          </table:table-cell>
          <table:table-cell office:value-type="float" office:value="6.73278">
            <text:p>6,73278</text:p>
          </table:table-cell>
          <table:table-cell office:value-type="float" office:value="42.2773">
            <text:p>42,2773</text:p>
          </table:table-cell>
          <table:table-cell table:number-columns-repeated="2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0.00179777">
            <text:p>0,00179777</text:p>
          </table:table-cell>
          <table:table-cell office:value-type="float" office:value="0.107939">
            <text:p>0,107939</text:p>
          </table:table-cell>
          <table:table-cell office:value-type="float" office:value="0.0065054">
            <text:p>0,0065054</text:p>
          </table:table-cell>
          <table:table-cell office:value-type="float" office:value="0.0475693">
            <text:p>0,0475693</text:p>
          </table:table-cell>
          <table:table-cell office:value-type="float" office:value="0.000002514">
            <text:p>0,000002514</text:p>
          </table:table-cell>
          <table:table-cell office:value-type="float" office:value="0">
            <text:p>0</text:p>
          </table:table-cell>
          <table:table-cell office:value-type="float" office:value="5.55235">
            <text:p>5,55235</text:p>
          </table:table-cell>
          <table:table-cell office:value-type="float" office:value="42.154">
            <text:p>42,15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200248">
            <text:p>0,00200248</text:p>
          </table:table-cell>
          <table:table-cell office:value-type="float" office:value="0.102833">
            <text:p>0,102833</text:p>
          </table:table-cell>
          <table:table-cell office:value-type="float" office:value="0.00706071">
            <text:p>0,00706071</text:p>
          </table:table-cell>
          <table:table-cell office:value-type="float" office:value="0.0158232">
            <text:p>0,0158232</text:p>
          </table:table-cell>
          <table:table-cell office:value-type="float" office:value="0.000003282">
            <text:p>0,000003282</text:p>
          </table:table-cell>
          <table:table-cell office:value-type="float" office:value="0.00876622">
            <text:p>0,00876622</text:p>
          </table:table-cell>
          <table:table-cell office:value-type="float" office:value="6.55175">
            <text:p>6,55175</text:p>
          </table:table-cell>
          <table:table-cell office:value-type="float" office:value="42.0349">
            <text:p>42,0349</text:p>
          </table:table-cell>
          <table:table-cell table:number-columns-repeated="2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.00159321">
            <text:p>0,00159321</text:p>
          </table:table-cell>
          <table:table-cell office:value-type="float" office:value="0.106633">
            <text:p>0,106633</text:p>
          </table:table-cell>
          <table:table-cell office:value-type="float" office:value="0.00717776">
            <text:p>0,00717776</text:p>
          </table:table-cell>
          <table:table-cell office:value-type="float" office:value="0.0177249">
            <text:p>0,0177249</text:p>
          </table:table-cell>
          <table:table-cell office:value-type="float" office:value="0.000003422">
            <text:p>0,000003422</text:p>
          </table:table-cell>
          <table:table-cell office:value-type="float" office:value="0">
            <text:p>0</text:p>
          </table:table-cell>
          <table:table-cell office:value-type="float" office:value="6.67219">
            <text:p>6,67219</text:p>
          </table:table-cell>
          <table:table-cell office:value-type="float" office:value="41.9171">
            <text:p>41,9171</text:p>
          </table:table-cell>
          <table:table-cell table:number-columns-repeated="2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.00162604">
            <text:p>0,00162604</text:p>
          </table:table-cell>
          <table:table-cell office:value-type="float" office:value="0.114097">
            <text:p>0,114097</text:p>
          </table:table-cell>
          <table:table-cell office:value-type="float" office:value="0.00666653">
            <text:p>0,00666653</text:p>
          </table:table-cell>
          <table:table-cell office:value-type="float" office:value="0.0739633">
            <text:p>0,0739633</text:p>
          </table:table-cell>
          <table:table-cell office:value-type="float" office:value="0.000004051">
            <text:p>0,000004051</text:p>
          </table:table-cell>
          <table:table-cell office:value-type="float" office:value="0.00878354">
            <text:p>0,00878354</text:p>
          </table:table-cell>
          <table:table-cell office:value-type="float" office:value="4.29058">
            <text:p>4,29058</text:p>
          </table:table-cell>
          <table:table-cell office:value-type="float" office:value="41.7921">
            <text:p>41,7921</text:p>
          </table:table-cell>
          <table:table-cell table:number-columns-repeated="2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.00162185">
            <text:p>0,00162185</text:p>
          </table:table-cell>
          <table:table-cell office:value-type="float" office:value="0.103515">
            <text:p>0,103515</text:p>
          </table:table-cell>
          <table:table-cell office:value-type="float" office:value="0.0067057">
            <text:p>0,0067057</text:p>
          </table:table-cell>
          <table:table-cell office:value-type="float" office:value="0.121635">
            <text:p>0,121635</text:p>
          </table:table-cell>
          <table:table-cell office:value-type="float" office:value="0.000005099">
            <text:p>0,000005099</text:p>
          </table:table-cell>
          <table:table-cell office:value-type="float" office:value="0.00904747">
            <text:p>0,00904747</text:p>
          </table:table-cell>
          <table:table-cell office:value-type="float" office:value="3.81584">
            <text:p>3,81584</text:p>
          </table:table-cell>
          <table:table-cell office:value-type="float" office:value="41.6663">
            <text:p>41,6663</text:p>
          </table:table-cell>
          <table:table-cell table:number-columns-repeated="2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.00171474">
            <text:p>0,00171474</text:p>
          </table:table-cell>
          <table:table-cell office:value-type="float" office:value="0.123126">
            <text:p>0,123126</text:p>
          </table:table-cell>
          <table:table-cell office:value-type="float" office:value="0.00682729">
            <text:p>0,00682729</text:p>
          </table:table-cell>
          <table:table-cell office:value-type="float" office:value="0.0813732">
            <text:p>0,0813732</text:p>
          </table:table-cell>
          <table:table-cell office:value-type="float" office:value="0.000002724">
            <text:p>0,000002724</text:p>
          </table:table-cell>
          <table:table-cell office:value-type="float" office:value="0.00898776">
            <text:p>0,00898776</text:p>
          </table:table-cell>
          <table:table-cell office:value-type="float" office:value="4.18673">
            <text:p>4,18673</text:p>
          </table:table-cell>
          <table:table-cell office:value-type="float" office:value="41.5426">
            <text:p>41,5426</text:p>
          </table:table-cell>
          <table:table-cell table:number-columns-repeated="2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019957">
            <text:p>0,0019957</text:p>
          </table:table-cell>
          <table:table-cell office:value-type="float" office:value="0.0948519">
            <text:p>0,0948519</text:p>
          </table:table-cell>
          <table:table-cell office:value-type="float" office:value="0.0067629">
            <text:p>0,0067629</text:p>
          </table:table-cell>
          <table:table-cell office:value-type="float" office:value="0.0737225">
            <text:p>0,0737225</text:p>
          </table:table-cell>
          <table:table-cell office:value-type="float" office:value="0.000003282">
            <text:p>0,000003282</text:p>
          </table:table-cell>
          <table:table-cell office:value-type="float" office:value="0.00898042">
            <text:p>0,00898042</text:p>
          </table:table-cell>
          <table:table-cell office:value-type="float" office:value="4.84736">
            <text:p>4,84736</text:p>
          </table:table-cell>
          <table:table-cell office:value-type="float" office:value="41.4219">
            <text:p>41,4219</text:p>
          </table:table-cell>
          <table:table-cell table:number-columns-repeated="2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.00559112">
            <text:p>0,00559112</text:p>
          </table:table-cell>
          <table:table-cell office:value-type="float" office:value="0.138743">
            <text:p>0,138743</text:p>
          </table:table-cell>
          <table:table-cell office:value-type="float" office:value="0.00693806">
            <text:p>0,00693806</text:p>
          </table:table-cell>
          <table:table-cell office:value-type="float" office:value="0.123346">
            <text:p>0,123346</text:p>
          </table:table-cell>
          <table:table-cell office:value-type="float" office:value="0.000003003">
            <text:p>0,000003003</text:p>
          </table:table-cell>
          <table:table-cell office:value-type="float" office:value="0.00881057">
            <text:p>0,00881057</text:p>
          </table:table-cell>
          <table:table-cell office:value-type="float" office:value="3.32562">
            <text:p>3,32562</text:p>
          </table:table-cell>
          <table:table-cell office:value-type="float" office:value="41.297">
            <text:p>41,297</text:p>
          </table:table-cell>
          <table:table-cell table:number-columns-repeated="2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.00224909">
            <text:p>0,00224909</text:p>
          </table:table-cell>
          <table:table-cell office:value-type="float" office:value="0.0896496">
            <text:p>0,0896496</text:p>
          </table:table-cell>
          <table:table-cell office:value-type="float" office:value="0.00688422">
            <text:p>0,00688422</text:p>
          </table:table-cell>
          <table:table-cell office:value-type="float" office:value="0.062815">
            <text:p>0,062815</text:p>
          </table:table-cell>
          <table:table-cell office:value-type="float" office:value="0.000004051">
            <text:p>0,000004051</text:p>
          </table:table-cell>
          <table:table-cell office:value-type="float" office:value="0.00941225">
            <text:p>0,00941225</text:p>
          </table:table-cell>
          <table:table-cell office:value-type="float" office:value="5.26865">
            <text:p>5,26865</text:p>
          </table:table-cell>
          <table:table-cell office:value-type="float" office:value="41.1793">
            <text:p>41,1793</text:p>
          </table:table-cell>
          <table:table-cell table:number-columns-repeated="2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.00162464">
            <text:p>0,00162464</text:p>
          </table:table-cell>
          <table:table-cell office:value-type="float" office:value="0.094714">
            <text:p>0,094714</text:p>
          </table:table-cell>
          <table:table-cell office:value-type="float" office:value="0.00204927">
            <text:p>0,00204927</text:p>
          </table:table-cell>
          <table:table-cell office:value-type="float" office:value="0.0831272">
            <text:p>0,0831272</text:p>
          </table:table-cell>
          <table:table-cell office:value-type="float" office:value="0.000002934">
            <text:p>0,000002934</text:p>
          </table:table-cell>
          <table:table-cell office:value-type="float" office:value="0">
            <text:p>0</text:p>
          </table:table-cell>
          <table:table-cell office:value-type="float" office:value="4.92593">
            <text:p>4,92593</text:p>
          </table:table-cell>
          <table:table-cell office:value-type="float" office:value="41.0612">
            <text:p>41,0612</text:p>
          </table:table-cell>
          <table:table-cell table:number-columns-repeated="2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0.00159628">
            <text:p>0,00159628</text:p>
          </table:table-cell>
          <table:table-cell office:value-type="float" office:value="0.0932008">
            <text:p>0,0932008</text:p>
          </table:table-cell>
          <table:table-cell office:value-type="float" office:value="0.00271667">
            <text:p>0,00271667</text:p>
          </table:table-cell>
          <table:table-cell office:value-type="float" office:value="0.122425">
            <text:p>0,122425</text:p>
          </table:table-cell>
          <table:table-cell office:value-type="float" office:value="0.000003143">
            <text:p>0,000003143</text:p>
          </table:table-cell>
          <table:table-cell office:value-type="float" office:value="0">
            <text:p>0</text:p>
          </table:table-cell>
          <table:table-cell office:value-type="float" office:value="4.1866">
            <text:p>4,1866</text:p>
          </table:table-cell>
          <table:table-cell office:value-type="float" office:value="40.9415">
            <text:p>40,9415</text:p>
          </table:table-cell>
          <table:table-cell table:number-columns-repeated="2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0193948">
            <text:p>0,00193948</text:p>
          </table:table-cell>
          <table:table-cell office:value-type="float" office:value="0.107026">
            <text:p>0,107026</text:p>
          </table:table-cell>
          <table:table-cell office:value-type="float" office:value="0.00641196">
            <text:p>0,00641196</text:p>
          </table:table-cell>
          <table:table-cell office:value-type="float" office:value="0.0189429">
            <text:p>0,0189429</text:p>
          </table:table-cell>
          <table:table-cell office:value-type="float" office:value="0.000002654">
            <text:p>0,000002654</text:p>
          </table:table-cell>
          <table:table-cell office:value-type="float" office:value="0.00915147">
            <text:p>0,00915147</text:p>
          </table:table-cell>
          <table:table-cell office:value-type="float" office:value="6.1453">
            <text:p>6,1453</text:p>
          </table:table-cell>
          <table:table-cell office:value-type="float" office:value="40.8288">
            <text:p>40,8288</text:p>
          </table:table-cell>
          <table:table-cell table:number-columns-repeated="2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0.00171236">
            <text:p>0,00171236</text:p>
          </table:table-cell>
          <table:table-cell office:value-type="float" office:value="0.0989173">
            <text:p>0,0989173</text:p>
          </table:table-cell>
          <table:table-cell office:value-type="float" office:value="0.00676325">
            <text:p>0,00676325</text:p>
          </table:table-cell>
          <table:table-cell office:value-type="float" office:value="0.00892986">
            <text:p>0,00892986</text:p>
          </table:table-cell>
          <table:table-cell office:value-type="float" office:value="0.000002863">
            <text:p>0,000002863</text:p>
          </table:table-cell>
          <table:table-cell office:value-type="float" office:value="0.00912659">
            <text:p>0,00912659</text:p>
          </table:table-cell>
          <table:table-cell office:value-type="float" office:value="6.8518">
            <text:p>6,8518</text:p>
          </table:table-cell>
          <table:table-cell office:value-type="float" office:value="40.7192">
            <text:p>40,7192</text:p>
          </table:table-cell>
          <table:table-cell table:number-columns-repeated="2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0.00162506">
            <text:p>0,00162506</text:p>
          </table:table-cell>
          <table:table-cell office:value-type="float" office:value="0.0973396">
            <text:p>0,0973396</text:p>
          </table:table-cell>
          <table:table-cell office:value-type="float" office:value="0.00640714">
            <text:p>0,00640714</text:p>
          </table:table-cell>
          <table:table-cell office:value-type="float" office:value="0.0296278">
            <text:p>0,0296278</text:p>
          </table:table-cell>
          <table:table-cell office:value-type="float" office:value="0.000002863">
            <text:p>0,000002863</text:p>
          </table:table-cell>
          <table:table-cell office:value-type="float" office:value="0.00916557">
            <text:p>0,00916557</text:p>
          </table:table-cell>
          <table:table-cell office:value-type="float" office:value="6.16724">
            <text:p>6,16724</text:p>
          </table:table-cell>
          <table:table-cell office:value-type="float" office:value="40.6081">
            <text:p>40,6081</text:p>
          </table:table-cell>
          <table:table-cell table:number-columns-repeated="2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0.00192677">
            <text:p>0,00192677</text:p>
          </table:table-cell>
          <table:table-cell office:value-type="float" office:value="0.113587">
            <text:p>0,113587</text:p>
          </table:table-cell>
          <table:table-cell office:value-type="float" office:value="0.00365268">
            <text:p>0,00365268</text:p>
          </table:table-cell>
          <table:table-cell office:value-type="float" office:value="0.121759">
            <text:p>0,121759</text:p>
          </table:table-cell>
          <table:table-cell office:value-type="float" office:value="0.000002514">
            <text:p>0,000002514</text:p>
          </table:table-cell>
          <table:table-cell office:value-type="float" office:value="0">
            <text:p>0</text:p>
          </table:table-cell>
          <table:table-cell office:value-type="float" office:value="3.84793">
            <text:p>3,84793</text:p>
          </table:table-cell>
          <table:table-cell office:value-type="float" office:value="40.4903">
            <text:p>40,4903</text:p>
          </table:table-cell>
          <table:table-cell table:number-columns-repeated="2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.00382135">
            <text:p>0,00382135</text:p>
          </table:table-cell>
          <table:table-cell office:value-type="float" office:value="0.101177">
            <text:p>0,101177</text:p>
          </table:table-cell>
          <table:table-cell office:value-type="float" office:value="0.00314053">
            <text:p>0,00314053</text:p>
          </table:table-cell>
          <table:table-cell office:value-type="float" office:value="0.122024">
            <text:p>0,122024</text:p>
          </table:table-cell>
          <table:table-cell office:value-type="float" office:value="0.000002863">
            <text:p>0,000002863</text:p>
          </table:table-cell>
          <table:table-cell office:value-type="float" office:value="0">
            <text:p>0</text:p>
          </table:table-cell>
          <table:table-cell office:value-type="float" office:value="4.00495">
            <text:p>4,00495</text:p>
          </table:table-cell>
          <table:table-cell office:value-type="float" office:value="40.3738">
            <text:p>40,3738</text:p>
          </table:table-cell>
          <table:table-cell table:number-columns-repeated="2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00198202">
            <text:p>0,00198202</text:p>
          </table:table-cell>
          <table:table-cell office:value-type="float" office:value="0.135654">
            <text:p>0,135654</text:p>
          </table:table-cell>
          <table:table-cell office:value-type="float" office:value="0.00103267">
            <text:p>0,00103267</text:p>
          </table:table-cell>
          <table:table-cell office:value-type="float" office:value="0.00535072">
            <text:p>0,00535072</text:p>
          </table:table-cell>
          <table:table-cell office:value-type="float" office:value="0.000002445">
            <text:p>0,000002445</text:p>
          </table:table-cell>
          <table:table-cell office:value-type="float" office:value="0">
            <text:p>0</text:p>
          </table:table-cell>
          <table:table-cell office:value-type="float" office:value="6.172">
            <text:p>6,172</text:p>
          </table:table-cell>
          <table:table-cell office:value-type="float" office:value="40.2648">
            <text:p>40,2648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.00488949">
            <text:p>0,00488949</text:p>
          </table:table-cell>
          <table:table-cell office:value-type="float" office:value="0.123405">
            <text:p>0,123405</text:p>
          </table:table-cell>
          <table:table-cell office:value-type="float" office:value="0.00326897">
            <text:p>0,00326897</text:p>
          </table:table-cell>
          <table:table-cell office:value-type="float" office:value="0.122182">
            <text:p>0,122182</text:p>
          </table:table-cell>
          <table:table-cell office:value-type="float" office:value="0.000003073">
            <text:p>0,000003073</text:p>
          </table:table-cell>
          <table:table-cell office:value-type="float" office:value="0">
            <text:p>0</text:p>
          </table:table-cell>
          <table:table-cell office:value-type="float" office:value="3.74907">
            <text:p>3,74907</text:p>
          </table:table-cell>
          <table:table-cell office:value-type="float" office:value="40.1489">
            <text:p>40,1489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0.00158574">
            <text:p>0,00158574</text:p>
          </table:table-cell>
          <table:table-cell office:value-type="float" office:value="0.116931">
            <text:p>0,116931</text:p>
          </table:table-cell>
          <table:table-cell office:value-type="float" office:value="0.000797164">
            <text:p>0,000797164</text:p>
          </table:table-cell>
          <table:table-cell office:value-type="float" office:value="0.00170992">
            <text:p>0,00170992</text:p>
          </table:table-cell>
          <table:table-cell office:value-type="float" office:value="0.000002096">
            <text:p>0,000002096</text:p>
          </table:table-cell>
          <table:table-cell office:value-type="float" office:value="0">
            <text:p>0</text:p>
          </table:table-cell>
          <table:table-cell office:value-type="float" office:value="7.21438">
            <text:p>7,21438</text:p>
          </table:table-cell>
          <table:table-cell office:value-type="float" office:value="40.0447">
            <text:p>40,0447</text:p>
          </table:table-cell>
          <table:table-cell table:number-columns-repeated="2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0.00199717">
            <text:p>0,00199717</text:p>
          </table:table-cell>
          <table:table-cell office:value-type="float" office:value="0.114393">
            <text:p>0,114393</text:p>
          </table:table-cell>
          <table:table-cell office:value-type="float" office:value="0.0026425">
            <text:p>0,0026425</text:p>
          </table:table-cell>
          <table:table-cell office:value-type="float" office:value="0.0949447">
            <text:p>0,0949447</text:p>
          </table:table-cell>
          <table:table-cell office:value-type="float" office:value="0.000002793">
            <text:p>0,000002793</text:p>
          </table:table-cell>
          <table:table-cell office:value-type="float" office:value="0">
            <text:p>0</text:p>
          </table:table-cell>
          <table:table-cell office:value-type="float" office:value="4.23508">
            <text:p>4,23508</text:p>
          </table:table-cell>
          <table:table-cell office:value-type="float" office:value="39.9317">
            <text:p>39,9317</text:p>
          </table:table-cell>
          <table:table-cell table:number-columns-repeated="2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0.00188584">
            <text:p>0,00188584</text:p>
          </table:table-cell>
          <table:table-cell office:value-type="float" office:value="0.113902">
            <text:p>0,113902</text:p>
          </table:table-cell>
          <table:table-cell office:value-type="float" office:value="0.000044419">
            <text:p>0,000044419</text:p>
          </table:table-cell>
          <table:table-cell office:value-type="float" office:value="0.0949447">
            <text:p>0,0949447</text:p>
          </table:table-cell>
          <table:table-cell table:number-columns-repeated="2" office:value-type="float" office:value="0">
            <text:p>0</text:p>
          </table:table-cell>
          <table:table-cell office:value-type="float" office:value="7.66417">
            <text:p>7,66417</text:p>
          </table:table-cell>
          <table:table-cell office:value-type="float" office:value="39.8303">
            <text:p>39,8303</text:p>
          </table:table-cell>
          <table:table-cell table:number-columns-repeated="2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00157177">
            <text:p>0,00157177</text:p>
          </table:table-cell>
          <table:table-cell office:value-type="float" office:value="0.0899085">
            <text:p>0,0899085</text:p>
          </table:table-cell>
          <table:table-cell office:value-type="float" office:value="0.00137063">
            <text:p>0,00137063</text:p>
          </table:table-cell>
          <table:table-cell office:value-type="float" office:value="0.00380319">
            <text:p>0,00380319</text:p>
          </table:table-cell>
          <table:table-cell office:value-type="float" office:value="0.000003073">
            <text:p>0,000003073</text:p>
          </table:table-cell>
          <table:table-cell office:value-type="float" office:value="0">
            <text:p>0</text:p>
          </table:table-cell>
          <table:table-cell office:value-type="float" office:value="8.92738">
            <text:p>8,92738</text:p>
          </table:table-cell>
          <table:table-cell office:value-type="float" office:value="39.7334">
            <text:p>39,7334</text:p>
          </table:table-cell>
          <table:table-cell table:number-columns-repeated="2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0.00201184">
            <text:p>0,00201184</text:p>
          </table:table-cell>
          <table:table-cell office:value-type="float" office:value="0.0898197">
            <text:p>0,0898197</text:p>
          </table:table-cell>
          <table:table-cell office:value-type="float" office:value="0.00124652">
            <text:p>0,00124652</text:p>
          </table:table-cell>
          <table:table-cell office:value-type="float" office:value="0.0344676">
            <text:p>0,0344676</text:p>
          </table:table-cell>
          <table:table-cell office:value-type="float" office:value="0.000002933">
            <text:p>0,000002933</text:p>
          </table:table-cell>
          <table:table-cell office:value-type="float" office:value="0">
            <text:p>0</text:p>
          </table:table-cell>
          <table:table-cell office:value-type="float" office:value="6.93779">
            <text:p>6,93779</text:p>
          </table:table-cell>
          <table:table-cell office:value-type="float" office:value="39.6309">
            <text:p>39,6309</text:p>
          </table:table-cell>
          <table:table-cell table:number-columns-repeated="2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0.00202406">
            <text:p>0,00202406</text:p>
          </table:table-cell>
          <table:table-cell office:value-type="float" office:value="0.0707988">
            <text:p>0,0707988</text:p>
          </table:table-cell>
          <table:table-cell office:value-type="float" office:value="0.000049307">
            <text:p>0,000049307</text:p>
          </table:table-cell>
          <table:table-cell office:value-type="float" office:value="0.0344676">
            <text:p>0,0344676</text:p>
          </table:table-cell>
          <table:table-cell table:number-columns-repeated="2" office:value-type="float" office:value="0">
            <text:p>0</text:p>
          </table:table-cell>
          <table:table-cell office:value-type="float" office:value="11.2468">
            <text:p>11,2468</text:p>
          </table:table-cell>
          <table:table-cell office:value-type="float" office:value="39.5425">
            <text:p>39,5425</text:p>
          </table:table-cell>
          <table:table-cell table:number-columns-repeated="2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0.00164971">
            <text:p>0,00164971</text:p>
          </table:table-cell>
          <table:table-cell office:value-type="float" office:value="0.118901">
            <text:p>0,118901</text:p>
          </table:table-cell>
          <table:table-cell office:value-type="float" office:value="0.00645861">
            <text:p>0,00645861</text:p>
          </table:table-cell>
          <table:table-cell office:value-type="float" office:value="0.0428364">
            <text:p>0,0428364</text:p>
          </table:table-cell>
          <table:table-cell office:value-type="float" office:value="0.000003492">
            <text:p>0,000003492</text:p>
          </table:table-cell>
          <table:table-cell office:value-type="float" office:value="0.00857178">
            <text:p>0,00857178</text:p>
          </table:table-cell>
          <table:table-cell office:value-type="float" office:value="5.12405">
            <text:p>5,12405</text:p>
          </table:table-cell>
          <table:table-cell office:value-type="float" office:value="39.4356">
            <text:p>39,4356</text:p>
          </table:table-cell>
          <table:table-cell table:number-columns-repeated="2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0.00161933">
            <text:p>0,00161933</text:p>
          </table:table-cell>
          <table:table-cell office:value-type="float" office:value="0.0910869">
            <text:p>0,0910869</text:p>
          </table:table-cell>
          <table:table-cell office:value-type="float" office:value="0.00389048">
            <text:p>0,00389048</text:p>
          </table:table-cell>
          <table:table-cell office:value-type="float" office:value="0.122901">
            <text:p>0,122901</text:p>
          </table:table-cell>
          <table:table-cell office:value-type="float" office:value="0.000002864">
            <text:p>0,000002864</text:p>
          </table:table-cell>
          <table:table-cell office:value-type="float" office:value="0.00860733">
            <text:p>0,00860733</text:p>
          </table:table-cell>
          <table:table-cell office:value-type="float" office:value="4.06077">
            <text:p>4,06077</text:p>
          </table:table-cell>
          <table:table-cell office:value-type="float" office:value="39.3261">
            <text:p>39,3261</text:p>
          </table:table-cell>
          <table:table-cell table:number-columns-repeated="2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00240127">
            <text:p>0,00240127</text:p>
          </table:table-cell>
          <table:table-cell office:value-type="float" office:value="0.101743">
            <text:p>0,101743</text:p>
          </table:table-cell>
          <table:table-cell office:value-type="float" office:value="0.00513757">
            <text:p>0,00513757</text:p>
          </table:table-cell>
          <table:table-cell office:value-type="float" office:value="0.122893">
            <text:p>0,122893</text:p>
          </table:table-cell>
          <table:table-cell office:value-type="float" office:value="0.000003073">
            <text:p>0,000003073</text:p>
          </table:table-cell>
          <table:table-cell office:value-type="float" office:value="0.00855104">
            <text:p>0,00855104</text:p>
          </table:table-cell>
          <table:table-cell office:value-type="float" office:value="3.89748">
            <text:p>3,89748</text:p>
          </table:table-cell>
          <table:table-cell office:value-type="float" office:value="39.2167">
            <text:p>39,2167</text:p>
          </table:table-cell>
          <table:table-cell table:number-columns-repeated="2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0.0016032">
            <text:p>0,0016032</text:p>
          </table:table-cell>
          <table:table-cell office:value-type="float" office:value="0.106904">
            <text:p>0,106904</text:p>
          </table:table-cell>
          <table:table-cell office:value-type="float" office:value="0.00430869">
            <text:p>0,00430869</text:p>
          </table:table-cell>
          <table:table-cell office:value-type="float" office:value="0.0574234">
            <text:p>0,0574234</text:p>
          </table:table-cell>
          <table:table-cell office:value-type="float" office:value="0.000003422">
            <text:p>0,000003422</text:p>
          </table:table-cell>
          <table:table-cell office:value-type="float" office:value="0.00859917">
            <text:p>0,00859917</text:p>
          </table:table-cell>
          <table:table-cell office:value-type="float" office:value="5.09163">
            <text:p>5,09163</text:p>
          </table:table-cell>
          <table:table-cell office:value-type="float" office:value="39.1117">
            <text:p>39,1117</text:p>
          </table:table-cell>
          <table:table-cell table:number-columns-repeated="2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0.00217408">
            <text:p>0,00217408</text:p>
          </table:table-cell>
          <table:table-cell office:value-type="float" office:value="0.0925984">
            <text:p>0,0925984</text:p>
          </table:table-cell>
          <table:table-cell office:value-type="float" office:value="0.00323063">
            <text:p>0,00323063</text:p>
          </table:table-cell>
          <table:table-cell office:value-type="float" office:value="0.122299">
            <text:p>0,122299</text:p>
          </table:table-cell>
          <table:table-cell office:value-type="float" office:value="0.000003282">
            <text:p>0,000003282</text:p>
          </table:table-cell>
          <table:table-cell office:value-type="float" office:value="0">
            <text:p>0</text:p>
          </table:table-cell>
          <table:table-cell office:value-type="float" office:value="4.21282">
            <text:p>4,21282</text:p>
          </table:table-cell>
          <table:table-cell office:value-type="float" office:value="39.0047">
            <text:p>39,0047</text:p>
          </table:table-cell>
          <table:table-cell table:number-columns-repeated="2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0.00159139">
            <text:p>0,00159139</text:p>
          </table:table-cell>
          <table:table-cell office:value-type="float" office:value="0.0966639">
            <text:p>0,0966639</text:p>
          </table:table-cell>
          <table:table-cell office:value-type="float" office:value="0.006498">
            <text:p>0,006498</text:p>
          </table:table-cell>
          <table:table-cell office:value-type="float" office:value="0.0163713">
            <text:p>0,0163713</text:p>
          </table:table-cell>
          <table:table-cell office:value-type="float" office:value="0.000003213">
            <text:p>0,000003213</text:p>
          </table:table-cell>
          <table:table-cell office:value-type="float" office:value="0.00859092">
            <text:p>0,00859092</text:p>
          </table:table-cell>
          <table:table-cell office:value-type="float" office:value="6.63425">
            <text:p>6,63425</text:p>
          </table:table-cell>
          <table:table-cell office:value-type="float" office:value="38.9057">
            <text:p>38,9057</text:p>
          </table:table-cell>
          <table:table-cell table:number-columns-repeated="2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0.00161793">
            <text:p>0,00161793</text:p>
          </table:table-cell>
          <table:table-cell office:value-type="float" office:value="0.114389">
            <text:p>0,114389</text:p>
          </table:table-cell>
          <table:table-cell office:value-type="float" office:value="0.00677652">
            <text:p>0,00677652</text:p>
          </table:table-cell>
          <table:table-cell office:value-type="float" office:value="0.00876329">
            <text:p>0,00876329</text:p>
          </table:table-cell>
          <table:table-cell office:value-type="float" office:value="0.000002863">
            <text:p>0,000002863</text:p>
          </table:table-cell>
          <table:table-cell office:value-type="float" office:value="0.00860461">
            <text:p>0,00860461</text:p>
          </table:table-cell>
          <table:table-cell office:value-type="float" office:value="6.28607">
            <text:p>6,28607</text:p>
          </table:table-cell>
          <table:table-cell office:value-type="float" office:value="38.8062">
            <text:p>38,8062</text:p>
          </table:table-cell>
          <table:table-cell table:number-columns-repeated="2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00158169">
            <text:p>0,00158169</text:p>
          </table:table-cell>
          <table:table-cell office:value-type="float" office:value="0.106229">
            <text:p>0,106229</text:p>
          </table:table-cell>
          <table:table-cell office:value-type="float" office:value="0.00633457">
            <text:p>0,00633457</text:p>
          </table:table-cell>
          <table:table-cell office:value-type="float" office:value="0.035331">
            <text:p>0,035331</text:p>
          </table:table-cell>
          <table:table-cell office:value-type="float" office:value="0.000003562">
            <text:p>0,000003562</text:p>
          </table:table-cell>
          <table:table-cell office:value-type="float" office:value="0.00860223">
            <text:p>0,00860223</text:p>
          </table:table-cell>
          <table:table-cell office:value-type="float" office:value="5.73994">
            <text:p>5,73994</text:p>
          </table:table-cell>
          <table:table-cell office:value-type="float" office:value="38.7057">
            <text:p>38,7057</text:p>
          </table:table-cell>
          <table:table-cell table:number-columns-repeated="2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0.00159957">
            <text:p>0,00159957</text:p>
          </table:table-cell>
          <table:table-cell office:value-type="float" office:value="0.119247">
            <text:p>0,119247</text:p>
          </table:table-cell>
          <table:table-cell office:value-type="float" office:value="0.00631634">
            <text:p>0,00631634</text:p>
          </table:table-cell>
          <table:table-cell office:value-type="float" office:value="0.0907789">
            <text:p>0,0907789</text:p>
          </table:table-cell>
          <table:table-cell office:value-type="float" office:value="0.000003073">
            <text:p>0,000003073</text:p>
          </table:table-cell>
          <table:table-cell office:value-type="float" office:value="0.00858897">
            <text:p>0,00858897</text:p>
          </table:table-cell>
          <table:table-cell office:value-type="float" office:value="4.10305">
            <text:p>4,10305</text:p>
          </table:table-cell>
          <table:table-cell office:value-type="float" office:value="38.6009">
            <text:p>38,6009</text:p>
          </table:table-cell>
          <table:table-cell table:number-columns-repeated="2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0.00160383">
            <text:p>0,00160383</text:p>
          </table:table-cell>
          <table:table-cell office:value-type="float" office:value="0.109442">
            <text:p>0,109442</text:p>
          </table:table-cell>
          <table:table-cell office:value-type="float" office:value="0.00651916">
            <text:p>0,00651916</text:p>
          </table:table-cell>
          <table:table-cell office:value-type="float" office:value="0.037977">
            <text:p>0,037977</text:p>
          </table:table-cell>
          <table:table-cell office:value-type="float" office:value="0.000003143">
            <text:p>0,000003143</text:p>
          </table:table-cell>
          <table:table-cell office:value-type="float" office:value="0.00859825">
            <text:p>0,00859825</text:p>
          </table:table-cell>
          <table:table-cell office:value-type="float" office:value="5.4433">
            <text:p>5,4433</text:p>
          </table:table-cell>
          <table:table-cell office:value-type="float" office:value="38.5007">
            <text:p>38,5007</text:p>
          </table:table-cell>
          <table:table-cell table:number-columns-repeated="2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.00164727">
            <text:p>0,00164727</text:p>
          </table:table-cell>
          <table:table-cell office:value-type="float" office:value="0.0200689">
            <text:p>0,0200689</text:p>
          </table:table-cell>
          <table:table-cell office:value-type="float" office:value="0.000782708">
            <text:p>0,000782708</text:p>
          </table:table-cell>
          <table:table-cell office:value-type="float" office:value="0.00688491">
            <text:p>0,00688491</text:p>
          </table:table-cell>
          <table:table-cell office:value-type="float" office:value="0.00000433">
            <text:p>0,00000433</text:p>
          </table:table-cell>
          <table:table-cell office:value-type="float" office:value="0">
            <text:p>0</text:p>
          </table:table-cell>
          <table:table-cell office:value-type="float" office:value="20.2597">
            <text:p>20,2597</text:p>
          </table:table-cell>
          <table:table-cell office:value-type="float" office:value="38.4457">
            <text:p>38,4457</text:p>
          </table:table-cell>
          <table:table-cell table:number-columns-repeated="2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0.0016231">
            <text:p>0,0016231</text:p>
          </table:table-cell>
          <table:table-cell office:value-type="float" office:value="0.120896">
            <text:p>0,120896</text:p>
          </table:table-cell>
          <table:table-cell office:value-type="float" office:value="0.00247803">
            <text:p>0,00247803</text:p>
          </table:table-cell>
          <table:table-cell office:value-type="float" office:value="0.0726426">
            <text:p>0,0726426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4.62867">
            <text:p>4,62867</text:p>
          </table:table-cell>
          <table:table-cell office:value-type="float" office:value="38.3442">
            <text:p>38,3442</text:p>
          </table:table-cell>
          <table:table-cell table:number-columns-repeated="2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0019531">
            <text:p>0,0019531</text:p>
          </table:table-cell>
          <table:table-cell office:value-type="float" office:value="0.128184">
            <text:p>0,128184</text:p>
          </table:table-cell>
          <table:table-cell office:value-type="float" office:value="0.000973163">
            <text:p>0,000973163</text:p>
          </table:table-cell>
          <table:table-cell office:value-type="float" office:value="0.00287053">
            <text:p>0,00287053</text:p>
          </table:table-cell>
          <table:table-cell office:value-type="float" office:value="0.000002375">
            <text:p>0,000002375</text:p>
          </table:table-cell>
          <table:table-cell office:value-type="float" office:value="0">
            <text:p>0</text:p>
          </table:table-cell>
          <table:table-cell office:value-type="float" office:value="6.6903">
            <text:p>6,6903</text:p>
          </table:table-cell>
          <table:table-cell office:value-type="float" office:value="38.2494">
            <text:p>38,2494</text:p>
          </table:table-cell>
          <table:table-cell table:number-columns-repeated="2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0.00182362">
            <text:p>0,00182362</text:p>
          </table:table-cell>
          <table:table-cell office:value-type="float" office:value="0.140836">
            <text:p>0,140836</text:p>
          </table:table-cell>
          <table:table-cell office:value-type="float" office:value="0.00253474">
            <text:p>0,00253474</text:p>
          </table:table-cell>
          <table:table-cell office:value-type="float" office:value="0.0792907">
            <text:p>0,0792907</text:p>
          </table:table-cell>
          <table:table-cell office:value-type="float" office:value="0.000002585">
            <text:p>0,000002585</text:p>
          </table:table-cell>
          <table:table-cell office:value-type="float" office:value="0">
            <text:p>0</text:p>
          </table:table-cell>
          <table:table-cell office:value-type="float" office:value="4.14554">
            <text:p>4,14554</text:p>
          </table:table-cell>
          <table:table-cell office:value-type="float" office:value="38.1476">
            <text:p>38,1476</text:p>
          </table:table-cell>
          <table:table-cell table:number-columns-repeated="2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0.0015958">
            <text:p>0,0015958</text:p>
          </table:table-cell>
          <table:table-cell office:value-type="float" office:value="0.144323">
            <text:p>0,144323</text:p>
          </table:table-cell>
          <table:table-cell office:value-type="float" office:value="0.00534066">
            <text:p>0,00534066</text:p>
          </table:table-cell>
          <table:table-cell office:value-type="float" office:value="0.128354">
            <text:p>0,128354</text:p>
          </table:table-cell>
          <table:table-cell office:value-type="float" office:value="0.000003632">
            <text:p>0,000003632</text:p>
          </table:table-cell>
          <table:table-cell office:value-type="float" office:value="0.00890422">
            <text:p>0,00890422</text:p>
          </table:table-cell>
          <table:table-cell office:value-type="float" office:value="3.2706">
            <text:p>3,2706</text:p>
          </table:table-cell>
          <table:table-cell office:value-type="float" office:value="38.0438">
            <text:p>38,0438</text:p>
          </table:table-cell>
          <table:table-cell table:number-columns-repeated="2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0.00164839">
            <text:p>0,00164839</text:p>
          </table:table-cell>
          <table:table-cell office:value-type="float" office:value="0.114236">
            <text:p>0,114236</text:p>
          </table:table-cell>
          <table:table-cell office:value-type="float" office:value="0.00507806">
            <text:p>0,00507806</text:p>
          </table:table-cell>
          <table:table-cell office:value-type="float" office:value="0.123765">
            <text:p>0,123765</text:p>
          </table:table-cell>
          <table:table-cell office:value-type="float" office:value="0.000003004">
            <text:p>0,000003004</text:p>
          </table:table-cell>
          <table:table-cell office:value-type="float" office:value="0.0132937">
            <text:p>0,0132937</text:p>
          </table:table-cell>
          <table:table-cell office:value-type="float" office:value="3.6209">
            <text:p>3,6209</text:p>
          </table:table-cell>
          <table:table-cell office:value-type="float" office:value="37.9417">
            <text:p>37,9417</text:p>
          </table:table-cell>
          <table:table-cell table:number-columns-repeated="2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0.00171655">
            <text:p>0,00171655</text:p>
          </table:table-cell>
          <table:table-cell office:value-type="float" office:value="0.121678">
            <text:p>0,121678</text:p>
          </table:table-cell>
          <table:table-cell office:value-type="float" office:value="0.00611534">
            <text:p>0,00611534</text:p>
          </table:table-cell>
          <table:table-cell office:value-type="float" office:value="0.123543">
            <text:p>0,123543</text:p>
          </table:table-cell>
          <table:table-cell office:value-type="float" office:value="0.000003003">
            <text:p>0,000003003</text:p>
          </table:table-cell>
          <table:table-cell office:value-type="float" office:value="0.00869191">
            <text:p>0,00869191</text:p>
          </table:table-cell>
          <table:table-cell office:value-type="float" office:value="3.59099">
            <text:p>3,59099</text:p>
          </table:table-cell>
          <table:table-cell office:value-type="float" office:value="37.84">
            <text:p>37,84</text:p>
          </table:table-cell>
          <table:table-cell table:number-columns-repeated="2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00165474">
            <text:p>0,00165474</text:p>
          </table:table-cell>
          <table:table-cell office:value-type="float" office:value="0.0713873">
            <text:p>0,0713873</text:p>
          </table:table-cell>
          <table:table-cell office:value-type="float" office:value="0.0058049">
            <text:p>0,0058049</text:p>
          </table:table-cell>
          <table:table-cell office:value-type="float" office:value="0.0964499">
            <text:p>0,0964499</text:p>
          </table:table-cell>
          <table:table-cell office:value-type="float" office:value="0.000003283">
            <text:p>0,000003283</text:p>
          </table:table-cell>
          <table:table-cell office:value-type="float" office:value="0.00867745">
            <text:p>0,00867745</text:p>
          </table:table-cell>
          <table:table-cell office:value-type="float" office:value="4.92761">
            <text:p>4,92761</text:p>
          </table:table-cell>
          <table:table-cell office:value-type="float" office:value="37.7429">
            <text:p>37,7429</text:p>
          </table:table-cell>
          <table:table-cell table:number-columns-repeated="2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0.00162534">
            <text:p>0,00162534</text:p>
          </table:table-cell>
          <table:table-cell office:value-type="float" office:value="0.126781">
            <text:p>0,126781</text:p>
          </table:table-cell>
          <table:table-cell office:value-type="float" office:value="0.00628226">
            <text:p>0,00628226</text:p>
          </table:table-cell>
          <table:table-cell office:value-type="float" office:value="0.0519306">
            <text:p>0,0519306</text:p>
          </table:table-cell>
          <table:table-cell office:value-type="float" office:value="0.000003422">
            <text:p>0,000003422</text:p>
          </table:table-cell>
          <table:table-cell office:value-type="float" office:value="0.00889277">
            <text:p>0,00889277</text:p>
          </table:table-cell>
          <table:table-cell office:value-type="float" office:value="4.64251">
            <text:p>4,64251</text:p>
          </table:table-cell>
          <table:table-cell office:value-type="float" office:value="37.6456">
            <text:p>37,6456</text:p>
          </table:table-cell>
          <table:table-cell table:number-columns-repeated="2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0.00169364">
            <text:p>0,00169364</text:p>
          </table:table-cell>
          <table:table-cell office:value-type="float" office:value="0.12281">
            <text:p>0,12281</text:p>
          </table:table-cell>
          <table:table-cell office:value-type="float" office:value="0.0021965">
            <text:p>0,0021965</text:p>
          </table:table-cell>
          <table:table-cell office:value-type="float" office:value="0.0725262">
            <text:p>0,0725262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4.61455">
            <text:p>4,61455</text:p>
          </table:table-cell>
          <table:table-cell office:value-type="float" office:value="37.5487">
            <text:p>37,5487</text:p>
          </table:table-cell>
          <table:table-cell table:number-columns-repeated="2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.00389">
            <text:p>0,00389</text:p>
          </table:table-cell>
          <table:table-cell office:value-type="float" office:value="0.114329">
            <text:p>0,114329</text:p>
          </table:table-cell>
          <table:table-cell office:value-type="float" office:value="0.00519337">
            <text:p>0,00519337</text:p>
          </table:table-cell>
          <table:table-cell office:value-type="float" office:value="0.0634687">
            <text:p>0,0634687</text:p>
          </table:table-cell>
          <table:table-cell office:value-type="float" office:value="0.000002654">
            <text:p>0,000002654</text:p>
          </table:table-cell>
          <table:table-cell office:value-type="float" office:value="0.0085472">
            <text:p>0,0085472</text:p>
          </table:table-cell>
          <table:table-cell office:value-type="float" office:value="4.71662">
            <text:p>4,71662</text:p>
          </table:table-cell>
          <table:table-cell office:value-type="float" office:value="37.4527">
            <text:p>37,4527</text:p>
          </table:table-cell>
          <table:table-cell table:number-columns-repeated="2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0.00168421">
            <text:p>0,00168421</text:p>
          </table:table-cell>
          <table:table-cell office:value-type="float" office:value="0.111778">
            <text:p>0,111778</text:p>
          </table:table-cell>
          <table:table-cell office:value-type="float" office:value="0.00503399">
            <text:p>0,00503399</text:p>
          </table:table-cell>
          <table:table-cell office:value-type="float" office:value="0.0610969">
            <text:p>0,0610969</text:p>
          </table:table-cell>
          <table:table-cell office:value-type="float" office:value="0.000002933">
            <text:p>0,000002933</text:p>
          </table:table-cell>
          <table:table-cell office:value-type="float" office:value="0.0085574">
            <text:p>0,0085574</text:p>
          </table:table-cell>
          <table:table-cell office:value-type="float" office:value="4.90432">
            <text:p>4,90432</text:p>
          </table:table-cell>
          <table:table-cell office:value-type="float" office:value="37.3578">
            <text:p>37,3578</text:p>
          </table:table-cell>
          <table:table-cell table:number-columns-repeated="2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00193194">
            <text:p>0,00193194</text:p>
          </table:table-cell>
          <table:table-cell office:value-type="float" office:value="0.0973862">
            <text:p>0,0973862</text:p>
          </table:table-cell>
          <table:table-cell office:value-type="float" office:value="0.00535575">
            <text:p>0,00535575</text:p>
          </table:table-cell>
          <table:table-cell office:value-type="float" office:value="0.0458242">
            <text:p>0,0458242</text:p>
          </table:table-cell>
          <table:table-cell office:value-type="float" office:value="0.000002933">
            <text:p>0,000002933</text:p>
          </table:table-cell>
          <table:table-cell office:value-type="float" office:value="0.00855795">
            <text:p>0,00855795</text:p>
          </table:table-cell>
          <table:table-cell office:value-type="float" office:value="5.66001">
            <text:p>5,66001</text:p>
          </table:table-cell>
          <table:table-cell office:value-type="float" office:value="37.2657">
            <text:p>37,2657</text:p>
          </table:table-cell>
          <table:table-cell table:number-columns-repeated="2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0.001747">
            <text:p>0,001747</text:p>
          </table:table-cell>
          <table:table-cell office:value-type="float" office:value="0.111299">
            <text:p>0,111299</text:p>
          </table:table-cell>
          <table:table-cell office:value-type="float" office:value="0.00496471">
            <text:p>0,00496471</text:p>
          </table:table-cell>
          <table:table-cell office:value-type="float" office:value="0.0485808">
            <text:p>0,0485808</text:p>
          </table:table-cell>
          <table:table-cell office:value-type="float" office:value="0.000002933">
            <text:p>0,000002933</text:p>
          </table:table-cell>
          <table:table-cell office:value-type="float" office:value="0.00861655">
            <text:p>0,00861655</text:p>
          </table:table-cell>
          <table:table-cell office:value-type="float" office:value="5.18677">
            <text:p>5,18677</text:p>
          </table:table-cell>
          <table:table-cell office:value-type="float" office:value="37.1727">
            <text:p>37,1727</text:p>
          </table:table-cell>
          <table:table-cell table:number-columns-repeated="2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0.00157254">
            <text:p>0,00157254</text:p>
          </table:table-cell>
          <table:table-cell table:number-columns-repeated="5" office:value-type="float" office:value="0">
            <text:p>0</text:p>
          </table:table-cell>
          <table:table-cell office:value-type="float" office:value="50.5612">
            <text:p>50,5612</text:p>
          </table:table-cell>
          <table:table-cell office:value-type="float" office:value="37.2114">
            <text:p>37,2114</text:p>
          </table:table-cell>
          <table:table-cell table:number-columns-repeated="2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0.00171879">
            <text:p>0,00171879</text:p>
          </table:table-cell>
          <table:table-cell office:value-type="float" office:value="0.0185683">
            <text:p>0,0185683</text:p>
          </table:table-cell>
          <table:table-cell office:value-type="float" office:value="0.000070399">
            <text:p>0,000070399</text:p>
          </table:table-cell>
          <table:table-cell office:value-type="float" office:value="0.0485808">
            <text:p>0,0485808</text:p>
          </table:table-cell>
          <table:table-cell office:value-type="float" office:value="0">
            <text:p>0</text:p>
          </table:table-cell>
          <table:table-cell office:value-type="float" office:value="0.0087232">
            <text:p>0,0087232</text:p>
          </table:table-cell>
          <table:table-cell office:value-type="float" office:value="19.3017">
            <text:p>19,3017</text:p>
          </table:table-cell>
          <table:table-cell office:value-type="float" office:value="37.1598">
            <text:p>37,1598</text:p>
          </table:table-cell>
          <table:table-cell table:number-columns-repeated="2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0.00195527">
            <text:p>0,00195527</text:p>
          </table:table-cell>
          <table:table-cell office:value-type="float" office:value="0.0509298">
            <text:p>0,0509298</text:p>
          </table:table-cell>
          <table:table-cell office:value-type="float" office:value="0.00263196">
            <text:p>0,00263196</text:p>
          </table:table-cell>
          <table:table-cell office:value-type="float" office:value="0.122342">
            <text:p>0,122342</text:p>
          </table:table-cell>
          <table:table-cell office:value-type="float" office:value="0.000003143">
            <text:p>0,000003143</text:p>
          </table:table-cell>
          <table:table-cell office:value-type="float" office:value="0">
            <text:p>0</text:p>
          </table:table-cell>
          <table:table-cell office:value-type="float" office:value="5.15977">
            <text:p>5,15977</text:p>
          </table:table-cell>
          <table:table-cell office:value-type="float" office:value="37.0678">
            <text:p>37,0678</text:p>
          </table:table-cell>
          <table:table-cell table:number-columns-repeated="2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00166661">
            <text:p>0,00166661</text:p>
          </table:table-cell>
          <table:table-cell office:value-type="float" office:value="0.035279">
            <text:p>0,035279</text:p>
          </table:table-cell>
          <table:table-cell office:value-type="float" office:value="0.00266897">
            <text:p>0,00266897</text:p>
          </table:table-cell>
          <table:table-cell office:value-type="float" office:value="0.122775">
            <text:p>0,122775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5.5571">
            <text:p>5,5571</text:p>
          </table:table-cell>
          <table:table-cell office:value-type="float" office:value="36.9775">
            <text:p>36,9775</text:p>
          </table:table-cell>
          <table:table-cell table:number-columns-repeated="2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0.00197328">
            <text:p>0,00197328</text:p>
          </table:table-cell>
          <table:table-cell table:number-columns-repeated="5" office:value-type="float" office:value="0">
            <text:p>0</text:p>
          </table:table-cell>
          <table:table-cell office:value-type="float" office:value="52.4085">
            <text:p>52,4085</text:p>
          </table:table-cell>
          <table:table-cell office:value-type="float" office:value="37.0216">
            <text:p>37,0216</text:p>
          </table:table-cell>
          <table:table-cell table:number-columns-repeated="2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0.00205849">
            <text:p>0,00205849</text:p>
          </table:table-cell>
          <table:table-cell table:number-columns-repeated="5" office:value-type="float" office:value="0">
            <text:p>0</text:p>
          </table:table-cell>
          <table:table-cell office:value-type="float" office:value="41.1033">
            <text:p>41,1033</text:p>
          </table:table-cell>
          <table:table-cell office:value-type="float" office:value="37.0333">
            <text:p>37,0333</text:p>
          </table:table-cell>
          <table:table-cell table:number-columns-repeated="2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.00200164">
            <text:p>0,00200164</text:p>
          </table:table-cell>
          <table:table-cell table:number-columns-repeated="5" office:value-type="float" office:value="0">
            <text:p>0</text:p>
          </table:table-cell>
          <table:table-cell office:value-type="float" office:value="52.9296">
            <text:p>52,9296</text:p>
          </table:table-cell>
          <table:table-cell office:value-type="float" office:value="37.0784">
            <text:p>37,0784</text:p>
          </table:table-cell>
          <table:table-cell table:number-columns-repeated="2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0.00185442">
            <text:p>0,00185442</text:p>
          </table:table-cell>
          <table:table-cell table:number-columns-repeated="5" office:value-type="float" office:value="0">
            <text:p>0</text:p>
          </table:table-cell>
          <table:table-cell office:value-type="float" office:value="55.5898">
            <text:p>55,5898</text:p>
          </table:table-cell>
          <table:table-cell office:value-type="float" office:value="37.1309">
            <text:p>37,1309</text:p>
          </table:table-cell>
          <table:table-cell table:number-columns-repeated="2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00163693">
            <text:p>0,00163693</text:p>
          </table:table-cell>
          <table:table-cell office:value-type="float" office:value="0.0252209">
            <text:p>0,0252209</text:p>
          </table:table-cell>
          <table:table-cell office:value-type="float" office:value="0.00152435">
            <text:p>0,00152435</text:p>
          </table:table-cell>
          <table:table-cell office:value-type="float" office:value="0.120024">
            <text:p>0,120024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6.15161">
            <text:p>6,15161</text:p>
          </table:table-cell>
          <table:table-cell office:value-type="float" office:value="37.0434">
            <text:p>37,0434</text:p>
          </table:table-cell>
          <table:table-cell table:number-columns-repeated="2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.00221214">
            <text:p>0,00221214</text:p>
          </table:table-cell>
          <table:table-cell table:number-columns-repeated="5" office:value-type="float" office:value="0">
            <text:p>0</text:p>
          </table:table-cell>
          <table:table-cell office:value-type="float" office:value="52.8123">
            <text:p>52,8123</text:p>
          </table:table-cell>
          <table:table-cell office:value-type="float" office:value="37.0878">
            <text:p>37,0878</text:p>
          </table:table-cell>
          <table:table-cell table:number-columns-repeated="2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0.00163058">
            <text:p>0,00163058</text:p>
          </table:table-cell>
          <table:table-cell table:number-columns-repeated="5" office:value-type="float" office:value="0">
            <text:p>0</text:p>
          </table:table-cell>
          <table:table-cell office:value-type="float" office:value="46.4018">
            <text:p>46,4018</text:p>
          </table:table-cell>
          <table:table-cell office:value-type="float" office:value="37.1139">
            <text:p>37,1139</text:p>
          </table:table-cell>
          <table:table-cell table:number-columns-repeated="2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0.00169336">
            <text:p>0,00169336</text:p>
          </table:table-cell>
          <table:table-cell table:number-columns-repeated="5" office:value-type="float" office:value="0">
            <text:p>0</text:p>
          </table:table-cell>
          <table:table-cell office:value-type="float" office:value="37.4378">
            <text:p>37,4378</text:p>
          </table:table-cell>
          <table:table-cell office:value-type="float" office:value="37.1148">
            <text:p>37,1148</text:p>
          </table:table-cell>
          <table:table-cell table:number-columns-repeated="2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0.0015819">
            <text:p>0,0015819</text:p>
          </table:table-cell>
          <table:table-cell table:number-columns-repeated="5" office:value-type="float" office:value="0">
            <text:p>0</text:p>
          </table:table-cell>
          <table:table-cell office:value-type="float" office:value="55.5802">
            <text:p>55,5802</text:p>
          </table:table-cell>
          <table:table-cell office:value-type="float" office:value="37.1664">
            <text:p>37,1664</text:p>
          </table:table-cell>
          <table:table-cell table:number-columns-repeated="2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00164873">
            <text:p>0,00164873</text:p>
          </table:table-cell>
          <table:table-cell table:number-columns-repeated="5" office:value-type="float" office:value="0">
            <text:p>0</text:p>
          </table:table-cell>
          <table:table-cell office:value-type="float" office:value="53.0649">
            <text:p>53,0649</text:p>
          </table:table-cell>
          <table:table-cell office:value-type="float" office:value="37.2107">
            <text:p>37,2107</text:p>
          </table:table-cell>
          <table:table-cell table:number-columns-repeated="2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0.00183493">
            <text:p>0,00183493</text:p>
          </table:table-cell>
          <table:table-cell table:number-columns-repeated="5" office:value-type="float" office:value="0">
            <text:p>0</text:p>
          </table:table-cell>
          <table:table-cell office:value-type="float" office:value="43.2019">
            <text:p>43,2019</text:p>
          </table:table-cell>
          <table:table-cell office:value-type="float" office:value="37.2274">
            <text:p>37,2274</text:p>
          </table:table-cell>
          <table:table-cell table:number-columns-repeated="2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0.00167912">
            <text:p>0,00167912</text:p>
          </table:table-cell>
          <table:table-cell office:value-type="float" office:value="0.080865">
            <text:p>0,080865</text:p>
          </table:table-cell>
          <table:table-cell office:value-type="float" office:value="0.00424277">
            <text:p>0,00424277</text:p>
          </table:table-cell>
          <table:table-cell office:value-type="float" office:value="0.122096">
            <text:p>0,122096</text:p>
          </table:table-cell>
          <table:table-cell office:value-type="float" office:value="0.000002374">
            <text:p>0,000002374</text:p>
          </table:table-cell>
          <table:table-cell office:value-type="float" office:value="0">
            <text:p>0</text:p>
          </table:table-cell>
          <table:table-cell office:value-type="float" office:value="4.4524">
            <text:p>4,4524</text:p>
          </table:table-cell>
          <table:table-cell office:value-type="float" office:value="37.1366">
            <text:p>37,1366</text:p>
          </table:table-cell>
          <table:table-cell table:number-columns-repeated="2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0.00225153">
            <text:p>0,00225153</text:p>
          </table:table-cell>
          <table:table-cell office:value-type="float" office:value="0.098014">
            <text:p>0,098014</text:p>
          </table:table-cell>
          <table:table-cell office:value-type="float" office:value="0.00161507">
            <text:p>0,00161507</text:p>
          </table:table-cell>
          <table:table-cell office:value-type="float" office:value="0.136987">
            <text:p>0,136987</text:p>
          </table:table-cell>
          <table:table-cell office:value-type="float" office:value="0.000002794">
            <text:p>0,000002794</text:p>
          </table:table-cell>
          <table:table-cell office:value-type="float" office:value="0">
            <text:p>0</text:p>
          </table:table-cell>
          <table:table-cell office:value-type="float" office:value="3.84673">
            <text:p>3,84673</text:p>
          </table:table-cell>
          <table:table-cell office:value-type="float" office:value="37.0446">
            <text:p>37,0446</text:p>
          </table:table-cell>
          <table:table-cell table:number-columns-repeated="2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0.00161011">
            <text:p>0,00161011</text:p>
          </table:table-cell>
          <table:table-cell office:value-type="float" office:value="0.103616">
            <text:p>0,103616</text:p>
          </table:table-cell>
          <table:table-cell office:value-type="float" office:value="0.00137496">
            <text:p>0,00137496</text:p>
          </table:table-cell>
          <table:table-cell office:value-type="float" office:value="0.0406886">
            <text:p>0,0406886</text:p>
          </table:table-cell>
          <table:table-cell office:value-type="float" office:value="0.000002794">
            <text:p>0,000002794</text:p>
          </table:table-cell>
          <table:table-cell office:value-type="float" office:value="0">
            <text:p>0</text:p>
          </table:table-cell>
          <table:table-cell office:value-type="float" office:value="6.06597">
            <text:p>6,06597</text:p>
          </table:table-cell>
          <table:table-cell office:value-type="float" office:value="36.9593">
            <text:p>36,9593</text:p>
          </table:table-cell>
          <table:table-cell table:number-columns-repeated="2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00170922">
            <text:p>0,00170922</text:p>
          </table:table-cell>
          <table:table-cell office:value-type="float" office:value="0.0997437">
            <text:p>0,0997437</text:p>
          </table:table-cell>
          <table:table-cell office:value-type="float" office:value="0.00241566">
            <text:p>0,00241566</text:p>
          </table:table-cell>
          <table:table-cell office:value-type="float" office:value="0.122316">
            <text:p>0,122316</text:p>
          </table:table-cell>
          <table:table-cell office:value-type="float" office:value="0.000002864">
            <text:p>0,000002864</text:p>
          </table:table-cell>
          <table:table-cell office:value-type="float" office:value="0">
            <text:p>0</text:p>
          </table:table-cell>
          <table:table-cell office:value-type="float" office:value="4.0851">
            <text:p>4,0851</text:p>
          </table:table-cell>
          <table:table-cell office:value-type="float" office:value="36.8689">
            <text:p>36,8689</text:p>
          </table:table-cell>
          <table:table-cell table:number-columns-repeated="2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0.0173983">
            <text:p>0,0173983</text:p>
          </table:table-cell>
          <table:table-cell office:value-type="float" office:value="0.113978">
            <text:p>0,113978</text:p>
          </table:table-cell>
          <table:table-cell office:value-type="float" office:value="0.00420086">
            <text:p>0,00420086</text:p>
          </table:table-cell>
          <table:table-cell office:value-type="float" office:value="0.0652582">
            <text:p>0,0652582</text:p>
          </table:table-cell>
          <table:table-cell office:value-type="float" office:value="0.000002934">
            <text:p>0,000002934</text:p>
          </table:table-cell>
          <table:table-cell office:value-type="float" office:value="0.00871943">
            <text:p>0,00871943</text:p>
          </table:table-cell>
          <table:table-cell office:value-type="float" office:value="4.34081">
            <text:p>4,34081</text:p>
          </table:table-cell>
          <table:table-cell office:value-type="float" office:value="36.7798">
            <text:p>36,7798</text:p>
          </table:table-cell>
          <table:table-cell table:number-columns-repeated="2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0.00159377">
            <text:p>0,00159377</text:p>
          </table:table-cell>
          <table:table-cell office:value-type="float" office:value="0.101737">
            <text:p>0,101737</text:p>
          </table:table-cell>
          <table:table-cell office:value-type="float" office:value="0.00650917">
            <text:p>0,00650917</text:p>
          </table:table-cell>
          <table:table-cell office:value-type="float" office:value="0.139658">
            <text:p>0,139658</text:p>
          </table:table-cell>
          <table:table-cell office:value-type="float" office:value="0.000003282">
            <text:p>0,000003282</text:p>
          </table:table-cell>
          <table:table-cell office:value-type="float" office:value="0.0103738">
            <text:p>0,0103738</text:p>
          </table:table-cell>
          <table:table-cell office:value-type="float" office:value="3.60629">
            <text:p>3,60629</text:p>
          </table:table-cell>
          <table:table-cell office:value-type="float" office:value="36.6892">
            <text:p>36,6892</text:p>
          </table:table-cell>
          <table:table-cell table:number-columns-repeated="2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.00186692">
            <text:p>0,00186692</text:p>
          </table:table-cell>
          <table:table-cell office:value-type="float" office:value="0.158614">
            <text:p>0,158614</text:p>
          </table:table-cell>
          <table:table-cell office:value-type="float" office:value="0.00669872">
            <text:p>0,00669872</text:p>
          </table:table-cell>
          <table:table-cell office:value-type="float" office:value="0.0908748">
            <text:p>0,0908748</text:p>
          </table:table-cell>
          <table:table-cell office:value-type="float" office:value="0.000003422">
            <text:p>0,000003422</text:p>
          </table:table-cell>
          <table:table-cell office:value-type="float" office:value="0.00889591">
            <text:p>0,00889591</text:p>
          </table:table-cell>
          <table:table-cell office:value-type="float" office:value="3.47002">
            <text:p>3,47002</text:p>
          </table:table-cell>
          <table:table-cell office:value-type="float" office:value="36.5987">
            <text:p>36,5987</text:p>
          </table:table-cell>
          <table:table-cell table:number-columns-repeated="2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0.00164915">
            <text:p>0,00164915</text:p>
          </table:table-cell>
          <table:table-cell table:number-columns-repeated="5" office:value-type="float" office:value="0">
            <text:p>0</text:p>
          </table:table-cell>
          <table:table-cell office:value-type="float" office:value="60.9611">
            <text:p>60,9611</text:p>
          </table:table-cell>
          <table:table-cell office:value-type="float" office:value="36.6649">
            <text:p>36,6649</text:p>
          </table:table-cell>
          <table:table-cell table:number-columns-repeated="2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00233297">
            <text:p>0,00233297</text:p>
          </table:table-cell>
          <table:table-cell table:number-columns-repeated="5" office:value-type="float" office:value="0">
            <text:p>0</text:p>
          </table:table-cell>
          <table:table-cell office:value-type="float" office:value="41.5126">
            <text:p>41,5126</text:p>
          </table:table-cell>
          <table:table-cell office:value-type="float" office:value="36.678">
            <text:p>36,678</text:p>
          </table:table-cell>
          <table:table-cell table:number-columns-repeated="2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0.00166654">
            <text:p>0,00166654</text:p>
          </table:table-cell>
          <table:table-cell table:number-columns-repeated="5" office:value-type="float" office:value="0">
            <text:p>0</text:p>
          </table:table-cell>
          <table:table-cell office:value-type="float" office:value="49.7758">
            <text:p>49,7758</text:p>
          </table:table-cell>
          <table:table-cell office:value-type="float" office:value="36.7134">
            <text:p>36,7134</text:p>
          </table:table-cell>
          <table:table-cell table:number-columns-repeated="2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0.00166654">
            <text:p>0,00166654</text:p>
          </table:table-cell>
          <table:table-cell table:number-columns-repeated="5" office:value-type="float" office:value="0">
            <text:p>0</text:p>
          </table:table-cell>
          <table:table-cell office:value-type="float" office:value="47.2656">
            <text:p>47,2656</text:p>
          </table:table-cell>
          <table:table-cell office:value-type="float" office:value="36.7419">
            <text:p>36,7419</text:p>
          </table:table-cell>
          <table:table-cell table:number-columns-repeated="2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0.00160411">
            <text:p>0,00160411</text:p>
          </table:table-cell>
          <table:table-cell table:number-columns-repeated="5" office:value-type="float" office:value="0">
            <text:p>0</text:p>
          </table:table-cell>
          <table:table-cell office:value-type="float" office:value="55.9756">
            <text:p>55,9756</text:p>
          </table:table-cell>
          <table:table-cell office:value-type="float" office:value="36.7936">
            <text:p>36,7936</text:p>
          </table:table-cell>
          <table:table-cell table:number-columns-repeated="2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0.00251846">
            <text:p>0,00251846</text:p>
          </table:table-cell>
          <table:table-cell table:number-columns-repeated="5" office:value-type="float" office:value="0">
            <text:p>0</text:p>
          </table:table-cell>
          <table:table-cell office:value-type="float" office:value="46.3004">
            <text:p>46,3004</text:p>
          </table:table-cell>
          <table:table-cell office:value-type="float" office:value="36.819">
            <text:p>36,819</text:p>
          </table:table-cell>
          <table:table-cell table:number-columns-repeated="2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00159607">
            <text:p>0,00159607</text:p>
          </table:table-cell>
          <table:table-cell table:number-columns-repeated="5" office:value-type="float" office:value="0">
            <text:p>0</text:p>
          </table:table-cell>
          <table:table-cell office:value-type="float" office:value="56.8927">
            <text:p>56,8927</text:p>
          </table:table-cell>
          <table:table-cell office:value-type="float" office:value="36.8727">
            <text:p>36,8727</text:p>
          </table:table-cell>
          <table:table-cell table:number-columns-repeated="2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0.00180015">
            <text:p>0,00180015</text:p>
          </table:table-cell>
          <table:table-cell table:number-columns-repeated="5" office:value-type="float" office:value="0">
            <text:p>0</text:p>
          </table:table-cell>
          <table:table-cell office:value-type="float" office:value="44.232">
            <text:p>44,232</text:p>
          </table:table-cell>
          <table:table-cell office:value-type="float" office:value="36.8923">
            <text:p>36,8923</text:p>
          </table:table-cell>
          <table:table-cell table:number-columns-repeated="2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0.00200653">
            <text:p>0,00200653</text:p>
          </table:table-cell>
          <table:table-cell table:number-columns-repeated="5" office:value-type="float" office:value="0">
            <text:p>0</text:p>
          </table:table-cell>
          <table:table-cell office:value-type="float" office:value="34.0867">
            <text:p>34,0867</text:p>
          </table:table-cell>
          <table:table-cell office:value-type="float" office:value="36.8849">
            <text:p>36,8849</text:p>
          </table:table-cell>
          <table:table-cell table:number-columns-repeated="2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0.00160068">
            <text:p>0,00160068</text:p>
          </table:table-cell>
          <table:table-cell table:number-columns-repeated="5" office:value-type="float" office:value="0">
            <text:p>0</text:p>
          </table:table-cell>
          <table:table-cell office:value-type="float" office:value="49.645">
            <text:p>49,645</text:p>
          </table:table-cell>
          <table:table-cell office:value-type="float" office:value="36.9187">
            <text:p>36,9187</text:p>
          </table:table-cell>
          <table:table-cell table:number-columns-repeated="2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0.00242327">
            <text:p>0,00242327</text:p>
          </table:table-cell>
          <table:table-cell table:number-columns-repeated="5" office:value-type="float" office:value="0">
            <text:p>0</text:p>
          </table:table-cell>
          <table:table-cell office:value-type="float" office:value="47.4045">
            <text:p>47,4045</text:p>
          </table:table-cell>
          <table:table-cell office:value-type="float" office:value="36.9465">
            <text:p>36,9465</text:p>
          </table:table-cell>
          <table:table-cell table:number-columns-repeated="2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00173583">
            <text:p>0,00173583</text:p>
          </table:table-cell>
          <table:table-cell table:number-columns-repeated="5" office:value-type="float" office:value="0">
            <text:p>0</text:p>
          </table:table-cell>
          <table:table-cell office:value-type="float" office:value="44.3007">
            <text:p>44,3007</text:p>
          </table:table-cell>
          <table:table-cell office:value-type="float" office:value="36.9659">
            <text:p>36,9659</text:p>
          </table:table-cell>
          <table:table-cell table:number-columns-repeated="2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0.0018769">
            <text:p>0,0018769</text:p>
          </table:table-cell>
          <table:table-cell table:number-columns-repeated="5" office:value-type="float" office:value="0">
            <text:p>0</text:p>
          </table:table-cell>
          <table:table-cell office:value-type="float" office:value="47.4115">
            <text:p>47,4115</text:p>
          </table:table-cell>
          <table:table-cell office:value-type="float" office:value="36.9934">
            <text:p>36,9934</text:p>
          </table:table-cell>
          <table:table-cell table:number-columns-repeated="2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0.00160634">
            <text:p>0,00160634</text:p>
          </table:table-cell>
          <table:table-cell table:number-columns-repeated="5" office:value-type="float" office:value="0">
            <text:p>0</text:p>
          </table:table-cell>
          <table:table-cell office:value-type="float" office:value="53.2651">
            <text:p>53,2651</text:p>
          </table:table-cell>
          <table:table-cell office:value-type="float" office:value="37.0361">
            <text:p>37,0361</text:p>
          </table:table-cell>
          <table:table-cell table:number-columns-repeated="2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0.00169448">
            <text:p>0,00169448</text:p>
          </table:table-cell>
          <table:table-cell table:number-columns-repeated="5" office:value-type="float" office:value="0">
            <text:p>0</text:p>
          </table:table-cell>
          <table:table-cell office:value-type="float" office:value="46.7509">
            <text:p>46,7509</text:p>
          </table:table-cell>
          <table:table-cell office:value-type="float" office:value="37.0615">
            <text:p>37,0615</text:p>
          </table:table-cell>
          <table:table-cell table:number-columns-repeated="2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0.00166054">
            <text:p>0,00166054</text:p>
          </table:table-cell>
          <table:table-cell table:number-columns-repeated="5" office:value-type="float" office:value="0">
            <text:p>0</text:p>
          </table:table-cell>
          <table:table-cell office:value-type="float" office:value="53.1604">
            <text:p>53,1604</text:p>
          </table:table-cell>
          <table:table-cell office:value-type="float" office:value="37.1035">
            <text:p>37,1035</text:p>
          </table:table-cell>
          <table:table-cell table:number-columns-repeated="2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00165104">
            <text:p>0,00165104</text:p>
          </table:table-cell>
          <table:table-cell table:number-columns-repeated="5" office:value-type="float" office:value="0">
            <text:p>0</text:p>
          </table:table-cell>
          <table:table-cell office:value-type="float" office:value="45.1083">
            <text:p>45,1083</text:p>
          </table:table-cell>
          <table:table-cell office:value-type="float" office:value="37.1244">
            <text:p>37,1244</text:p>
          </table:table-cell>
          <table:table-cell table:number-columns-repeated="2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0.00162659">
            <text:p>0,00162659</text:p>
          </table:table-cell>
          <table:table-cell table:number-columns-repeated="5" office:value-type="float" office:value="0">
            <text:p>0</text:p>
          </table:table-cell>
          <table:table-cell office:value-type="float" office:value="48.5694">
            <text:p>48,5694</text:p>
          </table:table-cell>
          <table:table-cell office:value-type="float" office:value="37.1541">
            <text:p>37,1541</text:p>
          </table:table-cell>
          <table:table-cell table:number-columns-repeated="2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0.00169762">
            <text:p>0,00169762</text:p>
          </table:table-cell>
          <table:table-cell table:number-columns-repeated="5" office:value-type="float" office:value="0">
            <text:p>0</text:p>
          </table:table-cell>
          <table:table-cell office:value-type="float" office:value="52.4603">
            <text:p>52,4603</text:p>
          </table:table-cell>
          <table:table-cell office:value-type="float" office:value="37.1938">
            <text:p>37,1938</text:p>
          </table:table-cell>
          <table:table-cell table:number-columns-repeated="2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0.00171061">
            <text:p>0,00171061</text:p>
          </table:table-cell>
          <table:table-cell table:number-columns-repeated="5" office:value-type="float" office:value="0">
            <text:p>0</text:p>
          </table:table-cell>
          <table:table-cell office:value-type="float" office:value="54.2215">
            <text:p>54,2215</text:p>
          </table:table-cell>
          <table:table-cell office:value-type="float" office:value="37.2378">
            <text:p>37,2378</text:p>
          </table:table-cell>
          <table:table-cell table:number-columns-repeated="2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0.00195589">
            <text:p>0,00195589</text:p>
          </table:table-cell>
          <table:table-cell table:number-columns-repeated="5" office:value-type="float" office:value="0">
            <text:p>0</text:p>
          </table:table-cell>
          <table:table-cell office:value-type="float" office:value="57.6997">
            <text:p>57,6997</text:p>
          </table:table-cell>
          <table:table-cell office:value-type="float" office:value="37.2905">
            <text:p>37,2905</text:p>
          </table:table-cell>
          <table:table-cell table:number-columns-repeated="2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00200108">
            <text:p>0,00200108</text:p>
          </table:table-cell>
          <table:table-cell table:number-columns-repeated="5" office:value-type="float" office:value="0">
            <text:p>0</text:p>
          </table:table-cell>
          <table:table-cell office:value-type="float" office:value="54.3564">
            <text:p>54,3564</text:p>
          </table:table-cell>
          <table:table-cell office:value-type="float" office:value="37.3344">
            <text:p>37,3344</text:p>
          </table:table-cell>
          <table:table-cell table:number-columns-repeated="2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0.00165327">
            <text:p>0,00165327</text:p>
          </table:table-cell>
          <table:table-cell table:number-columns-repeated="5" office:value-type="float" office:value="0">
            <text:p>0</text:p>
          </table:table-cell>
          <table:table-cell office:value-type="float" office:value="47.0235">
            <text:p>47,0235</text:p>
          </table:table-cell>
          <table:table-cell office:value-type="float" office:value="37.3592">
            <text:p>37,3592</text:p>
          </table:table-cell>
          <table:table-cell table:number-columns-repeated="2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0.00163602">
            <text:p>0,00163602</text:p>
          </table:table-cell>
          <table:table-cell table:number-columns-repeated="5" office:value-type="float" office:value="0">
            <text:p>0</text:p>
          </table:table-cell>
          <table:table-cell office:value-type="float" office:value="57.9444">
            <text:p>57,9444</text:p>
          </table:table-cell>
          <table:table-cell office:value-type="float" office:value="37.4119">
            <text:p>37,4119</text:p>
          </table:table-cell>
          <table:table-cell table:number-columns-repeated="2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0.00160124">
            <text:p>0,00160124</text:p>
          </table:table-cell>
          <table:table-cell table:number-columns-repeated="5" office:value-type="float" office:value="0">
            <text:p>0</text:p>
          </table:table-cell>
          <table:table-cell office:value-type="float" office:value="48.1949">
            <text:p>48,1949</text:p>
          </table:table-cell>
          <table:table-cell office:value-type="float" office:value="37.4394">
            <text:p>37,4394</text:p>
          </table:table-cell>
          <table:table-cell table:number-columns-repeated="2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0.00159509">
            <text:p>0,00159509</text:p>
          </table:table-cell>
          <table:table-cell table:number-columns-repeated="5" office:value-type="float" office:value="0">
            <text:p>0</text:p>
          </table:table-cell>
          <table:table-cell office:value-type="float" office:value="60.8717">
            <text:p>60,8717</text:p>
          </table:table-cell>
          <table:table-cell office:value-type="float" office:value="37.499">
            <text:p>37,499</text:p>
          </table:table-cell>
          <table:table-cell table:number-columns-repeated="2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00236006">
            <text:p>0,00236006</text:p>
          </table:table-cell>
          <table:table-cell table:number-columns-repeated="5" office:value-type="float" office:value="0">
            <text:p>0</text:p>
          </table:table-cell>
          <table:table-cell office:value-type="float" office:value="50.3095">
            <text:p>50,3095</text:p>
          </table:table-cell>
          <table:table-cell office:value-type="float" office:value="37.5315">
            <text:p>37,5315</text:p>
          </table:table-cell>
          <table:table-cell table:number-columns-repeated="2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0.0015826">
            <text:p>0,0015826</text:p>
          </table:table-cell>
          <table:table-cell table:number-columns-repeated="5" office:value-type="float" office:value="0">
            <text:p>0</text:p>
          </table:table-cell>
          <table:table-cell office:value-type="float" office:value="55.374">
            <text:p>55,374</text:p>
          </table:table-cell>
          <table:table-cell office:value-type="float" office:value="37.5767">
            <text:p>37,5767</text:p>
          </table:table-cell>
          <table:table-cell table:number-columns-repeated="2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0.00167443">
            <text:p>0,00167443</text:p>
          </table:table-cell>
          <table:table-cell table:number-columns-repeated="5" office:value-type="float" office:value="0">
            <text:p>0</text:p>
          </table:table-cell>
          <table:table-cell office:value-type="float" office:value="43.4386">
            <text:p>43,4386</text:p>
          </table:table-cell>
          <table:table-cell office:value-type="float" office:value="37.5915">
            <text:p>37,5915</text:p>
          </table:table-cell>
          <table:table-cell table:number-columns-repeated="2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.00172954">
            <text:p>0,00172954</text:p>
          </table:table-cell>
          <table:table-cell table:number-columns-repeated="5" office:value-type="float" office:value="0">
            <text:p>0</text:p>
          </table:table-cell>
          <table:table-cell office:value-type="float" office:value="47.3772">
            <text:p>47,3772</text:p>
          </table:table-cell>
          <table:table-cell office:value-type="float" office:value="37.6161">
            <text:p>37,6161</text:p>
          </table:table-cell>
          <table:table-cell table:number-columns-repeated="2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0.00161814">
            <text:p>0,00161814</text:p>
          </table:table-cell>
          <table:table-cell table:number-columns-repeated="5" office:value-type="float" office:value="0">
            <text:p>0</text:p>
          </table:table-cell>
          <table:table-cell office:value-type="float" office:value="33.1896">
            <text:p>33,1896</text:p>
          </table:table-cell>
          <table:table-cell office:value-type="float" office:value="37.605">
            <text:p>37,605</text:p>
          </table:table-cell>
          <table:table-cell table:number-columns-repeated="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241426">
            <text:p>0,00241426</text:p>
          </table:table-cell>
          <table:table-cell table:number-columns-repeated="5" office:value-type="float" office:value="0">
            <text:p>0</text:p>
          </table:table-cell>
          <table:table-cell office:value-type="float" office:value="35.3884">
            <text:p>35,3884</text:p>
          </table:table-cell>
          <table:table-cell office:value-type="float" office:value="37.5995">
            <text:p>37,5995</text:p>
          </table:table-cell>
          <table:table-cell table:number-columns-repeated="2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0.00158406">
            <text:p>0,00158406</text:p>
          </table:table-cell>
          <table:table-cell table:number-columns-repeated="5" office:value-type="float" office:value="0">
            <text:p>0</text:p>
          </table:table-cell>
          <table:table-cell office:value-type="float" office:value="49.4997">
            <text:p>49,4997</text:p>
          </table:table-cell>
          <table:table-cell office:value-type="float" office:value="37.6292">
            <text:p>37,6292</text:p>
          </table:table-cell>
          <table:table-cell table:number-columns-repeated="2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0.00166249">
            <text:p>0,00166249</text:p>
          </table:table-cell>
          <table:table-cell table:number-columns-repeated="5" office:value-type="float" office:value="0">
            <text:p>0</text:p>
          </table:table-cell>
          <table:table-cell office:value-type="float" office:value="43.8689">
            <text:p>43,8689</text:p>
          </table:table-cell>
          <table:table-cell office:value-type="float" office:value="37.6448">
            <text:p>37,6448</text:p>
          </table:table-cell>
          <table:table-cell table:number-columns-repeated="2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0.00162261">
            <text:p>0,00162261</text:p>
          </table:table-cell>
          <table:table-cell table:number-columns-repeated="5" office:value-type="float" office:value="0">
            <text:p>0</text:p>
          </table:table-cell>
          <table:table-cell office:value-type="float" office:value="50.3826">
            <text:p>50,3826</text:p>
          </table:table-cell>
          <table:table-cell office:value-type="float" office:value="37.6764">
            <text:p>37,6764</text:p>
          </table:table-cell>
          <table:table-cell table:number-columns-repeated="2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0.00163658">
            <text:p>0,00163658</text:p>
          </table:table-cell>
          <table:table-cell table:number-columns-repeated="5" office:value-type="float" office:value="0">
            <text:p>0</text:p>
          </table:table-cell>
          <table:table-cell office:value-type="float" office:value="47.3799">
            <text:p>47,3799</text:p>
          </table:table-cell>
          <table:table-cell office:value-type="float" office:value="37.7005">
            <text:p>37,7005</text:p>
          </table:table-cell>
          <table:table-cell table:number-columns-repeated="2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00166961">
            <text:p>0,00166961</text:p>
          </table:table-cell>
          <table:table-cell table:number-columns-repeated="5" office:value-type="float" office:value="0">
            <text:p>0</text:p>
          </table:table-cell>
          <table:table-cell office:value-type="float" office:value="56.9182">
            <text:p>56,9182</text:p>
          </table:table-cell>
          <table:table-cell office:value-type="float" office:value="37.7481">
            <text:p>37,7481</text:p>
          </table:table-cell>
          <table:table-cell table:number-columns-repeated="2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0.00158958">
            <text:p>0,00158958</text:p>
          </table:table-cell>
          <table:table-cell table:number-columns-repeated="5" office:value-type="float" office:value="0">
            <text:p>0</text:p>
          </table:table-cell>
          <table:table-cell office:value-type="float" office:value="60.3063">
            <text:p>60,3063</text:p>
          </table:table-cell>
          <table:table-cell office:value-type="float" office:value="37.8038">
            <text:p>37,8038</text:p>
          </table:table-cell>
          <table:table-cell table:number-columns-repeated="2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0.00168205">
            <text:p>0,00168205</text:p>
          </table:table-cell>
          <table:table-cell office:value-type="float" office:value="0.0117508">
            <text:p>0,0117508</text:p>
          </table:table-cell>
          <table:table-cell office:value-type="float" office:value="0.000079618">
            <text:p>0,000079618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0893384">
            <text:p>0,00893384</text:p>
          </table:table-cell>
          <table:table-cell office:value-type="float" office:value="24.009">
            <text:p>24,009</text:p>
          </table:table-cell>
          <table:table-cell office:value-type="float" office:value="37.7698">
            <text:p>37,7698</text:p>
          </table:table-cell>
          <table:table-cell table:number-columns-repeated="2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.00403792">
            <text:p>0,00403792</text:p>
          </table:table-cell>
          <table:table-cell office:value-type="float" office:value="0.0146221">
            <text:p>0,0146221</text:p>
          </table:table-cell>
          <table:table-cell office:value-type="float" office:value="0.000125644">
            <text:p>0,000125644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0901639">
            <text:p>0,00901639</text:p>
          </table:table-cell>
          <table:table-cell office:value-type="float" office:value="21.2382">
            <text:p>21,2382</text:p>
          </table:table-cell>
          <table:table-cell office:value-type="float" office:value="37.7292">
            <text:p>37,7292</text:p>
          </table:table-cell>
          <table:table-cell table:number-columns-repeated="2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0.00173478">
            <text:p>0,00173478</text:p>
          </table:table-cell>
          <table:table-cell table:number-columns-repeated="5" office:value-type="float" office:value="0">
            <text:p>0</text:p>
          </table:table-cell>
          <table:table-cell office:value-type="float" office:value="50.2535">
            <text:p>50,2535</text:p>
          </table:table-cell>
          <table:table-cell office:value-type="float" office:value="37.7599">
            <text:p>37,7599</text:p>
          </table:table-cell>
          <table:table-cell table:number-columns-repeated="2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00162408">
            <text:p>0,00162408</text:p>
          </table:table-cell>
          <table:table-cell office:value-type="float" office:value="0.0154184">
            <text:p>0,0154184</text:p>
          </table:table-cell>
          <table:table-cell office:value-type="float" office:value="0.000078361">
            <text:p>0,000078361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0893684">
            <text:p>0,00893684</text:p>
          </table:table-cell>
          <table:table-cell office:value-type="float" office:value="22.0139">
            <text:p>22,0139</text:p>
          </table:table-cell>
          <table:table-cell office:value-type="float" office:value="37.7214">
            <text:p>37,7214</text:p>
          </table:table-cell>
          <table:table-cell table:number-columns-repeated="2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0.00160976">
            <text:p>0,00160976</text:p>
          </table:table-cell>
          <table:table-cell office:value-type="float" office:value="0.0159445">
            <text:p>0,0159445</text:p>
          </table:table-cell>
          <table:table-cell office:value-type="float" office:value="0.000133885">
            <text:p>0,000133885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0945569">
            <text:p>0,00945569</text:p>
          </table:table-cell>
          <table:table-cell office:value-type="float" office:value="22.1823">
            <text:p>22,1823</text:p>
          </table:table-cell>
          <table:table-cell office:value-type="float" office:value="37.6835">
            <text:p>37,6835</text:p>
          </table:table-cell>
          <table:table-cell table:number-columns-repeated="2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0.00178311">
            <text:p>0,00178311</text:p>
          </table:table-cell>
          <table:table-cell table:number-columns-repeated="5" office:value-type="float" office:value="0">
            <text:p>0</text:p>
          </table:table-cell>
          <table:table-cell office:value-type="float" office:value="38.5357">
            <text:p>38,5357</text:p>
          </table:table-cell>
          <table:table-cell office:value-type="float" office:value="37.6856">
            <text:p>37,6856</text:p>
          </table:table-cell>
          <table:table-cell table:number-columns-repeated="2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0.00216486">
            <text:p>0,00216486</text:p>
          </table:table-cell>
          <table:table-cell office:value-type="float" office:value="0.0141095">
            <text:p>0,0141095</text:p>
          </table:table-cell>
          <table:table-cell office:value-type="float" office:value="0.000062298">
            <text:p>0,000062298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139781">
            <text:p>0,0139781</text:p>
          </table:table-cell>
          <table:table-cell office:value-type="float" office:value="20.0521">
            <text:p>20,0521</text:p>
          </table:table-cell>
          <table:table-cell office:value-type="float" office:value="37.6428">
            <text:p>37,6428</text:p>
          </table:table-cell>
          <table:table-cell table:number-columns-repeated="2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0.00180434">
            <text:p>0,00180434</text:p>
          </table:table-cell>
          <table:table-cell table:number-columns-repeated="5" office:value-type="float" office:value="0">
            <text:p>0</text:p>
          </table:table-cell>
          <table:table-cell office:value-type="float" office:value="52.3013">
            <text:p>52,3013</text:p>
          </table:table-cell>
          <table:table-cell office:value-type="float" office:value="37.6783">
            <text:p>37,6783</text:p>
          </table:table-cell>
          <table:table-cell table:number-columns-repeated="2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00167388">
            <text:p>0,00167388</text:p>
          </table:table-cell>
          <table:table-cell table:number-columns-repeated="5" office:value-type="float" office:value="0">
            <text:p>0</text:p>
          </table:table-cell>
          <table:table-cell office:value-type="float" office:value="47.5464">
            <text:p>47,5464</text:p>
          </table:table-cell>
          <table:table-cell office:value-type="float" office:value="37.7021">
            <text:p>37,7021</text:p>
          </table:table-cell>
          <table:table-cell table:number-columns-repeated="2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0.00211101">
            <text:p>0,00211101</text:p>
          </table:table-cell>
          <table:table-cell table:number-columns-repeated="5" office:value-type="float" office:value="0">
            <text:p>0</text:p>
          </table:table-cell>
          <table:table-cell office:value-type="float" office:value="50.8518">
            <text:p>50,8518</text:p>
          </table:table-cell>
          <table:table-cell office:value-type="float" office:value="37.7338">
            <text:p>37,7338</text:p>
          </table:table-cell>
          <table:table-cell table:number-columns-repeated="2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0.00360819">
            <text:p>0,00360819</text:p>
          </table:table-cell>
          <table:table-cell table:number-columns-repeated="5" office:value-type="float" office:value="0">
            <text:p>0</text:p>
          </table:table-cell>
          <table:table-cell office:value-type="float" office:value="43.395">
            <text:p>43,395</text:p>
          </table:table-cell>
          <table:table-cell office:value-type="float" office:value="37.7474">
            <text:p>37,7474</text:p>
          </table:table-cell>
          <table:table-cell table:number-columns-repeated="2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.0016567">
            <text:p>0,0016567</text:p>
          </table:table-cell>
          <table:table-cell table:number-columns-repeated="5" office:value-type="float" office:value="0">
            <text:p>0</text:p>
          </table:table-cell>
          <table:table-cell office:value-type="float" office:value="48.6353">
            <text:p>48,6353</text:p>
          </table:table-cell>
          <table:table-cell office:value-type="float" office:value="37.7735">
            <text:p>37,7735</text:p>
          </table:table-cell>
          <table:table-cell table:number-columns-repeated="2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0.00159789">
            <text:p>0,00159789</text:p>
          </table:table-cell>
          <table:table-cell office:value-type="float" office:value="0.0135407">
            <text:p>0,0135407</text:p>
          </table:table-cell>
          <table:table-cell office:value-type="float" office:value="0.000130532">
            <text:p>0,000130532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12365">
            <text:p>0,012365</text:p>
          </table:table-cell>
          <table:table-cell office:value-type="float" office:value="22.0385">
            <text:p>22,0385</text:p>
          </table:table-cell>
          <table:table-cell office:value-type="float" office:value="37.7359">
            <text:p>37,7359</text:p>
          </table:table-cell>
          <table:table-cell table:number-columns-repeated="2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00183626">
            <text:p>0,00183626</text:p>
          </table:table-cell>
          <table:table-cell table:number-columns-repeated="5" office:value-type="float" office:value="0">
            <text:p>0</text:p>
          </table:table-cell>
          <table:table-cell office:value-type="float" office:value="37.6593">
            <text:p>37,6593</text:p>
          </table:table-cell>
          <table:table-cell office:value-type="float" office:value="37.7357">
            <text:p>37,7357</text:p>
          </table:table-cell>
          <table:table-cell table:number-columns-repeated="2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0.00202119">
            <text:p>0,00202119</text:p>
          </table:table-cell>
          <table:table-cell table:number-columns-repeated="5" office:value-type="float" office:value="0">
            <text:p>0</text:p>
          </table:table-cell>
          <table:table-cell office:value-type="float" office:value="47.4361">
            <text:p>47,4361</text:p>
          </table:table-cell>
          <table:table-cell office:value-type="float" office:value="37.7588">
            <text:p>37,7588</text:p>
          </table:table-cell>
          <table:table-cell table:number-columns-repeated="2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0.00211318">
            <text:p>0,00211318</text:p>
          </table:table-cell>
          <table:table-cell table:number-columns-repeated="5" office:value-type="float" office:value="0">
            <text:p>0</text:p>
          </table:table-cell>
          <table:table-cell office:value-type="float" office:value="36.0701">
            <text:p>36,0701</text:p>
          </table:table-cell>
          <table:table-cell office:value-type="float" office:value="37.7548">
            <text:p>37,7548</text:p>
          </table:table-cell>
          <table:table-cell table:number-columns-repeated="2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0.00167381">
            <text:p>0,00167381</text:p>
          </table:table-cell>
          <table:table-cell table:number-columns-repeated="5" office:value-type="float" office:value="0">
            <text:p>0</text:p>
          </table:table-cell>
          <table:table-cell office:value-type="float" office:value="46.6677">
            <text:p>46,6677</text:p>
          </table:table-cell>
          <table:table-cell office:value-type="float" office:value="37.7759">
            <text:p>37,7759</text:p>
          </table:table-cell>
          <table:table-cell table:number-columns-repeated="2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0.00175741">
            <text:p>0,00175741</text:p>
          </table:table-cell>
          <table:table-cell office:value-type="float" office:value="0.0161945">
            <text:p>0,0161945</text:p>
          </table:table-cell>
          <table:table-cell office:value-type="float" office:value="0.000073682">
            <text:p>0,000073682</text:p>
          </table:table-cell>
          <table:table-cell office:value-type="float" office:value="0.0908748">
            <text:p>0,0908748</text:p>
          </table:table-cell>
          <table:table-cell office:value-type="float" office:value="0">
            <text:p>0</text:p>
          </table:table-cell>
          <table:table-cell office:value-type="float" office:value="0.0185833">
            <text:p>0,0185833</text:p>
          </table:table-cell>
          <table:table-cell office:value-type="float" office:value="18.9988">
            <text:p>18,9988</text:p>
          </table:table-cell>
          <table:table-cell office:value-type="float" office:value="37.7315">
            <text:p>37,7315</text:p>
          </table:table-cell>
          <table:table-cell table:number-columns-repeated="2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00175412">
            <text:p>0,00175412</text:p>
          </table:table-cell>
          <table:table-cell table:number-columns-repeated="5" office:value-type="float" office:value="0">
            <text:p>0</text:p>
          </table:table-cell>
          <table:table-cell office:value-type="float" office:value="54.8914">
            <text:p>54,8914</text:p>
          </table:table-cell>
          <table:table-cell office:value-type="float" office:value="37.772">
            <text:p>37,772</text:p>
          </table:table-cell>
          <table:table-cell table:number-columns-repeated="2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0.00205961">
            <text:p>0,00205961</text:p>
          </table:table-cell>
          <table:table-cell office:value-type="float" office:value="0.115433">
            <text:p>0,115433</text:p>
          </table:table-cell>
          <table:table-cell office:value-type="float" office:value="0.00645449">
            <text:p>0,00645449</text:p>
          </table:table-cell>
          <table:table-cell office:value-type="float" office:value="0.125803">
            <text:p>0,125803</text:p>
          </table:table-cell>
          <table:table-cell office:value-type="float" office:value="0.000003562">
            <text:p>0,000003562</text:p>
          </table:table-cell>
          <table:table-cell office:value-type="float" office:value="0.00880561">
            <text:p>0,00880561</text:p>
          </table:table-cell>
          <table:table-cell office:value-type="float" office:value="3.53832">
            <text:p>3,53832</text:p>
          </table:table-cell>
          <table:table-cell office:value-type="float" office:value="37.6914">
            <text:p>37,6914</text:p>
          </table:table-cell>
          <table:table-cell table:number-columns-repeated="2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0.00161319">
            <text:p>0,00161319</text:p>
          </table:table-cell>
          <table:table-cell office:value-type="float" office:value="0.0518919">
            <text:p>0,0518919</text:p>
          </table:table-cell>
          <table:table-cell office:value-type="float" office:value="0.00538781">
            <text:p>0,00538781</text:p>
          </table:table-cell>
          <table:table-cell office:value-type="float" office:value="0.124068">
            <text:p>0,124068</text:p>
          </table:table-cell>
          <table:table-cell office:value-type="float" office:value="0.000003283">
            <text:p>0,000003283</text:p>
          </table:table-cell>
          <table:table-cell office:value-type="float" office:value="0.00883166">
            <text:p>0,00883166</text:p>
          </table:table-cell>
          <table:table-cell office:value-type="float" office:value="4.74426">
            <text:p>4,74426</text:p>
          </table:table-cell>
          <table:table-cell office:value-type="float" office:value="37.6141">
            <text:p>37,6141</text:p>
          </table:table-cell>
          <table:table-cell table:number-columns-repeated="2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0.00161277">
            <text:p>0,00161277</text:p>
          </table:table-cell>
          <table:table-cell office:value-type="float" office:value="0.0359952">
            <text:p>0,0359952</text:p>
          </table:table-cell>
          <table:table-cell office:value-type="float" office:value="0.00315737">
            <text:p>0,00315737</text:p>
          </table:table-cell>
          <table:table-cell office:value-type="float" office:value="0.122537">
            <text:p>0,122537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5.09025">
            <text:p>5,09025</text:p>
          </table:table-cell>
          <table:table-cell office:value-type="float" office:value="37.5379">
            <text:p>37,5379</text:p>
          </table:table-cell>
          <table:table-cell table:number-columns-repeated="2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0.00169294">
            <text:p>0,00169294</text:p>
          </table:table-cell>
          <table:table-cell office:value-type="float" office:value="0.0992696">
            <text:p>0,0992696</text:p>
          </table:table-cell>
          <table:table-cell office:value-type="float" office:value="0.00405294">
            <text:p>0,00405294</text:p>
          </table:table-cell>
          <table:table-cell office:value-type="float" office:value="0.121861">
            <text:p>0,121861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4.0877">
            <text:p>4,0877</text:p>
          </table:table-cell>
          <table:table-cell office:value-type="float" office:value="37.4598">
            <text:p>37,4598</text:p>
          </table:table-cell>
          <table:table-cell table:number-columns-repeated="2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00160425">
            <text:p>0,00160425</text:p>
          </table:table-cell>
          <table:table-cell office:value-type="float" office:value="0.108221">
            <text:p>0,108221</text:p>
          </table:table-cell>
          <table:table-cell office:value-type="float" office:value="0.00394468">
            <text:p>0,00394468</text:p>
          </table:table-cell>
          <table:table-cell office:value-type="float" office:value="0.121996">
            <text:p>0,121996</text:p>
          </table:table-cell>
          <table:table-cell office:value-type="float" office:value="0.000002374">
            <text:p>0,000002374</text:p>
          </table:table-cell>
          <table:table-cell office:value-type="float" office:value="0">
            <text:p>0</text:p>
          </table:table-cell>
          <table:table-cell office:value-type="float" office:value="3.99248">
            <text:p>3,99248</text:p>
          </table:table-cell>
          <table:table-cell office:value-type="float" office:value="37.3817">
            <text:p>37,3817</text:p>
          </table:table-cell>
          <table:table-cell table:number-columns-repeated="2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0.00162834">
            <text:p>0,00162834</text:p>
          </table:table-cell>
          <table:table-cell office:value-type="float" office:value="0.110704">
            <text:p>0,110704</text:p>
          </table:table-cell>
          <table:table-cell office:value-type="float" office:value="0.00664061">
            <text:p>0,00664061</text:p>
          </table:table-cell>
          <table:table-cell office:value-type="float" office:value="0.0467814">
            <text:p>0,0467814</text:p>
          </table:table-cell>
          <table:table-cell office:value-type="float" office:value="0.000003073">
            <text:p>0,000003073</text:p>
          </table:table-cell>
          <table:table-cell office:value-type="float" office:value="0.00926496">
            <text:p>0,00926496</text:p>
          </table:table-cell>
          <table:table-cell office:value-type="float" office:value="5.21282">
            <text:p>5,21282</text:p>
          </table:table-cell>
          <table:table-cell office:value-type="float" office:value="37.3069">
            <text:p>37,3069</text:p>
          </table:table-cell>
          <table:table-cell table:number-columns-repeated="2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0.00187334">
            <text:p>0,00187334</text:p>
          </table:table-cell>
          <table:table-cell office:value-type="float" office:value="0.112534">
            <text:p>0,112534</text:p>
          </table:table-cell>
          <table:table-cell office:value-type="float" office:value="0.00718963">
            <text:p>0,00718963</text:p>
          </table:table-cell>
          <table:table-cell office:value-type="float" office:value="0.0386581">
            <text:p>0,0386581</text:p>
          </table:table-cell>
          <table:table-cell office:value-type="float" office:value="0.000003492">
            <text:p>0,000003492</text:p>
          </table:table-cell>
          <table:table-cell office:value-type="float" office:value="0.00873445">
            <text:p>0,00873445</text:p>
          </table:table-cell>
          <table:table-cell office:value-type="float" office:value="5.39223">
            <text:p>5,39223</text:p>
          </table:table-cell>
          <table:table-cell office:value-type="float" office:value="37.2329">
            <text:p>37,2329</text:p>
          </table:table-cell>
          <table:table-cell table:number-columns-repeated="2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0.00186392">
            <text:p>0,00186392</text:p>
          </table:table-cell>
          <table:table-cell office:value-type="float" office:value="0.116686">
            <text:p>0,116686</text:p>
          </table:table-cell>
          <table:table-cell office:value-type="float" office:value="0.00627514">
            <text:p>0,00627514</text:p>
          </table:table-cell>
          <table:table-cell office:value-type="float" office:value="0.106376">
            <text:p>0,106376</text:p>
          </table:table-cell>
          <table:table-cell office:value-type="float" office:value="0.000003143">
            <text:p>0,000003143</text:p>
          </table:table-cell>
          <table:table-cell office:value-type="float" office:value="0.00871133">
            <text:p>0,00871133</text:p>
          </table:table-cell>
          <table:table-cell office:value-type="float" office:value="3.89879">
            <text:p>3,89879</text:p>
          </table:table-cell>
          <table:table-cell office:value-type="float" office:value="37.1557">
            <text:p>37,1557</text:p>
          </table:table-cell>
          <table:table-cell table:number-columns-repeated="2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0.00194591">
            <text:p>0,00194591</text:p>
          </table:table-cell>
          <table:table-cell office:value-type="float" office:value="0.117123">
            <text:p>0,117123</text:p>
          </table:table-cell>
          <table:table-cell office:value-type="float" office:value="0.00657483">
            <text:p>0,00657483</text:p>
          </table:table-cell>
          <table:table-cell office:value-type="float" office:value="0.0332982">
            <text:p>0,0332982</text:p>
          </table:table-cell>
          <table:table-cell office:value-type="float" office:value="0.000003282">
            <text:p>0,000003282</text:p>
          </table:table-cell>
          <table:table-cell office:value-type="float" office:value="0.00871803">
            <text:p>0,00871803</text:p>
          </table:table-cell>
          <table:table-cell office:value-type="float" office:value="5.32305">
            <text:p>5,32305</text:p>
          </table:table-cell>
          <table:table-cell office:value-type="float" office:value="37.0822">
            <text:p>37,0822</text:p>
          </table:table-cell>
          <table:table-cell table:number-columns-repeated="2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00206205">
            <text:p>0,00206205</text:p>
          </table:table-cell>
          <table:table-cell table:number-columns-repeated="5" office:value-type="float" office:value="0">
            <text:p>0</text:p>
          </table:table-cell>
          <table:table-cell office:value-type="float" office:value="50.3451">
            <text:p>50,3451</text:p>
          </table:table-cell>
          <table:table-cell office:value-type="float" office:value="37.1128">
            <text:p>37,1128</text:p>
          </table:table-cell>
          <table:table-cell table:number-columns-repeated="2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0.00165474">
            <text:p>0,00165474</text:p>
          </table:table-cell>
          <table:table-cell office:value-type="float" office:value="0.0899998">
            <text:p>0,0899998</text:p>
          </table:table-cell>
          <table:table-cell office:value-type="float" office:value="0.00648473">
            <text:p>0,00648473</text:p>
          </table:table-cell>
          <table:table-cell office:value-type="float" office:value="0.0424286">
            <text:p>0,0424286</text:p>
          </table:table-cell>
          <table:table-cell office:value-type="float" office:value="0.000003143">
            <text:p>0,000003143</text:p>
          </table:table-cell>
          <table:table-cell office:value-type="float" office:value="0.00870078">
            <text:p>0,00870078</text:p>
          </table:table-cell>
          <table:table-cell office:value-type="float" office:value="5.94089">
            <text:p>5,94089</text:p>
          </table:table-cell>
          <table:table-cell office:value-type="float" office:value="37.0411">
            <text:p>37,0411</text:p>
          </table:table-cell>
          <table:table-cell table:number-columns-repeated="2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0.0021731">
            <text:p>0,0021731</text:p>
          </table:table-cell>
          <table:table-cell office:value-type="float" office:value="0.136129">
            <text:p>0,136129</text:p>
          </table:table-cell>
          <table:table-cell office:value-type="float" office:value="0.00323245">
            <text:p>0,00323245</text:p>
          </table:table-cell>
          <table:table-cell office:value-type="float" office:value="0.121853">
            <text:p>0,121853</text:p>
          </table:table-cell>
          <table:table-cell office:value-type="float" office:value="0.000003283">
            <text:p>0,000003283</text:p>
          </table:table-cell>
          <table:table-cell office:value-type="float" office:value="0">
            <text:p>0</text:p>
          </table:table-cell>
          <table:table-cell office:value-type="float" office:value="3.52611">
            <text:p>3,52611</text:p>
          </table:table-cell>
          <table:table-cell office:value-type="float" office:value="36.9642">
            <text:p>36,9642</text:p>
          </table:table-cell>
          <table:table-cell table:number-columns-repeated="2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0.0015937">
            <text:p>0,0015937</text:p>
          </table:table-cell>
          <table:table-cell office:value-type="float" office:value="0.126518">
            <text:p>0,126518</text:p>
          </table:table-cell>
          <table:table-cell office:value-type="float" office:value="0.000807361">
            <text:p>0,000807361</text:p>
          </table:table-cell>
          <table:table-cell office:value-type="float" office:value="0.00186762">
            <text:p>0,00186762</text:p>
          </table:table-cell>
          <table:table-cell office:value-type="float" office:value="0.000002235">
            <text:p>0,000002235</text:p>
          </table:table-cell>
          <table:table-cell office:value-type="float" office:value="0">
            <text:p>0</text:p>
          </table:table-cell>
          <table:table-cell office:value-type="float" office:value="6.80814">
            <text:p>6,80814</text:p>
          </table:table-cell>
          <table:table-cell office:value-type="float" office:value="36.8952">
            <text:p>36,8952</text:p>
          </table:table-cell>
          <table:table-cell table:number-columns-repeated="2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0.00173548">
            <text:p>0,00173548</text:p>
          </table:table-cell>
          <table:table-cell office:value-type="float" office:value="0.116188">
            <text:p>0,116188</text:p>
          </table:table-cell>
          <table:table-cell office:value-type="float" office:value="0.00393009">
            <text:p>0,00393009</text:p>
          </table:table-cell>
          <table:table-cell office:value-type="float" office:value="0.123392">
            <text:p>0,123392</text:p>
          </table:table-cell>
          <table:table-cell office:value-type="float" office:value="0.000003073">
            <text:p>0,000003073</text:p>
          </table:table-cell>
          <table:table-cell office:value-type="float" office:value="0.00882796">
            <text:p>0,00882796</text:p>
          </table:table-cell>
          <table:table-cell office:value-type="float" office:value="3.68388">
            <text:p>3,68388</text:p>
          </table:table-cell>
          <table:table-cell office:value-type="float" office:value="36.8194">
            <text:p>36,8194</text:p>
          </table:table-cell>
          <table:table-cell table:number-columns-repeated="2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00163917">
            <text:p>0,00163917</text:p>
          </table:table-cell>
          <table:table-cell office:value-type="float" office:value="0.10374">
            <text:p>0,10374</text:p>
          </table:table-cell>
          <table:table-cell office:value-type="float" office:value="0.00153161">
            <text:p>0,00153161</text:p>
          </table:table-cell>
          <table:table-cell office:value-type="float" office:value="0.0769997">
            <text:p>0,0769997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4.94494">
            <text:p>4,94494</text:p>
          </table:table-cell>
          <table:table-cell office:value-type="float" office:value="36.7468">
            <text:p>36,7468</text:p>
          </table:table-cell>
          <table:table-cell table:number-columns-repeated="2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0.00158336">
            <text:p>0,00158336</text:p>
          </table:table-cell>
          <table:table-cell office:value-type="float" office:value="0.107758">
            <text:p>0,107758</text:p>
          </table:table-cell>
          <table:table-cell office:value-type="float" office:value="0.00691355">
            <text:p>0,00691355</text:p>
          </table:table-cell>
          <table:table-cell office:value-type="float" office:value="0.0532973">
            <text:p>0,0532973</text:p>
          </table:table-cell>
          <table:table-cell office:value-type="float" office:value="0.000003562">
            <text:p>0,000003562</text:p>
          </table:table-cell>
          <table:table-cell office:value-type="float" office:value="0.00907359">
            <text:p>0,00907359</text:p>
          </table:table-cell>
          <table:table-cell office:value-type="float" office:value="5.10889">
            <text:p>5,10889</text:p>
          </table:table-cell>
          <table:table-cell office:value-type="float" office:value="36.6749">
            <text:p>36,6749</text:p>
          </table:table-cell>
          <table:table-cell table:number-columns-repeated="2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0.00161165">
            <text:p>0,00161165</text:p>
          </table:table-cell>
          <table:table-cell office:value-type="float" office:value="0.0848813">
            <text:p>0,0848813</text:p>
          </table:table-cell>
          <table:table-cell office:value-type="float" office:value="0.0019061">
            <text:p>0,0019061</text:p>
          </table:table-cell>
          <table:table-cell office:value-type="float" office:value="0.124696">
            <text:p>0,124696</text:p>
          </table:table-cell>
          <table:table-cell office:value-type="float" office:value="0.000002933">
            <text:p>0,000002933</text:p>
          </table:table-cell>
          <table:table-cell office:value-type="float" office:value="0">
            <text:p>0</text:p>
          </table:table-cell>
          <table:table-cell office:value-type="float" office:value="4.38318">
            <text:p>4,38318</text:p>
          </table:table-cell>
          <table:table-cell office:value-type="float" office:value="36.6017">
            <text:p>36,6017</text:p>
          </table:table-cell>
          <table:table-cell table:number-columns-repeated="2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.0017051">
            <text:p>0,0017051</text:p>
          </table:table-cell>
          <table:table-cell office:value-type="float" office:value="0.0778189">
            <text:p>0,0778189</text:p>
          </table:table-cell>
          <table:table-cell office:value-type="float" office:value="0.00148168">
            <text:p>0,00148168</text:p>
          </table:table-cell>
          <table:table-cell office:value-type="float" office:value="0.0252135">
            <text:p>0,0252135</text:p>
          </table:table-cell>
          <table:table-cell office:value-type="float" office:value="0.000003352">
            <text:p>0,000003352</text:p>
          </table:table-cell>
          <table:table-cell office:value-type="float" office:value="0">
            <text:p>0</text:p>
          </table:table-cell>
          <table:table-cell office:value-type="float" office:value="8.12823">
            <text:p>8,12823</text:p>
          </table:table-cell>
          <table:table-cell office:value-type="float" office:value="36.5372">
            <text:p>36,5372</text:p>
          </table:table-cell>
          <table:table-cell table:number-columns-repeated="2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0.00160753">
            <text:p>0,00160753</text:p>
          </table:table-cell>
          <table:table-cell office:value-type="float" office:value="0.0989337">
            <text:p>0,0989337</text:p>
          </table:table-cell>
          <table:table-cell office:value-type="float" office:value="0.00450202">
            <text:p>0,00450202</text:p>
          </table:table-cell>
          <table:table-cell office:value-type="float" office:value="0.1241">
            <text:p>0,1241</text:p>
          </table:table-cell>
          <table:table-cell office:value-type="float" office:value="0.000003142">
            <text:p>0,000003142</text:p>
          </table:table-cell>
          <table:table-cell office:value-type="float" office:value="0.00872878">
            <text:p>0,00872878</text:p>
          </table:table-cell>
          <table:table-cell office:value-type="float" office:value="3.934">
            <text:p>3,934</text:p>
          </table:table-cell>
          <table:table-cell office:value-type="float" office:value="36.4636">
            <text:p>36,4636</text:p>
          </table:table-cell>
          <table:table-cell table:number-columns-repeated="2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00157924">
            <text:p>0,00157924</text:p>
          </table:table-cell>
          <table:table-cell office:value-type="float" office:value="0.104466">
            <text:p>0,104466</text:p>
          </table:table-cell>
          <table:table-cell office:value-type="float" office:value="0.00659501">
            <text:p>0,00659501</text:p>
          </table:table-cell>
          <table:table-cell office:value-type="float" office:value="0.0413596">
            <text:p>0,0413596</text:p>
          </table:table-cell>
          <table:table-cell office:value-type="float" office:value="0.000003143">
            <text:p>0,000003143</text:p>
          </table:table-cell>
          <table:table-cell office:value-type="float" office:value="0">
            <text:p>0</text:p>
          </table:table-cell>
          <table:table-cell office:value-type="float" office:value="5.90597">
            <text:p>5,90597</text:p>
          </table:table-cell>
          <table:table-cell office:value-type="float" office:value="36.3948">
            <text:p>36,3948</text:p>
          </table:table-cell>
          <table:table-cell table:number-columns-repeated="2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0.00164985">
            <text:p>0,00164985</text:p>
          </table:table-cell>
          <table:table-cell office:value-type="float" office:value="0.113453">
            <text:p>0,113453</text:p>
          </table:table-cell>
          <table:table-cell office:value-type="float" office:value="0.00628107">
            <text:p>0,00628107</text:p>
          </table:table-cell>
          <table:table-cell office:value-type="float" office:value="0.106694">
            <text:p>0,106694</text:p>
          </table:table-cell>
          <table:table-cell office:value-type="float" office:value="0.000003562">
            <text:p>0,000003562</text:p>
          </table:table-cell>
          <table:table-cell office:value-type="float" office:value="0.00875512">
            <text:p>0,00875512</text:p>
          </table:table-cell>
          <table:table-cell office:value-type="float" office:value="3.94695">
            <text:p>3,94695</text:p>
          </table:table-cell>
          <table:table-cell office:value-type="float" office:value="36.3219">
            <text:p>36,3219</text:p>
          </table:table-cell>
          <table:table-cell table:number-columns-repeated="2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0.00158965">
            <text:p>0,00158965</text:p>
          </table:table-cell>
          <table:table-cell office:value-type="float" office:value="0.0916951">
            <text:p>0,0916951</text:p>
          </table:table-cell>
          <table:table-cell office:value-type="float" office:value="0.00216388">
            <text:p>0,00216388</text:p>
          </table:table-cell>
          <table:table-cell office:value-type="float" office:value="0.122236">
            <text:p>0,122236</text:p>
          </table:table-cell>
          <table:table-cell office:value-type="float" office:value="0.000002515">
            <text:p>0,000002515</text:p>
          </table:table-cell>
          <table:table-cell office:value-type="float" office:value="0">
            <text:p>0</text:p>
          </table:table-cell>
          <table:table-cell office:value-type="float" office:value="4.26552">
            <text:p>4,26552</text:p>
          </table:table-cell>
          <table:table-cell office:value-type="float" office:value="36.25">
            <text:p>36,25</text:p>
          </table:table-cell>
          <table:table-cell table:number-columns-repeated="2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0.00159538">
            <text:p>0,00159538</text:p>
          </table:table-cell>
          <table:table-cell office:value-type="float" office:value="0.0952403">
            <text:p>0,0952403</text:p>
          </table:table-cell>
          <table:table-cell office:value-type="float" office:value="0.000923855">
            <text:p>0,000923855</text:p>
          </table:table-cell>
          <table:table-cell office:value-type="float" office:value="0.0105987">
            <text:p>0,0105987</text:p>
          </table:table-cell>
          <table:table-cell office:value-type="float" office:value="0.000002933">
            <text:p>0,000002933</text:p>
          </table:table-cell>
          <table:table-cell office:value-type="float" office:value="0">
            <text:p>0</text:p>
          </table:table-cell>
          <table:table-cell office:value-type="float" office:value="7.83717">
            <text:p>7,83717</text:p>
          </table:table-cell>
          <table:table-cell office:value-type="float" office:value="36.1865">
            <text:p>36,1865</text:p>
          </table:table-cell>
          <table:table-cell table:number-columns-repeated="2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0.00176558">
            <text:p>0,00176558</text:p>
          </table:table-cell>
          <table:table-cell office:value-type="float" office:value="0.111899">
            <text:p>0,111899</text:p>
          </table:table-cell>
          <table:table-cell office:value-type="float" office:value="0.00672554">
            <text:p>0,00672554</text:p>
          </table:table-cell>
          <table:table-cell office:value-type="float" office:value="0.121642">
            <text:p>0,121642</text:p>
          </table:table-cell>
          <table:table-cell office:value-type="float" office:value="0.000003492">
            <text:p>0,000003492</text:p>
          </table:table-cell>
          <table:table-cell office:value-type="float" office:value="0.00878187">
            <text:p>0,00878187</text:p>
          </table:table-cell>
          <table:table-cell office:value-type="float" office:value="3.75975">
            <text:p>3,75975</text:p>
          </table:table-cell>
          <table:table-cell office:value-type="float" office:value="36.1141">
            <text:p>36,1141</text:p>
          </table:table-cell>
          <table:table-cell table:number-columns-repeated="2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00164922">
            <text:p>0,00164922</text:p>
          </table:table-cell>
          <table:table-cell office:value-type="float" office:value="0.0983721">
            <text:p>0,0983721</text:p>
          </table:table-cell>
          <table:table-cell office:value-type="float" office:value="0.00663237">
            <text:p>0,00663237</text:p>
          </table:table-cell>
          <table:table-cell office:value-type="float" office:value="0.103661">
            <text:p>0,103661</text:p>
          </table:table-cell>
          <table:table-cell office:value-type="float" office:value="0.000003143">
            <text:p>0,000003143</text:p>
          </table:table-cell>
          <table:table-cell office:value-type="float" office:value="0.00917437">
            <text:p>0,00917437</text:p>
          </table:table-cell>
          <table:table-cell office:value-type="float" office:value="4.23761">
            <text:p>4,23761</text:p>
          </table:table-cell>
          <table:table-cell office:value-type="float" office:value="36.0431">
            <text:p>36,0431</text:p>
          </table:table-cell>
          <table:table-cell table:number-columns-repeated="2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0.00182313">
            <text:p>0,00182313</text:p>
          </table:table-cell>
          <table:table-cell office:value-type="float" office:value="0.110158">
            <text:p>0,110158</text:p>
          </table:table-cell>
          <table:table-cell office:value-type="float" office:value="0.00646845">
            <text:p>0,00646845</text:p>
          </table:table-cell>
          <table:table-cell office:value-type="float" office:value="0.0601634">
            <text:p>0,0601634</text:p>
          </table:table-cell>
          <table:table-cell office:value-type="float" office:value="0.000003073">
            <text:p>0,000003073</text:p>
          </table:table-cell>
          <table:table-cell office:value-type="float" office:value="0.00888928">
            <text:p>0,00888928</text:p>
          </table:table-cell>
          <table:table-cell office:value-type="float" office:value="4.85084">
            <text:p>4,85084</text:p>
          </table:table-cell>
          <table:table-cell office:value-type="float" office:value="35.9738">
            <text:p>35,9738</text:p>
          </table:table-cell>
          <table:table-cell table:number-columns-repeated="2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0.00158637">
            <text:p>0,00158637</text:p>
          </table:table-cell>
          <table:table-cell office:value-type="float" office:value="0.109649">
            <text:p>0,109649</text:p>
          </table:table-cell>
          <table:table-cell office:value-type="float" office:value="0.00378349">
            <text:p>0,00378349</text:p>
          </table:table-cell>
          <table:table-cell office:value-type="float" office:value="0.122834">
            <text:p>0,122834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3.91014">
            <text:p>3,91014</text:p>
          </table:table-cell>
          <table:table-cell office:value-type="float" office:value="35.9027">
            <text:p>35,9027</text:p>
          </table:table-cell>
          <table:table-cell table:number-columns-repeated="2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0.00268294">
            <text:p>0,00268294</text:p>
          </table:table-cell>
          <table:table-cell office:value-type="float" office:value="0.0983348">
            <text:p>0,0983348</text:p>
          </table:table-cell>
          <table:table-cell office:value-type="float" office:value="0.0063074">
            <text:p>0,0063074</text:p>
          </table:table-cell>
          <table:table-cell office:value-type="float" office:value="0.122243">
            <text:p>0,122243</text:p>
          </table:table-cell>
          <table:table-cell office:value-type="float" office:value="0.000003003">
            <text:p>0,000003003</text:p>
          </table:table-cell>
          <table:table-cell office:value-type="float" office:value="0.00875735">
            <text:p>0,00875735</text:p>
          </table:table-cell>
          <table:table-cell office:value-type="float" office:value="3.89014">
            <text:p>3,89014</text:p>
          </table:table-cell>
          <table:table-cell office:value-type="float" office:value="35.8319">
            <text:p>35,8319</text:p>
          </table:table-cell>
          <table:table-cell table:number-columns-repeated="2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0.00175133">
            <text:p>0,00175133</text:p>
          </table:table-cell>
          <table:table-cell office:value-type="float" office:value="0.00958504">
            <text:p>0,00958504</text:p>
          </table:table-cell>
          <table:table-cell office:value-type="float" office:value="0.000065161">
            <text:p>0,000065161</text:p>
          </table:table-cell>
          <table:table-cell office:value-type="float" office:value="0.122243">
            <text:p>0,122243</text:p>
          </table:table-cell>
          <table:table-cell office:value-type="float" office:value="0">
            <text:p>0</text:p>
          </table:table-cell>
          <table:table-cell office:value-type="float" office:value="0.00901353">
            <text:p>0,00901353</text:p>
          </table:table-cell>
          <table:table-cell office:value-type="float" office:value="25.5989">
            <text:p>25,5989</text:p>
          </table:table-cell>
          <table:table-cell office:value-type="float" office:value="35.8093">
            <text:p>35,8093</text:p>
          </table:table-cell>
          <table:table-cell table:number-columns-repeated="2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00171613">
            <text:p>0,00171613</text:p>
          </table:table-cell>
          <table:table-cell table:number-columns-repeated="5" office:value-type="float" office:value="0">
            <text:p>0</text:p>
          </table:table-cell>
          <table:table-cell office:value-type="float" office:value="55.4633">
            <text:p>55,4633</text:p>
          </table:table-cell>
          <table:table-cell office:value-type="float" office:value="35.8526">
            <text:p>35,8526</text:p>
          </table:table-cell>
          <table:table-cell table:number-columns-repeated="2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0.00207106">
            <text:p>0,00207106</text:p>
          </table:table-cell>
          <table:table-cell table:number-columns-repeated="5" office:value-type="float" office:value="0">
            <text:p>0</text:p>
          </table:table-cell>
          <table:table-cell office:value-type="float" office:value="46.1933">
            <text:p>46,1933</text:p>
          </table:table-cell>
          <table:table-cell office:value-type="float" office:value="35.8753">
            <text:p>35,8753</text:p>
          </table:table-cell>
          <table:table-cell table:number-columns-repeated="2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0.00163358">
            <text:p>0,00163358</text:p>
          </table:table-cell>
          <table:table-cell office:value-type="float" office:value="0.0109103">
            <text:p>0,0109103</text:p>
          </table:table-cell>
          <table:table-cell office:value-type="float" office:value="0.00197531">
            <text:p>0,00197531</text:p>
          </table:table-cell>
          <table:table-cell office:value-type="float" office:value="0.083984">
            <text:p>0,083984</text:p>
          </table:table-cell>
          <table:table-cell office:value-type="float" office:value="0.000002514">
            <text:p>0,000002514</text:p>
          </table:table-cell>
          <table:table-cell office:value-type="float" office:value="0">
            <text:p>0</text:p>
          </table:table-cell>
          <table:table-cell office:value-type="float" office:value="8.66168">
            <text:p>8,66168</text:p>
          </table:table-cell>
          <table:table-cell office:value-type="float" office:value="35.8156">
            <text:p>35,8156</text:p>
          </table:table-cell>
          <table:table-cell table:number-columns-repeated="2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0.00165111">
            <text:p>0,00165111</text:p>
          </table:table-cell>
          <table:table-cell office:value-type="float" office:value="0.0809364">
            <text:p>0,0809364</text:p>
          </table:table-cell>
          <table:table-cell office:value-type="float" office:value="0.00409477">
            <text:p>0,00409477</text:p>
          </table:table-cell>
          <table:table-cell office:value-type="float" office:value="0.122215">
            <text:p>0,122215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4.47219">
            <text:p>4,47219</text:p>
          </table:table-cell>
          <table:table-cell office:value-type="float" office:value="35.747">
            <text:p>35,747</text:p>
          </table:table-cell>
          <table:table-cell table:number-columns-repeated="2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0.00159286">
            <text:p>0,00159286</text:p>
          </table:table-cell>
          <table:table-cell office:value-type="float" office:value="0.0439528">
            <text:p>0,0439528</text:p>
          </table:table-cell>
          <table:table-cell office:value-type="float" office:value="0.00291635">
            <text:p>0,00291635</text:p>
          </table:table-cell>
          <table:table-cell office:value-type="float" office:value="0.06916">
            <text:p>0,06916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7.60469">
            <text:p>7,60469</text:p>
          </table:table-cell>
          <table:table-cell office:value-type="float" office:value="35.6856">
            <text:p>35,6856</text:p>
          </table:table-cell>
          <table:table-cell table:number-columns-repeated="2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00166117">
            <text:p>0,00166117</text:p>
          </table:table-cell>
          <table:table-cell office:value-type="float" office:value="0.0805577">
            <text:p>0,0805577</text:p>
          </table:table-cell>
          <table:table-cell office:value-type="float" office:value="0.00370003">
            <text:p>0,00370003</text:p>
          </table:table-cell>
          <table:table-cell office:value-type="float" office:value="0.122015">
            <text:p>0,122015</text:p>
          </table:table-cell>
          <table:table-cell office:value-type="float" office:value="0.000003073">
            <text:p>0,000003073</text:p>
          </table:table-cell>
          <table:table-cell office:value-type="float" office:value="0.00869952">
            <text:p>0,00869952</text:p>
          </table:table-cell>
          <table:table-cell office:value-type="float" office:value="4.28102">
            <text:p>4,28102</text:p>
          </table:table-cell>
          <table:table-cell office:value-type="float" office:value="35.6172">
            <text:p>35,6172</text:p>
          </table:table-cell>
          <table:table-cell table:number-columns-repeated="2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0.0018878">
            <text:p>0,0018878</text:p>
          </table:table-cell>
          <table:table-cell office:value-type="float" office:value="0.0845765">
            <text:p>0,0845765</text:p>
          </table:table-cell>
          <table:table-cell office:value-type="float" office:value="0.0039333">
            <text:p>0,0039333</text:p>
          </table:table-cell>
          <table:table-cell office:value-type="float" office:value="0.0495745">
            <text:p>0,0495745</text:p>
          </table:table-cell>
          <table:table-cell office:value-type="float" office:value="0.000003003">
            <text:p>0,000003003</text:p>
          </table:table-cell>
          <table:table-cell office:value-type="float" office:value="0.00868765">
            <text:p>0,00868765</text:p>
          </table:table-cell>
          <table:table-cell office:value-type="float" office:value="5.95231">
            <text:p>5,95231</text:p>
          </table:table-cell>
          <table:table-cell office:value-type="float" office:value="35.5527">
            <text:p>35,5527</text:p>
          </table:table-cell>
          <table:table-cell table:number-columns-repeated="2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0.00158001">
            <text:p>0,00158001</text:p>
          </table:table-cell>
          <table:table-cell office:value-type="float" office:value="0.0893505">
            <text:p>0,0893505</text:p>
          </table:table-cell>
          <table:table-cell office:value-type="float" office:value="0.00572402">
            <text:p>0,00572402</text:p>
          </table:table-cell>
          <table:table-cell office:value-type="float" office:value="0.0393762">
            <text:p>0,0393762</text:p>
          </table:table-cell>
          <table:table-cell office:value-type="float" office:value="0.000003213">
            <text:p>0,000003213</text:p>
          </table:table-cell>
          <table:table-cell office:value-type="float" office:value="0.00904796">
            <text:p>0,00904796</text:p>
          </table:table-cell>
          <table:table-cell office:value-type="float" office:value="6.12291">
            <text:p>6,12291</text:p>
          </table:table-cell>
          <table:table-cell office:value-type="float" office:value="35.4888">
            <text:p>35,4888</text:p>
          </table:table-cell>
          <table:table-cell table:number-columns-repeated="2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.001587">
            <text:p>0,001587</text:p>
          </table:table-cell>
          <table:table-cell office:value-type="float" office:value="0.090224">
            <text:p>0,090224</text:p>
          </table:table-cell>
          <table:table-cell office:value-type="float" office:value="0.00626138">
            <text:p>0,00626138</text:p>
          </table:table-cell>
          <table:table-cell office:value-type="float" office:value="0.0299601">
            <text:p>0,0299601</text:p>
          </table:table-cell>
          <table:table-cell office:value-type="float" office:value="0.000003701">
            <text:p>0,000003701</text:p>
          </table:table-cell>
          <table:table-cell office:value-type="float" office:value="0.00868632">
            <text:p>0,00868632</text:p>
          </table:table-cell>
          <table:table-cell office:value-type="float" office:value="6.37109">
            <text:p>6,37109</text:p>
          </table:table-cell>
          <table:table-cell office:value-type="float" office:value="35.4258">
            <text:p>35,4258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.00202671">
            <text:p>0,00202671</text:p>
          </table:table-cell>
          <table:table-cell table:number-columns-repeated="5" office:value-type="float" office:value="0">
            <text:p>0</text:p>
          </table:table-cell>
          <table:table-cell office:value-type="float" office:value="52.0999">
            <text:p>52,0999</text:p>
          </table:table-cell>
          <table:table-cell office:value-type="float" office:value="35.4618">
            <text:p>35,4618</text:p>
          </table:table-cell>
          <table:table-cell table:number-columns-repeated="2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0015768">
            <text:p>0,0015768</text:p>
          </table:table-cell>
          <table:table-cell table:number-columns-repeated="5" office:value-type="float" office:value="0">
            <text:p>0</text:p>
          </table:table-cell>
          <table:table-cell office:value-type="float" office:value="60.049">
            <text:p>60,049</text:p>
          </table:table-cell>
          <table:table-cell office:value-type="float" office:value="35.5148">
            <text:p>35,5148</text:p>
          </table:table-cell>
          <table:table-cell table:number-columns-repeated="2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0.00226613">
            <text:p>0,00226613</text:p>
          </table:table-cell>
          <table:table-cell office:value-type="float" office:value="0.0969461">
            <text:p>0,0969461</text:p>
          </table:table-cell>
          <table:table-cell office:value-type="float" office:value="0.00619398">
            <text:p>0,00619398</text:p>
          </table:table-cell>
          <table:table-cell office:value-type="float" office:value="0.0426746">
            <text:p>0,0426746</text:p>
          </table:table-cell>
          <table:table-cell office:value-type="float" office:value="0.000003422">
            <text:p>0,000003422</text:p>
          </table:table-cell>
          <table:table-cell office:value-type="float" office:value="0.0086998">
            <text:p>0,0086998</text:p>
          </table:table-cell>
          <table:table-cell office:value-type="float" office:value="5.63257">
            <text:p>5,63257</text:p>
          </table:table-cell>
          <table:table-cell office:value-type="float" office:value="35.4505">
            <text:p>35,4505</text:p>
          </table:table-cell>
          <table:table-cell table:number-columns-repeated="2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0.00158658">
            <text:p>0,00158658</text:p>
          </table:table-cell>
          <table:table-cell office:value-type="float" office:value="0.0943222">
            <text:p>0,0943222</text:p>
          </table:table-cell>
          <table:table-cell office:value-type="float" office:value="0.00645148">
            <text:p>0,00645148</text:p>
          </table:table-cell>
          <table:table-cell office:value-type="float" office:value="0.0433885">
            <text:p>0,0433885</text:p>
          </table:table-cell>
          <table:table-cell office:value-type="float" office:value="0.000003143">
            <text:p>0,000003143</text:p>
          </table:table-cell>
          <table:table-cell office:value-type="float" office:value="0.00871182">
            <text:p>0,00871182</text:p>
          </table:table-cell>
          <table:table-cell office:value-type="float" office:value="5.69739">
            <text:p>5,69739</text:p>
          </table:table-cell>
          <table:table-cell office:value-type="float" office:value="35.3867">
            <text:p>35,3867</text:p>
          </table:table-cell>
          <table:table-cell table:number-columns-repeated="2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0.00210913">
            <text:p>0,00210913</text:p>
          </table:table-cell>
          <table:table-cell office:value-type="float" office:value="0.0750085">
            <text:p>0,0750085</text:p>
          </table:table-cell>
          <table:table-cell office:value-type="float" office:value="0.0064628">
            <text:p>0,0064628</text:p>
          </table:table-cell>
          <table:table-cell office:value-type="float" office:value="0.0230873">
            <text:p>0,0230873</text:p>
          </table:table-cell>
          <table:table-cell office:value-type="float" office:value="0.000003213">
            <text:p>0,000003213</text:p>
          </table:table-cell>
          <table:table-cell office:value-type="float" office:value="0.00873081">
            <text:p>0,00873081</text:p>
          </table:table-cell>
          <table:table-cell office:value-type="float" office:value="7.38433">
            <text:p>7,38433</text:p>
          </table:table-cell>
          <table:table-cell office:value-type="float" office:value="35.3267">
            <text:p>35,3267</text:p>
          </table:table-cell>
          <table:table-cell table:number-columns-repeated="2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0.00250568">
            <text:p>0,00250568</text:p>
          </table:table-cell>
          <table:table-cell table:number-columns-repeated="5" office:value-type="float" office:value="0">
            <text:p>0</text:p>
          </table:table-cell>
          <table:table-cell office:value-type="float" office:value="46.2152">
            <text:p>46,2152</text:p>
          </table:table-cell>
          <table:table-cell office:value-type="float" office:value="35.35">
            <text:p>35,35</text:p>
          </table:table-cell>
          <table:table-cell table:number-columns-repeated="2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00172486">
            <text:p>0,00172486</text:p>
          </table:table-cell>
          <table:table-cell table:number-columns-repeated="5" office:value-type="float" office:value="0">
            <text:p>0</text:p>
          </table:table-cell>
          <table:table-cell office:value-type="float" office:value="49.3047">
            <text:p>49,3047</text:p>
          </table:table-cell>
          <table:table-cell office:value-type="float" office:value="35.3798">
            <text:p>35,3798</text:p>
          </table:table-cell>
          <table:table-cell table:number-columns-repeated="2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0.00165523">
            <text:p>0,00165523</text:p>
          </table:table-cell>
          <table:table-cell table:number-columns-repeated="5" office:value-type="float" office:value="0">
            <text:p>0</text:p>
          </table:table-cell>
          <table:table-cell office:value-type="float" office:value="47.7168">
            <text:p>47,7168</text:p>
          </table:table-cell>
          <table:table-cell office:value-type="float" office:value="35.406">
            <text:p>35,406</text:p>
          </table:table-cell>
          <table:table-cell table:number-columns-repeated="2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0.00160292">
            <text:p>0,00160292</text:p>
          </table:table-cell>
          <table:table-cell office:value-type="float" office:value="0.0583172">
            <text:p>0,0583172</text:p>
          </table:table-cell>
          <table:table-cell office:value-type="float" office:value="0.00237285">
            <text:p>0,00237285</text:p>
          </table:table-cell>
          <table:table-cell office:value-type="float" office:value="0.122534">
            <text:p>0,122534</text:p>
          </table:table-cell>
          <table:table-cell office:value-type="float" office:value="0.000002444">
            <text:p>0,000002444</text:p>
          </table:table-cell>
          <table:table-cell office:value-type="float" office:value="0">
            <text:p>0</text:p>
          </table:table-cell>
          <table:table-cell office:value-type="float" office:value="4.98768">
            <text:p>4,98768</text:p>
          </table:table-cell>
          <table:table-cell office:value-type="float" office:value="35.3414">
            <text:p>35,3414</text:p>
          </table:table-cell>
          <table:table-cell table:number-columns-repeated="2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0.00158706">
            <text:p>0,00158706</text:p>
          </table:table-cell>
          <table:table-cell office:value-type="float" office:value="0.0952597">
            <text:p>0,0952597</text:p>
          </table:table-cell>
          <table:table-cell office:value-type="float" office:value="0.00378621">
            <text:p>0,00378621</text:p>
          </table:table-cell>
          <table:table-cell office:value-type="float" office:value="0.102888">
            <text:p>0,102888</text:p>
          </table:table-cell>
          <table:table-cell office:value-type="float" office:value="0.000003422">
            <text:p>0,000003422</text:p>
          </table:table-cell>
          <table:table-cell office:value-type="float" office:value="0.00872069">
            <text:p>0,00872069</text:p>
          </table:table-cell>
          <table:table-cell office:value-type="float" office:value="4.33379">
            <text:p>4,33379</text:p>
          </table:table-cell>
          <table:table-cell office:value-type="float" office:value="35.2757">
            <text:p>35,2757</text:p>
          </table:table-cell>
          <table:table-cell table:number-columns-repeated="2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0.0020124">
            <text:p>0,0020124</text:p>
          </table:table-cell>
          <table:table-cell office:value-type="float" office:value="0.0748293">
            <text:p>0,0748293</text:p>
          </table:table-cell>
          <table:table-cell office:value-type="float" office:value="0.00283386">
            <text:p>0,00283386</text:p>
          </table:table-cell>
          <table:table-cell office:value-type="float" office:value="0.122097">
            <text:p>0,122097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4.53083">
            <text:p>4,53083</text:p>
          </table:table-cell>
          <table:table-cell office:value-type="float" office:value="35.2107">
            <text:p>35,2107</text:p>
          </table:table-cell>
          <table:table-cell table:number-columns-repeated="2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00178632">
            <text:p>0,00178632</text:p>
          </table:table-cell>
          <table:table-cell office:value-type="float" office:value="0.047019">
            <text:p>0,047019</text:p>
          </table:table-cell>
          <table:table-cell office:value-type="float" office:value="0.00228994">
            <text:p>0,00228994</text:p>
          </table:table-cell>
          <table:table-cell office:value-type="float" office:value="0.0615665">
            <text:p>0,0615665</text:p>
          </table:table-cell>
          <table:table-cell office:value-type="float" office:value="0.000003632">
            <text:p>0,000003632</text:p>
          </table:table-cell>
          <table:table-cell office:value-type="float" office:value="0">
            <text:p>0</text:p>
          </table:table-cell>
          <table:table-cell office:value-type="float" office:value="7.64362">
            <text:p>7,64362</text:p>
          </table:table-cell>
          <table:table-cell office:value-type="float" office:value="35.1526">
            <text:p>35,1526</text:p>
          </table:table-cell>
          <table:table-cell table:number-columns-repeated="2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0.00165823">
            <text:p>0,00165823</text:p>
          </table:table-cell>
          <table:table-cell office:value-type="float" office:value="0.0234232">
            <text:p>0,0234232</text:p>
          </table:table-cell>
          <table:table-cell office:value-type="float" office:value="0.000973931">
            <text:p>0,000973931</text:p>
          </table:table-cell>
          <table:table-cell office:value-type="float" office:value="0.0180403">
            <text:p>0,0180403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15.874">
            <text:p>15,874</text:p>
          </table:table-cell>
          <table:table-cell office:value-type="float" office:value="35.112">
            <text:p>35,112</text:p>
          </table:table-cell>
          <table:table-cell table:number-columns-repeated="2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0.00198593">
            <text:p>0,00198593</text:p>
          </table:table-cell>
          <table:table-cell office:value-type="float" office:value="0.0891654">
            <text:p>0,0891654</text:p>
          </table:table-cell>
          <table:table-cell office:value-type="float" office:value="0.00572647">
            <text:p>0,00572647</text:p>
          </table:table-cell>
          <table:table-cell office:value-type="float" office:value="0.123023">
            <text:p>0,123023</text:p>
          </table:table-cell>
          <table:table-cell office:value-type="float" office:value="0.000003702">
            <text:p>0,000003702</text:p>
          </table:table-cell>
          <table:table-cell office:value-type="float" office:value="0.00899949">
            <text:p>0,00899949</text:p>
          </table:table-cell>
          <table:table-cell office:value-type="float" office:value="4.01842">
            <text:p>4,01842</text:p>
          </table:table-cell>
          <table:table-cell office:value-type="float" office:value="35.0467">
            <text:p>35,0467</text:p>
          </table:table-cell>
          <table:table-cell table:number-columns-repeated="2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0.00171613">
            <text:p>0,00171613</text:p>
          </table:table-cell>
          <table:table-cell office:value-type="float" office:value="0.0775117">
            <text:p>0,0775117</text:p>
          </table:table-cell>
          <table:table-cell office:value-type="float" office:value="0.00610751">
            <text:p>0,00610751</text:p>
          </table:table-cell>
          <table:table-cell office:value-type="float" office:value="0.0706073">
            <text:p>0,0706073</text:p>
          </table:table-cell>
          <table:table-cell office:value-type="float" office:value="0.000003213">
            <text:p>0,000003213</text:p>
          </table:table-cell>
          <table:table-cell office:value-type="float" office:value="0.00878019">
            <text:p>0,00878019</text:p>
          </table:table-cell>
          <table:table-cell office:value-type="float" office:value="5.39474">
            <text:p>5,39474</text:p>
          </table:table-cell>
          <table:table-cell office:value-type="float" office:value="34.9845">
            <text:p>34,9845</text:p>
          </table:table-cell>
          <table:table-cell table:number-columns-repeated="2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0.00165809">
            <text:p>0,00165809</text:p>
          </table:table-cell>
          <table:table-cell table:number-columns-repeated="5" office:value-type="float" office:value="0">
            <text:p>0</text:p>
          </table:table-cell>
          <table:table-cell office:value-type="float" office:value="56.0668">
            <text:p>56,0668</text:p>
          </table:table-cell>
          <table:table-cell office:value-type="float" office:value="35.0286">
            <text:p>35,0286</text:p>
          </table:table-cell>
          <table:table-cell table:number-columns-repeated="2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00164992">
            <text:p>0,00164992</text:p>
          </table:table-cell>
          <table:table-cell office:value-type="float" office:value="0.0775552">
            <text:p>0,0775552</text:p>
          </table:table-cell>
          <table:table-cell office:value-type="float" office:value="0.00515028">
            <text:p>0,00515028</text:p>
          </table:table-cell>
          <table:table-cell office:value-type="float" office:value="0.12337">
            <text:p>0,12337</text:p>
          </table:table-cell>
          <table:table-cell office:value-type="float" office:value="0.000003073">
            <text:p>0,000003073</text:p>
          </table:table-cell>
          <table:table-cell office:value-type="float" office:value="0.00889857">
            <text:p>0,00889857</text:p>
          </table:table-cell>
          <table:table-cell office:value-type="float" office:value="4.25072">
            <text:p>4,25072</text:p>
          </table:table-cell>
          <table:table-cell office:value-type="float" office:value="34.9643">
            <text:p>34,9643</text:p>
          </table:table-cell>
          <table:table-cell table:number-columns-repeated="2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0.00177242">
            <text:p>0,00177242</text:p>
          </table:table-cell>
          <table:table-cell table:number-columns-repeated="5" office:value-type="float" office:value="0">
            <text:p>0</text:p>
          </table:table-cell>
          <table:table-cell office:value-type="float" office:value="57.186">
            <text:p>57,186</text:p>
          </table:table-cell>
          <table:table-cell office:value-type="float" office:value="35.0106">
            <text:p>35,0106</text:p>
          </table:table-cell>
          <table:table-cell table:number-columns-repeated="2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0.00171033">
            <text:p>0,00171033</text:p>
          </table:table-cell>
          <table:table-cell table:number-columns-repeated="5" office:value-type="float" office:value="0">
            <text:p>0</text:p>
          </table:table-cell>
          <table:table-cell office:value-type="float" office:value="45.1466">
            <text:p>45,1466</text:p>
          </table:table-cell>
          <table:table-cell office:value-type="float" office:value="35.0317">
            <text:p>35,0317</text:p>
          </table:table-cell>
          <table:table-cell table:number-columns-repeated="2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0.00220837">
            <text:p>0,00220837</text:p>
          </table:table-cell>
          <table:table-cell table:number-columns-repeated="5" office:value-type="float" office:value="0">
            <text:p>0</text:p>
          </table:table-cell>
          <table:table-cell office:value-type="float" office:value="41.0273">
            <text:p>41,0273</text:p>
          </table:table-cell>
          <table:table-cell office:value-type="float" office:value="35.0442">
            <text:p>35,0442</text:p>
          </table:table-cell>
          <table:table-cell table:number-columns-repeated="2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0.0017155">
            <text:p>0,0017155</text:p>
          </table:table-cell>
          <table:table-cell table:number-columns-repeated="5" office:value-type="float" office:value="0">
            <text:p>0</text:p>
          </table:table-cell>
          <table:table-cell office:value-type="float" office:value="46.9724">
            <text:p>46,9724</text:p>
          </table:table-cell>
          <table:table-cell office:value-type="float" office:value="35.0689">
            <text:p>35,0689</text:p>
          </table:table-cell>
          <table:table-cell table:number-columns-repeated="2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0063491">
            <text:p>0,0063491</text:p>
          </table:table-cell>
          <table:table-cell table:number-columns-repeated="5" office:value-type="float" office:value="0">
            <text:p>0</text:p>
          </table:table-cell>
          <table:table-cell office:value-type="float" office:value="44.4425">
            <text:p>44,4425</text:p>
          </table:table-cell>
          <table:table-cell office:value-type="float" office:value="35.0882">
            <text:p>35,0882</text:p>
          </table:table-cell>
          <table:table-cell table:number-columns-repeated="2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0.00176949">
            <text:p>0,00176949</text:p>
          </table:table-cell>
          <table:table-cell office:value-type="float" office:value="0.0204774">
            <text:p>0,0204774</text:p>
          </table:table-cell>
          <table:table-cell office:value-type="float" office:value="0.00126384">
            <text:p>0,00126384</text:p>
          </table:table-cell>
          <table:table-cell office:value-type="float" office:value="0.00531461">
            <text:p>0,00531461</text:p>
          </table:table-cell>
          <table:table-cell office:value-type="float" office:value="0.000002794">
            <text:p>0,000002794</text:p>
          </table:table-cell>
          <table:table-cell office:value-type="float" office:value="0">
            <text:p>0</text:p>
          </table:table-cell>
          <table:table-cell office:value-type="float" office:value="21.2902">
            <text:p>21,2902</text:p>
          </table:table-cell>
          <table:table-cell office:value-type="float" office:value="35.0598">
            <text:p>35,0598</text:p>
          </table:table-cell>
          <table:table-cell table:number-columns-repeated="2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0.00170999">
            <text:p>0,00170999</text:p>
          </table:table-cell>
          <table:table-cell table:number-columns-repeated="5" office:value-type="float" office:value="0">
            <text:p>0</text:p>
          </table:table-cell>
          <table:table-cell office:value-type="float" office:value="43.657">
            <text:p>43,657</text:p>
          </table:table-cell>
          <table:table-cell office:value-type="float" office:value="35.0775">
            <text:p>35,0775</text:p>
          </table:table-cell>
          <table:table-cell table:number-columns-repeated="2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0.00169993">
            <text:p>0,00169993</text:p>
          </table:table-cell>
          <table:table-cell table:number-columns-repeated="5" office:value-type="float" office:value="0">
            <text:p>0</text:p>
          </table:table-cell>
          <table:table-cell office:value-type="float" office:value="56.7726">
            <text:p>56,7726</text:p>
          </table:table-cell>
          <table:table-cell office:value-type="float" office:value="35.122">
            <text:p>35,122</text:p>
          </table:table-cell>
          <table:table-cell table:number-columns-repeated="2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0.00159726">
            <text:p>0,00159726</text:p>
          </table:table-cell>
          <table:table-cell table:number-columns-repeated="5" office:value-type="float" office:value="0">
            <text:p>0</text:p>
          </table:table-cell>
          <table:table-cell office:value-type="float" office:value="54.8512">
            <text:p>54,8512</text:p>
          </table:table-cell>
          <table:table-cell office:value-type="float" office:value="35.1624">
            <text:p>35,1624</text:p>
          </table:table-cell>
          <table:table-cell table:number-columns-repeated="2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00157869">
            <text:p>0,00157869</text:p>
          </table:table-cell>
          <table:table-cell table:number-columns-repeated="5" office:value-type="float" office:value="0">
            <text:p>0</text:p>
          </table:table-cell>
          <table:table-cell office:value-type="float" office:value="44.597">
            <text:p>44,597</text:p>
          </table:table-cell>
          <table:table-cell office:value-type="float" office:value="35.1817">
            <text:p>35,1817</text:p>
          </table:table-cell>
          <table:table-cell table:number-columns-repeated="2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0.00262874">
            <text:p>0,00262874</text:p>
          </table:table-cell>
          <table:table-cell table:number-columns-repeated="5" office:value-type="float" office:value="0">
            <text:p>0</text:p>
          </table:table-cell>
          <table:table-cell office:value-type="float" office:value="51.0884">
            <text:p>51,0884</text:p>
          </table:table-cell>
          <table:table-cell office:value-type="float" office:value="35.2142">
            <text:p>35,2142</text:p>
          </table:table-cell>
          <table:table-cell table:number-columns-repeated="2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0.00157198">
            <text:p>0,00157198</text:p>
          </table:table-cell>
          <table:table-cell table:number-columns-repeated="5" office:value-type="float" office:value="0">
            <text:p>0</text:p>
          </table:table-cell>
          <table:table-cell office:value-type="float" office:value="60.1179">
            <text:p>60,1179</text:p>
          </table:table-cell>
          <table:table-cell office:value-type="float" office:value="35.2649">
            <text:p>35,2649</text:p>
          </table:table-cell>
          <table:table-cell table:number-columns-repeated="2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0.00166494">
            <text:p>0,00166494</text:p>
          </table:table-cell>
          <table:table-cell office:value-type="float" office:value="0.0276042">
            <text:p>0,0276042</text:p>
          </table:table-cell>
          <table:table-cell office:value-type="float" office:value="0.00208782">
            <text:p>0,00208782</text:p>
          </table:table-cell>
          <table:table-cell office:value-type="float" office:value="0.0488537">
            <text:p>0,0488537</text:p>
          </table:table-cell>
          <table:table-cell office:value-type="float" office:value="0.000003143">
            <text:p>0,000003143</text:p>
          </table:table-cell>
          <table:table-cell office:value-type="float" office:value="0">
            <text:p>0</text:p>
          </table:table-cell>
          <table:table-cell office:value-type="float" office:value="10.5341">
            <text:p>10,5341</text:p>
          </table:table-cell>
          <table:table-cell office:value-type="float" office:value="35.2146">
            <text:p>35,2146</text:p>
          </table:table-cell>
          <table:table-cell table:number-columns-repeated="2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0.00158462">
            <text:p>0,00158462</text:p>
          </table:table-cell>
          <table:table-cell table:number-columns-repeated="5" office:value-type="float" office:value="0">
            <text:p>0</text:p>
          </table:table-cell>
          <table:table-cell office:value-type="float" office:value="53.9086">
            <text:p>53,9086</text:p>
          </table:table-cell>
          <table:table-cell office:value-type="float" office:value="35.2526">
            <text:p>35,2526</text:p>
          </table:table-cell>
          <table:table-cell table:number-columns-repeated="2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00160739">
            <text:p>0,00160739</text:p>
          </table:table-cell>
          <table:table-cell table:number-columns-repeated="5" office:value-type="float" office:value="0">
            <text:p>0</text:p>
          </table:table-cell>
          <table:table-cell office:value-type="float" office:value="52.5899">
            <text:p>52,5899</text:p>
          </table:table-cell>
          <table:table-cell office:value-type="float" office:value="35.2877">
            <text:p>35,2877</text:p>
          </table:table-cell>
          <table:table-cell table:number-columns-repeated="2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0.00164007">
            <text:p>0,00164007</text:p>
          </table:table-cell>
          <table:table-cell table:number-columns-repeated="5" office:value-type="float" office:value="0">
            <text:p>0</text:p>
          </table:table-cell>
          <table:table-cell office:value-type="float" office:value="61.74">
            <text:p>61,74</text:p>
          </table:table-cell>
          <table:table-cell office:value-type="float" office:value="35.3411">
            <text:p>35,3411</text:p>
          </table:table-cell>
          <table:table-cell table:number-columns-repeated="2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0.00180979">
            <text:p>0,00180979</text:p>
          </table:table-cell>
          <table:table-cell table:number-columns-repeated="5" office:value-type="float" office:value="0">
            <text:p>0</text:p>
          </table:table-cell>
          <table:table-cell office:value-type="float" office:value="50.7459">
            <text:p>50,7459</text:p>
          </table:table-cell>
          <table:table-cell office:value-type="float" office:value="35.3722">
            <text:p>35,3722</text:p>
          </table:table-cell>
          <table:table-cell table:number-columns-repeated="2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0.00163106">
            <text:p>0,00163106</text:p>
          </table:table-cell>
          <table:table-cell table:number-columns-repeated="5" office:value-type="float" office:value="0">
            <text:p>0</text:p>
          </table:table-cell>
          <table:table-cell office:value-type="float" office:value="52.005">
            <text:p>52,005</text:p>
          </table:table-cell>
          <table:table-cell office:value-type="float" office:value="35.4056">
            <text:p>35,4056</text:p>
          </table:table-cell>
          <table:table-cell table:number-columns-repeated="2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0.00161842">
            <text:p>0,00161842</text:p>
          </table:table-cell>
          <table:table-cell table:number-columns-repeated="5" office:value-type="float" office:value="0">
            <text:p>0</text:p>
          </table:table-cell>
          <table:table-cell office:value-type="float" office:value="57.8972">
            <text:p>57,8972</text:p>
          </table:table-cell>
          <table:table-cell office:value-type="float" office:value="35.4508">
            <text:p>35,4508</text:p>
          </table:table-cell>
          <table:table-cell table:number-columns-repeated="2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172479">
            <text:p>0,00172479</text:p>
          </table:table-cell>
          <table:table-cell office:value-type="float" office:value="0.0998098">
            <text:p>0,0998098</text:p>
          </table:table-cell>
          <table:table-cell office:value-type="float" office:value="0.00428718">
            <text:p>0,00428718</text:p>
          </table:table-cell>
          <table:table-cell office:value-type="float" office:value="0.123042">
            <text:p>0,123042</text:p>
          </table:table-cell>
          <table:table-cell office:value-type="float" office:value="0.000003003">
            <text:p>0,000003003</text:p>
          </table:table-cell>
          <table:table-cell office:value-type="float" office:value="0">
            <text:p>0</text:p>
          </table:table-cell>
          <table:table-cell office:value-type="float" office:value="4.09853">
            <text:p>4,09853</text:p>
          </table:table-cell>
          <table:table-cell office:value-type="float" office:value="35.388">
            <text:p>35,388</text:p>
          </table:table-cell>
          <table:table-cell table:number-columns-repeated="2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0.00161409">
            <text:p>0,00161409</text:p>
          </table:table-cell>
          <table:table-cell office:value-type="float" office:value="0.0888853">
            <text:p>0,0888853</text:p>
          </table:table-cell>
          <table:table-cell office:value-type="float" office:value="0.0027393">
            <text:p>0,0027393</text:p>
          </table:table-cell>
          <table:table-cell office:value-type="float" office:value="0.122864">
            <text:p>0,122864</text:p>
          </table:table-cell>
          <table:table-cell office:value-type="float" office:value="0.000002864">
            <text:p>0,000002864</text:p>
          </table:table-cell>
          <table:table-cell office:value-type="float" office:value="0">
            <text:p>0</text:p>
          </table:table-cell>
          <table:table-cell office:value-type="float" office:value="4.30609">
            <text:p>4,30609</text:p>
          </table:table-cell>
          <table:table-cell office:value-type="float" office:value="35.3258">
            <text:p>35,3258</text:p>
          </table:table-cell>
          <table:table-cell table:number-columns-repeated="2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0.00159628">
            <text:p>0,00159628</text:p>
          </table:table-cell>
          <table:table-cell office:value-type="float" office:value="0.104483">
            <text:p>0,104483</text:p>
          </table:table-cell>
          <table:table-cell office:value-type="float" office:value="0.00184177">
            <text:p>0,00184177</text:p>
          </table:table-cell>
          <table:table-cell office:value-type="float" office:value="0.0591057">
            <text:p>0,0591057</text:p>
          </table:table-cell>
          <table:table-cell office:value-type="float" office:value="0.000002653">
            <text:p>0,000002653</text:p>
          </table:table-cell>
          <table:table-cell office:value-type="float" office:value="0">
            <text:p>0</text:p>
          </table:table-cell>
          <table:table-cell office:value-type="float" office:value="5.42779">
            <text:p>5,42779</text:p>
          </table:table-cell>
          <table:table-cell office:value-type="float" office:value="35.2661">
            <text:p>35,2661</text:p>
          </table:table-cell>
          <table:table-cell table:number-columns-repeated="2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0.00192621">
            <text:p>0,00192621</text:p>
          </table:table-cell>
          <table:table-cell office:value-type="float" office:value="0.100274">
            <text:p>0,100274</text:p>
          </table:table-cell>
          <table:table-cell office:value-type="float" office:value="0.00300099">
            <text:p>0,00300099</text:p>
          </table:table-cell>
          <table:table-cell office:value-type="float" office:value="0.0804726">
            <text:p>0,0804726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4.56431">
            <text:p>4,56431</text:p>
          </table:table-cell>
          <table:table-cell office:value-type="float" office:value="35.205">
            <text:p>35,205</text:p>
          </table:table-cell>
          <table:table-cell table:number-columns-repeated="2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0.00241">
            <text:p>0,00241</text:p>
          </table:table-cell>
          <table:table-cell office:value-type="float" office:value="0.101811">
            <text:p>0,101811</text:p>
          </table:table-cell>
          <table:table-cell office:value-type="float" office:value="0.00219831">
            <text:p>0,00219831</text:p>
          </table:table-cell>
          <table:table-cell office:value-type="float" office:value="0.0471301">
            <text:p>0,0471301</text:p>
          </table:table-cell>
          <table:table-cell office:value-type="float" office:value="0.000002374">
            <text:p>0,000002374</text:p>
          </table:table-cell>
          <table:table-cell office:value-type="float" office:value="0">
            <text:p>0</text:p>
          </table:table-cell>
          <table:table-cell office:value-type="float" office:value="5.66142">
            <text:p>5,66142</text:p>
          </table:table-cell>
          <table:table-cell office:value-type="float" office:value="35.1462">
            <text:p>35,1462</text:p>
          </table:table-cell>
          <table:table-cell table:number-columns-repeated="2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00156611">
            <text:p>0,00156611</text:p>
          </table:table-cell>
          <table:table-cell office:value-type="float" office:value="0.115093">
            <text:p>0,115093</text:p>
          </table:table-cell>
          <table:table-cell office:value-type="float" office:value="0.00453609">
            <text:p>0,00453609</text:p>
          </table:table-cell>
          <table:table-cell office:value-type="float" office:value="0.125261">
            <text:p>0,125261</text:p>
          </table:table-cell>
          <table:table-cell office:value-type="float" office:value="0.000003562">
            <text:p>0,000003562</text:p>
          </table:table-cell>
          <table:table-cell office:value-type="float" office:value="0.00900591">
            <text:p>0,00900591</text:p>
          </table:table-cell>
          <table:table-cell office:value-type="float" office:value="3.63074">
            <text:p>3,63074</text:p>
          </table:table-cell>
          <table:table-cell office:value-type="float" office:value="35.0837">
            <text:p>35,0837</text:p>
          </table:table-cell>
          <table:table-cell table:number-columns-repeated="2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0.00200709">
            <text:p>0,00200709</text:p>
          </table:table-cell>
          <table:table-cell office:value-type="float" office:value="0.0978049">
            <text:p>0,0978049</text:p>
          </table:table-cell>
          <table:table-cell office:value-type="float" office:value="0.00539074">
            <text:p>0,00539074</text:p>
          </table:table-cell>
          <table:table-cell office:value-type="float" office:value="0.062078">
            <text:p>0,062078</text:p>
          </table:table-cell>
          <table:table-cell office:value-type="float" office:value="0.000003702">
            <text:p>0,000003702</text:p>
          </table:table-cell>
          <table:table-cell office:value-type="float" office:value="0.0094251">
            <text:p>0,0094251</text:p>
          </table:table-cell>
          <table:table-cell office:value-type="float" office:value="5.17805">
            <text:p>5,17805</text:p>
          </table:table-cell>
          <table:table-cell office:value-type="float" office:value="35.0245">
            <text:p>35,0245</text:p>
          </table:table-cell>
          <table:table-cell table:number-columns-repeated="2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0.00220271">
            <text:p>0,00220271</text:p>
          </table:table-cell>
          <table:table-cell office:value-type="float" office:value="0.0905403">
            <text:p>0,0905403</text:p>
          </table:table-cell>
          <table:table-cell office:value-type="float" office:value="0.00649912">
            <text:p>0,00649912</text:p>
          </table:table-cell>
          <table:table-cell office:value-type="float" office:value="0.0370761">
            <text:p>0,0370761</text:p>
          </table:table-cell>
          <table:table-cell office:value-type="float" office:value="0.000003282">
            <text:p>0,000003282</text:p>
          </table:table-cell>
          <table:table-cell office:value-type="float" office:value="0.00882168">
            <text:p>0,00882168</text:p>
          </table:table-cell>
          <table:table-cell office:value-type="float" office:value="6.19168">
            <text:p>6,19168</text:p>
          </table:table-cell>
          <table:table-cell office:value-type="float" office:value="34.9675">
            <text:p>34,9675</text:p>
          </table:table-cell>
          <table:table-cell table:number-columns-repeated="2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0.0015893">
            <text:p>0,0015893</text:p>
          </table:table-cell>
          <table:table-cell office:value-type="float" office:value="0.0826226">
            <text:p>0,0826226</text:p>
          </table:table-cell>
          <table:table-cell office:value-type="float" office:value="0.00643339">
            <text:p>0,00643339</text:p>
          </table:table-cell>
          <table:table-cell office:value-type="float" office:value="0.025271">
            <text:p>0,025271</text:p>
          </table:table-cell>
          <table:table-cell office:value-type="float" office:value="0.000003911">
            <text:p>0,000003911</text:p>
          </table:table-cell>
          <table:table-cell office:value-type="float" office:value="0.0087959">
            <text:p>0,0087959</text:p>
          </table:table-cell>
          <table:table-cell office:value-type="float" office:value="7.12367">
            <text:p>7,12367</text:p>
          </table:table-cell>
          <table:table-cell office:value-type="float" office:value="34.9126">
            <text:p>34,9126</text:p>
          </table:table-cell>
          <table:table-cell table:number-columns-repeated="2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0.00153657">
            <text:p>0,00153657</text:p>
          </table:table-cell>
          <table:table-cell office:value-type="float" office:value="0.0951116">
            <text:p>0,0951116</text:p>
          </table:table-cell>
          <table:table-cell office:value-type="float" office:value="0.00667218">
            <text:p>0,00667218</text:p>
          </table:table-cell>
          <table:table-cell office:value-type="float" office:value="0.00744986">
            <text:p>0,00744986</text:p>
          </table:table-cell>
          <table:table-cell office:value-type="float" office:value="0.000003213">
            <text:p>0,000003213</text:p>
          </table:table-cell>
          <table:table-cell office:value-type="float" office:value="0.00878613">
            <text:p>0,00878613</text:p>
          </table:table-cell>
          <table:table-cell office:value-type="float" office:value="7.38138">
            <text:p>7,38138</text:p>
          </table:table-cell>
          <table:table-cell office:value-type="float" office:value="34.8584">
            <text:p>34,8584</text:p>
          </table:table-cell>
          <table:table-cell table:number-columns-repeated="2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00160515">
            <text:p>0,00160515</text:p>
          </table:table-cell>
          <table:table-cell office:value-type="float" office:value="0.0601995">
            <text:p>0,0601995</text:p>
          </table:table-cell>
          <table:table-cell office:value-type="float" office:value="0.00648969">
            <text:p>0,00648969</text:p>
          </table:table-cell>
          <table:table-cell office:value-type="float" office:value="0.012453">
            <text:p>0,012453</text:p>
          </table:table-cell>
          <table:table-cell office:value-type="float" office:value="0.000003353">
            <text:p>0,000003353</text:p>
          </table:table-cell>
          <table:table-cell office:value-type="float" office:value="0.00882041">
            <text:p>0,00882041</text:p>
          </table:table-cell>
          <table:table-cell office:value-type="float" office:value="9.46988">
            <text:p>9,46988</text:p>
          </table:table-cell>
          <table:table-cell office:value-type="float" office:value="34.8085">
            <text:p>34,8085</text:p>
          </table:table-cell>
          <table:table-cell table:number-columns-repeated="2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0.00161563">
            <text:p>0,00161563</text:p>
          </table:table-cell>
          <table:table-cell office:value-type="float" office:value="0.0725711">
            <text:p>0,0725711</text:p>
          </table:table-cell>
          <table:table-cell office:value-type="float" office:value="0.00663321">
            <text:p>0,00663321</text:p>
          </table:table-cell>
          <table:table-cell office:value-type="float" office:value="0.0149871">
            <text:p>0,0149871</text:p>
          </table:table-cell>
          <table:table-cell office:value-type="float" office:value="0.000003422">
            <text:p>0,000003422</text:p>
          </table:table-cell>
          <table:table-cell office:value-type="float" office:value="0.00876971">
            <text:p>0,00876971</text:p>
          </table:table-cell>
          <table:table-cell office:value-type="float" office:value="7.84098">
            <text:p>7,84098</text:p>
          </table:table-cell>
          <table:table-cell office:value-type="float" office:value="34.7556">
            <text:p>34,7556</text:p>
          </table:table-cell>
          <table:table-cell table:number-columns-repeated="2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205835">
            <text:p>0,00205835</text:p>
          </table:table-cell>
          <table:table-cell table:number-columns-repeated="5" office:value-type="float" office:value="0">
            <text:p>0</text:p>
          </table:table-cell>
          <table:table-cell office:value-type="float" office:value="47.5081">
            <text:p>47,5081</text:p>
          </table:table-cell>
          <table:table-cell office:value-type="float" office:value="34.7806">
            <text:p>34,7806</text:p>
          </table:table-cell>
          <table:table-cell table:number-columns-repeated="2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0.00171348">
            <text:p>0,00171348</text:p>
          </table:table-cell>
          <table:table-cell office:value-type="float" office:value="0.0759417">
            <text:p>0,0759417</text:p>
          </table:table-cell>
          <table:table-cell office:value-type="float" office:value="0.00652607">
            <text:p>0,00652607</text:p>
          </table:table-cell>
          <table:table-cell office:value-type="float" office:value="0.00847931">
            <text:p>0,00847931</text:p>
          </table:table-cell>
          <table:table-cell office:value-type="float" office:value="0.000002584">
            <text:p>0,000002584</text:p>
          </table:table-cell>
          <table:table-cell office:value-type="float" office:value="0.008804">
            <text:p>0,008804</text:p>
          </table:table-cell>
          <table:table-cell office:value-type="float" office:value="8.50427">
            <text:p>8,50427</text:p>
          </table:table-cell>
          <table:table-cell office:value-type="float" office:value="34.7293">
            <text:p>34,7293</text:p>
          </table:table-cell>
          <table:table-cell table:number-columns-repeated="2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0.00157826">
            <text:p>0,00157826</text:p>
          </table:table-cell>
          <table:table-cell table:number-columns-repeated="5" office:value-type="float" office:value="0">
            <text:p>0</text:p>
          </table:table-cell>
          <table:table-cell office:value-type="float" office:value="50.1783">
            <text:p>50,1783</text:p>
          </table:table-cell>
          <table:table-cell office:value-type="float" office:value="34.7594">
            <text:p>34,7594</text:p>
          </table:table-cell>
          <table:table-cell table:number-columns-repeated="2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00165928">
            <text:p>0,00165928</text:p>
          </table:table-cell>
          <table:table-cell table:number-columns-repeated="5" office:value-type="float" office:value="0">
            <text:p>0</text:p>
          </table:table-cell>
          <table:table-cell office:value-type="float" office:value="46.3541">
            <text:p>46,3541</text:p>
          </table:table-cell>
          <table:table-cell office:value-type="float" office:value="34.7819">
            <text:p>34,7819</text:p>
          </table:table-cell>
          <table:table-cell table:number-columns-repeated="2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0.00160858">
            <text:p>0,00160858</text:p>
          </table:table-cell>
          <table:table-cell table:number-columns-repeated="5" office:value-type="float" office:value="0">
            <text:p>0</text:p>
          </table:table-cell>
          <table:table-cell office:value-type="float" office:value="50.2462">
            <text:p>50,2462</text:p>
          </table:table-cell>
          <table:table-cell office:value-type="float" office:value="34.812">
            <text:p>34,812</text:p>
          </table:table-cell>
          <table:table-cell table:number-columns-repeated="2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0.00198132">
            <text:p>0,00198132</text:p>
          </table:table-cell>
          <table:table-cell table:number-columns-repeated="5" office:value-type="float" office:value="0">
            <text:p>0</text:p>
          </table:table-cell>
          <table:table-cell office:value-type="float" office:value="50.6198">
            <text:p>50,6198</text:p>
          </table:table-cell>
          <table:table-cell office:value-type="float" office:value="34.8426">
            <text:p>34,8426</text:p>
          </table:table-cell>
          <table:table-cell table:number-columns-repeated="2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0.00547462">
            <text:p>0,00547462</text:p>
          </table:table-cell>
          <table:table-cell office:value-type="float" office:value="0.0320991">
            <text:p>0,0320991</text:p>
          </table:table-cell>
          <table:table-cell office:value-type="float" office:value="0.000066698">
            <text:p>0,000066698</text:p>
          </table:table-cell>
          <table:table-cell office:value-type="float" office:value="0.00847931">
            <text:p>0,00847931</text:p>
          </table:table-cell>
          <table:table-cell office:value-type="float" office:value="0">
            <text:p>0</text:p>
          </table:table-cell>
          <table:table-cell office:value-type="float" office:value="0.00915642">
            <text:p>0,00915642</text:p>
          </table:table-cell>
          <table:table-cell office:value-type="float" office:value="13.6118">
            <text:p>13,6118</text:p>
          </table:table-cell>
          <table:table-cell office:value-type="float" office:value="34.8015">
            <text:p>34,8015</text:p>
          </table:table-cell>
          <table:table-cell table:number-columns-repeated="2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0.00165781">
            <text:p>0,00165781</text:p>
          </table:table-cell>
          <table:table-cell table:number-columns-repeated="5" office:value-type="float" office:value="0">
            <text:p>0</text:p>
          </table:table-cell>
          <table:table-cell office:value-type="float" office:value="48.2109">
            <text:p>48,2109</text:p>
          </table:table-cell>
          <table:table-cell office:value-type="float" office:value="34.8274">
            <text:p>34,8274</text:p>
          </table:table-cell>
          <table:table-cell table:number-columns-repeated="2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00168868">
            <text:p>0,00168868</text:p>
          </table:table-cell>
          <table:table-cell table:number-columns-repeated="5" office:value-type="float" office:value="0">
            <text:p>0</text:p>
          </table:table-cell>
          <table:table-cell office:value-type="float" office:value="40.143">
            <text:p>40,143</text:p>
          </table:table-cell>
          <table:table-cell office:value-type="float" office:value="34.8377">
            <text:p>34,8377</text:p>
          </table:table-cell>
          <table:table-cell table:number-columns-repeated="2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0.00165565">
            <text:p>0,00165565</text:p>
          </table:table-cell>
          <table:table-cell table:number-columns-repeated="5" office:value-type="float" office:value="0">
            <text:p>0</text:p>
          </table:table-cell>
          <table:table-cell office:value-type="float" office:value="46.2131">
            <text:p>46,2131</text:p>
          </table:table-cell>
          <table:table-cell office:value-type="float" office:value="34.8595">
            <text:p>34,8595</text:p>
          </table:table-cell>
          <table:table-cell table:number-columns-repeated="2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0.00163414">
            <text:p>0,00163414</text:p>
          </table:table-cell>
          <table:table-cell table:number-columns-repeated="5" office:value-type="float" office:value="0">
            <text:p>0</text:p>
          </table:table-cell>
          <table:table-cell office:value-type="float" office:value="49.9049">
            <text:p>49,9049</text:p>
          </table:table-cell>
          <table:table-cell office:value-type="float" office:value="34.8884">
            <text:p>34,8884</text:p>
          </table:table-cell>
          <table:table-cell table:number-columns-repeated="2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0.00210047">
            <text:p>0,00210047</text:p>
          </table:table-cell>
          <table:table-cell table:number-columns-repeated="5" office:value-type="float" office:value="0">
            <text:p>0</text:p>
          </table:table-cell>
          <table:table-cell office:value-type="float" office:value="34.5517">
            <text:p>34,5517</text:p>
          </table:table-cell>
          <table:table-cell office:value-type="float" office:value="34.8878">
            <text:p>34,8878</text:p>
          </table:table-cell>
          <table:table-cell table:number-columns-repeated="2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0.00192251">
            <text:p>0,00192251</text:p>
          </table:table-cell>
          <table:table-cell office:value-type="float" office:value="0.0887625">
            <text:p>0,0887625</text:p>
          </table:table-cell>
          <table:table-cell office:value-type="float" office:value="0.00453561">
            <text:p>0,00453561</text:p>
          </table:table-cell>
          <table:table-cell office:value-type="float" office:value="0.0938219">
            <text:p>0,0938219</text:p>
          </table:table-cell>
          <table:table-cell office:value-type="float" office:value="0.000003003">
            <text:p>0,000003003</text:p>
          </table:table-cell>
          <table:table-cell office:value-type="float" office:value="0.008751">
            <text:p>0,008751</text:p>
          </table:table-cell>
          <table:table-cell office:value-type="float" office:value="4.62746">
            <text:p>4,62746</text:p>
          </table:table-cell>
          <table:table-cell office:value-type="float" office:value="34.8299">
            <text:p>34,8299</text:p>
          </table:table-cell>
          <table:table-cell table:number-columns-repeated="2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0015474">
            <text:p>0,0015474</text:p>
          </table:table-cell>
          <table:table-cell office:value-type="float" office:value="0.0780329">
            <text:p>0,0780329</text:p>
          </table:table-cell>
          <table:table-cell office:value-type="float" office:value="0.0022662">
            <text:p>0,0022662</text:p>
          </table:table-cell>
          <table:table-cell office:value-type="float" office:value="0.0828394">
            <text:p>0,0828394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5.54908">
            <text:p>5,54908</text:p>
          </table:table-cell>
          <table:table-cell office:value-type="float" office:value="34.774">
            <text:p>34,774</text:p>
          </table:table-cell>
          <table:table-cell table:number-columns-repeated="2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0.00157875">
            <text:p>0,00157875</text:p>
          </table:table-cell>
          <table:table-cell office:value-type="float" office:value="0.0836407">
            <text:p>0,0836407</text:p>
          </table:table-cell>
          <table:table-cell office:value-type="float" office:value="0.00159342">
            <text:p>0,00159342</text:p>
          </table:table-cell>
          <table:table-cell office:value-type="float" office:value="0.0203903">
            <text:p>0,0203903</text:p>
          </table:table-cell>
          <table:table-cell office:value-type="float" office:value="0.00000468">
            <text:p>0,00000468</text:p>
          </table:table-cell>
          <table:table-cell office:value-type="float" office:value="0">
            <text:p>0</text:p>
          </table:table-cell>
          <table:table-cell office:value-type="float" office:value="8.10406">
            <text:p>8,10406</text:p>
          </table:table-cell>
          <table:table-cell office:value-type="float" office:value="34.7232">
            <text:p>34,7232</text:p>
          </table:table-cell>
          <table:table-cell table:number-columns-repeated="2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0.00412536">
            <text:p>0,00412536</text:p>
          </table:table-cell>
          <table:table-cell office:value-type="float" office:value="0.103748">
            <text:p>0,103748</text:p>
          </table:table-cell>
          <table:table-cell office:value-type="float" office:value="0.000768809">
            <text:p>0,000768809</text:p>
          </table:table-cell>
          <table:table-cell office:value-type="float" office:value="0.00644457">
            <text:p>0,00644457</text:p>
          </table:table-cell>
          <table:table-cell office:value-type="float" office:value="0.000002794">
            <text:p>0,000002794</text:p>
          </table:table-cell>
          <table:table-cell office:value-type="float" office:value="0">
            <text:p>0</text:p>
          </table:table-cell>
          <table:table-cell office:value-type="float" office:value="7.43107">
            <text:p>7,43107</text:p>
          </table:table-cell>
          <table:table-cell office:value-type="float" office:value="34.6713">
            <text:p>34,6713</text:p>
          </table:table-cell>
          <table:table-cell table:number-columns-repeated="2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0.00156835">
            <text:p>0,00156835</text:p>
          </table:table-cell>
          <table:table-cell office:value-type="float" office:value="0.105219">
            <text:p>0,105219</text:p>
          </table:table-cell>
          <table:table-cell office:value-type="float" office:value="0.00148237">
            <text:p>0,00148237</text:p>
          </table:table-cell>
          <table:table-cell office:value-type="float" office:value="0.0134567">
            <text:p>0,0134567</text:p>
          </table:table-cell>
          <table:table-cell office:value-type="float" office:value="0.000002793">
            <text:p>0,000002793</text:p>
          </table:table-cell>
          <table:table-cell office:value-type="float" office:value="0">
            <text:p>0</text:p>
          </table:table-cell>
          <table:table-cell office:value-type="float" office:value="7.2649">
            <text:p>7,2649</text:p>
          </table:table-cell>
          <table:table-cell office:value-type="float" office:value="34.6193">
            <text:p>34,6193</text:p>
          </table:table-cell>
          <table:table-cell table:number-columns-repeated="2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0.00214097">
            <text:p>0,00214097</text:p>
          </table:table-cell>
          <table:table-cell office:value-type="float" office:value="0.103962">
            <text:p>0,103962</text:p>
          </table:table-cell>
          <table:table-cell office:value-type="float" office:value="0.00102059">
            <text:p>0,00102059</text:p>
          </table:table-cell>
          <table:table-cell office:value-type="float" office:value="0.0031816">
            <text:p>0,0031816</text:p>
          </table:table-cell>
          <table:table-cell office:value-type="float" office:value="0.000003352">
            <text:p>0,000003352</text:p>
          </table:table-cell>
          <table:table-cell office:value-type="float" office:value="0">
            <text:p>0</text:p>
          </table:table-cell>
          <table:table-cell office:value-type="float" office:value="7.84019">
            <text:p>7,84019</text:p>
          </table:table-cell>
          <table:table-cell office:value-type="float" office:value="34.5686">
            <text:p>34,5686</text:p>
          </table:table-cell>
          <table:table-cell table:number-columns-repeated="2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0016231">
            <text:p>0,0016231</text:p>
          </table:table-cell>
          <table:table-cell office:value-type="float" office:value="0.097599">
            <text:p>0,097599</text:p>
          </table:table-cell>
          <table:table-cell office:value-type="float" office:value="0.00183849">
            <text:p>0,00183849</text:p>
          </table:table-cell>
          <table:table-cell office:value-type="float" office:value="0.0382399">
            <text:p>0,0382399</text:p>
          </table:table-cell>
          <table:table-cell office:value-type="float" office:value="0.000002794">
            <text:p>0,000002794</text:p>
          </table:table-cell>
          <table:table-cell office:value-type="float" office:value="0">
            <text:p>0</text:p>
          </table:table-cell>
          <table:table-cell office:value-type="float" office:value="6.52124">
            <text:p>6,52124</text:p>
          </table:table-cell>
          <table:table-cell office:value-type="float" office:value="34.5156">
            <text:p>34,5156</text:p>
          </table:table-cell>
          <table:table-cell table:number-columns-repeated="2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0.00223889">
            <text:p>0,00223889</text:p>
          </table:table-cell>
          <table:table-cell table:number-columns-repeated="5" office:value-type="float" office:value="0">
            <text:p>0</text:p>
          </table:table-cell>
          <table:table-cell office:value-type="float" office:value="55.0354">
            <text:p>55,0354</text:p>
          </table:table-cell>
          <table:table-cell office:value-type="float" office:value="34.5543">
            <text:p>34,5543</text:p>
          </table:table-cell>
          <table:table-cell table:number-columns-repeated="2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0.00169706">
            <text:p>0,00169706</text:p>
          </table:table-cell>
          <table:table-cell table:number-columns-repeated="5" office:value-type="float" office:value="0">
            <text:p>0</text:p>
          </table:table-cell>
          <table:table-cell office:value-type="float" office:value="51.5037">
            <text:p>51,5037</text:p>
          </table:table-cell>
          <table:table-cell office:value-type="float" office:value="34.5862">
            <text:p>34,5862</text:p>
          </table:table-cell>
          <table:table-cell table:number-columns-repeated="2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0.00174553">
            <text:p>0,00174553</text:p>
          </table:table-cell>
          <table:table-cell table:number-columns-repeated="5" office:value-type="float" office:value="0">
            <text:p>0</text:p>
          </table:table-cell>
          <table:table-cell office:value-type="float" office:value="55.1056">
            <text:p>55,1056</text:p>
          </table:table-cell>
          <table:table-cell office:value-type="float" office:value="34.6248">
            <text:p>34,6248</text:p>
          </table:table-cell>
          <table:table-cell table:number-columns-repeated="2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0.00163763">
            <text:p>0,00163763</text:p>
          </table:table-cell>
          <table:table-cell table:number-columns-repeated="5" office:value-type="float" office:value="0">
            <text:p>0</text:p>
          </table:table-cell>
          <table:table-cell office:value-type="float" office:value="54.8964">
            <text:p>54,8964</text:p>
          </table:table-cell>
          <table:table-cell office:value-type="float" office:value="34.6628">
            <text:p>34,6628</text:p>
          </table:table-cell>
          <table:table-cell table:number-columns-repeated="2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00161724">
            <text:p>0,00161724</text:p>
          </table:table-cell>
          <table:table-cell table:number-columns-repeated="5" office:value-type="float" office:value="0">
            <text:p>0</text:p>
          </table:table-cell>
          <table:table-cell office:value-type="float" office:value="52.3091">
            <text:p>52,3091</text:p>
          </table:table-cell>
          <table:table-cell office:value-type="float" office:value="34.6959">
            <text:p>34,6959</text:p>
          </table:table-cell>
          <table:table-cell table:number-columns-repeated="2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0.00170838">
            <text:p>0,00170838</text:p>
          </table:table-cell>
          <table:table-cell table:number-columns-repeated="5" office:value-type="float" office:value="0">
            <text:p>0</text:p>
          </table:table-cell>
          <table:table-cell office:value-type="float" office:value="51.6444">
            <text:p>51,6444</text:p>
          </table:table-cell>
          <table:table-cell office:value-type="float" office:value="34.7276">
            <text:p>34,7276</text:p>
          </table:table-cell>
          <table:table-cell table:number-columns-repeated="2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0.00175622">
            <text:p>0,00175622</text:p>
          </table:table-cell>
          <table:table-cell table:number-columns-repeated="5" office:value-type="float" office:value="0">
            <text:p>0</text:p>
          </table:table-cell>
          <table:table-cell office:value-type="float" office:value="59.4389">
            <text:p>59,4389</text:p>
          </table:table-cell>
          <table:table-cell office:value-type="float" office:value="34.7737">
            <text:p>34,7737</text:p>
          </table:table-cell>
          <table:table-cell table:number-columns-repeated="2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0.00158727">
            <text:p>0,00158727</text:p>
          </table:table-cell>
          <table:table-cell table:number-columns-repeated="5" office:value-type="float" office:value="0">
            <text:p>0</text:p>
          </table:table-cell>
          <table:table-cell office:value-type="float" office:value="61.016">
            <text:p>61,016</text:p>
          </table:table-cell>
          <table:table-cell office:value-type="float" office:value="34.8225">
            <text:p>34,8225</text:p>
          </table:table-cell>
          <table:table-cell table:number-columns-repeated="2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0.00186035">
            <text:p>0,00186035</text:p>
          </table:table-cell>
          <table:table-cell table:number-columns-repeated="5" office:value-type="float" office:value="0">
            <text:p>0</text:p>
          </table:table-cell>
          <table:table-cell office:value-type="float" office:value="60.2846">
            <text:p>60,2846</text:p>
          </table:table-cell>
          <table:table-cell office:value-type="float" office:value="34.8699">
            <text:p>34,8699</text:p>
          </table:table-cell>
          <table:table-cell table:number-columns-repeated="2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00197238">
            <text:p>0,00197238</text:p>
          </table:table-cell>
          <table:table-cell table:number-columns-repeated="5" office:value-type="float" office:value="0">
            <text:p>0</text:p>
          </table:table-cell>
          <table:table-cell office:value-type="float" office:value="53.2198">
            <text:p>53,2198</text:p>
          </table:table-cell>
          <table:table-cell office:value-type="float" office:value="34.9039">
            <text:p>34,9039</text:p>
          </table:table-cell>
          <table:table-cell table:number-columns-repeated="2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0.00206911">
            <text:p>0,00206911</text:p>
          </table:table-cell>
          <table:table-cell table:number-columns-repeated="5" office:value-type="float" office:value="0">
            <text:p>0</text:p>
          </table:table-cell>
          <table:table-cell office:value-type="float" office:value="41.379">
            <text:p>41,379</text:p>
          </table:table-cell>
          <table:table-cell office:value-type="float" office:value="34.9159">
            <text:p>34,9159</text:p>
          </table:table-cell>
          <table:table-cell table:number-columns-repeated="2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0.00178821">
            <text:p>0,00178821</text:p>
          </table:table-cell>
          <table:table-cell table:number-columns-repeated="5" office:value-type="float" office:value="0">
            <text:p>0</text:p>
          </table:table-cell>
          <table:table-cell office:value-type="float" office:value="51.2927">
            <text:p>51,2927</text:p>
          </table:table-cell>
          <table:table-cell office:value-type="float" office:value="34.9462">
            <text:p>34,9462</text:p>
          </table:table-cell>
          <table:table-cell table:number-columns-repeated="2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0.00223645">
            <text:p>0,00223645</text:p>
          </table:table-cell>
          <table:table-cell table:number-columns-repeated="5" office:value-type="float" office:value="0">
            <text:p>0</text:p>
          </table:table-cell>
          <table:table-cell office:value-type="float" office:value="49.9846">
            <text:p>49,9846</text:p>
          </table:table-cell>
          <table:table-cell office:value-type="float" office:value="34.9739">
            <text:p>34,9739</text:p>
          </table:table-cell>
          <table:table-cell table:number-columns-repeated="2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0.00177445">
            <text:p>0,00177445</text:p>
          </table:table-cell>
          <table:table-cell table:number-columns-repeated="5" office:value-type="float" office:value="0">
            <text:p>0</text:p>
          </table:table-cell>
          <table:table-cell office:value-type="float" office:value="49.3947">
            <text:p>49,3947</text:p>
          </table:table-cell>
          <table:table-cell office:value-type="float" office:value="35.0005">
            <text:p>35,0005</text:p>
          </table:table-cell>
          <table:table-cell table:number-columns-repeated="2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0020682">
            <text:p>0,0020682</text:p>
          </table:table-cell>
          <table:table-cell table:number-columns-repeated="5" office:value-type="float" office:value="0">
            <text:p>0</text:p>
          </table:table-cell>
          <table:table-cell office:value-type="float" office:value="62.2864">
            <text:p>62,2864</text:p>
          </table:table-cell>
          <table:table-cell office:value-type="float" office:value="35.0506">
            <text:p>35,0506</text:p>
          </table:table-cell>
          <table:table-cell table:number-columns-repeated="2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0.00167527">
            <text:p>0,00167527</text:p>
          </table:table-cell>
          <table:table-cell table:number-columns-repeated="5" office:value-type="float" office:value="0">
            <text:p>0</text:p>
          </table:table-cell>
          <table:table-cell office:value-type="float" office:value="50.4335">
            <text:p>50,4335</text:p>
          </table:table-cell>
          <table:table-cell office:value-type="float" office:value="35.0789">
            <text:p>35,0789</text:p>
          </table:table-cell>
          <table:table-cell table:number-columns-repeated="2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0.00214572">
            <text:p>0,00214572</text:p>
          </table:table-cell>
          <table:table-cell table:number-columns-repeated="5" office:value-type="float" office:value="0">
            <text:p>0</text:p>
          </table:table-cell>
          <table:table-cell office:value-type="float" office:value="50.8672">
            <text:p>50,8672</text:p>
          </table:table-cell>
          <table:table-cell office:value-type="float" office:value="35.1078">
            <text:p>35,1078</text:p>
          </table:table-cell>
          <table:table-cell table:number-columns-repeated="2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0.00169993">
            <text:p>0,00169993</text:p>
          </table:table-cell>
          <table:table-cell table:number-columns-repeated="5" office:value-type="float" office:value="0">
            <text:p>0</text:p>
          </table:table-cell>
          <table:table-cell office:value-type="float" office:value="50.3832">
            <text:p>50,3832</text:p>
          </table:table-cell>
          <table:table-cell office:value-type="float" office:value="35.1357">
            <text:p>35,1357</text:p>
          </table:table-cell>
          <table:table-cell table:number-columns-repeated="2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0.00172507">
            <text:p>0,00172507</text:p>
          </table:table-cell>
          <table:table-cell table:number-columns-repeated="5" office:value-type="float" office:value="0">
            <text:p>0</text:p>
          </table:table-cell>
          <table:table-cell office:value-type="float" office:value="53.6335">
            <text:p>53,6335</text:p>
          </table:table-cell>
          <table:table-cell office:value-type="float" office:value="35.1695">
            <text:p>35,1695</text:p>
          </table:table-cell>
          <table:table-cell table:number-columns-repeated="2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00165174">
            <text:p>0,00165174</text:p>
          </table:table-cell>
          <table:table-cell table:number-columns-repeated="5" office:value-type="float" office:value="0">
            <text:p>0</text:p>
          </table:table-cell>
          <table:table-cell office:value-type="float" office:value="41.0526">
            <text:p>41,0526</text:p>
          </table:table-cell>
          <table:table-cell office:value-type="float" office:value="35.1802">
            <text:p>35,1802</text:p>
          </table:table-cell>
          <table:table-cell table:number-columns-repeated="2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0.00159775">
            <text:p>0,00159775</text:p>
          </table:table-cell>
          <table:table-cell table:number-columns-repeated="5" office:value-type="float" office:value="0">
            <text:p>0</text:p>
          </table:table-cell>
          <table:table-cell office:value-type="float" office:value="62.2781">
            <text:p>62,2781</text:p>
          </table:table-cell>
          <table:table-cell office:value-type="float" office:value="35.2294">
            <text:p>35,2294</text:p>
          </table:table-cell>
          <table:table-cell table:number-columns-repeated="2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0.00162694">
            <text:p>0,00162694</text:p>
          </table:table-cell>
          <table:table-cell table:number-columns-repeated="5" office:value-type="float" office:value="0">
            <text:p>0</text:p>
          </table:table-cell>
          <table:table-cell office:value-type="float" office:value="52.9577">
            <text:p>52,9577</text:p>
          </table:table-cell>
          <table:table-cell office:value-type="float" office:value="35.2616">
            <text:p>35,2616</text:p>
          </table:table-cell>
          <table:table-cell table:number-columns-repeated="2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0.00157603">
            <text:p>0,00157603</text:p>
          </table:table-cell>
          <table:table-cell table:number-columns-repeated="5" office:value-type="float" office:value="0">
            <text:p>0</text:p>
          </table:table-cell>
          <table:table-cell office:value-type="float" office:value="67.7058">
            <text:p>67,7058</text:p>
          </table:table-cell>
          <table:table-cell office:value-type="float" office:value="35.3204">
            <text:p>35,3204</text:p>
          </table:table-cell>
          <table:table-cell table:number-columns-repeated="2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0.00162946">
            <text:p>0,00162946</text:p>
          </table:table-cell>
          <table:table-cell table:number-columns-repeated="5" office:value-type="float" office:value="0">
            <text:p>0</text:p>
          </table:table-cell>
          <table:table-cell office:value-type="float" office:value="54.543">
            <text:p>54,543</text:p>
          </table:table-cell>
          <table:table-cell office:value-type="float" office:value="35.3551">
            <text:p>35,3551</text:p>
          </table:table-cell>
          <table:table-cell table:number-columns-repeated="2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00157442">
            <text:p>0,00157442</text:p>
          </table:table-cell>
          <table:table-cell table:number-columns-repeated="5" office:value-type="float" office:value="0">
            <text:p>0</text:p>
          </table:table-cell>
          <table:table-cell office:value-type="float" office:value="66.8543">
            <text:p>66,8543</text:p>
          </table:table-cell>
          <table:table-cell office:value-type="float" office:value="35.412">
            <text:p>35,412</text:p>
          </table:table-cell>
          <table:table-cell table:number-columns-repeated="2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0.0043666">
            <text:p>0,0043666</text:p>
          </table:table-cell>
          <table:table-cell table:number-columns-repeated="5" office:value-type="float" office:value="0">
            <text:p>0</text:p>
          </table:table-cell>
          <table:table-cell office:value-type="float" office:value="28.0364">
            <text:p>28,0364</text:p>
          </table:table-cell>
          <table:table-cell office:value-type="float" office:value="35.3987">
            <text:p>35,3987</text:p>
          </table:table-cell>
          <table:table-cell table:number-columns-repeated="2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0.00164168">
            <text:p>0,00164168</text:p>
          </table:table-cell>
          <table:table-cell table:number-columns-repeated="5" office:value-type="float" office:value="0">
            <text:p>0</text:p>
          </table:table-cell>
          <table:table-cell office:value-type="float" office:value="56.8665">
            <text:p>56,8665</text:p>
          </table:table-cell>
          <table:table-cell office:value-type="float" office:value="35.4373">
            <text:p>35,4373</text:p>
          </table:table-cell>
          <table:table-cell table:number-columns-repeated="2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0.00157833">
            <text:p>0,00157833</text:p>
          </table:table-cell>
          <table:table-cell table:number-columns-repeated="5" office:value-type="float" office:value="0">
            <text:p>0</text:p>
          </table:table-cell>
          <table:table-cell office:value-type="float" office:value="66.7691">
            <text:p>66,7691</text:p>
          </table:table-cell>
          <table:table-cell office:value-type="float" office:value="35.4936">
            <text:p>35,4936</text:p>
          </table:table-cell>
          <table:table-cell table:number-columns-repeated="2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0.00160229">
            <text:p>0,00160229</text:p>
          </table:table-cell>
          <table:table-cell table:number-columns-repeated="5" office:value-type="float" office:value="0">
            <text:p>0</text:p>
          </table:table-cell>
          <table:table-cell office:value-type="float" office:value="62.4375">
            <text:p>62,4375</text:p>
          </table:table-cell>
          <table:table-cell office:value-type="float" office:value="35.5419">
            <text:p>35,5419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00227025">
            <text:p>0,00227025</text:p>
          </table:table-cell>
          <table:table-cell table:number-columns-repeated="5" office:value-type="float" office:value="0">
            <text:p>0</text:p>
          </table:table-cell>
          <table:table-cell office:value-type="float" office:value="49.1689">
            <text:p>49,1689</text:p>
          </table:table-cell>
          <table:table-cell office:value-type="float" office:value="35.5662">
            <text:p>35,5662</text:p>
          </table:table-cell>
          <table:table-cell table:number-columns-repeated="2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0.00157778">
            <text:p>0,00157778</text:p>
          </table:table-cell>
          <table:table-cell table:number-columns-repeated="5" office:value-type="float" office:value="0">
            <text:p>0</text:p>
          </table:table-cell>
          <table:table-cell office:value-type="float" office:value="63.5366">
            <text:p>63,5366</text:p>
          </table:table-cell>
          <table:table-cell office:value-type="float" office:value="35.6162">
            <text:p>35,6162</text:p>
          </table:table-cell>
          <table:table-cell table:number-columns-repeated="2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0.00199424">
            <text:p>0,00199424</text:p>
          </table:table-cell>
          <table:table-cell table:number-columns-repeated="5" office:value-type="float" office:value="0">
            <text:p>0</text:p>
          </table:table-cell>
          <table:table-cell office:value-type="float" office:value="51.7088">
            <text:p>51,7088</text:p>
          </table:table-cell>
          <table:table-cell office:value-type="float" office:value="35.6449">
            <text:p>35,6449</text:p>
          </table:table-cell>
          <table:table-cell table:number-columns-repeated="2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0.00165691">
            <text:p>0,00165691</text:p>
          </table:table-cell>
          <table:table-cell table:number-columns-repeated="5" office:value-type="float" office:value="0">
            <text:p>0</text:p>
          </table:table-cell>
          <table:table-cell office:value-type="float" office:value="61.5271">
            <text:p>61,5271</text:p>
          </table:table-cell>
          <table:table-cell office:value-type="float" office:value="35.6909">
            <text:p>35,6909</text:p>
          </table:table-cell>
          <table:table-cell table:number-columns-repeated="2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0.00230224">
            <text:p>0,0023022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55">
            <text:p>48,655</text:p>
          </table:table-cell>
          <table:table-cell office:value-type="float" office:value="35.714">
            <text:p>35,714</text:p>
          </table:table-cell>
          <table:table-cell table:number-columns-repeated="2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00206785">
            <text:p>0,00206785</text:p>
          </table:table-cell>
          <table:table-cell table:number-columns-repeated="5" office:value-type="float" office:value="0">
            <text:p>0</text:p>
          </table:table-cell>
          <table:table-cell office:value-type="float" office:value="58.8204">
            <text:p>58,8204</text:p>
          </table:table-cell>
          <table:table-cell office:value-type="float" office:value="35.7549">
            <text:p>35,7549</text:p>
          </table:table-cell>
          <table:table-cell table:number-columns-repeated="2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0.00165586">
            <text:p>0,00165586</text:p>
          </table:table-cell>
          <table:table-cell table:number-columns-repeated="5" office:value-type="float" office:value="0">
            <text:p>0</text:p>
          </table:table-cell>
          <table:table-cell office:value-type="float" office:value="51.5435">
            <text:p>51,5435</text:p>
          </table:table-cell>
          <table:table-cell office:value-type="float" office:value="35.7829">
            <text:p>35,7829</text:p>
          </table:table-cell>
          <table:table-cell table:number-columns-repeated="2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0.00171592">
            <text:p>0,00171592</text:p>
          </table:table-cell>
          <table:table-cell table:number-columns-repeated="5" office:value-type="float" office:value="0">
            <text:p>0</text:p>
          </table:table-cell>
          <table:table-cell office:value-type="float" office:value="49.8604">
            <text:p>49,8604</text:p>
          </table:table-cell>
          <table:table-cell office:value-type="float" office:value="35.8077">
            <text:p>35,8077</text:p>
          </table:table-cell>
          <table:table-cell table:number-columns-repeated="2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0.00173163">
            <text:p>0,00173163</text:p>
          </table:table-cell>
          <table:table-cell table:number-columns-repeated="5" office:value-type="float" office:value="0">
            <text:p>0</text:p>
          </table:table-cell>
          <table:table-cell office:value-type="float" office:value="34.0962">
            <text:p>34,0962</text:p>
          </table:table-cell>
          <table:table-cell office:value-type="float" office:value="35.8047">
            <text:p>35,8047</text:p>
          </table:table-cell>
          <table:table-cell table:number-columns-repeated="2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0.00175238">
            <text:p>0,00175238</text:p>
          </table:table-cell>
          <table:table-cell table:number-columns-repeated="5" office:value-type="float" office:value="0">
            <text:p>0</text:p>
          </table:table-cell>
          <table:table-cell office:value-type="float" office:value="52.2603">
            <text:p>52,2603</text:p>
          </table:table-cell>
          <table:table-cell office:value-type="float" office:value="35.8337">
            <text:p>35,8337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00163442">
            <text:p>0,00163442</text:p>
          </table:table-cell>
          <table:table-cell office:value-type="float" office:value="0.036207">
            <text:p>0,036207</text:p>
          </table:table-cell>
          <table:table-cell office:value-type="float" office:value="0.000089745">
            <text:p>0,000089745</text:p>
          </table:table-cell>
          <table:table-cell office:value-type="float" office:value="0.0382399">
            <text:p>0,0382399</text:p>
          </table:table-cell>
          <table:table-cell table:number-columns-repeated="2" office:value-type="float" office:value="0">
            <text:p>0</text:p>
          </table:table-cell>
          <table:table-cell office:value-type="float" office:value="17.201">
            <text:p>17,201</text:p>
          </table:table-cell>
          <table:table-cell office:value-type="float" office:value="35.8009">
            <text:p>35,8009</text:p>
          </table:table-cell>
          <table:table-cell table:number-columns-repeated="2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0.00160885">
            <text:p>0,00160885</text:p>
          </table:table-cell>
          <table:table-cell office:value-type="float" office:value="0.0450769">
            <text:p>0,0450769</text:p>
          </table:table-cell>
          <table:table-cell office:value-type="float" office:value="0.000121035">
            <text:p>0,000121035</text:p>
          </table:table-cell>
          <table:table-cell office:value-type="float" office:value="0.0382399">
            <text:p>0,0382399</text:p>
          </table:table-cell>
          <table:table-cell table:number-columns-repeated="2" office:value-type="float" office:value="0">
            <text:p>0</text:p>
          </table:table-cell>
          <table:table-cell office:value-type="float" office:value="15.9538">
            <text:p>15,9538</text:p>
          </table:table-cell>
          <table:table-cell office:value-type="float" office:value="35.7661">
            <text:p>35,7661</text:p>
          </table:table-cell>
          <table:table-cell table:number-columns-repeated="2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0.00202085">
            <text:p>0,00202085</text:p>
          </table:table-cell>
          <table:table-cell office:value-type="float" office:value="0.0475197">
            <text:p>0,0475197</text:p>
          </table:table-cell>
          <table:table-cell office:value-type="float" office:value="0.000856808">
            <text:p>0,000856808</text:p>
          </table:table-cell>
          <table:table-cell office:value-type="float" office:value="0.0164431">
            <text:p>0,0164431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12.123">
            <text:p>12,123</text:p>
          </table:table-cell>
          <table:table-cell office:value-type="float" office:value="35.7247">
            <text:p>35,7247</text:p>
          </table:table-cell>
          <table:table-cell table:number-columns-repeated="2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0.00530805">
            <text:p>0,00530805</text:p>
          </table:table-cell>
          <table:table-cell office:value-type="float" office:value="0.0696899">
            <text:p>0,0696899</text:p>
          </table:table-cell>
          <table:table-cell office:value-type="float" office:value="0.00168924">
            <text:p>0,00168924</text:p>
          </table:table-cell>
          <table:table-cell office:value-type="float" office:value="0.0253084">
            <text:p>0,0253084</text:p>
          </table:table-cell>
          <table:table-cell office:value-type="float" office:value="0.000003073">
            <text:p>0,000003073</text:p>
          </table:table-cell>
          <table:table-cell office:value-type="float" office:value="0">
            <text:p>0</text:p>
          </table:table-cell>
          <table:table-cell office:value-type="float" office:value="8.58294">
            <text:p>8,58294</text:p>
          </table:table-cell>
          <table:table-cell office:value-type="float" office:value="35.6773">
            <text:p>35,6773</text:p>
          </table:table-cell>
          <table:table-cell table:number-columns-repeated="2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0.00207553">
            <text:p>0,00207553</text:p>
          </table:table-cell>
          <table:table-cell office:value-type="float" office:value="0.0672279">
            <text:p>0,0672279</text:p>
          </table:table-cell>
          <table:table-cell office:value-type="float" office:value="0.00152428">
            <text:p>0,00152428</text:p>
          </table:table-cell>
          <table:table-cell office:value-type="float" office:value="0.0203016">
            <text:p>0,0203016</text:p>
          </table:table-cell>
          <table:table-cell office:value-type="float" office:value="0.000002794">
            <text:p>0,000002794</text:p>
          </table:table-cell>
          <table:table-cell office:value-type="float" office:value="0">
            <text:p>0</text:p>
          </table:table-cell>
          <table:table-cell office:value-type="float" office:value="9.18307">
            <text:p>9,18307</text:p>
          </table:table-cell>
          <table:table-cell office:value-type="float" office:value="35.631">
            <text:p>35,631</text:p>
          </table:table-cell>
          <table:table-cell table:number-columns-repeated="2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00778432">
            <text:p>0,00778432</text:p>
          </table:table-cell>
          <table:table-cell office:value-type="float" office:value="0.106837">
            <text:p>0,106837</text:p>
          </table:table-cell>
          <table:table-cell office:value-type="float" office:value="0.0014242">
            <text:p>0,0014242</text:p>
          </table:table-cell>
          <table:table-cell office:value-type="float" office:value="0.0105504">
            <text:p>0,0105504</text:p>
          </table:table-cell>
          <table:table-cell office:value-type="float" office:value="0.000002863">
            <text:p>0,000002863</text:p>
          </table:table-cell>
          <table:table-cell office:value-type="float" office:value="0">
            <text:p>0</text:p>
          </table:table-cell>
          <table:table-cell office:value-type="float" office:value="6.9456">
            <text:p>6,9456</text:p>
          </table:table-cell>
          <table:table-cell office:value-type="float" office:value="35.5811">
            <text:p>35,5811</text:p>
          </table:table-cell>
          <table:table-cell table:number-columns-repeated="2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0.00163938">
            <text:p>0,00163938</text:p>
          </table:table-cell>
          <table:table-cell office:value-type="float" office:value="0.113377">
            <text:p>0,113377</text:p>
          </table:table-cell>
          <table:table-cell office:value-type="float" office:value="0.000787736">
            <text:p>0,000787736</text:p>
          </table:table-cell>
          <table:table-cell office:value-type="float" office:value="0.022332">
            <text:p>0,022332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6.47404">
            <text:p>6,47404</text:p>
          </table:table-cell>
          <table:table-cell office:value-type="float" office:value="35.5304">
            <text:p>35,5304</text:p>
          </table:table-cell>
          <table:table-cell table:number-columns-repeated="2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0.00161668">
            <text:p>0,00161668</text:p>
          </table:table-cell>
          <table:table-cell office:value-type="float" office:value="0.111797">
            <text:p>0,111797</text:p>
          </table:table-cell>
          <table:table-cell office:value-type="float" office:value="0.0015916">
            <text:p>0,0015916</text:p>
          </table:table-cell>
          <table:table-cell office:value-type="float" office:value="0.0987409">
            <text:p>0,0987409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4.3554">
            <text:p>4,3554</text:p>
          </table:table-cell>
          <table:table-cell office:value-type="float" office:value="35.4763">
            <text:p>35,4763</text:p>
          </table:table-cell>
          <table:table-cell table:number-columns-repeated="2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0.0015659">
            <text:p>0,0015659</text:p>
          </table:table-cell>
          <table:table-cell office:value-type="float" office:value="0.119153">
            <text:p>0,119153</text:p>
          </table:table-cell>
          <table:table-cell office:value-type="float" office:value="0.00393917">
            <text:p>0,00393917</text:p>
          </table:table-cell>
          <table:table-cell office:value-type="float" office:value="0.057201">
            <text:p>0,057201</text:p>
          </table:table-cell>
          <table:table-cell office:value-type="float" office:value="0.000003003">
            <text:p>0,000003003</text:p>
          </table:table-cell>
          <table:table-cell office:value-type="float" office:value="0.00855132">
            <text:p>0,00855132</text:p>
          </table:table-cell>
          <table:table-cell office:value-type="float" office:value="4.77072">
            <text:p>4,77072</text:p>
          </table:table-cell>
          <table:table-cell office:value-type="float" office:value="35.4231">
            <text:p>35,4231</text:p>
          </table:table-cell>
          <table:table-cell table:number-columns-repeated="2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0.00157016">
            <text:p>0,00157016</text:p>
          </table:table-cell>
          <table:table-cell office:value-type="float" office:value="0.11979">
            <text:p>0,11979</text:p>
          </table:table-cell>
          <table:table-cell office:value-type="float" office:value="0.0061541">
            <text:p>0,0061541</text:p>
          </table:table-cell>
          <table:table-cell office:value-type="float" office:value="0.0236629">
            <text:p>0,0236629</text:p>
          </table:table-cell>
          <table:table-cell office:value-type="float" office:value="0.000003073">
            <text:p>0,000003073</text:p>
          </table:table-cell>
          <table:table-cell office:value-type="float" office:value="0.00850795">
            <text:p>0,00850795</text:p>
          </table:table-cell>
          <table:table-cell office:value-type="float" office:value="5.62572">
            <text:p>5,62572</text:p>
          </table:table-cell>
          <table:table-cell office:value-type="float" office:value="35.3715">
            <text:p>35,3715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00991755">
            <text:p>0,00991755</text:p>
          </table:table-cell>
          <table:table-cell office:value-type="float" office:value="0.120003">
            <text:p>0,120003</text:p>
          </table:table-cell>
          <table:table-cell office:value-type="float" office:value="0.00506703">
            <text:p>0,00506703</text:p>
          </table:table-cell>
          <table:table-cell office:value-type="float" office:value="0.0241878">
            <text:p>0,0241878</text:p>
          </table:table-cell>
          <table:table-cell office:value-type="float" office:value="0.000002515">
            <text:p>0,000002515</text:p>
          </table:table-cell>
          <table:table-cell office:value-type="float" office:value="0.00849783">
            <text:p>0,00849783</text:p>
          </table:table-cell>
          <table:table-cell office:value-type="float" office:value="5.2201">
            <text:p>5,2201</text:p>
          </table:table-cell>
          <table:table-cell office:value-type="float" office:value="35.3195">
            <text:p>35,3195</text:p>
          </table:table-cell>
          <table:table-cell table:number-columns-repeated="2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0.0026182">
            <text:p>0,0026182</text:p>
          </table:table-cell>
          <table:table-cell office:value-type="float" office:value="0.121373">
            <text:p>0,121373</text:p>
          </table:table-cell>
          <table:table-cell office:value-type="float" office:value="0.00447631">
            <text:p>0,00447631</text:p>
          </table:table-cell>
          <table:table-cell office:value-type="float" office:value="0.0801721">
            <text:p>0,0801721</text:p>
          </table:table-cell>
          <table:table-cell office:value-type="float" office:value="0.000003143">
            <text:p>0,000003143</text:p>
          </table:table-cell>
          <table:table-cell office:value-type="float" office:value="0.00843406">
            <text:p>0,00843406</text:p>
          </table:table-cell>
          <table:table-cell office:value-type="float" office:value="4.13704">
            <text:p>4,13704</text:p>
          </table:table-cell>
          <table:table-cell office:value-type="float" office:value="35.2657">
            <text:p>35,2657</text:p>
          </table:table-cell>
          <table:table-cell table:number-columns-repeated="2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0.00159663">
            <text:p>0,00159663</text:p>
          </table:table-cell>
          <table:table-cell office:value-type="float" office:value="0.119443">
            <text:p>0,119443</text:p>
          </table:table-cell>
          <table:table-cell office:value-type="float" office:value="0.00621912">
            <text:p>0,00621912</text:p>
          </table:table-cell>
          <table:table-cell office:value-type="float" office:value="0.0297957">
            <text:p>0,0297957</text:p>
          </table:table-cell>
          <table:table-cell office:value-type="float" office:value="0.000003003">
            <text:p>0,000003003</text:p>
          </table:table-cell>
          <table:table-cell office:value-type="float" office:value="0.00843014">
            <text:p>0,00843014</text:p>
          </table:table-cell>
          <table:table-cell office:value-type="float" office:value="5.40894">
            <text:p>5,40894</text:p>
          </table:table-cell>
          <table:table-cell office:value-type="float" office:value="35.2143">
            <text:p>35,2143</text:p>
          </table:table-cell>
          <table:table-cell table:number-columns-repeated="2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0.00157659">
            <text:p>0,00157659</text:p>
          </table:table-cell>
          <table:table-cell office:value-type="float" office:value="0.124146">
            <text:p>0,124146</text:p>
          </table:table-cell>
          <table:table-cell office:value-type="float" office:value="0.00588731">
            <text:p>0,00588731</text:p>
          </table:table-cell>
          <table:table-cell office:value-type="float" office:value="0.0288793">
            <text:p>0,0288793</text:p>
          </table:table-cell>
          <table:table-cell office:value-type="float" office:value="0.000002793">
            <text:p>0,000002793</text:p>
          </table:table-cell>
          <table:table-cell office:value-type="float" office:value="0.00842512">
            <text:p>0,00842512</text:p>
          </table:table-cell>
          <table:table-cell office:value-type="float" office:value="5.26704">
            <text:p>5,26704</text:p>
          </table:table-cell>
          <table:table-cell office:value-type="float" office:value="35.1629">
            <text:p>35,1629</text:p>
          </table:table-cell>
          <table:table-cell table:number-columns-repeated="2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0.00164384">
            <text:p>0,00164384</text:p>
          </table:table-cell>
          <table:table-cell office:value-type="float" office:value="0.130152">
            <text:p>0,130152</text:p>
          </table:table-cell>
          <table:table-cell office:value-type="float" office:value="0.00616534">
            <text:p>0,00616534</text:p>
          </table:table-cell>
          <table:table-cell office:value-type="float" office:value="0.012465">
            <text:p>0,012465</text:p>
          </table:table-cell>
          <table:table-cell office:value-type="float" office:value="0.000003143">
            <text:p>0,000003143</text:p>
          </table:table-cell>
          <table:table-cell office:value-type="float" office:value="0.00840933">
            <text:p>0,00840933</text:p>
          </table:table-cell>
          <table:table-cell office:value-type="float" office:value="5.71053">
            <text:p>5,71053</text:p>
          </table:table-cell>
          <table:table-cell office:value-type="float" office:value="35.1123">
            <text:p>35,1123</text:p>
          </table:table-cell>
          <table:table-cell table:number-columns-repeated="2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00325661">
            <text:p>0,00325661</text:p>
          </table:table-cell>
          <table:table-cell table:number-columns-repeated="5" office:value-type="float" office:value="0">
            <text:p>0</text:p>
          </table:table-cell>
          <table:table-cell office:value-type="float" office:value="55.8161">
            <text:p>55,8161</text:p>
          </table:table-cell>
          <table:table-cell office:value-type="float" office:value="35.1478">
            <text:p>35,1478</text:p>
          </table:table-cell>
          <table:table-cell table:number-columns-repeated="2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0.00157407">
            <text:p>0,00157407</text:p>
          </table:table-cell>
          <table:table-cell office:value-type="float" office:value="0.115187">
            <text:p>0,115187</text:p>
          </table:table-cell>
          <table:table-cell office:value-type="float" office:value="0.00600827">
            <text:p>0,00600827</text:p>
          </table:table-cell>
          <table:table-cell office:value-type="float" office:value="0.0106736">
            <text:p>0,0106736</text:p>
          </table:table-cell>
          <table:table-cell office:value-type="float" office:value="0.000002794">
            <text:p>0,000002794</text:p>
          </table:table-cell>
          <table:table-cell office:value-type="float" office:value="0.00839571">
            <text:p>0,00839571</text:p>
          </table:table-cell>
          <table:table-cell office:value-type="float" office:value="6.34498">
            <text:p>6,34498</text:p>
          </table:table-cell>
          <table:table-cell office:value-type="float" office:value="35.0986">
            <text:p>35,0986</text:p>
          </table:table-cell>
          <table:table-cell table:number-columns-repeated="2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0.00165153">
            <text:p>0,00165153</text:p>
          </table:table-cell>
          <table:table-cell office:value-type="float" office:value="0.0910381">
            <text:p>0,0910381</text:p>
          </table:table-cell>
          <table:table-cell office:value-type="float" office:value="0.00522228">
            <text:p>0,00522228</text:p>
          </table:table-cell>
          <table:table-cell office:value-type="float" office:value="0.0609791">
            <text:p>0,0609791</text:p>
          </table:table-cell>
          <table:table-cell office:value-type="float" office:value="0.000003003">
            <text:p>0,000003003</text:p>
          </table:table-cell>
          <table:table-cell office:value-type="float" office:value="0.00837036">
            <text:p>0,00837036</text:p>
          </table:table-cell>
          <table:table-cell office:value-type="float" office:value="5.38549">
            <text:p>5,38549</text:p>
          </table:table-cell>
          <table:table-cell office:value-type="float" office:value="35.0479">
            <text:p>35,0479</text:p>
          </table:table-cell>
          <table:table-cell table:number-columns-repeated="2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0.00163148">
            <text:p>0,00163148</text:p>
          </table:table-cell>
          <table:table-cell office:value-type="float" office:value="0.115397">
            <text:p>0,115397</text:p>
          </table:table-cell>
          <table:table-cell office:value-type="float" office:value="0.0041489">
            <text:p>0,0041489</text:p>
          </table:table-cell>
          <table:table-cell office:value-type="float" office:value="0.0566757">
            <text:p>0,0566757</text:p>
          </table:table-cell>
          <table:table-cell office:value-type="float" office:value="0.000002863">
            <text:p>0,000002863</text:p>
          </table:table-cell>
          <table:table-cell office:value-type="float" office:value="0.00838712">
            <text:p>0,00838712</text:p>
          </table:table-cell>
          <table:table-cell office:value-type="float" office:value="4.87912">
            <text:p>4,87912</text:p>
          </table:table-cell>
          <table:table-cell office:value-type="float" office:value="34.9965">
            <text:p>34,9965</text:p>
          </table:table-cell>
          <table:table-cell table:number-columns-repeated="2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0.00155326">
            <text:p>0,00155326</text:p>
          </table:table-cell>
          <table:table-cell office:value-type="float" office:value="0.114965">
            <text:p>0,114965</text:p>
          </table:table-cell>
          <table:table-cell office:value-type="float" office:value="0.00443566">
            <text:p>0,00443566</text:p>
          </table:table-cell>
          <table:table-cell office:value-type="float" office:value="0.0492368">
            <text:p>0,0492368</text:p>
          </table:table-cell>
          <table:table-cell office:value-type="float" office:value="0.000003283">
            <text:p>0,000003283</text:p>
          </table:table-cell>
          <table:table-cell office:value-type="float" office:value="0.0084541">
            <text:p>0,0084541</text:p>
          </table:table-cell>
          <table:table-cell office:value-type="float" office:value="5.00062">
            <text:p>5,00062</text:p>
          </table:table-cell>
          <table:table-cell office:value-type="float" office:value="34.9454">
            <text:p>34,9454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00158644">
            <text:p>0,00158644</text:p>
          </table:table-cell>
          <table:table-cell office:value-type="float" office:value="0.143463">
            <text:p>0,143463</text:p>
          </table:table-cell>
          <table:table-cell office:value-type="float" office:value="0.00442966">
            <text:p>0,00442966</text:p>
          </table:table-cell>
          <table:table-cell office:value-type="float" office:value="0.0303485">
            <text:p>0,0303485</text:p>
          </table:table-cell>
          <table:table-cell office:value-type="float" office:value="0.000003143">
            <text:p>0,000003143</text:p>
          </table:table-cell>
          <table:table-cell office:value-type="float" office:value="0.00861027">
            <text:p>0,00861027</text:p>
          </table:table-cell>
          <table:table-cell office:value-type="float" office:value="4.80049">
            <text:p>4,80049</text:p>
          </table:table-cell>
          <table:table-cell office:value-type="float" office:value="34.8943">
            <text:p>34,8943</text:p>
          </table:table-cell>
          <table:table-cell table:number-columns-repeated="2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0.00158225">
            <text:p>0,00158225</text:p>
          </table:table-cell>
          <table:table-cell office:value-type="float" office:value="0.105475">
            <text:p>0,105475</text:p>
          </table:table-cell>
          <table:table-cell office:value-type="float" office:value="0.00475274">
            <text:p>0,00475274</text:p>
          </table:table-cell>
          <table:table-cell office:value-type="float" office:value="0.0252138">
            <text:p>0,0252138</text:p>
          </table:table-cell>
          <table:table-cell office:value-type="float" office:value="0.000002514">
            <text:p>0,000002514</text:p>
          </table:table-cell>
          <table:table-cell office:value-type="float" office:value="0.00852925">
            <text:p>0,00852925</text:p>
          </table:table-cell>
          <table:table-cell office:value-type="float" office:value="6.20381">
            <text:p>6,20381</text:p>
          </table:table-cell>
          <table:table-cell office:value-type="float" office:value="34.8456">
            <text:p>34,8456</text:p>
          </table:table-cell>
          <table:table-cell table:number-columns-repeated="2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0.00167744">
            <text:p>0,00167744</text:p>
          </table:table-cell>
          <table:table-cell office:value-type="float" office:value="0.109592">
            <text:p>0,109592</text:p>
          </table:table-cell>
          <table:table-cell office:value-type="float" office:value="0.00423194">
            <text:p>0,00423194</text:p>
          </table:table-cell>
          <table:table-cell office:value-type="float" office:value="0.081296">
            <text:p>0,081296</text:p>
          </table:table-cell>
          <table:table-cell office:value-type="float" office:value="0.000002584">
            <text:p>0,000002584</text:p>
          </table:table-cell>
          <table:table-cell office:value-type="float" office:value="0.00903197">
            <text:p>0,00903197</text:p>
          </table:table-cell>
          <table:table-cell office:value-type="float" office:value="4.42978">
            <text:p>4,42978</text:p>
          </table:table-cell>
          <table:table-cell office:value-type="float" office:value="34.7942">
            <text:p>34,7942</text:p>
          </table:table-cell>
          <table:table-cell table:number-columns-repeated="2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0.00154299">
            <text:p>0,00154299</text:p>
          </table:table-cell>
          <table:table-cell office:value-type="float" office:value="0.122904">
            <text:p>0,122904</text:p>
          </table:table-cell>
          <table:table-cell office:value-type="float" office:value="0.00207441">
            <text:p>0,00207441</text:p>
          </table:table-cell>
          <table:table-cell office:value-type="float" office:value="0.0369743">
            <text:p>0,0369743</text:p>
          </table:table-cell>
          <table:table-cell office:value-type="float" office:value="0.000002235">
            <text:p>0,000002235</text:p>
          </table:table-cell>
          <table:table-cell office:value-type="float" office:value="0">
            <text:p>0</text:p>
          </table:table-cell>
          <table:table-cell office:value-type="float" office:value="5.49747">
            <text:p>5,49747</text:p>
          </table:table-cell>
          <table:table-cell office:value-type="float" office:value="34.7447">
            <text:p>34,7447</text:p>
          </table:table-cell>
          <table:table-cell table:number-columns-repeated="2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0.00154677">
            <text:p>0,00154677</text:p>
          </table:table-cell>
          <table:table-cell office:value-type="float" office:value="0.0966651">
            <text:p>0,0966651</text:p>
          </table:table-cell>
          <table:table-cell office:value-type="float" office:value="0.0038175">
            <text:p>0,0038175</text:p>
          </table:table-cell>
          <table:table-cell office:value-type="float" office:value="0.124159">
            <text:p>0,124159</text:p>
          </table:table-cell>
          <table:table-cell office:value-type="float" office:value="0.000003073">
            <text:p>0,000003073</text:p>
          </table:table-cell>
          <table:table-cell office:value-type="float" office:value="0">
            <text:p>0</text:p>
          </table:table-cell>
          <table:table-cell office:value-type="float" office:value="4.12749">
            <text:p>4,12749</text:p>
          </table:table-cell>
          <table:table-cell office:value-type="float" office:value="34.6931">
            <text:p>34,6931</text:p>
          </table:table-cell>
          <table:table-cell table:number-columns-repeated="2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00185358">
            <text:p>0,00185358</text:p>
          </table:table-cell>
          <table:table-cell office:value-type="float" office:value="0.0730366">
            <text:p>0,0730366</text:p>
          </table:table-cell>
          <table:table-cell office:value-type="float" office:value="0.00448239">
            <text:p>0,00448239</text:p>
          </table:table-cell>
          <table:table-cell office:value-type="float" office:value="0.123276">
            <text:p>0,123276</text:p>
          </table:table-cell>
          <table:table-cell office:value-type="float" office:value="0.000003352">
            <text:p>0,000003352</text:p>
          </table:table-cell>
          <table:table-cell office:value-type="float" office:value="0.00870909">
            <text:p>0,00870909</text:p>
          </table:table-cell>
          <table:table-cell office:value-type="float" office:value="4.37272">
            <text:p>4,37272</text:p>
          </table:table-cell>
          <table:table-cell office:value-type="float" office:value="34.642">
            <text:p>34,642</text:p>
          </table:table-cell>
          <table:table-cell table:number-columns-repeated="2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0.00182564">
            <text:p>0,00182564</text:p>
          </table:table-cell>
          <table:table-cell table:number-columns-repeated="5" office:value-type="float" office:value="0">
            <text:p>0</text:p>
          </table:table-cell>
          <table:table-cell office:value-type="float" office:value="50.2993">
            <text:p>50,2993</text:p>
          </table:table-cell>
          <table:table-cell office:value-type="float" office:value="34.6683">
            <text:p>34,6683</text:p>
          </table:table-cell>
          <table:table-cell table:number-columns-repeated="2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0.00172255">
            <text:p>0,00172255</text:p>
          </table:table-cell>
          <table:table-cell table:number-columns-repeated="5" office:value-type="float" office:value="0">
            <text:p>0</text:p>
          </table:table-cell>
          <table:table-cell office:value-type="float" office:value="47.6279">
            <text:p>47,6279</text:p>
          </table:table-cell>
          <table:table-cell office:value-type="float" office:value="34.6901">
            <text:p>34,6901</text:p>
          </table:table-cell>
          <table:table-cell table:number-columns-repeated="2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0.00164133">
            <text:p>0,00164133</text:p>
          </table:table-cell>
          <table:table-cell office:value-type="float" office:value="0.0843436">
            <text:p>0,0843436</text:p>
          </table:table-cell>
          <table:table-cell office:value-type="float" office:value="0.00328909">
            <text:p>0,00328909</text:p>
          </table:table-cell>
          <table:table-cell office:value-type="float" office:value="0.122824">
            <text:p>0,122824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4.40236">
            <text:p>4,40236</text:p>
          </table:table-cell>
          <table:table-cell office:value-type="float" office:value="34.6393">
            <text:p>34,6393</text:p>
          </table:table-cell>
          <table:table-cell table:number-columns-repeated="2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0.00159936">
            <text:p>0,00159936</text:p>
          </table:table-cell>
          <table:table-cell office:value-type="float" office:value="0.115807">
            <text:p>0,115807</text:p>
          </table:table-cell>
          <table:table-cell office:value-type="float" office:value="0.00344693">
            <text:p>0,00344693</text:p>
          </table:table-cell>
          <table:table-cell office:value-type="float" office:value="0.108375">
            <text:p>0,108375</text:p>
          </table:table-cell>
          <table:table-cell office:value-type="float" office:value="0.000003282">
            <text:p>0,000003282</text:p>
          </table:table-cell>
          <table:table-cell office:value-type="float" office:value="0.0090319">
            <text:p>0,0090319</text:p>
          </table:table-cell>
          <table:table-cell office:value-type="float" office:value="3.90883">
            <text:p>3,90883</text:p>
          </table:table-cell>
          <table:table-cell office:value-type="float" office:value="34.5879">
            <text:p>34,5879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156325">
            <text:p>0,00156325</text:p>
          </table:table-cell>
          <table:table-cell office:value-type="float" office:value="0.127874">
            <text:p>0,127874</text:p>
          </table:table-cell>
          <table:table-cell office:value-type="float" office:value="0.00532886">
            <text:p>0,00532886</text:p>
          </table:table-cell>
          <table:table-cell office:value-type="float" office:value="0.0156027">
            <text:p>0,0156027</text:p>
          </table:table-cell>
          <table:table-cell office:value-type="float" office:value="0.000002864">
            <text:p>0,000002864</text:p>
          </table:table-cell>
          <table:table-cell office:value-type="float" office:value="0.00847862">
            <text:p>0,00847862</text:p>
          </table:table-cell>
          <table:table-cell office:value-type="float" office:value="5.6508">
            <text:p>5,6508</text:p>
          </table:table-cell>
          <table:table-cell office:value-type="float" office:value="34.5396">
            <text:p>34,5396</text:p>
          </table:table-cell>
          <table:table-cell table:number-columns-repeated="2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0.00164189">
            <text:p>0,00164189</text:p>
          </table:table-cell>
          <table:table-cell office:value-type="float" office:value="0.161871">
            <text:p>0,161871</text:p>
          </table:table-cell>
          <table:table-cell office:value-type="float" office:value="0.00100417">
            <text:p>0,00100417</text:p>
          </table:table-cell>
          <table:table-cell office:value-type="float" office:value="0.0188729">
            <text:p>0,0188729</text:p>
          </table:table-cell>
          <table:table-cell office:value-type="float" office:value="0.000002863">
            <text:p>0,000002863</text:p>
          </table:table-cell>
          <table:table-cell office:value-type="float" office:value="0">
            <text:p>0</text:p>
          </table:table-cell>
          <table:table-cell office:value-type="float" office:value="4.80231">
            <text:p>4,80231</text:p>
          </table:table-cell>
          <table:table-cell office:value-type="float" office:value="34.4901">
            <text:p>34,4901</text:p>
          </table:table-cell>
          <table:table-cell table:number-columns-repeated="2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0.00157512">
            <text:p>0,00157512</text:p>
          </table:table-cell>
          <table:table-cell office:value-type="float" office:value="0.106678">
            <text:p>0,106678</text:p>
          </table:table-cell>
          <table:table-cell office:value-type="float" office:value="0.00218902">
            <text:p>0,00218902</text:p>
          </table:table-cell>
          <table:table-cell office:value-type="float" office:value="0.12247">
            <text:p>0,12247</text:p>
          </table:table-cell>
          <table:table-cell office:value-type="float" office:value="0.000002444">
            <text:p>0,000002444</text:p>
          </table:table-cell>
          <table:table-cell office:value-type="float" office:value="0">
            <text:p>0</text:p>
          </table:table-cell>
          <table:table-cell office:value-type="float" office:value="4.02157">
            <text:p>4,02157</text:p>
          </table:table-cell>
          <table:table-cell office:value-type="float" office:value="34.4394">
            <text:p>34,4394</text:p>
          </table:table-cell>
          <table:table-cell table:number-columns-repeated="2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0.00156995">
            <text:p>0,00156995</text:p>
          </table:table-cell>
          <table:table-cell office:value-type="float" office:value="0.0963686">
            <text:p>0,0963686</text:p>
          </table:table-cell>
          <table:table-cell office:value-type="float" office:value="0.000053079">
            <text:p>0,000053079</text:p>
          </table:table-cell>
          <table:table-cell office:value-type="float" office:value="0.12247">
            <text:p>0,12247</text:p>
          </table:table-cell>
          <table:table-cell table:number-columns-repeated="2" office:value-type="float" office:value="0">
            <text:p>0</text:p>
          </table:table-cell>
          <table:table-cell office:value-type="float" office:value="8.66085">
            <text:p>8,66085</text:p>
          </table:table-cell>
          <table:table-cell office:value-type="float" office:value="34.3966">
            <text:p>34,3966</text:p>
          </table:table-cell>
          <table:table-cell table:number-columns-repeated="2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0.00156311">
            <text:p>0,00156311</text:p>
          </table:table-cell>
          <table:table-cell office:value-type="float" office:value="0.126375">
            <text:p>0,126375</text:p>
          </table:table-cell>
          <table:table-cell office:value-type="float" office:value="0.00207064">
            <text:p>0,00207064</text:p>
          </table:table-cell>
          <table:table-cell office:value-type="float" office:value="0.025783">
            <text:p>0,025783</text:p>
          </table:table-cell>
          <table:table-cell office:value-type="float" office:value="0.000003213">
            <text:p>0,000003213</text:p>
          </table:table-cell>
          <table:table-cell office:value-type="float" office:value="0">
            <text:p>0</text:p>
          </table:table-cell>
          <table:table-cell office:value-type="float" office:value="5.89438">
            <text:p>5,89438</text:p>
          </table:table-cell>
          <table:table-cell office:value-type="float" office:value="34.3493">
            <text:p>34,3493</text:p>
          </table:table-cell>
          <table:table-cell table:number-columns-repeated="2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00162206">
            <text:p>0,00162206</text:p>
          </table:table-cell>
          <table:table-cell table:number-columns-repeated="5" office:value-type="float" office:value="0">
            <text:p>0</text:p>
          </table:table-cell>
          <table:table-cell office:value-type="float" office:value="45.1403">
            <text:p>45,1403</text:p>
          </table:table-cell>
          <table:table-cell office:value-type="float" office:value="34.3672">
            <text:p>34,3672</text:p>
          </table:table-cell>
          <table:table-cell table:number-columns-repeated="2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0.00171243">
            <text:p>0,00171243</text:p>
          </table:table-cell>
          <table:table-cell table:number-columns-repeated="5" office:value-type="float" office:value="0">
            <text:p>0</text:p>
          </table:table-cell>
          <table:table-cell office:value-type="float" office:value="51.6559">
            <text:p>51,6559</text:p>
          </table:table-cell>
          <table:table-cell office:value-type="float" office:value="34.3957">
            <text:p>34,3957</text:p>
          </table:table-cell>
          <table:table-cell table:number-columns-repeated="2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0.0018167">
            <text:p>0,0018167</text:p>
          </table:table-cell>
          <table:table-cell table:number-columns-repeated="5" office:value-type="float" office:value="0">
            <text:p>0</text:p>
          </table:table-cell>
          <table:table-cell office:value-type="float" office:value="54.7881">
            <text:p>54,7881</text:p>
          </table:table-cell>
          <table:table-cell office:value-type="float" office:value="34.4294">
            <text:p>34,4294</text:p>
          </table:table-cell>
          <table:table-cell table:number-columns-repeated="2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0.00160445">
            <text:p>0,00160445</text:p>
          </table:table-cell>
          <table:table-cell table:number-columns-repeated="5" office:value-type="float" office:value="0">
            <text:p>0</text:p>
          </table:table-cell>
          <table:table-cell office:value-type="float" office:value="63.0912">
            <text:p>63,0912</text:p>
          </table:table-cell>
          <table:table-cell office:value-type="float" office:value="34.4766">
            <text:p>34,4766</text:p>
          </table:table-cell>
          <table:table-cell table:number-columns-repeated="2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0.0016157">
            <text:p>0,0016157</text:p>
          </table:table-cell>
          <table:table-cell office:value-type="float" office:value="0.00471608">
            <text:p>0,00471608</text:p>
          </table:table-cell>
          <table:table-cell office:value-type="float" office:value="0.000046025">
            <text:p>0,000046025</text:p>
          </table:table-cell>
          <table:table-cell office:value-type="float" office:value="0.025783">
            <text:p>0,025783</text:p>
          </table:table-cell>
          <table:table-cell table:number-columns-repeated="2" office:value-type="float" office:value="0">
            <text:p>0</text:p>
          </table:table-cell>
          <table:table-cell office:value-type="float" office:value="45.0511">
            <text:p>45,0511</text:p>
          </table:table-cell>
          <table:table-cell office:value-type="float" office:value="34.494">
            <text:p>34,494</text:p>
          </table:table-cell>
          <table:table-cell table:number-columns-repeated="2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00166151">
            <text:p>0,00166151</text:p>
          </table:table-cell>
          <table:table-cell office:value-type="float" office:value="0.00821678">
            <text:p>0,00821678</text:p>
          </table:table-cell>
          <table:table-cell office:value-type="float" office:value="0.000069003">
            <text:p>0,000069003</text:p>
          </table:table-cell>
          <table:table-cell office:value-type="float" office:value="0.025783">
            <text:p>0,025783</text:p>
          </table:table-cell>
          <table:table-cell table:number-columns-repeated="2" office:value-type="float" office:value="0">
            <text:p>0</text:p>
          </table:table-cell>
          <table:table-cell office:value-type="float" office:value="37.7971">
            <text:p>37,7971</text:p>
          </table:table-cell>
          <table:table-cell office:value-type="float" office:value="34.4994">
            <text:p>34,4994</text:p>
          </table:table-cell>
          <table:table-cell table:number-columns-repeated="2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0.00167562">
            <text:p>0,00167562</text:p>
          </table:table-cell>
          <table:table-cell table:number-columns-repeated="5" office:value-type="float" office:value="0">
            <text:p>0</text:p>
          </table:table-cell>
          <table:table-cell office:value-type="float" office:value="59.312">
            <text:p>59,312</text:p>
          </table:table-cell>
          <table:table-cell office:value-type="float" office:value="34.5401">
            <text:p>34,5401</text:p>
          </table:table-cell>
          <table:table-cell table:number-columns-repeated="2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0.00198634">
            <text:p>0,00198634</text:p>
          </table:table-cell>
          <table:table-cell office:value-type="float" office:value="0.0415951">
            <text:p>0,0415951</text:p>
          </table:table-cell>
          <table:table-cell office:value-type="float" office:value="0.000069282">
            <text:p>0,000069282</text:p>
          </table:table-cell>
          <table:table-cell office:value-type="float" office:value="0.025783">
            <text:p>0,025783</text:p>
          </table:table-cell>
          <table:table-cell table:number-columns-repeated="2" office:value-type="float" office:value="0">
            <text:p>0</text:p>
          </table:table-cell>
          <table:table-cell office:value-type="float" office:value="16.1792">
            <text:p>16,1792</text:p>
          </table:table-cell>
          <table:table-cell office:value-type="float" office:value="34.51">
            <text:p>34,51</text:p>
          </table:table-cell>
          <table:table-cell table:number-columns-repeated="2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0.0016215">
            <text:p>0,0016215</text:p>
          </table:table-cell>
          <table:table-cell office:value-type="float" office:value="0.0801199">
            <text:p>0,0801199</text:p>
          </table:table-cell>
          <table:table-cell office:value-type="float" office:value="0.000051403">
            <text:p>0,000051403</text:p>
          </table:table-cell>
          <table:table-cell office:value-type="float" office:value="0.025783">
            <text:p>0,025783</text:p>
          </table:table-cell>
          <table:table-cell table:number-columns-repeated="2" office:value-type="float" office:value="0">
            <text:p>0</text:p>
          </table:table-cell>
          <table:table-cell office:value-type="float" office:value="10.323">
            <text:p>10,323</text:p>
          </table:table-cell>
          <table:table-cell office:value-type="float" office:value="34.4705">
            <text:p>34,4705</text:p>
          </table:table-cell>
          <table:table-cell table:number-columns-repeated="2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0.00169043">
            <text:p>0,00169043</text:p>
          </table:table-cell>
          <table:table-cell office:value-type="float" office:value="0.017984">
            <text:p>0,017984</text:p>
          </table:table-cell>
          <table:table-cell office:value-type="float" office:value="0.000068234">
            <text:p>0,000068234</text:p>
          </table:table-cell>
          <table:table-cell office:value-type="float" office:value="0.025783">
            <text:p>0,025783</text:p>
          </table:table-cell>
          <table:table-cell table:number-columns-repeated="2" office:value-type="float" office:value="0">
            <text:p>0</text:p>
          </table:table-cell>
          <table:table-cell office:value-type="float" office:value="27.3113">
            <text:p>27,3113</text:p>
          </table:table-cell>
          <table:table-cell office:value-type="float" office:value="34.4588">
            <text:p>34,4588</text:p>
          </table:table-cell>
          <table:table-cell table:number-columns-repeated="2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00162673">
            <text:p>0,00162673</text:p>
          </table:table-cell>
          <table:table-cell office:value-type="float" office:value="0.113444">
            <text:p>0,113444</text:p>
          </table:table-cell>
          <table:table-cell office:value-type="float" office:value="0.000905628">
            <text:p>0,000905628</text:p>
          </table:table-cell>
          <table:table-cell office:value-type="float" office:value="0.000639044">
            <text:p>0,000639044</text:p>
          </table:table-cell>
          <table:table-cell office:value-type="float" office:value="0.000003142">
            <text:p>0,000003142</text:p>
          </table:table-cell>
          <table:table-cell office:value-type="float" office:value="0">
            <text:p>0</text:p>
          </table:table-cell>
          <table:table-cell office:value-type="float" office:value="7.54051">
            <text:p>7,54051</text:p>
          </table:table-cell>
          <table:table-cell office:value-type="float" office:value="34.415">
            <text:p>34,415</text:p>
          </table:table-cell>
          <table:table-cell table:number-columns-repeated="2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0.00155068">
            <text:p>0,00155068</text:p>
          </table:table-cell>
          <table:table-cell office:value-type="float" office:value="0.0801241">
            <text:p>0,0801241</text:p>
          </table:table-cell>
          <table:table-cell office:value-type="float" office:value="0.000050215">
            <text:p>0,000050215</text:p>
          </table:table-cell>
          <table:table-cell office:value-type="float" office:value="0.000639044">
            <text:p>0,000639044</text:p>
          </table:table-cell>
          <table:table-cell table:number-columns-repeated="2" office:value-type="float" office:value="0">
            <text:p>0</text:p>
          </table:table-cell>
          <table:table-cell office:value-type="float" office:value="10.3384">
            <text:p>10,3384</text:p>
          </table:table-cell>
          <table:table-cell office:value-type="float" office:value="34.3759">
            <text:p>34,3759</text:p>
          </table:table-cell>
          <table:table-cell table:number-columns-repeated="2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0.00190351">
            <text:p>0,00190351</text:p>
          </table:table-cell>
          <table:table-cell office:value-type="float" office:value="0.0982506">
            <text:p>0,0982506</text:p>
          </table:table-cell>
          <table:table-cell office:value-type="float" office:value="0.000064952">
            <text:p>0,000064952</text:p>
          </table:table-cell>
          <table:table-cell office:value-type="float" office:value="0.000639044">
            <text:p>0,000639044</text:p>
          </table:table-cell>
          <table:table-cell table:number-columns-repeated="2" office:value-type="float" office:value="0">
            <text:p>0</text:p>
          </table:table-cell>
          <table:table-cell office:value-type="float" office:value="8.5582">
            <text:p>8,5582</text:p>
          </table:table-cell>
          <table:table-cell office:value-type="float" office:value="34.3339">
            <text:p>34,3339</text:p>
          </table:table-cell>
          <table:table-cell table:number-columns-repeated="2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0.0015168">
            <text:p>0,0015168</text:p>
          </table:table-cell>
          <table:table-cell office:value-type="float" office:value="0.118154">
            <text:p>0,118154</text:p>
          </table:table-cell>
          <table:table-cell office:value-type="float" office:value="0.000038552">
            <text:p>0,000038552</text:p>
          </table:table-cell>
          <table:table-cell office:value-type="float" office:value="0.000639044">
            <text:p>0,000639044</text:p>
          </table:table-cell>
          <table:table-cell table:number-columns-repeated="2" office:value-type="float" office:value="0">
            <text:p>0</text:p>
          </table:table-cell>
          <table:table-cell office:value-type="float" office:value="7.4953">
            <text:p>7,4953</text:p>
          </table:table-cell>
          <table:table-cell office:value-type="float" office:value="34.2904">
            <text:p>34,2904</text:p>
          </table:table-cell>
          <table:table-cell table:number-columns-repeated="2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0.00187544">
            <text:p>0,00187544</text:p>
          </table:table-cell>
          <table:table-cell office:value-type="float" office:value="0.11024">
            <text:p>0,11024</text:p>
          </table:table-cell>
          <table:table-cell office:value-type="float" office:value="0.000037226">
            <text:p>0,000037226</text:p>
          </table:table-cell>
          <table:table-cell office:value-type="float" office:value="0.000639044">
            <text:p>0,000639044</text:p>
          </table:table-cell>
          <table:table-cell table:number-columns-repeated="2" office:value-type="float" office:value="0">
            <text:p>0</text:p>
          </table:table-cell>
          <table:table-cell office:value-type="float" office:value="7.84536">
            <text:p>7,84536</text:p>
          </table:table-cell>
          <table:table-cell office:value-type="float" office:value="34.2477">
            <text:p>34,2477</text:p>
          </table:table-cell>
          <table:table-cell table:number-columns-repeated="2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00151101">
            <text:p>0,00151101</text:p>
          </table:table-cell>
          <table:table-cell office:value-type="float" office:value="0.111879">
            <text:p>0,111879</text:p>
          </table:table-cell>
          <table:table-cell office:value-type="float" office:value="0.000035898">
            <text:p>0,000035898</text:p>
          </table:table-cell>
          <table:table-cell office:value-type="float" office:value="0.000639044">
            <text:p>0,000639044</text:p>
          </table:table-cell>
          <table:table-cell table:number-columns-repeated="2" office:value-type="float" office:value="0">
            <text:p>0</text:p>
          </table:table-cell>
          <table:table-cell office:value-type="float" office:value="7.80031">
            <text:p>7,80031</text:p>
          </table:table-cell>
          <table:table-cell office:value-type="float" office:value="34.2049">
            <text:p>34,2049</text:p>
          </table:table-cell>
          <table:table-cell table:number-columns-repeated="2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0.00156185">
            <text:p>0,00156185</text:p>
          </table:table-cell>
          <table:table-cell office:value-type="float" office:value="0.121865">
            <text:p>0,121865</text:p>
          </table:table-cell>
          <table:table-cell office:value-type="float" office:value="0.000051682">
            <text:p>0,000051682</text:p>
          </table:table-cell>
          <table:table-cell office:value-type="float" office:value="0.000639044">
            <text:p>0,000639044</text:p>
          </table:table-cell>
          <table:table-cell table:number-columns-repeated="2" office:value-type="float" office:value="0">
            <text:p>0</text:p>
          </table:table-cell>
          <table:table-cell office:value-type="float" office:value="7.22214">
            <text:p>7,22214</text:p>
          </table:table-cell>
          <table:table-cell office:value-type="float" office:value="34.1614">
            <text:p>34,1614</text:p>
          </table:table-cell>
          <table:table-cell table:number-columns-repeated="2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0.00193466">
            <text:p>0,00193466</text:p>
          </table:table-cell>
          <table:table-cell office:value-type="float" office:value="0.125609">
            <text:p>0,125609</text:p>
          </table:table-cell>
          <table:table-cell office:value-type="float" office:value="0.00124261">
            <text:p>0,00124261</text:p>
          </table:table-cell>
          <table:table-cell office:value-type="float" office:value="0.122739">
            <text:p>0,122739</text:p>
          </table:table-cell>
          <table:table-cell office:value-type="float" office:value="0.000002933">
            <text:p>0,000002933</text:p>
          </table:table-cell>
          <table:table-cell office:value-type="float" office:value="0">
            <text:p>0</text:p>
          </table:table-cell>
          <table:table-cell office:value-type="float" office:value="3.68513">
            <text:p>3,68513</text:p>
          </table:table-cell>
          <table:table-cell office:value-type="float" office:value="34.1123">
            <text:p>34,1123</text:p>
          </table:table-cell>
          <table:table-cell table:number-columns-repeated="2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0.0019105">
            <text:p>0,0019105</text:p>
          </table:table-cell>
          <table:table-cell office:value-type="float" office:value="0.122711">
            <text:p>0,122711</text:p>
          </table:table-cell>
          <table:table-cell office:value-type="float" office:value="0.0011419">
            <text:p>0,0011419</text:p>
          </table:table-cell>
          <table:table-cell office:value-type="float" office:value="0.0380757">
            <text:p>0,0380757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5.52663">
            <text:p>5,52663</text:p>
          </table:table-cell>
          <table:table-cell office:value-type="float" office:value="34.0664">
            <text:p>34,0664</text:p>
          </table:table-cell>
          <table:table-cell table:number-columns-repeated="2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0.00158267">
            <text:p>0,00158267</text:p>
          </table:table-cell>
          <table:table-cell office:value-type="float" office:value="0.104411">
            <text:p>0,104411</text:p>
          </table:table-cell>
          <table:table-cell office:value-type="float" office:value="0.00126566">
            <text:p>0,00126566</text:p>
          </table:table-cell>
          <table:table-cell office:value-type="float" office:value="0.0751631">
            <text:p>0,0751631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5.01728">
            <text:p>5,01728</text:p>
          </table:table-cell>
          <table:table-cell office:value-type="float" office:value="34.0197">
            <text:p>34,0197</text:p>
          </table:table-cell>
          <table:table-cell table:number-columns-repeated="2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00193194">
            <text:p>0,00193194</text:p>
          </table:table-cell>
          <table:table-cell office:value-type="float" office:value="0.106988">
            <text:p>0,106988</text:p>
          </table:table-cell>
          <table:table-cell office:value-type="float" office:value="0.00143279">
            <text:p>0,00143279</text:p>
          </table:table-cell>
          <table:table-cell office:value-type="float" office:value="0.121484">
            <text:p>0,121484</text:p>
          </table:table-cell>
          <table:table-cell office:value-type="float" office:value="0.000003003">
            <text:p>0,000003003</text:p>
          </table:table-cell>
          <table:table-cell office:value-type="float" office:value="0">
            <text:p>0</text:p>
          </table:table-cell>
          <table:table-cell office:value-type="float" office:value="4.07677">
            <text:p>4,07677</text:p>
          </table:table-cell>
          <table:table-cell office:value-type="float" office:value="33.9718">
            <text:p>33,9718</text:p>
          </table:table-cell>
          <table:table-cell table:number-columns-repeated="2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0.00199473">
            <text:p>0,00199473</text:p>
          </table:table-cell>
          <table:table-cell office:value-type="float" office:value="0.0876089">
            <text:p>0,0876089</text:p>
          </table:table-cell>
          <table:table-cell office:value-type="float" office:value="0.00181503">
            <text:p>0,00181503</text:p>
          </table:table-cell>
          <table:table-cell office:value-type="float" office:value="0.0402096">
            <text:p>0,0402096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6.70579">
            <text:p>6,70579</text:p>
          </table:table-cell>
          <table:table-cell office:value-type="float" office:value="33.9281">
            <text:p>33,9281</text:p>
          </table:table-cell>
          <table:table-cell table:number-columns-repeated="2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0.00195038">
            <text:p>0,00195038</text:p>
          </table:table-cell>
          <table:table-cell office:value-type="float" office:value="0.0712825">
            <text:p>0,0712825</text:p>
          </table:table-cell>
          <table:table-cell office:value-type="float" office:value="0.000858624">
            <text:p>0,000858624</text:p>
          </table:table-cell>
          <table:table-cell office:value-type="float" office:value="0.00675152">
            <text:p>0,00675152</text:p>
          </table:table-cell>
          <table:table-cell office:value-type="float" office:value="0.000002515">
            <text:p>0,000002515</text:p>
          </table:table-cell>
          <table:table-cell office:value-type="float" office:value="0">
            <text:p>0</text:p>
          </table:table-cell>
          <table:table-cell office:value-type="float" office:value="10.4896">
            <text:p>10,4896</text:p>
          </table:table-cell>
          <table:table-cell office:value-type="float" office:value="33.8907">
            <text:p>33,8907</text:p>
          </table:table-cell>
          <table:table-cell table:number-columns-repeated="2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0.00194933">
            <text:p>0,00194933</text:p>
          </table:table-cell>
          <table:table-cell office:value-type="float" office:value="0.100909">
            <text:p>0,100909</text:p>
          </table:table-cell>
          <table:table-cell office:value-type="float" office:value="0.00132258">
            <text:p>0,00132258</text:p>
          </table:table-cell>
          <table:table-cell office:value-type="float" office:value="0.031335">
            <text:p>0,031335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6.47715">
            <text:p>6,47715</text:p>
          </table:table-cell>
          <table:table-cell office:value-type="float" office:value="33.847">
            <text:p>33,847</text:p>
          </table:table-cell>
          <table:table-cell table:number-columns-repeated="2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0.00205654">
            <text:p>0,00205654</text:p>
          </table:table-cell>
          <table:table-cell office:value-type="float" office:value="0.115602">
            <text:p>0,115602</text:p>
          </table:table-cell>
          <table:table-cell office:value-type="float" office:value="0.00476106">
            <text:p>0,00476106</text:p>
          </table:table-cell>
          <table:table-cell office:value-type="float" office:value="0.121411">
            <text:p>0,121411</text:p>
          </table:table-cell>
          <table:table-cell office:value-type="float" office:value="0.000003073">
            <text:p>0,000003073</text:p>
          </table:table-cell>
          <table:table-cell office:value-type="float" office:value="0.00887126">
            <text:p>0,00887126</text:p>
          </table:table-cell>
          <table:table-cell office:value-type="float" office:value="3.69955">
            <text:p>3,69955</text:p>
          </table:table-cell>
          <table:table-cell office:value-type="float" office:value="33.799">
            <text:p>33,799</text:p>
          </table:table-cell>
          <table:table-cell table:number-columns-repeated="2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00158651">
            <text:p>0,00158651</text:p>
          </table:table-cell>
          <table:table-cell office:value-type="float" office:value="0.119003">
            <text:p>0,119003</text:p>
          </table:table-cell>
          <table:table-cell office:value-type="float" office:value="0.00516061">
            <text:p>0,00516061</text:p>
          </table:table-cell>
          <table:table-cell office:value-type="float" office:value="0.12253">
            <text:p>0,12253</text:p>
          </table:table-cell>
          <table:table-cell office:value-type="float" office:value="0.000003004">
            <text:p>0,000003004</text:p>
          </table:table-cell>
          <table:table-cell office:value-type="float" office:value="0">
            <text:p>0</text:p>
          </table:table-cell>
          <table:table-cell office:value-type="float" office:value="3.74539">
            <text:p>3,74539</text:p>
          </table:table-cell>
          <table:table-cell office:value-type="float" office:value="33.7512">
            <text:p>33,7512</text:p>
          </table:table-cell>
          <table:table-cell table:number-columns-repeated="2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0.00162513">
            <text:p>0,00162513</text:p>
          </table:table-cell>
          <table:table-cell office:value-type="float" office:value="0.105989">
            <text:p>0,105989</text:p>
          </table:table-cell>
          <table:table-cell office:value-type="float" office:value="0.0043374">
            <text:p>0,0043374</text:p>
          </table:table-cell>
          <table:table-cell office:value-type="float" office:value="0.115048">
            <text:p>0,115048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4.08013">
            <text:p>4,08013</text:p>
          </table:table-cell>
          <table:table-cell office:value-type="float" office:value="33.7041">
            <text:p>33,7041</text:p>
          </table:table-cell>
          <table:table-cell table:number-columns-repeated="2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0.00171285">
            <text:p>0,00171285</text:p>
          </table:table-cell>
          <table:table-cell office:value-type="float" office:value="0.115142">
            <text:p>0,115142</text:p>
          </table:table-cell>
          <table:table-cell office:value-type="float" office:value="0.0067342">
            <text:p>0,0067342</text:p>
          </table:table-cell>
          <table:table-cell office:value-type="float" office:value="0.108588">
            <text:p>0,108588</text:p>
          </table:table-cell>
          <table:table-cell office:value-type="float" office:value="0.000002934">
            <text:p>0,000002934</text:p>
          </table:table-cell>
          <table:table-cell office:value-type="float" office:value="0.00888614">
            <text:p>0,00888614</text:p>
          </table:table-cell>
          <table:table-cell office:value-type="float" office:value="3.8642">
            <text:p>3,8642</text:p>
          </table:table-cell>
          <table:table-cell office:value-type="float" office:value="33.6568">
            <text:p>33,6568</text:p>
          </table:table-cell>
          <table:table-cell table:number-columns-repeated="2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0.0016347">
            <text:p>0,0016347</text:p>
          </table:table-cell>
          <table:table-cell table:number-columns-repeated="5" office:value-type="float" office:value="0">
            <text:p>0</text:p>
          </table:table-cell>
          <table:table-cell office:value-type="float" office:value="57.0615">
            <text:p>57,0615</text:p>
          </table:table-cell>
          <table:table-cell office:value-type="float" office:value="33.6938">
            <text:p>33,6938</text:p>
          </table:table-cell>
          <table:table-cell table:number-columns-repeated="2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0.00164245">
            <text:p>0,00164245</text:p>
          </table:table-cell>
          <table:table-cell office:value-type="float" office:value="0.104599">
            <text:p>0,104599</text:p>
          </table:table-cell>
          <table:table-cell office:value-type="float" office:value="0.00667015">
            <text:p>0,00667015</text:p>
          </table:table-cell>
          <table:table-cell office:value-type="float" office:value="0.121973">
            <text:p>0,121973</text:p>
          </table:table-cell>
          <table:table-cell office:value-type="float" office:value="0.000002445">
            <text:p>0,000002445</text:p>
          </table:table-cell>
          <table:table-cell office:value-type="float" office:value="0">
            <text:p>0</text:p>
          </table:table-cell>
          <table:table-cell office:value-type="float" office:value="3.98527">
            <text:p>3,98527</text:p>
          </table:table-cell>
          <table:table-cell office:value-type="float" office:value="33.6469">
            <text:p>33,6469</text:p>
          </table:table-cell>
          <table:table-cell table:number-columns-repeated="2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00161619">
            <text:p>0,00161619</text:p>
          </table:table-cell>
          <table:table-cell office:value-type="float" office:value="0.116388">
            <text:p>0,116388</text:p>
          </table:table-cell>
          <table:table-cell office:value-type="float" office:value="0.00661883">
            <text:p>0,00661883</text:p>
          </table:table-cell>
          <table:table-cell office:value-type="float" office:value="0.0748546">
            <text:p>0,0748546</text:p>
          </table:table-cell>
          <table:table-cell office:value-type="float" office:value="0.000003701">
            <text:p>0,000003701</text:p>
          </table:table-cell>
          <table:table-cell office:value-type="float" office:value="0.00886882">
            <text:p>0,00886882</text:p>
          </table:table-cell>
          <table:table-cell office:value-type="float" office:value="4.39373">
            <text:p>4,39373</text:p>
          </table:table-cell>
          <table:table-cell office:value-type="float" office:value="33.6008">
            <text:p>33,6008</text:p>
          </table:table-cell>
          <table:table-cell table:number-columns-repeated="2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0.00178122">
            <text:p>0,00178122</text:p>
          </table:table-cell>
          <table:table-cell office:value-type="float" office:value="0.114789">
            <text:p>0,114789</text:p>
          </table:table-cell>
          <table:table-cell office:value-type="float" office:value="0.00417195">
            <text:p>0,00417195</text:p>
          </table:table-cell>
          <table:table-cell office:value-type="float" office:value="0.121947">
            <text:p>0,121947</text:p>
          </table:table-cell>
          <table:table-cell office:value-type="float" office:value="0.000003003">
            <text:p>0,000003003</text:p>
          </table:table-cell>
          <table:table-cell office:value-type="float" office:value="0.00884535">
            <text:p>0,00884535</text:p>
          </table:table-cell>
          <table:table-cell office:value-type="float" office:value="3.73194">
            <text:p>3,73194</text:p>
          </table:table-cell>
          <table:table-cell office:value-type="float" office:value="33.5537">
            <text:p>33,5537</text:p>
          </table:table-cell>
          <table:table-cell table:number-columns-repeated="2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0.00159139">
            <text:p>0,00159139</text:p>
          </table:table-cell>
          <table:table-cell office:value-type="float" office:value="0.126948">
            <text:p>0,126948</text:p>
          </table:table-cell>
          <table:table-cell office:value-type="float" office:value="0.00430423">
            <text:p>0,00430423</text:p>
          </table:table-cell>
          <table:table-cell office:value-type="float" office:value="0.1222">
            <text:p>0,1222</text:p>
          </table:table-cell>
          <table:table-cell office:value-type="float" office:value="0.000002584">
            <text:p>0,000002584</text:p>
          </table:table-cell>
          <table:table-cell office:value-type="float" office:value="0">
            <text:p>0</text:p>
          </table:table-cell>
          <table:table-cell office:value-type="float" office:value="3.68214">
            <text:p>3,68214</text:p>
          </table:table-cell>
          <table:table-cell office:value-type="float" office:value="33.5068">
            <text:p>33,5068</text:p>
          </table:table-cell>
          <table:table-cell table:number-columns-repeated="2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0.00217247">
            <text:p>0,00217247</text:p>
          </table:table-cell>
          <table:table-cell office:value-type="float" office:value="0.0813013">
            <text:p>0,0813013</text:p>
          </table:table-cell>
          <table:table-cell office:value-type="float" office:value="0.00320542">
            <text:p>0,00320542</text:p>
          </table:table-cell>
          <table:table-cell office:value-type="float" office:value="0.122514">
            <text:p>0,122514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4.45064">
            <text:p>4,45064</text:p>
          </table:table-cell>
          <table:table-cell office:value-type="float" office:value="33.4611">
            <text:p>33,4611</text:p>
          </table:table-cell>
          <table:table-cell table:number-columns-repeated="2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0.00193802">
            <text:p>0,00193802</text:p>
          </table:table-cell>
          <table:table-cell office:value-type="float" office:value="0.0853864">
            <text:p>0,0853864</text:p>
          </table:table-cell>
          <table:table-cell office:value-type="float" office:value="0.00268266">
            <text:p>0,00268266</text:p>
          </table:table-cell>
          <table:table-cell office:value-type="float" office:value="0.122375">
            <text:p>0,122375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4.35762">
            <text:p>4,35762</text:p>
          </table:table-cell>
          <table:table-cell office:value-type="float" office:value="33.4155">
            <text:p>33,4155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00167842">
            <text:p>0,00167842</text:p>
          </table:table-cell>
          <table:table-cell office:value-type="float" office:value="0.0886164">
            <text:p>0,0886164</text:p>
          </table:table-cell>
          <table:table-cell office:value-type="float" office:value="0.00460908">
            <text:p>0,00460908</text:p>
          </table:table-cell>
          <table:table-cell office:value-type="float" office:value="0.121949">
            <text:p>0,121949</text:p>
          </table:table-cell>
          <table:table-cell office:value-type="float" office:value="0.000003073">
            <text:p>0,000003073</text:p>
          </table:table-cell>
          <table:table-cell office:value-type="float" office:value="0.0087908">
            <text:p>0,0087908</text:p>
          </table:table-cell>
          <table:table-cell office:value-type="float" office:value="4.0923">
            <text:p>4,0923</text:p>
          </table:table-cell>
          <table:table-cell office:value-type="float" office:value="33.3696">
            <text:p>33,3696</text:p>
          </table:table-cell>
          <table:table-cell table:number-columns-repeated="2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0.00194109">
            <text:p>0,00194109</text:p>
          </table:table-cell>
          <table:table-cell office:value-type="float" office:value="0.0804743">
            <text:p>0,0804743</text:p>
          </table:table-cell>
          <table:table-cell office:value-type="float" office:value="0.00685663">
            <text:p>0,00685663</text:p>
          </table:table-cell>
          <table:table-cell office:value-type="float" office:value="0.0100563">
            <text:p>0,0100563</text:p>
          </table:table-cell>
          <table:table-cell office:value-type="float" office:value="0.000003562">
            <text:p>0,000003562</text:p>
          </table:table-cell>
          <table:table-cell office:value-type="float" office:value="0.0087899">
            <text:p>0,0087899</text:p>
          </table:table-cell>
          <table:table-cell office:value-type="float" office:value="7.7484">
            <text:p>7,7484</text:p>
          </table:table-cell>
          <table:table-cell office:value-type="float" office:value="33.3296">
            <text:p>33,3296</text:p>
          </table:table-cell>
          <table:table-cell table:number-columns-repeated="2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0.00164531">
            <text:p>0,00164531</text:p>
          </table:table-cell>
          <table:table-cell office:value-type="float" office:value="0.0789184">
            <text:p>0,0789184</text:p>
          </table:table-cell>
          <table:table-cell office:value-type="float" office:value="0.00639128">
            <text:p>0,00639128</text:p>
          </table:table-cell>
          <table:table-cell office:value-type="float" office:value="0.0224231">
            <text:p>0,0224231</text:p>
          </table:table-cell>
          <table:table-cell office:value-type="float" office:value="0.000002864">
            <text:p>0,000002864</text:p>
          </table:table-cell>
          <table:table-cell office:value-type="float" office:value="0.0087848">
            <text:p>0,0087848</text:p>
          </table:table-cell>
          <table:table-cell office:value-type="float" office:value="7.38721">
            <text:p>7,38721</text:p>
          </table:table-cell>
          <table:table-cell office:value-type="float" office:value="33.2891">
            <text:p>33,2891</text:p>
          </table:table-cell>
          <table:table-cell table:number-columns-repeated="2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0.00157973">
            <text:p>0,00157973</text:p>
          </table:table-cell>
          <table:table-cell office:value-type="float" office:value="0.0944505">
            <text:p>0,0944505</text:p>
          </table:table-cell>
          <table:table-cell office:value-type="float" office:value="0.00638067">
            <text:p>0,00638067</text:p>
          </table:table-cell>
          <table:table-cell office:value-type="float" office:value="0.0929988">
            <text:p>0,0929988</text:p>
          </table:table-cell>
          <table:table-cell office:value-type="float" office:value="0.000002863">
            <text:p>0,000002863</text:p>
          </table:table-cell>
          <table:table-cell office:value-type="float" office:value="0.00885359">
            <text:p>0,00885359</text:p>
          </table:table-cell>
          <table:table-cell office:value-type="float" office:value="4.45082">
            <text:p>4,45082</text:p>
          </table:table-cell>
          <table:table-cell office:value-type="float" office:value="33.2442">
            <text:p>33,2442</text:p>
          </table:table-cell>
          <table:table-cell table:number-columns-repeated="2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0.00195352">
            <text:p>0,00195352</text:p>
          </table:table-cell>
          <table:table-cell office:value-type="float" office:value="0.0929857">
            <text:p>0,0929857</text:p>
          </table:table-cell>
          <table:table-cell office:value-type="float" office:value="0.0111039">
            <text:p>0,0111039</text:p>
          </table:table-cell>
          <table:table-cell office:value-type="float" office:value="0.010901">
            <text:p>0,010901</text:p>
          </table:table-cell>
          <table:table-cell office:value-type="float" office:value="0.000003492">
            <text:p>0,000003492</text:p>
          </table:table-cell>
          <table:table-cell office:value-type="float" office:value="0.00924205">
            <text:p>0,00924205</text:p>
          </table:table-cell>
          <table:table-cell office:value-type="float" office:value="6.82128">
            <text:p>6,82128</text:p>
          </table:table-cell>
          <table:table-cell office:value-type="float" office:value="33.2031">
            <text:p>33,2031</text:p>
          </table:table-cell>
          <table:table-cell table:number-columns-repeated="2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00153741">
            <text:p>0,00153741</text:p>
          </table:table-cell>
          <table:table-cell office:value-type="float" office:value="0.0996413">
            <text:p>0,0996413</text:p>
          </table:table-cell>
          <table:table-cell office:value-type="float" office:value="0.00700707">
            <text:p>0,00700707</text:p>
          </table:table-cell>
          <table:table-cell office:value-type="float" office:value="0.00653753">
            <text:p>0,00653753</text:p>
          </table:table-cell>
          <table:table-cell office:value-type="float" office:value="0.000003423">
            <text:p>0,000003423</text:p>
          </table:table-cell>
          <table:table-cell office:value-type="float" office:value="0.00915328">
            <text:p>0,00915328</text:p>
          </table:table-cell>
          <table:table-cell office:value-type="float" office:value="7.06059">
            <text:p>7,06059</text:p>
          </table:table-cell>
          <table:table-cell office:value-type="float" office:value="33.1625">
            <text:p>33,1625</text:p>
          </table:table-cell>
          <table:table-cell table:number-columns-repeated="2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0.00165411">
            <text:p>0,00165411</text:p>
          </table:table-cell>
          <table:table-cell office:value-type="float" office:value="0.0864579">
            <text:p>0,0864579</text:p>
          </table:table-cell>
          <table:table-cell office:value-type="float" office:value="0.00673699">
            <text:p>0,00673699</text:p>
          </table:table-cell>
          <table:table-cell office:value-type="float" office:value="0.0070672">
            <text:p>0,0070672</text:p>
          </table:table-cell>
          <table:table-cell office:value-type="float" office:value="0.000002864">
            <text:p>0,000002864</text:p>
          </table:table-cell>
          <table:table-cell office:value-type="float" office:value="0.00953293">
            <text:p>0,00953293</text:p>
          </table:table-cell>
          <table:table-cell office:value-type="float" office:value="7.80725">
            <text:p>7,80725</text:p>
          </table:table-cell>
          <table:table-cell office:value-type="float" office:value="33.1232">
            <text:p>33,1232</text:p>
          </table:table-cell>
          <table:table-cell table:number-columns-repeated="2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0.00164294">
            <text:p>0,00164294</text:p>
          </table:table-cell>
          <table:table-cell office:value-type="float" office:value="0.121567">
            <text:p>0,121567</text:p>
          </table:table-cell>
          <table:table-cell office:value-type="float" office:value="0.00689833">
            <text:p>0,00689833</text:p>
          </table:table-cell>
          <table:table-cell office:value-type="float" office:value="0.00805077">
            <text:p>0,00805077</text:p>
          </table:table-cell>
          <table:table-cell office:value-type="float" office:value="0.000003003">
            <text:p>0,000003003</text:p>
          </table:table-cell>
          <table:table-cell office:value-type="float" office:value="0.00889032">
            <text:p>0,00889032</text:p>
          </table:table-cell>
          <table:table-cell office:value-type="float" office:value="5.7736">
            <text:p>5,7736</text:p>
          </table:table-cell>
          <table:table-cell office:value-type="float" office:value="33.0809">
            <text:p>33,0809</text:p>
          </table:table-cell>
          <table:table-cell table:number-columns-repeated="2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0.00159195">
            <text:p>0,00159195</text:p>
          </table:table-cell>
          <table:table-cell office:value-type="float" office:value="0.100472">
            <text:p>0,100472</text:p>
          </table:table-cell>
          <table:table-cell office:value-type="float" office:value="0.00324683">
            <text:p>0,00324683</text:p>
          </table:table-cell>
          <table:table-cell office:value-type="float" office:value="0.123586">
            <text:p>0,123586</text:p>
          </table:table-cell>
          <table:table-cell office:value-type="float" office:value="0.000002514">
            <text:p>0,000002514</text:p>
          </table:table-cell>
          <table:table-cell office:value-type="float" office:value="0">
            <text:p>0</text:p>
          </table:table-cell>
          <table:table-cell office:value-type="float" office:value="4.05421">
            <text:p>4,05421</text:p>
          </table:table-cell>
          <table:table-cell office:value-type="float" office:value="33.036">
            <text:p>33,036</text:p>
          </table:table-cell>
          <table:table-cell table:number-columns-repeated="2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0.00201994">
            <text:p>0,00201994</text:p>
          </table:table-cell>
          <table:table-cell office:value-type="float" office:value="0.107955">
            <text:p>0,107955</text:p>
          </table:table-cell>
          <table:table-cell office:value-type="float" office:value="0.00582438">
            <text:p>0,00582438</text:p>
          </table:table-cell>
          <table:table-cell office:value-type="float" office:value="0.122938">
            <text:p>0,122938</text:p>
          </table:table-cell>
          <table:table-cell office:value-type="float" office:value="0.000003213">
            <text:p>0,000003213</text:p>
          </table:table-cell>
          <table:table-cell office:value-type="float" office:value="0.00879814">
            <text:p>0,00879814</text:p>
          </table:table-cell>
          <table:table-cell office:value-type="float" office:value="3.70324">
            <text:p>3,70324</text:p>
          </table:table-cell>
          <table:table-cell office:value-type="float" office:value="32.9907">
            <text:p>32,9907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00194018">
            <text:p>0,00194018</text:p>
          </table:table-cell>
          <table:table-cell office:value-type="float" office:value="0.0972764">
            <text:p>0,0972764</text:p>
          </table:table-cell>
          <table:table-cell office:value-type="float" office:value="0.00699331">
            <text:p>0,00699331</text:p>
          </table:table-cell>
          <table:table-cell office:value-type="float" office:value="0.0239417">
            <text:p>0,0239417</text:p>
          </table:table-cell>
          <table:table-cell office:value-type="float" office:value="0.000003283">
            <text:p>0,000003283</text:p>
          </table:table-cell>
          <table:table-cell office:value-type="float" office:value="0.00880401">
            <text:p>0,00880401</text:p>
          </table:table-cell>
          <table:table-cell office:value-type="float" office:value="6.3484">
            <text:p>6,3484</text:p>
          </table:table-cell>
          <table:table-cell office:value-type="float" office:value="32.9497">
            <text:p>32,9497</text:p>
          </table:table-cell>
          <table:table-cell table:number-columns-repeated="2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0.00222045">
            <text:p>0,00222045</text:p>
          </table:table-cell>
          <table:table-cell office:value-type="float" office:value="0.0894251">
            <text:p>0,0894251</text:p>
          </table:table-cell>
          <table:table-cell office:value-type="float" office:value="0.00664578">
            <text:p>0,00664578</text:p>
          </table:table-cell>
          <table:table-cell office:value-type="float" office:value="0.00714814">
            <text:p>0,00714814</text:p>
          </table:table-cell>
          <table:table-cell office:value-type="float" office:value="0.000003702">
            <text:p>0,000003702</text:p>
          </table:table-cell>
          <table:table-cell office:value-type="float" office:value="0.00879856">
            <text:p>0,00879856</text:p>
          </table:table-cell>
          <table:table-cell office:value-type="float" office:value="7.57569">
            <text:p>7,57569</text:p>
          </table:table-cell>
          <table:table-cell office:value-type="float" office:value="32.9107">
            <text:p>32,9107</text:p>
          </table:table-cell>
          <table:table-cell table:number-columns-repeated="2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0.00166312">
            <text:p>0,00166312</text:p>
          </table:table-cell>
          <table:table-cell office:value-type="float" office:value="0.0974159">
            <text:p>0,0974159</text:p>
          </table:table-cell>
          <table:table-cell office:value-type="float" office:value="0.00669593">
            <text:p>0,00669593</text:p>
          </table:table-cell>
          <table:table-cell office:value-type="float" office:value="0.0111195">
            <text:p>0,0111195</text:p>
          </table:table-cell>
          <table:table-cell office:value-type="float" office:value="0.000003073">
            <text:p>0,000003073</text:p>
          </table:table-cell>
          <table:table-cell office:value-type="float" office:value="0.00875239">
            <text:p>0,00875239</text:p>
          </table:table-cell>
          <table:table-cell office:value-type="float" office:value="6.88189">
            <text:p>6,88189</text:p>
          </table:table-cell>
          <table:table-cell office:value-type="float" office:value="32.8707">
            <text:p>32,8707</text:p>
          </table:table-cell>
          <table:table-cell table:number-columns-repeated="2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0.00164112">
            <text:p>0,00164112</text:p>
          </table:table-cell>
          <table:table-cell office:value-type="float" office:value="0.105585">
            <text:p>0,105585</text:p>
          </table:table-cell>
          <table:table-cell office:value-type="float" office:value="0.00681605">
            <text:p>0,00681605</text:p>
          </table:table-cell>
          <table:table-cell office:value-type="float" office:value="0.00612491">
            <text:p>0,00612491</text:p>
          </table:table-cell>
          <table:table-cell office:value-type="float" office:value="0.000003422">
            <text:p>0,000003422</text:p>
          </table:table-cell>
          <table:table-cell office:value-type="float" office:value="0.00867194">
            <text:p>0,00867194</text:p>
          </table:table-cell>
          <table:table-cell office:value-type="float" office:value="6.84402">
            <text:p>6,84402</text:p>
          </table:table-cell>
          <table:table-cell office:value-type="float" office:value="32.8308">
            <text:p>32,8308</text:p>
          </table:table-cell>
          <table:table-cell table:number-columns-repeated="2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0.00161032">
            <text:p>0,00161032</text:p>
          </table:table-cell>
          <table:table-cell office:value-type="float" office:value="0.114582">
            <text:p>0,114582</text:p>
          </table:table-cell>
          <table:table-cell office:value-type="float" office:value="0.00733686">
            <text:p>0,00733686</text:p>
          </table:table-cell>
          <table:table-cell office:value-type="float" office:value="0.00698284">
            <text:p>0,00698284</text:p>
          </table:table-cell>
          <table:table-cell office:value-type="float" office:value="0.000003143">
            <text:p>0,000003143</text:p>
          </table:table-cell>
          <table:table-cell office:value-type="float" office:value="0.00885149">
            <text:p>0,00885149</text:p>
          </table:table-cell>
          <table:table-cell office:value-type="float" office:value="6.23018">
            <text:p>6,23018</text:p>
          </table:table-cell>
          <table:table-cell office:value-type="float" office:value="32.79">
            <text:p>32,79</text:p>
          </table:table-cell>
          <table:table-cell table:number-columns-repeated="2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00158427">
            <text:p>0,00158427</text:p>
          </table:table-cell>
          <table:table-cell office:value-type="float" office:value="0.114635">
            <text:p>0,114635</text:p>
          </table:table-cell>
          <table:table-cell office:value-type="float" office:value="0.00671863">
            <text:p>0,00671863</text:p>
          </table:table-cell>
          <table:table-cell office:value-type="float" office:value="0.00658145">
            <text:p>0,00658145</text:p>
          </table:table-cell>
          <table:table-cell office:value-type="float" office:value="0.000003492">
            <text:p>0,000003492</text:p>
          </table:table-cell>
          <table:table-cell office:value-type="float" office:value="0.00861648">
            <text:p>0,00861648</text:p>
          </table:table-cell>
          <table:table-cell office:value-type="float" office:value="6.45344">
            <text:p>6,45344</text:p>
          </table:table-cell>
          <table:table-cell office:value-type="float" office:value="32.7497">
            <text:p>32,7497</text:p>
          </table:table-cell>
          <table:table-cell table:number-columns-repeated="2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0.00165041">
            <text:p>0,00165041</text:p>
          </table:table-cell>
          <table:table-cell office:value-type="float" office:value="0.0112113">
            <text:p>0,0112113</text:p>
          </table:table-cell>
          <table:table-cell office:value-type="float" office:value="0.00218288">
            <text:p>0,00218288</text:p>
          </table:table-cell>
          <table:table-cell office:value-type="float" office:value="0.015509">
            <text:p>0,015509</text:p>
          </table:table-cell>
          <table:table-cell office:value-type="float" office:value="0.000003353">
            <text:p>0,000003353</text:p>
          </table:table-cell>
          <table:table-cell office:value-type="float" office:value="0">
            <text:p>0</text:p>
          </table:table-cell>
          <table:table-cell office:value-type="float" office:value="19.3817">
            <text:p>19,3817</text:p>
          </table:table-cell>
          <table:table-cell office:value-type="float" office:value="32.7293">
            <text:p>32,7293</text:p>
          </table:table-cell>
          <table:table-cell table:number-columns-repeated="2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0.0019105">
            <text:p>0,0019105</text:p>
          </table:table-cell>
          <table:table-cell office:value-type="float" office:value="0.00714927">
            <text:p>0,00714927</text:p>
          </table:table-cell>
          <table:table-cell office:value-type="float" office:value="0.00137084">
            <text:p>0,00137084</text:p>
          </table:table-cell>
          <table:table-cell office:value-type="float" office:value="0.001596">
            <text:p>0,001596</text:p>
          </table:table-cell>
          <table:table-cell office:value-type="float" office:value="0.000002305">
            <text:p>0,000002305</text:p>
          </table:table-cell>
          <table:table-cell office:value-type="float" office:value="0">
            <text:p>0</text:p>
          </table:table-cell>
          <table:table-cell office:value-type="float" office:value="32.0195">
            <text:p>32,0195</text:p>
          </table:table-cell>
          <table:table-cell office:value-type="float" office:value="32.7283">
            <text:p>32,7283</text:p>
          </table:table-cell>
          <table:table-cell table:number-columns-repeated="2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0.00237382">
            <text:p>0,00237382</text:p>
          </table:table-cell>
          <table:table-cell table:number-columns-repeated="5" office:value-type="float" office:value="0">
            <text:p>0</text:p>
          </table:table-cell>
          <table:table-cell office:value-type="float" office:value="41.3754">
            <text:p>41,3754</text:p>
          </table:table-cell>
          <table:table-cell office:value-type="float" office:value="32.7414">
            <text:p>32,7414</text:p>
          </table:table-cell>
          <table:table-cell table:number-columns-repeated="2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0.00159817">
            <text:p>0,00159817</text:p>
          </table:table-cell>
          <table:table-cell office:value-type="float" office:value="0.107475">
            <text:p>0,107475</text:p>
          </table:table-cell>
          <table:table-cell office:value-type="float" office:value="0.0071149">
            <text:p>0,0071149</text:p>
          </table:table-cell>
          <table:table-cell office:value-type="float" office:value="0.00717092">
            <text:p>0,00717092</text:p>
          </table:table-cell>
          <table:table-cell office:value-type="float" office:value="0.000003213">
            <text:p>0,000003213</text:p>
          </table:table-cell>
          <table:table-cell office:value-type="float" office:value="0.0184433">
            <text:p>0,0184433</text:p>
          </table:table-cell>
          <table:table-cell office:value-type="float" office:value="5.97561">
            <text:p>5,97561</text:p>
          </table:table-cell>
          <table:table-cell office:value-type="float" office:value="32.7007">
            <text:p>32,7007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00167255">
            <text:p>0,00167255</text:p>
          </table:table-cell>
          <table:table-cell office:value-type="float" office:value="0.0190314">
            <text:p>0,0190314</text:p>
          </table:table-cell>
          <table:table-cell office:value-type="float" office:value="0.00178479">
            <text:p>0,00178479</text:p>
          </table:table-cell>
          <table:table-cell office:value-type="float" office:value="0.0444196">
            <text:p>0,0444196</text:p>
          </table:table-cell>
          <table:table-cell office:value-type="float" office:value="0.000002724">
            <text:p>0,000002724</text:p>
          </table:table-cell>
          <table:table-cell office:value-type="float" office:value="0">
            <text:p>0</text:p>
          </table:table-cell>
          <table:table-cell office:value-type="float" office:value="12.0142">
            <text:p>12,0142</text:p>
          </table:table-cell>
          <table:table-cell office:value-type="float" office:value="32.6694">
            <text:p>32,6694</text:p>
          </table:table-cell>
          <table:table-cell table:number-columns-repeated="2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0.00164552">
            <text:p>0,00164552</text:p>
          </table:table-cell>
          <table:table-cell table:number-columns-repeated="5" office:value-type="float" office:value="0">
            <text:p>0</text:p>
          </table:table-cell>
          <table:table-cell office:value-type="float" office:value="40.2544">
            <text:p>40,2544</text:p>
          </table:table-cell>
          <table:table-cell office:value-type="float" office:value="32.6808">
            <text:p>32,6808</text:p>
          </table:table-cell>
          <table:table-cell table:number-columns-repeated="2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0.0022581">
            <text:p>0,0022581</text:p>
          </table:table-cell>
          <table:table-cell table:number-columns-repeated="5" office:value-type="float" office:value="0">
            <text:p>0</text:p>
          </table:table-cell>
          <table:table-cell office:value-type="float" office:value="45.2631">
            <text:p>45,2631</text:p>
          </table:table-cell>
          <table:table-cell office:value-type="float" office:value="32.6999">
            <text:p>32,6999</text:p>
          </table:table-cell>
          <table:table-cell table:number-columns-repeated="2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0.00164475">
            <text:p>0,00164475</text:p>
          </table:table-cell>
          <table:table-cell table:number-columns-repeated="5" office:value-type="float" office:value="0">
            <text:p>0</text:p>
          </table:table-cell>
          <table:table-cell office:value-type="float" office:value="34.1425">
            <text:p>34,1425</text:p>
          </table:table-cell>
          <table:table-cell office:value-type="float" office:value="32.7021">
            <text:p>32,7021</text:p>
          </table:table-cell>
          <table:table-cell table:number-columns-repeated="2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0.00196407">
            <text:p>0,00196407</text:p>
          </table:table-cell>
          <table:table-cell office:value-type="float" office:value="0.120894">
            <text:p>0,120894</text:p>
          </table:table-cell>
          <table:table-cell office:value-type="float" office:value="0.00668503">
            <text:p>0,00668503</text:p>
          </table:table-cell>
          <table:table-cell office:value-type="float" office:value="0.00619021">
            <text:p>0,00619021</text:p>
          </table:table-cell>
          <table:table-cell office:value-type="float" office:value="0.000002654">
            <text:p>0,000002654</text:p>
          </table:table-cell>
          <table:table-cell office:value-type="float" office:value="0.00860545">
            <text:p>0,00860545</text:p>
          </table:table-cell>
          <table:table-cell office:value-type="float" office:value="6.21574">
            <text:p>6,21574</text:p>
          </table:table-cell>
          <table:table-cell office:value-type="float" office:value="32.6621">
            <text:p>32,6621</text:p>
          </table:table-cell>
          <table:table-cell table:number-columns-repeated="2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00159363">
            <text:p>0,00159363</text:p>
          </table:table-cell>
          <table:table-cell office:value-type="float" office:value="0.14054">
            <text:p>0,14054</text:p>
          </table:table-cell>
          <table:table-cell office:value-type="float" office:value="0.00665326">
            <text:p>0,00665326</text:p>
          </table:table-cell>
          <table:table-cell office:value-type="float" office:value="0.0180958">
            <text:p>0,0180958</text:p>
          </table:table-cell>
          <table:table-cell office:value-type="float" office:value="0.000003213">
            <text:p>0,000003213</text:p>
          </table:table-cell>
          <table:table-cell office:value-type="float" office:value="0.00866111">
            <text:p>0,00866111</text:p>
          </table:table-cell>
          <table:table-cell office:value-type="float" office:value="5.24565">
            <text:p>5,24565</text:p>
          </table:table-cell>
          <table:table-cell office:value-type="float" office:value="32.6208">
            <text:p>32,6208</text:p>
          </table:table-cell>
          <table:table-cell table:number-columns-repeated="2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0.00220446">
            <text:p>0,00220446</text:p>
          </table:table-cell>
          <table:table-cell office:value-type="float" office:value="0.0988435">
            <text:p>0,0988435</text:p>
          </table:table-cell>
          <table:table-cell office:value-type="float" office:value="0.0067444">
            <text:p>0,0067444</text:p>
          </table:table-cell>
          <table:table-cell office:value-type="float" office:value="0.0094867">
            <text:p>0,0094867</text:p>
          </table:table-cell>
          <table:table-cell office:value-type="float" office:value="0.000002934">
            <text:p>0,000002934</text:p>
          </table:table-cell>
          <table:table-cell office:value-type="float" office:value="0.00866844">
            <text:p>0,00866844</text:p>
          </table:table-cell>
          <table:table-cell office:value-type="float" office:value="6.87857">
            <text:p>6,87857</text:p>
          </table:table-cell>
          <table:table-cell office:value-type="float" office:value="32.5821">
            <text:p>32,5821</text:p>
          </table:table-cell>
          <table:table-cell table:number-columns-repeated="2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0.00164294">
            <text:p>0,00164294</text:p>
          </table:table-cell>
          <table:table-cell office:value-type="float" office:value="0.0162162">
            <text:p>0,0162162</text:p>
          </table:table-cell>
          <table:table-cell office:value-type="float" office:value="0.00659082">
            <text:p>0,00659082</text:p>
          </table:table-cell>
          <table:table-cell office:value-type="float" office:value="0.109002">
            <text:p>0,109002</text:p>
          </table:table-cell>
          <table:table-cell office:value-type="float" office:value="0.000002863">
            <text:p>0,000002863</text:p>
          </table:table-cell>
          <table:table-cell office:value-type="float" office:value="0">
            <text:p>0</text:p>
          </table:table-cell>
          <table:table-cell office:value-type="float" office:value="6.63865">
            <text:p>6,63865</text:p>
          </table:table-cell>
          <table:table-cell office:value-type="float" office:value="32.5432">
            <text:p>32,5432</text:p>
          </table:table-cell>
          <table:table-cell table:number-columns-repeated="2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0.00176187">
            <text:p>0,00176187</text:p>
          </table:table-cell>
          <table:table-cell office:value-type="float" office:value="0.0574031">
            <text:p>0,0574031</text:p>
          </table:table-cell>
          <table:table-cell office:value-type="float" office:value="0.00647307">
            <text:p>0,00647307</text:p>
          </table:table-cell>
          <table:table-cell office:value-type="float" office:value="0.0191819">
            <text:p>0,0191819</text:p>
          </table:table-cell>
          <table:table-cell office:value-type="float" office:value="0.000003283">
            <text:p>0,000003283</text:p>
          </table:table-cell>
          <table:table-cell office:value-type="float" office:value="0.00865573">
            <text:p>0,00865573</text:p>
          </table:table-cell>
          <table:table-cell office:value-type="float" office:value="8.81477">
            <text:p>8,81477</text:p>
          </table:table-cell>
          <table:table-cell office:value-type="float" office:value="32.5076">
            <text:p>32,5076</text:p>
          </table:table-cell>
          <table:table-cell table:number-columns-repeated="2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0.00197999">
            <text:p>0,00197999</text:p>
          </table:table-cell>
          <table:table-cell office:value-type="float" office:value="0.0541674">
            <text:p>0,0541674</text:p>
          </table:table-cell>
          <table:table-cell office:value-type="float" office:value="0.00644087">
            <text:p>0,00644087</text:p>
          </table:table-cell>
          <table:table-cell office:value-type="float" office:value="0.0125211">
            <text:p>0,0125211</text:p>
          </table:table-cell>
          <table:table-cell office:value-type="float" office:value="0.000004051">
            <text:p>0,000004051</text:p>
          </table:table-cell>
          <table:table-cell office:value-type="float" office:value="0.00974329">
            <text:p>0,00974329</text:p>
          </table:table-cell>
          <table:table-cell office:value-type="float" office:value="9.45172">
            <text:p>9,45172</text:p>
          </table:table-cell>
          <table:table-cell office:value-type="float" office:value="32.4731">
            <text:p>32,4731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00169203">
            <text:p>0,00169203</text:p>
          </table:table-cell>
          <table:table-cell office:value-type="float" office:value="0.108012">
            <text:p>0,108012</text:p>
          </table:table-cell>
          <table:table-cell office:value-type="float" office:value="0.00673385">
            <text:p>0,00673385</text:p>
          </table:table-cell>
          <table:table-cell office:value-type="float" office:value="0.00534723">
            <text:p>0,00534723</text:p>
          </table:table-cell>
          <table:table-cell office:value-type="float" office:value="0.000002654">
            <text:p>0,000002654</text:p>
          </table:table-cell>
          <table:table-cell office:value-type="float" office:value="0.00871887">
            <text:p>0,00871887</text:p>
          </table:table-cell>
          <table:table-cell office:value-type="float" office:value="6.68713">
            <text:p>6,68713</text:p>
          </table:table-cell>
          <table:table-cell office:value-type="float" office:value="32.4345">
            <text:p>32,4345</text:p>
          </table:table-cell>
          <table:table-cell table:number-columns-repeated="2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0.00162003">
            <text:p>0,00162003</text:p>
          </table:table-cell>
          <table:table-cell table:number-columns-repeated="5" office:value-type="float" office:value="0">
            <text:p>0</text:p>
          </table:table-cell>
          <table:table-cell office:value-type="float" office:value="58.6821">
            <text:p>58,6821</text:p>
          </table:table-cell>
          <table:table-cell office:value-type="float" office:value="32.4737">
            <text:p>32,4737</text:p>
          </table:table-cell>
          <table:table-cell table:number-columns-repeated="2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0.0017405">
            <text:p>0,0017405</text:p>
          </table:table-cell>
          <table:table-cell table:number-columns-repeated="5" office:value-type="float" office:value="0">
            <text:p>0</text:p>
          </table:table-cell>
          <table:table-cell office:value-type="float" office:value="47.7439">
            <text:p>47,7439</text:p>
          </table:table-cell>
          <table:table-cell office:value-type="float" office:value="32.4965">
            <text:p>32,4965</text:p>
          </table:table-cell>
          <table:table-cell table:number-columns-repeated="2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0.00201896">
            <text:p>0,00201896</text:p>
          </table:table-cell>
          <table:table-cell table:number-columns-repeated="5" office:value-type="float" office:value="0">
            <text:p>0</text:p>
          </table:table-cell>
          <table:table-cell office:value-type="float" office:value="45.4628">
            <text:p>45,4628</text:p>
          </table:table-cell>
          <table:table-cell office:value-type="float" office:value="32.5157">
            <text:p>32,5157</text:p>
          </table:table-cell>
          <table:table-cell table:number-columns-repeated="2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0.00159391">
            <text:p>0,00159391</text:p>
          </table:table-cell>
          <table:table-cell office:value-type="float" office:value="0.108643">
            <text:p>0,108643</text:p>
          </table:table-cell>
          <table:table-cell office:value-type="float" office:value="0.00694931">
            <text:p>0,00694931</text:p>
          </table:table-cell>
          <table:table-cell office:value-type="float" office:value="0.00417858">
            <text:p>0,00417858</text:p>
          </table:table-cell>
          <table:table-cell office:value-type="float" office:value="0.000003003">
            <text:p>0,000003003</text:p>
          </table:table-cell>
          <table:table-cell office:value-type="float" office:value="0.00870434">
            <text:p>0,00870434</text:p>
          </table:table-cell>
          <table:table-cell office:value-type="float" office:value="6.87073">
            <text:p>6,87073</text:p>
          </table:table-cell>
          <table:table-cell office:value-type="float" office:value="32.4776">
            <text:p>32,4776</text:p>
          </table:table-cell>
          <table:table-cell table:number-columns-repeated="2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00162373">
            <text:p>0,00162373</text:p>
          </table:table-cell>
          <table:table-cell table:number-columns-repeated="5" office:value-type="float" office:value="0">
            <text:p>0</text:p>
          </table:table-cell>
          <table:table-cell office:value-type="float" office:value="51.5568">
            <text:p>51,5568</text:p>
          </table:table-cell>
          <table:table-cell office:value-type="float" office:value="32.506">
            <text:p>32,506</text:p>
          </table:table-cell>
          <table:table-cell table:number-columns-repeated="2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0.00170768">
            <text:p>0,00170768</text:p>
          </table:table-cell>
          <table:table-cell office:value-type="float" office:value="0.100302">
            <text:p>0,100302</text:p>
          </table:table-cell>
          <table:table-cell office:value-type="float" office:value="0.00648501">
            <text:p>0,00648501</text:p>
          </table:table-cell>
          <table:table-cell office:value-type="float" office:value="0.00488886">
            <text:p>0,00488886</text:p>
          </table:table-cell>
          <table:table-cell office:value-type="float" office:value="0.000003003">
            <text:p>0,000003003</text:p>
          </table:table-cell>
          <table:table-cell office:value-type="float" office:value="0.00910271">
            <text:p>0,00910271</text:p>
          </table:table-cell>
          <table:table-cell office:value-type="float" office:value="7.12774">
            <text:p>7,12774</text:p>
          </table:table-cell>
          <table:table-cell office:value-type="float" office:value="32.4684">
            <text:p>32,4684</text:p>
          </table:table-cell>
          <table:table-cell table:number-columns-repeated="2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0.00168184">
            <text:p>0,00168184</text:p>
          </table:table-cell>
          <table:table-cell table:number-columns-repeated="5" office:value-type="float" office:value="0">
            <text:p>0</text:p>
          </table:table-cell>
          <table:table-cell office:value-type="float" office:value="38.6099">
            <text:p>38,6099</text:p>
          </table:table-cell>
          <table:table-cell office:value-type="float" office:value="32.4774">
            <text:p>32,4774</text:p>
          </table:table-cell>
          <table:table-cell table:number-columns-repeated="2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0.00198809">
            <text:p>0,00198809</text:p>
          </table:table-cell>
          <table:table-cell table:number-columns-repeated="5" office:value-type="float" office:value="0">
            <text:p>0</text:p>
          </table:table-cell>
          <table:table-cell office:value-type="float" office:value="51.3901">
            <text:p>51,3901</text:p>
          </table:table-cell>
          <table:table-cell office:value-type="float" office:value="32.5054">
            <text:p>32,5054</text:p>
          </table:table-cell>
          <table:table-cell table:number-columns-repeated="2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0.00204396">
            <text:p>0,00204396</text:p>
          </table:table-cell>
          <table:table-cell table:number-columns-repeated="5" office:value-type="float" office:value="0">
            <text:p>0</text:p>
          </table:table-cell>
          <table:table-cell office:value-type="float" office:value="37.0577">
            <text:p>37,0577</text:p>
          </table:table-cell>
          <table:table-cell office:value-type="float" office:value="32.5121">
            <text:p>32,5121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00161263">
            <text:p>0,00161263</text:p>
          </table:table-cell>
          <table:table-cell table:number-columns-repeated="5" office:value-type="float" office:value="0">
            <text:p>0</text:p>
          </table:table-cell>
          <table:table-cell office:value-type="float" office:value="54.9359">
            <text:p>54,9359</text:p>
          </table:table-cell>
          <table:table-cell office:value-type="float" office:value="32.5451">
            <text:p>32,5451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0.00162597">
            <text:p>0,00162597</text:p>
          </table:table-cell>
          <table:table-cell table:number-columns-repeated="5" office:value-type="float" office:value="0">
            <text:p>0</text:p>
          </table:table-cell>
          <table:table-cell office:value-type="float" office:value="50.3554">
            <text:p>50,3554</text:p>
          </table:table-cell>
          <table:table-cell office:value-type="float" office:value="32.5713">
            <text:p>32,5713</text:p>
          </table:table-cell>
          <table:table-cell table:number-columns-repeated="2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0.00166948">
            <text:p>0,00166948</text:p>
          </table:table-cell>
          <table:table-cell table:number-columns-repeated="5" office:value-type="float" office:value="0">
            <text:p>0</text:p>
          </table:table-cell>
          <table:table-cell office:value-type="float" office:value="48.69">
            <text:p>48,69</text:p>
          </table:table-cell>
          <table:table-cell office:value-type="float" office:value="32.595">
            <text:p>32,595</text:p>
          </table:table-cell>
          <table:table-cell table:number-columns-repeated="2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0.0022252">
            <text:p>0,0022252</text:p>
          </table:table-cell>
          <table:table-cell table:number-columns-repeated="5" office:value-type="float" office:value="0">
            <text:p>0</text:p>
          </table:table-cell>
          <table:table-cell office:value-type="float" office:value="48.9571">
            <text:p>48,9571</text:p>
          </table:table-cell>
          <table:table-cell office:value-type="float" office:value="32.619">
            <text:p>32,619</text:p>
          </table:table-cell>
          <table:table-cell table:number-columns-repeated="2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0.00170971">
            <text:p>0,00170971</text:p>
          </table:table-cell>
          <table:table-cell office:value-type="float" office:value="0.0231826">
            <text:p>0,0231826</text:p>
          </table:table-cell>
          <table:table-cell office:value-type="float" office:value="0.00446381">
            <text:p>0,00446381</text:p>
          </table:table-cell>
          <table:table-cell office:value-type="float" office:value="0.105676">
            <text:p>0,105676</text:p>
          </table:table-cell>
          <table:table-cell office:value-type="float" office:value="0.000002934">
            <text:p>0,000002934</text:p>
          </table:table-cell>
          <table:table-cell office:value-type="float" office:value="0.00864819">
            <text:p>0,00864819</text:p>
          </table:table-cell>
          <table:table-cell office:value-type="float" office:value="6.02925">
            <text:p>6,02925</text:p>
          </table:table-cell>
          <table:table-cell office:value-type="float" office:value="32.58">
            <text:p>32,58</text:p>
          </table:table-cell>
          <table:table-cell table:number-columns-repeated="2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0016224">
            <text:p>0,0016224</text:p>
          </table:table-cell>
          <table:table-cell table:number-columns-repeated="5" office:value-type="float" office:value="0">
            <text:p>0</text:p>
          </table:table-cell>
          <table:table-cell office:value-type="float" office:value="48.9286">
            <text:p>48,9286</text:p>
          </table:table-cell>
          <table:table-cell office:value-type="float" office:value="32.6039">
            <text:p>32,6039</text:p>
          </table:table-cell>
          <table:table-cell table:number-columns-repeated="2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0.00165816">
            <text:p>0,00165816</text:p>
          </table:table-cell>
          <table:table-cell table:number-columns-repeated="5" office:value-type="float" office:value="0">
            <text:p>0</text:p>
          </table:table-cell>
          <table:table-cell office:value-type="float" office:value="49.3848">
            <text:p>49,3848</text:p>
          </table:table-cell>
          <table:table-cell office:value-type="float" office:value="32.6284">
            <text:p>32,6284</text:p>
          </table:table-cell>
          <table:table-cell table:number-columns-repeated="2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0.00165523">
            <text:p>0,00165523</text:p>
          </table:table-cell>
          <table:table-cell table:number-columns-repeated="5" office:value-type="float" office:value="0">
            <text:p>0</text:p>
          </table:table-cell>
          <table:table-cell office:value-type="float" office:value="58.6026">
            <text:p>58,6026</text:p>
          </table:table-cell>
          <table:table-cell office:value-type="float" office:value="32.6663">
            <text:p>32,6663</text:p>
          </table:table-cell>
          <table:table-cell table:number-columns-repeated="2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0.0016868">
            <text:p>0,0016868</text:p>
          </table:table-cell>
          <table:table-cell table:number-columns-repeated="5" office:value-type="float" office:value="0">
            <text:p>0</text:p>
          </table:table-cell>
          <table:table-cell office:value-type="float" office:value="48.8397">
            <text:p>48,8397</text:p>
          </table:table-cell>
          <table:table-cell office:value-type="float" office:value="32.6898">
            <text:p>32,6898</text:p>
          </table:table-cell>
          <table:table-cell table:number-columns-repeated="2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0.00157673">
            <text:p>0,00157673</text:p>
          </table:table-cell>
          <table:table-cell table:number-columns-repeated="5" office:value-type="float" office:value="0">
            <text:p>0</text:p>
          </table:table-cell>
          <table:table-cell office:value-type="float" office:value="57.6497">
            <text:p>57,6497</text:p>
          </table:table-cell>
          <table:table-cell office:value-type="float" office:value="32.7261">
            <text:p>32,7261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00225251">
            <text:p>0,00225251</text:p>
          </table:table-cell>
          <table:table-cell office:value-type="float" office:value="0.0115654">
            <text:p>0,0115654</text:p>
          </table:table-cell>
          <table:table-cell office:value-type="float" office:value="0.018615">
            <text:p>0,018615</text:p>
          </table:table-cell>
          <table:table-cell office:value-type="float" office:value="0.00446053">
            <text:p>0,00446053</text:p>
          </table:table-cell>
          <table:table-cell office:value-type="float" office:value="0.000003213">
            <text:p>0,000003213</text:p>
          </table:table-cell>
          <table:table-cell office:value-type="float" office:value="0">
            <text:p>0</text:p>
          </table:table-cell>
          <table:table-cell office:value-type="float" office:value="17.2485">
            <text:p>17,2485</text:p>
          </table:table-cell>
          <table:table-cell office:value-type="float" office:value="32.7037">
            <text:p>32,7037</text:p>
          </table:table-cell>
          <table:table-cell table:number-columns-repeated="2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0.00172269">
            <text:p>0,00172269</text:p>
          </table:table-cell>
          <table:table-cell table:number-columns-repeated="5" office:value-type="float" office:value="0">
            <text:p>0</text:p>
          </table:table-cell>
          <table:table-cell office:value-type="float" office:value="44.5553">
            <text:p>44,5553</text:p>
          </table:table-cell>
          <table:table-cell office:value-type="float" office:value="32.7208">
            <text:p>32,7208</text:p>
          </table:table-cell>
          <table:table-cell table:number-columns-repeated="2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0.00160543">
            <text:p>0,00160543</text:p>
          </table:table-cell>
          <table:table-cell table:number-columns-repeated="5" office:value-type="float" office:value="0">
            <text:p>0</text:p>
          </table:table-cell>
          <table:table-cell office:value-type="float" office:value="58.9203">
            <text:p>58,9203</text:p>
          </table:table-cell>
          <table:table-cell office:value-type="float" office:value="32.7587">
            <text:p>32,7587</text:p>
          </table:table-cell>
          <table:table-cell table:number-columns-repeated="2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0.00164748">
            <text:p>0,00164748</text:p>
          </table:table-cell>
          <table:table-cell table:number-columns-repeated="5" office:value-type="float" office:value="0">
            <text:p>0</text:p>
          </table:table-cell>
          <table:table-cell office:value-type="float" office:value="58.0414">
            <text:p>58,0414</text:p>
          </table:table-cell>
          <table:table-cell office:value-type="float" office:value="32.7953">
            <text:p>32,7953</text:p>
          </table:table-cell>
          <table:table-cell table:number-columns-repeated="2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0.00165041">
            <text:p>0,00165041</text:p>
          </table:table-cell>
          <table:table-cell table:number-columns-repeated="5" office:value-type="float" office:value="0">
            <text:p>0</text:p>
          </table:table-cell>
          <table:table-cell office:value-type="float" office:value="59.5663">
            <text:p>59,5663</text:p>
          </table:table-cell>
          <table:table-cell office:value-type="float" office:value="32.8339">
            <text:p>32,8339</text:p>
          </table:table-cell>
          <table:table-cell table:number-columns-repeated="2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00193375">
            <text:p>0,00193375</text:p>
          </table:table-cell>
          <table:table-cell table:number-columns-repeated="5" office:value-type="float" office:value="0">
            <text:p>0</text:p>
          </table:table-cell>
          <table:table-cell office:value-type="float" office:value="59.1013">
            <text:p>59,1013</text:p>
          </table:table-cell>
          <table:table-cell office:value-type="float" office:value="32.8718">
            <text:p>32,8718</text:p>
          </table:table-cell>
          <table:table-cell table:number-columns-repeated="2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0.00198928">
            <text:p>0,00198928</text:p>
          </table:table-cell>
          <table:table-cell table:number-columns-repeated="5" office:value-type="float" office:value="0">
            <text:p>0</text:p>
          </table:table-cell>
          <table:table-cell office:value-type="float" office:value="49.7834">
            <text:p>49,7834</text:p>
          </table:table-cell>
          <table:table-cell office:value-type="float" office:value="32.8961">
            <text:p>32,8961</text:p>
          </table:table-cell>
          <table:table-cell table:number-columns-repeated="2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0.00193592">
            <text:p>0,00193592</text:p>
          </table:table-cell>
          <table:table-cell table:number-columns-repeated="5" office:value-type="float" office:value="0">
            <text:p>0</text:p>
          </table:table-cell>
          <table:table-cell office:value-type="float" office:value="54.6746">
            <text:p>54,6746</text:p>
          </table:table-cell>
          <table:table-cell office:value-type="float" office:value="32.9274">
            <text:p>32,9274</text:p>
          </table:table-cell>
          <table:table-cell table:number-columns-repeated="2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0.00224706">
            <text:p>0,00224706</text:p>
          </table:table-cell>
          <table:table-cell table:number-columns-repeated="5" office:value-type="float" office:value="0">
            <text:p>0</text:p>
          </table:table-cell>
          <table:table-cell office:value-type="float" office:value="43.8849">
            <text:p>43,8849</text:p>
          </table:table-cell>
          <table:table-cell office:value-type="float" office:value="32.9431">
            <text:p>32,9431</text:p>
          </table:table-cell>
          <table:table-cell table:number-columns-repeated="2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0.00163609">
            <text:p>0,00163609</text:p>
          </table:table-cell>
          <table:table-cell table:number-columns-repeated="5" office:value-type="float" office:value="0">
            <text:p>0</text:p>
          </table:table-cell>
          <table:table-cell office:value-type="float" office:value="61.5271">
            <text:p>61,5271</text:p>
          </table:table-cell>
          <table:table-cell office:value-type="float" office:value="32.9841">
            <text:p>32,9841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169092">
            <text:p>0,00169092</text:p>
          </table:table-cell>
          <table:table-cell table:number-columns-repeated="5" office:value-type="float" office:value="0">
            <text:p>0</text:p>
          </table:table-cell>
          <table:table-cell office:value-type="float" office:value="37.7658">
            <text:p>37,7658</text:p>
          </table:table-cell>
          <table:table-cell office:value-type="float" office:value="32.9909">
            <text:p>32,9909</text:p>
          </table:table-cell>
          <table:table-cell table:number-columns-repeated="2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0.00179498">
            <text:p>0,00179498</text:p>
          </table:table-cell>
          <table:table-cell table:number-columns-repeated="5" office:value-type="float" office:value="0">
            <text:p>0</text:p>
          </table:table-cell>
          <table:table-cell office:value-type="float" office:value="45.5205">
            <text:p>45,5205</text:p>
          </table:table-cell>
          <table:table-cell office:value-type="float" office:value="33.0088">
            <text:p>33,0088</text:p>
          </table:table-cell>
          <table:table-cell table:number-columns-repeated="2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0.0016208">
            <text:p>0,0016208</text:p>
          </table:table-cell>
          <table:table-cell table:number-columns-repeated="5" office:value-type="float" office:value="0">
            <text:p>0</text:p>
          </table:table-cell>
          <table:table-cell office:value-type="float" office:value="51.3372">
            <text:p>51,3372</text:p>
          </table:table-cell>
          <table:table-cell office:value-type="float" office:value="33.0349">
            <text:p>33,0349</text:p>
          </table:table-cell>
          <table:table-cell table:number-columns-repeated="2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0.00167332">
            <text:p>0,00167332</text:p>
          </table:table-cell>
          <table:table-cell table:number-columns-repeated="5" office:value-type="float" office:value="0">
            <text:p>0</text:p>
          </table:table-cell>
          <table:table-cell office:value-type="float" office:value="59.4675">
            <text:p>59,4675</text:p>
          </table:table-cell>
          <table:table-cell office:value-type="float" office:value="33.0726">
            <text:p>33,0726</text:p>
          </table:table-cell>
          <table:table-cell table:number-columns-repeated="2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0.00933144">
            <text:p>0,00933144</text:p>
          </table:table-cell>
          <table:table-cell table:number-columns-repeated="5" office:value-type="float" office:value="0">
            <text:p>0</text:p>
          </table:table-cell>
          <table:table-cell office:value-type="float" office:value="36.2356">
            <text:p>36,2356</text:p>
          </table:table-cell>
          <table:table-cell office:value-type="float" office:value="33.0771">
            <text:p>33,0771</text:p>
          </table:table-cell>
          <table:table-cell table:number-columns-repeated="2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00205493">
            <text:p>0,00205493</text:p>
          </table:table-cell>
          <table:table-cell table:number-columns-repeated="5" office:value-type="float" office:value="0">
            <text:p>0</text:p>
          </table:table-cell>
          <table:table-cell office:value-type="float" office:value="40.7384">
            <text:p>40,7384</text:p>
          </table:table-cell>
          <table:table-cell office:value-type="float" office:value="33.088">
            <text:p>33,088</text:p>
          </table:table-cell>
          <table:table-cell table:number-columns-repeated="2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0.00166731">
            <text:p>0,00166731</text:p>
          </table:table-cell>
          <table:table-cell table:number-columns-repeated="5" office:value-type="float" office:value="0">
            <text:p>0</text:p>
          </table:table-cell>
          <table:table-cell office:value-type="float" office:value="51.2138">
            <text:p>51,2138</text:p>
          </table:table-cell>
          <table:table-cell office:value-type="float" office:value="33.1137">
            <text:p>33,1137</text:p>
          </table:table-cell>
          <table:table-cell table:number-columns-repeated="2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0.00162534">
            <text:p>0,00162534</text:p>
          </table:table-cell>
          <table:table-cell table:number-columns-repeated="5" office:value-type="float" office:value="0">
            <text:p>0</text:p>
          </table:table-cell>
          <table:table-cell office:value-type="float" office:value="47.8785">
            <text:p>47,8785</text:p>
          </table:table-cell>
          <table:table-cell office:value-type="float" office:value="33.1346">
            <text:p>33,1346</text:p>
          </table:table-cell>
          <table:table-cell table:number-columns-repeated="2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0.00159426">
            <text:p>0,00159426</text:p>
          </table:table-cell>
          <table:table-cell table:number-columns-repeated="5" office:value-type="float" office:value="0">
            <text:p>0</text:p>
          </table:table-cell>
          <table:table-cell office:value-type="float" office:value="50.8049">
            <text:p>50,8049</text:p>
          </table:table-cell>
          <table:table-cell office:value-type="float" office:value="33.1596">
            <text:p>33,1596</text:p>
          </table:table-cell>
          <table:table-cell table:number-columns-repeated="2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0.00161752">
            <text:p>0,00161752</text:p>
          </table:table-cell>
          <table:table-cell office:value-type="float" office:value="0.100976">
            <text:p>0,100976</text:p>
          </table:table-cell>
          <table:table-cell office:value-type="float" office:value="0.0065061">
            <text:p>0,0065061</text:p>
          </table:table-cell>
          <table:table-cell office:value-type="float" office:value="0.00720499">
            <text:p>0,00720499</text:p>
          </table:table-cell>
          <table:table-cell office:value-type="float" office:value="0.000003073">
            <text:p>0,000003073</text:p>
          </table:table-cell>
          <table:table-cell office:value-type="float" office:value="0.00868527">
            <text:p>0,00868527</text:p>
          </table:table-cell>
          <table:table-cell office:value-type="float" office:value="7.06589">
            <text:p>7,06589</text:p>
          </table:table-cell>
          <table:table-cell office:value-type="float" office:value="33.1227">
            <text:p>33,1227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00170628">
            <text:p>0,00170628</text:p>
          </table:table-cell>
          <table:table-cell table:number-columns-repeated="5" office:value-type="float" office:value="0">
            <text:p>0</text:p>
          </table:table-cell>
          <table:table-cell office:value-type="float" office:value="51.7088">
            <text:p>51,7088</text:p>
          </table:table-cell>
          <table:table-cell office:value-type="float" office:value="33.149">
            <text:p>33,149</text:p>
          </table:table-cell>
          <table:table-cell table:number-columns-repeated="2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0.00167709">
            <text:p>0,00167709</text:p>
          </table:table-cell>
          <table:table-cell table:number-columns-repeated="5" office:value-type="float" office:value="0">
            <text:p>0</text:p>
          </table:table-cell>
          <table:table-cell office:value-type="float" office:value="50.3808">
            <text:p>50,3808</text:p>
          </table:table-cell>
          <table:table-cell office:value-type="float" office:value="33.1732">
            <text:p>33,1732</text:p>
          </table:table-cell>
          <table:table-cell table:number-columns-repeated="2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0.00160334">
            <text:p>0,00160334</text:p>
          </table:table-cell>
          <table:table-cell table:number-columns-repeated="5" office:value-type="float" office:value="0">
            <text:p>0</text:p>
          </table:table-cell>
          <table:table-cell office:value-type="float" office:value="54.8003">
            <text:p>54,8003</text:p>
          </table:table-cell>
          <table:table-cell office:value-type="float" office:value="33.2036">
            <text:p>33,2036</text:p>
          </table:table-cell>
          <table:table-cell table:number-columns-repeated="2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0.00231949">
            <text:p>0,00231949</text:p>
          </table:table-cell>
          <table:table-cell table:number-columns-repeated="5" office:value-type="float" office:value="0">
            <text:p>0</text:p>
          </table:table-cell>
          <table:table-cell office:value-type="float" office:value="45.706">
            <text:p>45,706</text:p>
          </table:table-cell>
          <table:table-cell office:value-type="float" office:value="33.2212">
            <text:p>33,2212</text:p>
          </table:table-cell>
          <table:table-cell table:number-columns-repeated="2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0.00196462">
            <text:p>0,00196462</text:p>
          </table:table-cell>
          <table:table-cell table:number-columns-repeated="5" office:value-type="float" office:value="0">
            <text:p>0</text:p>
          </table:table-cell>
          <table:table-cell office:value-type="float" office:value="48.0288">
            <text:p>48,0288</text:p>
          </table:table-cell>
          <table:table-cell office:value-type="float" office:value="33.242">
            <text:p>33,242</text:p>
          </table:table-cell>
          <table:table-cell table:number-columns-repeated="2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00312734">
            <text:p>0,00312734</text:p>
          </table:table-cell>
          <table:table-cell table:number-columns-repeated="5" office:value-type="float" office:value="0">
            <text:p>0</text:p>
          </table:table-cell>
          <table:table-cell office:value-type="float" office:value="47.2481">
            <text:p>47,2481</text:p>
          </table:table-cell>
          <table:table-cell office:value-type="float" office:value="33.2616">
            <text:p>33,2616</text:p>
          </table:table-cell>
          <table:table-cell table:number-columns-repeated="2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0.00167653">
            <text:p>0,00167653</text:p>
          </table:table-cell>
          <table:table-cell office:value-type="float" office:value="0.119304">
            <text:p>0,119304</text:p>
          </table:table-cell>
          <table:table-cell office:value-type="float" office:value="0.006495">
            <text:p>0,006495</text:p>
          </table:table-cell>
          <table:table-cell office:value-type="float" office:value="0.0064466">
            <text:p>0,0064466</text:p>
          </table:table-cell>
          <table:table-cell office:value-type="float" office:value="0.000003073">
            <text:p>0,000003073</text:p>
          </table:table-cell>
          <table:table-cell office:value-type="float" office:value="0.0091215">
            <text:p>0,0091215</text:p>
          </table:table-cell>
          <table:table-cell office:value-type="float" office:value="6.24754">
            <text:p>6,24754</text:p>
          </table:table-cell>
          <table:table-cell office:value-type="float" office:value="33.2238">
            <text:p>33,2238</text:p>
          </table:table-cell>
          <table:table-cell table:number-columns-repeated="2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0.00207022">
            <text:p>0,00207022</text:p>
          </table:table-cell>
          <table:table-cell office:value-type="float" office:value="0.112427">
            <text:p>0,112427</text:p>
          </table:table-cell>
          <table:table-cell office:value-type="float" office:value="0.00672945">
            <text:p>0,00672945</text:p>
          </table:table-cell>
          <table:table-cell office:value-type="float" office:value="0.00914064">
            <text:p>0,00914064</text:p>
          </table:table-cell>
          <table:table-cell office:value-type="float" office:value="0.000002794">
            <text:p>0,000002794</text:p>
          </table:table-cell>
          <table:table-cell office:value-type="float" office:value="0.00868541">
            <text:p>0,00868541</text:p>
          </table:table-cell>
          <table:table-cell office:value-type="float" office:value="6.13885">
            <text:p>6,13885</text:p>
          </table:table-cell>
          <table:table-cell office:value-type="float" office:value="33.186">
            <text:p>33,186</text:p>
          </table:table-cell>
          <table:table-cell table:number-columns-repeated="2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0.00160369">
            <text:p>0,00160369</text:p>
          </table:table-cell>
          <table:table-cell office:value-type="float" office:value="0.0135033">
            <text:p>0,0135033</text:p>
          </table:table-cell>
          <table:table-cell office:value-type="float" office:value="0.00315834">
            <text:p>0,00315834</text:p>
          </table:table-cell>
          <table:table-cell office:value-type="float" office:value="0.123189">
            <text:p>0,123189</text:p>
          </table:table-cell>
          <table:table-cell office:value-type="float" office:value="0.000002374">
            <text:p>0,000002374</text:p>
          </table:table-cell>
          <table:table-cell office:value-type="float" office:value="0">
            <text:p>0</text:p>
          </table:table-cell>
          <table:table-cell office:value-type="float" office:value="6.32004">
            <text:p>6,32004</text:p>
          </table:table-cell>
          <table:table-cell office:value-type="float" office:value="33.1485">
            <text:p>33,1485</text:p>
          </table:table-cell>
          <table:table-cell table:number-columns-repeated="2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0.00168044">
            <text:p>0,00168044</text:p>
          </table:table-cell>
          <table:table-cell office:value-type="float" office:value="0.114069">
            <text:p>0,114069</text:p>
          </table:table-cell>
          <table:table-cell office:value-type="float" office:value="0.00666275">
            <text:p>0,00666275</text:p>
          </table:table-cell>
          <table:table-cell office:value-type="float" office:value="0.0206539">
            <text:p>0,0206539</text:p>
          </table:table-cell>
          <table:table-cell office:value-type="float" office:value="0.000003282">
            <text:p>0,000003282</text:p>
          </table:table-cell>
          <table:table-cell office:value-type="float" office:value="0.00867019">
            <text:p>0,00867019</text:p>
          </table:table-cell>
          <table:table-cell office:value-type="float" office:value="5.9992">
            <text:p>5,9992</text:p>
          </table:table-cell>
          <table:table-cell office:value-type="float" office:value="33.1107">
            <text:p>33,1107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0016025">
            <text:p>0,0016025</text:p>
          </table:table-cell>
          <table:table-cell office:value-type="float" office:value="0.111273">
            <text:p>0,111273</text:p>
          </table:table-cell>
          <table:table-cell office:value-type="float" office:value="0.00642795">
            <text:p>0,00642795</text:p>
          </table:table-cell>
          <table:table-cell office:value-type="float" office:value="0.0173352">
            <text:p>0,0173352</text:p>
          </table:table-cell>
          <table:table-cell office:value-type="float" office:value="0.000002863">
            <text:p>0,000002863</text:p>
          </table:table-cell>
          <table:table-cell office:value-type="float" office:value="0.00868549">
            <text:p>0,00868549</text:p>
          </table:table-cell>
          <table:table-cell office:value-type="float" office:value="6.10046">
            <text:p>6,10046</text:p>
          </table:table-cell>
          <table:table-cell office:value-type="float" office:value="33.0731">
            <text:p>33,0731</text:p>
          </table:table-cell>
          <table:table-cell table:number-columns-repeated="2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0.00160906">
            <text:p>0,00160906</text:p>
          </table:table-cell>
          <table:table-cell office:value-type="float" office:value="0.121945">
            <text:p>0,121945</text:p>
          </table:table-cell>
          <table:table-cell office:value-type="float" office:value="0.00716784">
            <text:p>0,00716784</text:p>
          </table:table-cell>
          <table:table-cell office:value-type="float" office:value="0.00765268">
            <text:p>0,00765268</text:p>
          </table:table-cell>
          <table:table-cell office:value-type="float" office:value="0.000002794">
            <text:p>0,000002794</text:p>
          </table:table-cell>
          <table:table-cell office:value-type="float" office:value="0.0086579">
            <text:p>0,0086579</text:p>
          </table:table-cell>
          <table:table-cell office:value-type="float" office:value="5.99337">
            <text:p>5,99337</text:p>
          </table:table-cell>
          <table:table-cell office:value-type="float" office:value="33.0355">
            <text:p>33,0355</text:p>
          </table:table-cell>
          <table:table-cell table:number-columns-repeated="2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0.00159265">
            <text:p>0,00159265</text:p>
          </table:table-cell>
          <table:table-cell office:value-type="float" office:value="0.117918">
            <text:p>0,117918</text:p>
          </table:table-cell>
          <table:table-cell office:value-type="float" office:value="0.00679713">
            <text:p>0,00679713</text:p>
          </table:table-cell>
          <table:table-cell office:value-type="float" office:value="0.0107771">
            <text:p>0,0107771</text:p>
          </table:table-cell>
          <table:table-cell office:value-type="float" office:value="0.000003143">
            <text:p>0,000003143</text:p>
          </table:table-cell>
          <table:table-cell office:value-type="float" office:value="0.00906542">
            <text:p>0,00906542</text:p>
          </table:table-cell>
          <table:table-cell office:value-type="float" office:value="6.08051">
            <text:p>6,08051</text:p>
          </table:table-cell>
          <table:table-cell office:value-type="float" office:value="32.9981">
            <text:p>32,9981</text:p>
          </table:table-cell>
          <table:table-cell table:number-columns-repeated="2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0.0016136">
            <text:p>0,0016136</text:p>
          </table:table-cell>
          <table:table-cell office:value-type="float" office:value="0.112337">
            <text:p>0,112337</text:p>
          </table:table-cell>
          <table:table-cell office:value-type="float" office:value="0.0067731">
            <text:p>0,0067731</text:p>
          </table:table-cell>
          <table:table-cell office:value-type="float" office:value="0.0115962">
            <text:p>0,0115962</text:p>
          </table:table-cell>
          <table:table-cell office:value-type="float" office:value="0.000003353">
            <text:p>0,000003353</text:p>
          </table:table-cell>
          <table:table-cell office:value-type="float" office:value="0.00875644">
            <text:p>0,00875644</text:p>
          </table:table-cell>
          <table:table-cell office:value-type="float" office:value="6.3589">
            <text:p>6,3589</text:p>
          </table:table-cell>
          <table:table-cell office:value-type="float" office:value="32.9612">
            <text:p>32,9612</text:p>
          </table:table-cell>
          <table:table-cell table:number-columns-repeated="2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0.00161891">
            <text:p>0,00161891</text:p>
          </table:table-cell>
          <table:table-cell office:value-type="float" office:value="0.127266">
            <text:p>0,127266</text:p>
          </table:table-cell>
          <table:table-cell office:value-type="float" office:value="0.00683233">
            <text:p>0,00683233</text:p>
          </table:table-cell>
          <table:table-cell office:value-type="float" office:value="0.0190871">
            <text:p>0,0190871</text:p>
          </table:table-cell>
          <table:table-cell office:value-type="float" office:value="0.000002863">
            <text:p>0,000002863</text:p>
          </table:table-cell>
          <table:table-cell office:value-type="float" office:value="0.00866502">
            <text:p>0,00866502</text:p>
          </table:table-cell>
          <table:table-cell office:value-type="float" office:value="5.54223">
            <text:p>5,54223</text:p>
          </table:table-cell>
          <table:table-cell office:value-type="float" office:value="32.9233">
            <text:p>32,9233</text:p>
          </table:table-cell>
          <table:table-cell table:number-columns-repeated="2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00157833">
            <text:p>0,00157833</text:p>
          </table:table-cell>
          <table:table-cell office:value-type="float" office:value="0.105974">
            <text:p>0,105974</text:p>
          </table:table-cell>
          <table:table-cell office:value-type="float" office:value="0.00656128">
            <text:p>0,00656128</text:p>
          </table:table-cell>
          <table:table-cell office:value-type="float" office:value="0.0200748">
            <text:p>0,0200748</text:p>
          </table:table-cell>
          <table:table-cell office:value-type="float" office:value="0.000002933">
            <text:p>0,000002933</text:p>
          </table:table-cell>
          <table:table-cell office:value-type="float" office:value="0.00879087">
            <text:p>0,00879087</text:p>
          </table:table-cell>
          <table:table-cell office:value-type="float" office:value="6.06509">
            <text:p>6,06509</text:p>
          </table:table-cell>
          <table:table-cell office:value-type="float" office:value="32.8862">
            <text:p>32,8862</text:p>
          </table:table-cell>
          <table:table-cell table:number-columns-repeated="2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0.00159866">
            <text:p>0,00159866</text:p>
          </table:table-cell>
          <table:table-cell office:value-type="float" office:value="0.101376">
            <text:p>0,101376</text:p>
          </table:table-cell>
          <table:table-cell office:value-type="float" office:value="0.00650002">
            <text:p>0,00650002</text:p>
          </table:table-cell>
          <table:table-cell office:value-type="float" office:value="0.0123458">
            <text:p>0,0123458</text:p>
          </table:table-cell>
          <table:table-cell office:value-type="float" office:value="0.000003353">
            <text:p>0,000003353</text:p>
          </table:table-cell>
          <table:table-cell office:value-type="float" office:value="0.00868597">
            <text:p>0,00868597</text:p>
          </table:table-cell>
          <table:table-cell office:value-type="float" office:value="6.74828">
            <text:p>6,74828</text:p>
          </table:table-cell>
          <table:table-cell office:value-type="float" office:value="32.8502">
            <text:p>32,8502</text:p>
          </table:table-cell>
          <table:table-cell table:number-columns-repeated="2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0.00160411">
            <text:p>0,00160411</text:p>
          </table:table-cell>
          <table:table-cell office:value-type="float" office:value="0.0975446">
            <text:p>0,0975446</text:p>
          </table:table-cell>
          <table:table-cell office:value-type="float" office:value="0.0067532">
            <text:p>0,0067532</text:p>
          </table:table-cell>
          <table:table-cell office:value-type="float" office:value="0.00973107">
            <text:p>0,00973107</text:p>
          </table:table-cell>
          <table:table-cell office:value-type="float" office:value="0.000003422">
            <text:p>0,000003422</text:p>
          </table:table-cell>
          <table:table-cell office:value-type="float" office:value="0.00872739">
            <text:p>0,00872739</text:p>
          </table:table-cell>
          <table:table-cell office:value-type="float" office:value="7.07283">
            <text:p>7,07283</text:p>
          </table:table-cell>
          <table:table-cell office:value-type="float" office:value="32.8147">
            <text:p>32,8147</text:p>
          </table:table-cell>
          <table:table-cell table:number-columns-repeated="2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0.00157107">
            <text:p>0,00157107</text:p>
          </table:table-cell>
          <table:table-cell office:value-type="float" office:value="0.0858949">
            <text:p>0,0858949</text:p>
          </table:table-cell>
          <table:table-cell office:value-type="float" office:value="0.00660779">
            <text:p>0,00660779</text:p>
          </table:table-cell>
          <table:table-cell office:value-type="float" office:value="0.0269074">
            <text:p>0,0269074</text:p>
          </table:table-cell>
          <table:table-cell office:value-type="float" office:value="0.000003073">
            <text:p>0,000003073</text:p>
          </table:table-cell>
          <table:table-cell office:value-type="float" office:value="0.00868723">
            <text:p>0,00868723</text:p>
          </table:table-cell>
          <table:table-cell office:value-type="float" office:value="6.92157">
            <text:p>6,92157</text:p>
          </table:table-cell>
          <table:table-cell office:value-type="float" office:value="32.779">
            <text:p>32,779</text:p>
          </table:table-cell>
          <table:table-cell table:number-columns-repeated="2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0.00161283">
            <text:p>0,00161283</text:p>
          </table:table-cell>
          <table:table-cell office:value-type="float" office:value="0.091227">
            <text:p>0,091227</text:p>
          </table:table-cell>
          <table:table-cell office:value-type="float" office:value="0.00664774">
            <text:p>0,00664774</text:p>
          </table:table-cell>
          <table:table-cell office:value-type="float" office:value="0.0304142">
            <text:p>0,0304142</text:p>
          </table:table-cell>
          <table:table-cell office:value-type="float" office:value="0.000003562">
            <text:p>0,000003562</text:p>
          </table:table-cell>
          <table:table-cell office:value-type="float" office:value="0.00872306">
            <text:p>0,00872306</text:p>
          </table:table-cell>
          <table:table-cell office:value-type="float" office:value="6.32512">
            <text:p>6,32512</text:p>
          </table:table-cell>
          <table:table-cell office:value-type="float" office:value="32.7427">
            <text:p>32,7427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00164427">
            <text:p>0,00164427</text:p>
          </table:table-cell>
          <table:table-cell office:value-type="float" office:value="0.0998696">
            <text:p>0,0998696</text:p>
          </table:table-cell>
          <table:table-cell office:value-type="float" office:value="0.00651099">
            <text:p>0,00651099</text:p>
          </table:table-cell>
          <table:table-cell office:value-type="float" office:value="0.00927816">
            <text:p>0,00927816</text:p>
          </table:table-cell>
          <table:table-cell office:value-type="float" office:value="0.000003353">
            <text:p>0,000003353</text:p>
          </table:table-cell>
          <table:table-cell office:value-type="float" office:value="0.00883634">
            <text:p>0,00883634</text:p>
          </table:table-cell>
          <table:table-cell office:value-type="float" office:value="7.05802">
            <text:p>7,05802</text:p>
          </table:table-cell>
          <table:table-cell office:value-type="float" office:value="32.7075">
            <text:p>32,7075</text:p>
          </table:table-cell>
          <table:table-cell table:number-columns-repeated="2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0.00235881">
            <text:p>0,00235881</text:p>
          </table:table-cell>
          <table:table-cell office:value-type="float" office:value="0.096619">
            <text:p>0,096619</text:p>
          </table:table-cell>
          <table:table-cell office:value-type="float" office:value="0.00647349">
            <text:p>0,00647349</text:p>
          </table:table-cell>
          <table:table-cell office:value-type="float" office:value="0.021924">
            <text:p>0,021924</text:p>
          </table:table-cell>
          <table:table-cell office:value-type="float" office:value="0.000002933">
            <text:p>0,000002933</text:p>
          </table:table-cell>
          <table:table-cell office:value-type="float" office:value="0.00890618">
            <text:p>0,00890618</text:p>
          </table:table-cell>
          <table:table-cell office:value-type="float" office:value="6.42971">
            <text:p>6,42971</text:p>
          </table:table-cell>
          <table:table-cell office:value-type="float" office:value="32.6715">
            <text:p>32,6715</text:p>
          </table:table-cell>
          <table:table-cell table:number-columns-repeated="2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0.00161696">
            <text:p>0,00161696</text:p>
          </table:table-cell>
          <table:table-cell office:value-type="float" office:value="0.0846981">
            <text:p>0,0846981</text:p>
          </table:table-cell>
          <table:table-cell office:value-type="float" office:value="0.00675669">
            <text:p>0,00675669</text:p>
          </table:table-cell>
          <table:table-cell office:value-type="float" office:value="0.008116">
            <text:p>0,008116</text:p>
          </table:table-cell>
          <table:table-cell office:value-type="float" office:value="0.000003003">
            <text:p>0,000003003</text:p>
          </table:table-cell>
          <table:table-cell office:value-type="float" office:value="0.0088663">
            <text:p>0,0088663</text:p>
          </table:table-cell>
          <table:table-cell office:value-type="float" office:value="7.81464">
            <text:p>7,81464</text:p>
          </table:table-cell>
          <table:table-cell office:value-type="float" office:value="32.6375">
            <text:p>32,6375</text:p>
          </table:table-cell>
          <table:table-cell table:number-columns-repeated="2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0.00195198">
            <text:p>0,00195198</text:p>
          </table:table-cell>
          <table:table-cell table:number-columns-repeated="5" office:value-type="float" office:value="0">
            <text:p>0</text:p>
          </table:table-cell>
          <table:table-cell office:value-type="float" office:value="58.5037">
            <text:p>58,5037</text:p>
          </table:table-cell>
          <table:table-cell office:value-type="float" office:value="32.6728">
            <text:p>32,6728</text:p>
          </table:table-cell>
          <table:table-cell table:number-columns-repeated="2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0.00156988">
            <text:p>0,00156988</text:p>
          </table:table-cell>
          <table:table-cell table:number-columns-repeated="5" office:value-type="float" office:value="0">
            <text:p>0</text:p>
          </table:table-cell>
          <table:table-cell office:value-type="float" office:value="53.3728">
            <text:p>53,3728</text:p>
          </table:table-cell>
          <table:table-cell office:value-type="float" office:value="32.701">
            <text:p>32,701</text:p>
          </table:table-cell>
          <table:table-cell table:number-columns-repeated="2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00165285">
            <text:p>0,00165285</text:p>
          </table:table-cell>
          <table:table-cell office:value-type="float" office:value="0.0906047">
            <text:p>0,0906047</text:p>
          </table:table-cell>
          <table:table-cell office:value-type="float" office:value="0.00666268">
            <text:p>0,00666268</text:p>
          </table:table-cell>
          <table:table-cell office:value-type="float" office:value="0.0079201">
            <text:p>0,0079201</text:p>
          </table:table-cell>
          <table:table-cell office:value-type="float" office:value="0.000002863">
            <text:p>0,000002863</text:p>
          </table:table-cell>
          <table:table-cell office:value-type="float" office:value="0.00906179">
            <text:p>0,00906179</text:p>
          </table:table-cell>
          <table:table-cell office:value-type="float" office:value="7.07089">
            <text:p>7,07089</text:p>
          </table:table-cell>
          <table:table-cell office:value-type="float" office:value="32.6661">
            <text:p>32,6661</text:p>
          </table:table-cell>
          <table:table-cell table:number-columns-repeated="2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0.00163016">
            <text:p>0,00163016</text:p>
          </table:table-cell>
          <table:table-cell table:number-columns-repeated="5" office:value-type="float" office:value="0">
            <text:p>0</text:p>
          </table:table-cell>
          <table:table-cell office:value-type="float" office:value="41.513">
            <text:p>41,513</text:p>
          </table:table-cell>
          <table:table-cell office:value-type="float" office:value="32.6782">
            <text:p>32,6782</text:p>
          </table:table-cell>
          <table:table-cell table:number-columns-repeated="2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0.00202525">
            <text:p>0,00202525</text:p>
          </table:table-cell>
          <table:table-cell table:number-columns-repeated="5" office:value-type="float" office:value="0">
            <text:p>0</text:p>
          </table:table-cell>
          <table:table-cell office:value-type="float" office:value="45.8214">
            <text:p>45,8214</text:p>
          </table:table-cell>
          <table:table-cell office:value-type="float" office:value="32.696">
            <text:p>32,696</text:p>
          </table:table-cell>
          <table:table-cell table:number-columns-repeated="2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0.00162757">
            <text:p>0,00162757</text:p>
          </table:table-cell>
          <table:table-cell office:value-type="float" office:value="0.015669">
            <text:p>0,015669</text:p>
          </table:table-cell>
          <table:table-cell office:value-type="float" office:value="0.00301839">
            <text:p>0,00301839</text:p>
          </table:table-cell>
          <table:table-cell office:value-type="float" office:value="0.132853">
            <text:p>0,132853</text:p>
          </table:table-cell>
          <table:table-cell office:value-type="float" office:value="0.000002654">
            <text:p>0,000002654</text:p>
          </table:table-cell>
          <table:table-cell office:value-type="float" office:value="0">
            <text:p>0</text:p>
          </table:table-cell>
          <table:table-cell office:value-type="float" office:value="5.90584">
            <text:p>5,90584</text:p>
          </table:table-cell>
          <table:table-cell office:value-type="float" office:value="32.6597">
            <text:p>32,6597</text:p>
          </table:table-cell>
          <table:table-cell table:number-columns-repeated="2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0.00207092">
            <text:p>0,00207092</text:p>
          </table:table-cell>
          <table:table-cell table:number-columns-repeated="5" office:value-type="float" office:value="0">
            <text:p>0</text:p>
          </table:table-cell>
          <table:table-cell office:value-type="float" office:value="51.4904">
            <text:p>51,4904</text:p>
          </table:table-cell>
          <table:table-cell office:value-type="float" office:value="32.6852">
            <text:p>32,6852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00168051">
            <text:p>0,00168051</text:p>
          </table:table-cell>
          <table:table-cell office:value-type="float" office:value="0.0988534">
            <text:p>0,0988534</text:p>
          </table:table-cell>
          <table:table-cell office:value-type="float" office:value="0.0066712">
            <text:p>0,0066712</text:p>
          </table:table-cell>
          <table:table-cell office:value-type="float" office:value="0.0109015">
            <text:p>0,0109015</text:p>
          </table:table-cell>
          <table:table-cell office:value-type="float" office:value="0.000002723">
            <text:p>0,000002723</text:p>
          </table:table-cell>
          <table:table-cell office:value-type="float" office:value="0.00924547">
            <text:p>0,00924547</text:p>
          </table:table-cell>
          <table:table-cell office:value-type="float" office:value="7.03706">
            <text:p>7,03706</text:p>
          </table:table-cell>
          <table:table-cell office:value-type="float" office:value="32.6505">
            <text:p>32,6505</text:p>
          </table:table-cell>
          <table:table-cell table:number-columns-repeated="2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0.00159063">
            <text:p>0,00159063</text:p>
          </table:table-cell>
          <table:table-cell office:value-type="float" office:value="0.0984838">
            <text:p>0,0984838</text:p>
          </table:table-cell>
          <table:table-cell office:value-type="float" office:value="0.00641202">
            <text:p>0,00641202</text:p>
          </table:table-cell>
          <table:table-cell office:value-type="float" office:value="0.0101105">
            <text:p>0,0101105</text:p>
          </table:table-cell>
          <table:table-cell office:value-type="float" office:value="0.000002933">
            <text:p>0,000002933</text:p>
          </table:table-cell>
          <table:table-cell office:value-type="float" office:value="0.00885324">
            <text:p>0,00885324</text:p>
          </table:table-cell>
          <table:table-cell office:value-type="float" office:value="7.02953">
            <text:p>7,02953</text:p>
          </table:table-cell>
          <table:table-cell office:value-type="float" office:value="32.6159">
            <text:p>32,6159</text:p>
          </table:table-cell>
          <table:table-cell table:number-columns-repeated="2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0.0018255">
            <text:p>0,0018255</text:p>
          </table:table-cell>
          <table:table-cell office:value-type="float" office:value="0.0944208">
            <text:p>0,0944208</text:p>
          </table:table-cell>
          <table:table-cell office:value-type="float" office:value="0.00713299">
            <text:p>0,00713299</text:p>
          </table:table-cell>
          <table:table-cell office:value-type="float" office:value="0.0328592">
            <text:p>0,0328592</text:p>
          </table:table-cell>
          <table:table-cell office:value-type="float" office:value="0.000002933">
            <text:p>0,000002933</text:p>
          </table:table-cell>
          <table:table-cell office:value-type="float" office:value="0.0088471">
            <text:p>0,0088471</text:p>
          </table:table-cell>
          <table:table-cell office:value-type="float" office:value="6.16037">
            <text:p>6,16037</text:p>
          </table:table-cell>
          <table:table-cell office:value-type="float" office:value="32.5802">
            <text:p>32,5802</text:p>
          </table:table-cell>
          <table:table-cell table:number-columns-repeated="2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0.00161109">
            <text:p>0,00161109</text:p>
          </table:table-cell>
          <table:table-cell office:value-type="float" office:value="0.103501">
            <text:p>0,103501</text:p>
          </table:table-cell>
          <table:table-cell office:value-type="float" office:value="0.00696222">
            <text:p>0,00696222</text:p>
          </table:table-cell>
          <table:table-cell office:value-type="float" office:value="0.0220504">
            <text:p>0,0220504</text:p>
          </table:table-cell>
          <table:table-cell office:value-type="float" office:value="0.000003492">
            <text:p>0,000003492</text:p>
          </table:table-cell>
          <table:table-cell office:value-type="float" office:value="0.00888488">
            <text:p>0,00888488</text:p>
          </table:table-cell>
          <table:table-cell office:value-type="float" office:value="6.22561">
            <text:p>6,22561</text:p>
          </table:table-cell>
          <table:table-cell office:value-type="float" office:value="32.5446">
            <text:p>32,5446</text:p>
          </table:table-cell>
          <table:table-cell table:number-columns-repeated="2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0.00220627">
            <text:p>0,00220627</text:p>
          </table:table-cell>
          <table:table-cell office:value-type="float" office:value="0.0620207">
            <text:p>0,0620207</text:p>
          </table:table-cell>
          <table:table-cell office:value-type="float" office:value="0.00617422">
            <text:p>0,00617422</text:p>
          </table:table-cell>
          <table:table-cell office:value-type="float" office:value="0.0244799">
            <text:p>0,0244799</text:p>
          </table:table-cell>
          <table:table-cell office:value-type="float" office:value="0.000003003">
            <text:p>0,000003003</text:p>
          </table:table-cell>
          <table:table-cell office:value-type="float" office:value="0.00902002">
            <text:p>0,00902002</text:p>
          </table:table-cell>
          <table:table-cell office:value-type="float" office:value="8.17292">
            <text:p>8,17292</text:p>
          </table:table-cell>
          <table:table-cell office:value-type="float" office:value="32.5118">
            <text:p>32,5118</text:p>
          </table:table-cell>
          <table:table-cell table:number-columns-repeated="2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00341271">
            <text:p>0,00341271</text:p>
          </table:table-cell>
          <table:table-cell office:value-type="float" office:value="0.0879519">
            <text:p>0,0879519</text:p>
          </table:table-cell>
          <table:table-cell office:value-type="float" office:value="0.00617694">
            <text:p>0,00617694</text:p>
          </table:table-cell>
          <table:table-cell office:value-type="float" office:value="0.0470705">
            <text:p>0,0470705</text:p>
          </table:table-cell>
          <table:table-cell office:value-type="float" office:value="0.000003282">
            <text:p>0,000003282</text:p>
          </table:table-cell>
          <table:table-cell office:value-type="float" office:value="0.0089272">
            <text:p>0,0089272</text:p>
          </table:table-cell>
          <table:table-cell office:value-type="float" office:value="5.898">
            <text:p>5,898</text:p>
          </table:table-cell>
          <table:table-cell office:value-type="float" office:value="32.4761">
            <text:p>32,476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uma</text:p>
          </table:table-cell>
          <table:table-cell table:style-name="ce1" office:value-type="float" office:value="1.48530187">
            <text:p>1,48530187</text:p>
          </table:table-cell>
          <table:table-cell table:style-name="ce1" office:value-type="float" office:value="27.62159359">
            <text:p>27,62159359</text:p>
          </table:table-cell>
          <table:table-cell table:style-name="ce1" office:value-type="float" office:value="1.322897352">
            <text:p>1,322897352</text:p>
          </table:table-cell>
          <table:table-cell table:style-name="ce1" office:value-type="float" office:value="18.923064888">
            <text:p>18,923064888</text:p>
          </table:table-cell>
          <table:table-cell table:style-name="ce1" office:value-type="float" office:value="0.000851365">
            <text:p>0,000851365</text:p>
          </table:table-cell>
          <table:table-cell table:style-name="ce1" office:value-type="float" office:value="1.60827705">
            <text:p>1,60827705</text:p>
          </table:table-cell>
          <table:table-cell table:style-name="ce1" office:value-type="float" office:value="24162.19084">
            <text:p>24162,19084</text:p>
          </table:table-cell>
          <table:table-cell table:style-name="ce1" office:value-type="float" office:value="30224.4466">
            <text:p>30224,446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promedio</text:p>
          </table:table-cell>
          <table:table-cell table:style-name="ce1" office:value-type="float" office:value="0.0019936938">
            <text:p>0,0019936938</text:p>
          </table:table-cell>
          <table:table-cell table:style-name="ce1" office:value-type="float" office:value="0.0370759646">
            <text:p>0,0370759646</text:p>
          </table:table-cell>
          <table:table-cell table:style-name="ce1" office:value-type="float" office:value="0.0017757011">
            <text:p>0,0017757011</text:p>
          </table:table-cell>
          <table:table-cell table:style-name="ce1" office:value-type="float" office:value="0.0254000871">
            <text:p>0,0254000871</text:p>
          </table:table-cell>
          <table:table-cell table:style-name="ce3" office:value-type="string">
            <text:p>1,14277181208054E-006</text:p>
          </table:table-cell>
          <table:table-cell table:style-name="ce1" office:value-type="float" office:value="0.0021587611">
            <text:p>0,0021587611</text:p>
          </table:table-cell>
          <table:table-cell table:style-name="ce1" office:value-type="float" office:value="32.4324709262">
            <text:p>32,4324709262</text:p>
          </table:table-cell>
          <table:table-cell table:style-name="ce1" office:value-type="float" office:value="40.6242561828">
            <text:p>40,62425618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desviacion</text:p>
          </table:table-cell>
          <table:table-cell table:style-name="ce3" office:value-type="string">
            <text:p>1,80743138988108E-006</text:p>
          </table:table-cell>
          <table:table-cell table:style-name="ce1" office:value-type="float" office:value="0.0023899329">
            <text:p>0,0023899329</text:p>
          </table:table-cell>
          <table:table-cell table:style-name="ce3" office:value-type="string">
            <text:p>7,21707493137948E-006</text:p>
          </table:table-cell>
          <table:table-cell table:style-name="ce1" office:value-type="float" office:value="0.001818143">
            <text:p>0,001818143</text:p>
          </table:table-cell>
          <table:table-cell table:style-name="ce3" office:value-type="string">
            <text:p>2,35856106076351E-012</text:p>
          </table:table-cell>
          <table:table-cell table:style-name="ce3" office:value-type="string">
            <text:p>1,52028794574313E-005</text:p>
          </table:table-cell>
          <table:table-cell table:style-name="ce1" office:value-type="float" office:value="504.7659666496">
            <text:p>504,7659666496</text:p>
          </table:table-cell>
          <table:table-cell table:style-name="ce1" office:value-type="float" office:value="46.0011904331">
            <text:p>46,001190433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 table:number-rows-repeated="3">
          <table:table-cell table:style-name="ce2" table:number-columns-repeated="11"/>
        </table:table-row>
        <table:table-row table:style-name="ro1">
          <table:table-cell table:style-name="ce2"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20/11/2012</text:date>, <text:time>11:0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dc:date>2012-11-20T11:09:12</dc:date>
    <dc:creator>christian </dc:creator>
    <meta:editing-duration>PT34M27S</meta:editing-duration>
    <meta:editing-cycles>2</meta:editing-cycles>
    <meta:document-statistic meta:table-count="1" meta:cell-count="6741" meta:object-count="0"/>
  </office:meta>
</office:document-meta>
</file>